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Y37-128MB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office:value-type="float" office:value="367.208" calcext:value-type="float">
            <text:p>367,208</text:p>
          </table:table-cell>
          <table:table-cell office:value-type="float" office:value="40.298" calcext:value-type="float">
            <text:p>40,298</text:p>
          </table:table-cell>
          <table:table-cell/>
          <table:table-cell office:value-type="float" office:value="2497.153" calcext:value-type="float">
            <text:p>2497,153</text:p>
          </table:table-cell>
          <table:table-cell office:value-type="float" office:value="2420.948" calcext:value-type="float">
            <text:p>2420,948</text:p>
          </table:table-cell>
          <table:table-cell table:number-columns-repeated="8"/>
          <table:table-cell table:formula="of:=['PY37-128MB'.N7]-['PY37-128MB'.$L7]" office:value-type="float" office:value="-0.21940206185567" calcext:value-type="float">
            <text:p>-0,2194020619</text:p>
          </table:table-cell>
          <table:table-cell table:formula="of:=['PY37-128MB'.O7]-['PY37-128MB'.$L7]" office:value-type="float" office:value="0.24259793814433" calcext:value-type="float">
            <text:p>0,2425979381</text:p>
          </table:table-cell>
        </table:table-row>
        <table:table-row table:style-name="ro1">
          <table:table-cell office:value-type="float" office:value="61.22" calcext:value-type="float">
            <text:p>61,22</text:p>
          </table:table-cell>
          <table:table-cell office:value-type="float" office:value="9.181" calcext:value-type="float">
            <text:p>9,181</text:p>
          </table:table-cell>
          <table:table-cell/>
          <table:table-cell office:value-type="float" office:value="2516.365" calcext:value-type="float">
            <text:p>2516,365</text:p>
          </table:table-cell>
          <table:table-cell office:value-type="float" office:value="2419.778" calcext:value-type="float">
            <text:p>2419,778</text:p>
          </table:table-cell>
          <table:table-cell table:number-columns-repeated="7"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60.63" calcext:value-type="float">
            <text:p>60,63</text:p>
          </table:table-cell>
          <table:table-cell office:value-type="float" office:value="9.132" calcext:value-type="float">
            <text:p>9,132</text:p>
          </table:table-cell>
          <table:table-cell/>
          <table:table-cell office:value-type="float" office:value="2517.056" calcext:value-type="float">
            <text:p>2517,056</text:p>
          </table:table-cell>
          <table:table-cell office:value-type="float" office:value="2381.073" calcext:value-type="float">
            <text:p>2381,073</text:p>
          </table:table-cell>
          <table:table-cell/>
          <table:table-cell office:value-type="string" calcext:value-type="string">
            <text:p>Error 504 Gateway Timeout (30sec)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formula="of:=AVERAGE(['PY37-128MB'.$B$8:.$B$104])" office:value-type="float" office:value="1.04140206185567" calcext:value-type="float">
            <text:p>1,0414020619</text:p>
          </table:table-cell>
          <table:table-cell table:formula="of:=STDEV(['PY37-128MB'.$B$8:.$B$104])" office:value-type="float" office:value="0.0712103193296997" calcext:value-type="float">
            <text:p>0,0712103193</text:p>
          </table:table-cell>
          <table:table-cell table:formula="of:=MIN(['PY37-128MB'.$B$8:.$B$104])" office:value-type="float" office:value="0.822" calcext:value-type="float">
            <text:p>0,822</text:p>
          </table:table-cell>
          <table:table-cell table:formula="of:=MAX(['PY37-128MB'.$B$8:.$B$104])" office:value-type="float" office:value="1.284" calcext:value-type="float">
            <text:p>1,284</text:p>
          </table:table-cell>
        </table:table-row>
        <table:table-row table:style-name="ro1">
          <table:table-cell office:value-type="float" office:value="60.072" calcext:value-type="float">
            <text:p>60,072</text:p>
          </table:table-cell>
          <table:table-cell office:value-type="float" office:value="1.284" calcext:value-type="float">
            <text:p>1,284</text:p>
          </table:table-cell>
          <table:table-cell office:value-type="string" calcext:value-type="string">
            <text:p>←</text:p>
          </table:table-cell>
          <table:table-cell office:value-type="float" office:value="2440.63" calcext:value-type="float">
            <text:p>2440,63</text:p>
          </table:table-cell>
          <table:table-cell office:value-type="float" office:value="2378.638" calcext:value-type="float">
            <text:p>2378,638</text:p>
          </table:table-cell>
          <table:table-cell table:number-columns-repeated="5"/>
          <table:table-cell office:value-type="float" office:value="1000" calcext:value-type="float">
            <text:p>1000</text:p>
          </table:table-cell>
          <table:table-cell table:formula="of:=AVERAGE(['PY37-128MB'.$E$17:.$E$104])" office:value-type="float" office:value="2176.77294318182" calcext:value-type="float">
            <text:p>2176,7729431818</text:p>
          </table:table-cell>
          <table:table-cell table:formula="of:=STDEV(['PY37-128MB'.$E$17:.$E$104])" office:value-type="float" office:value="57.1788242467272" calcext:value-type="float">
            <text:p>57,1788242467</text:p>
          </table:table-cell>
          <table:table-cell table:formula="of:=MIN(['PY37-128MB'.$E$17:.$E$104])" office:value-type="float" office:value="2045.003" calcext:value-type="float">
            <text:p>2045,003</text:p>
          </table:table-cell>
          <table:table-cell table:formula="of:=MAX(['PY37-128MB'.$E$17:.$E$104])" office:value-type="float" office:value="2282.42" calcext:value-type="float">
            <text:p>2282,42</text:p>
          </table:table-cell>
        </table:table-row>
        <table:table-row table:style-name="ro1">
          <table:table-cell office:value-type="float" office:value="57.043" calcext:value-type="float">
            <text:p>57,043</text:p>
          </table:table-cell>
          <table:table-cell office:value-type="float" office:value="1.207" calcext:value-type="float">
            <text:p>1,207</text:p>
          </table:table-cell>
          <table:table-cell/>
          <table:table-cell office:value-type="float" office:value="2748.488" calcext:value-type="float">
            <text:p>2748,488</text:p>
          </table:table-cell>
          <table:table-cell office:value-type="float" office:value="2371.838" calcext:value-type="float">
            <text:p>2371,838</text:p>
          </table:table-cell>
          <table:table-cell table:number-columns-repeated="5"/>
          <table:table-cell office:value-type="float" office:value="10000" calcext:value-type="float">
            <text:p>10000</text:p>
          </table:table-cell>
          <table:table-cell table:formula="of:=AVERAGE(['PY37-128MB'.$H$5:.$H$79])" office:value-type="string" office:string-value="" calcext:value-type="error">
            <text:p>#DIV/0!</text:p>
          </table:table-cell>
          <table:table-cell table:formula="of:=STDEV(['PY37-128MB'.$H$5:.$H$79])" office:value-type="string" office:string-value="" calcext:value-type="error">
            <text:p>#DIV/0!</text:p>
          </table:table-cell>
          <table:table-cell table:formula="of:=MIN(['PY37-128MB'.$H$5:.$H$79])" office:value-type="float" office:value="0" calcext:value-type="float">
            <text:p>0</text:p>
          </table:table-cell>
          <table:table-cell table:formula="of:=MAX(['PY37-128MB'.$H$5:.$H$7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.195" calcext:value-type="float">
            <text:p>48,195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2521.256" calcext:value-type="float">
            <text:p>2521,256</text:p>
          </table:table-cell>
          <table:table-cell office:value-type="float" office:value="2361.343" calcext:value-type="float">
            <text:p>2361,343</text:p>
          </table:table-cell>
          <table:table-cell table:number-columns-repeated="10"/>
        </table:table-row>
        <table:table-row table:style-name="ro1">
          <table:table-cell office:value-type="float" office:value="83.352" calcext:value-type="float">
            <text:p>83,352</text:p>
          </table:table-cell>
          <table:table-cell office:value-type="float" office:value="1.166" calcext:value-type="float">
            <text:p>1,166</text:p>
          </table:table-cell>
          <table:table-cell/>
          <table:table-cell office:value-type="float" office:value="2439.724" calcext:value-type="float">
            <text:p>2439,724</text:p>
          </table:table-cell>
          <table:table-cell office:value-type="float" office:value="2306.867" calcext:value-type="float">
            <text:p>2306,867</text:p>
          </table:table-cell>
          <table:table-cell table:number-columns-repeated="8"/>
          <table:table-cell table:formula="of:=[.L8]-[.N8]" office:value-type="float" office:value="131.769943181818" calcext:value-type="float">
            <text:p>131,7699431818</text:p>
          </table:table-cell>
          <table:table-cell table:formula="of:=[.L8]-[.O8]" office:value-type="float" office:value="-105.647056818182" calcext:value-type="float">
            <text:p>-105,6470568182</text:p>
          </table:table-cell>
        </table:table-row>
        <table:table-row table:style-name="ro1">
          <table:table-cell office:value-type="float" office:value="60.867" calcext:value-type="float">
            <text:p>60,867</text:p>
          </table:table-cell>
          <table:table-cell office:value-type="float" office:value="1.159" calcext:value-type="float">
            <text:p>1,159</text:p>
          </table:table-cell>
          <table:table-cell/>
          <table:table-cell office:value-type="float" office:value="2398.615" calcext:value-type="float">
            <text:p>2398,615</text:p>
          </table:table-cell>
          <table:table-cell office:value-type="float" office:value="2304.762" calcext:value-type="float">
            <text:p>2304,762</text:p>
          </table:table-cell>
          <table:table-cell table:number-columns-repeated="10"/>
        </table:table-row>
        <table:table-row table:style-name="ro1">
          <table:table-cell office:value-type="float" office:value="53.957" calcext:value-type="float">
            <text:p>53,957</text:p>
          </table:table-cell>
          <table:table-cell office:value-type="float" office:value="1.156" calcext:value-type="float">
            <text:p>1,156</text:p>
          </table:table-cell>
          <table:table-cell/>
          <table:table-cell office:value-type="float" office:value="2415.035" calcext:value-type="float">
            <text:p>2415,035</text:p>
          </table:table-cell>
          <table:table-cell office:value-type="float" office:value="2303.93" calcext:value-type="float">
            <text:p>2303,93</text:p>
          </table:table-cell>
          <table:table-cell table:number-columns-repeated="10"/>
        </table:table-row>
        <table:table-row table:style-name="ro1">
          <table:table-cell office:value-type="float" office:value="102.718" calcext:value-type="float">
            <text:p>102,718</text:p>
          </table:table-cell>
          <table:table-cell office:value-type="float" office:value="1.153" calcext:value-type="float">
            <text:p>1,153</text:p>
          </table:table-cell>
          <table:table-cell/>
          <table:table-cell office:value-type="float" office:value="2375.918" calcext:value-type="float">
            <text:p>2375,918</text:p>
          </table:table-cell>
          <table:table-cell office:value-type="float" office:value="2302.922" calcext:value-type="float">
            <text:p>2302,922</text:p>
          </table:table-cell>
          <table:table-cell table:number-columns-repeated="10"/>
        </table:table-row>
        <table:table-row table:style-name="ro1">
          <table:table-cell office:value-type="float" office:value="179.048" calcext:value-type="float">
            <text:p>179,048</text:p>
          </table:table-cell>
          <table:table-cell office:value-type="float" office:value="1.151" calcext:value-type="float">
            <text:p>1,151</text:p>
          </table:table-cell>
          <table:table-cell/>
          <table:table-cell office:value-type="float" office:value="2378.86" calcext:value-type="float">
            <text:p>2378,86</text:p>
          </table:table-cell>
          <table:table-cell office:value-type="float" office:value="2302.826" calcext:value-type="float">
            <text:p>2302,826</text:p>
          </table:table-cell>
          <table:table-cell table:number-columns-repeated="10"/>
        </table:table-row>
        <table:table-row table:style-name="ro1">
          <table:table-cell office:value-type="float" office:value="64.078" calcext:value-type="float">
            <text:p>64,078</text:p>
          </table:table-cell>
          <table:table-cell office:value-type="float" office:value="1.121" calcext:value-type="float">
            <text:p>1,121</text:p>
          </table:table-cell>
          <table:table-cell/>
          <table:table-cell office:value-type="float" office:value="2422.714" calcext:value-type="float">
            <text:p>2422,714</text:p>
          </table:table-cell>
          <table:table-cell office:value-type="float" office:value="2298.415" calcext:value-type="float">
            <text:p>2298,415</text:p>
          </table:table-cell>
          <table:table-cell table:number-columns-repeated="10"/>
        </table:table-row>
        <table:table-row table:style-name="ro1">
          <table:table-cell office:value-type="float" office:value="77.206" calcext:value-type="float">
            <text:p>77,206</text:p>
          </table:table-cell>
          <table:table-cell office:value-type="float" office:value="1.113" calcext:value-type="float">
            <text:p>1,113</text:p>
          </table:table-cell>
          <table:table-cell/>
          <table:table-cell office:value-type="float" office:value="2400.839" calcext:value-type="float">
            <text:p>2400,839</text:p>
          </table:table-cell>
          <table:table-cell office:value-type="float" office:value="2282.42" calcext:value-type="float">
            <text:p>2282,42</text:p>
          </table:table-cell>
          <table:table-cell office:value-type="string" calcext:value-type="string">
            <text:p>←</text:p>
          </table:table-cell>
          <table:table-cell table:number-columns-repeated="9"/>
        </table:table-row>
        <table:table-row table:style-name="ro1">
          <table:table-cell office:value-type="float" office:value="79.399" calcext:value-type="float">
            <text:p>79,399</text:p>
          </table:table-cell>
          <table:table-cell office:value-type="float" office:value="1.111" calcext:value-type="float">
            <text:p>1,111</text:p>
          </table:table-cell>
          <table:table-cell/>
          <table:table-cell office:value-type="float" office:value="2399.891" calcext:value-type="float">
            <text:p>2399,891</text:p>
          </table:table-cell>
          <table:table-cell office:value-type="float" office:value="2281.914" calcext:value-type="float">
            <text:p>2281,914</text:p>
          </table:table-cell>
          <table:table-cell table:number-columns-repeated="10"/>
        </table:table-row>
        <table:table-row table:style-name="ro1">
          <table:table-cell office:value-type="float" office:value="84.855" calcext:value-type="float">
            <text:p>84,855</text:p>
          </table:table-cell>
          <table:table-cell office:value-type="float" office:value="1.108" calcext:value-type="float">
            <text:p>1,108</text:p>
          </table:table-cell>
          <table:table-cell/>
          <table:table-cell office:value-type="float" office:value="2399.24" calcext:value-type="float">
            <text:p>2399,24</text:p>
          </table:table-cell>
          <table:table-cell office:value-type="float" office:value="2281.253" calcext:value-type="float">
            <text:p>2281,253</text:p>
          </table:table-cell>
          <table:table-cell table:number-columns-repeated="10"/>
        </table:table-row>
        <table:table-row table:style-name="ro1">
          <table:table-cell office:value-type="float" office:value="51.188" calcext:value-type="float">
            <text:p>51,188</text:p>
          </table:table-cell>
          <table:table-cell office:value-type="float" office:value="1.105" calcext:value-type="float">
            <text:p>1,105</text:p>
          </table:table-cell>
          <table:table-cell/>
          <table:table-cell office:value-type="float" office:value="2399.918" calcext:value-type="float">
            <text:p>2399,918</text:p>
          </table:table-cell>
          <table:table-cell office:value-type="float" office:value="2280.618" calcext:value-type="float">
            <text:p>2280,618</text:p>
          </table:table-cell>
          <table:table-cell table:number-columns-repeated="10"/>
        </table:table-row>
        <table:table-row table:style-name="ro1">
          <table:table-cell office:value-type="float" office:value="61.033" calcext:value-type="float">
            <text:p>61,033</text:p>
          </table:table-cell>
          <table:table-cell office:value-type="float" office:value="1.104" calcext:value-type="float">
            <text:p>1,104</text:p>
          </table:table-cell>
          <table:table-cell/>
          <table:table-cell office:value-type="float" office:value="2361.243" calcext:value-type="float">
            <text:p>2361,243</text:p>
          </table:table-cell>
          <table:table-cell office:value-type="float" office:value="2278.559" calcext:value-type="float">
            <text:p>2278,559</text:p>
          </table:table-cell>
          <table:table-cell table:number-columns-repeated="10"/>
        </table:table-row>
        <table:table-row table:style-name="ro1">
          <table:table-cell office:value-type="float" office:value="59.803" calcext:value-type="float">
            <text:p>59,803</text:p>
          </table:table-cell>
          <table:table-cell office:value-type="float" office:value="1.104" calcext:value-type="float">
            <text:p>1,104</text:p>
          </table:table-cell>
          <table:table-cell/>
          <table:table-cell office:value-type="float" office:value="2354.312" calcext:value-type="float">
            <text:p>2354,312</text:p>
          </table:table-cell>
          <table:table-cell office:value-type="float" office:value="2278.382" calcext:value-type="float">
            <text:p>2278,382</text:p>
          </table:table-cell>
          <table:table-cell table:number-columns-repeated="10"/>
        </table:table-row>
        <table:table-row table:style-name="ro1">
          <table:table-cell office:value-type="float" office:value="49.941" calcext:value-type="float">
            <text:p>49,941</text:p>
          </table:table-cell>
          <table:table-cell office:value-type="float" office:value="1.103" calcext:value-type="float">
            <text:p>1,103</text:p>
          </table:table-cell>
          <table:table-cell/>
          <table:table-cell office:value-type="float" office:value="2339.297" calcext:value-type="float">
            <text:p>2339,297</text:p>
          </table:table-cell>
          <table:table-cell office:value-type="float" office:value="2276.712" calcext:value-type="float">
            <text:p>2276,712</text:p>
          </table:table-cell>
          <table:table-cell table:number-columns-repeated="10"/>
        </table:table-row>
        <table:table-row table:style-name="ro1">
          <table:table-cell office:value-type="float" office:value="54.304" calcext:value-type="float">
            <text:p>54,304</text:p>
          </table:table-cell>
          <table:table-cell office:value-type="float" office:value="1.102" calcext:value-type="float">
            <text:p>1,102</text:p>
          </table:table-cell>
          <table:table-cell/>
          <table:table-cell office:value-type="float" office:value="2379.89" calcext:value-type="float">
            <text:p>2379,89</text:p>
          </table:table-cell>
          <table:table-cell office:value-type="float" office:value="2264.696" calcext:value-type="float">
            <text:p>2264,696</text:p>
          </table:table-cell>
          <table:table-cell table:number-columns-repeated="10"/>
        </table:table-row>
        <table:table-row table:style-name="ro1">
          <table:table-cell office:value-type="float" office:value="164.056" calcext:value-type="float">
            <text:p>164,056</text:p>
          </table:table-cell>
          <table:table-cell office:value-type="float" office:value="1.093" calcext:value-type="float">
            <text:p>1,093</text:p>
          </table:table-cell>
          <table:table-cell/>
          <table:table-cell office:value-type="float" office:value="2399.879" calcext:value-type="float">
            <text:p>2399,879</text:p>
          </table:table-cell>
          <table:table-cell office:value-type="float" office:value="2260.696" calcext:value-type="float">
            <text:p>2260,696</text:p>
          </table:table-cell>
          <table:table-cell table:number-columns-repeated="10"/>
        </table:table-row>
        <table:table-row table:style-name="ro1">
          <table:table-cell office:value-type="float" office:value="59.966" calcext:value-type="float">
            <text:p>59,966</text:p>
          </table:table-cell>
          <table:table-cell office:value-type="float" office:value="1.092" calcext:value-type="float">
            <text:p>1,092</text:p>
          </table:table-cell>
          <table:table-cell/>
          <table:table-cell office:value-type="float" office:value="2357.253" calcext:value-type="float">
            <text:p>2357,253</text:p>
          </table:table-cell>
          <table:table-cell office:value-type="float" office:value="2257.984" calcext:value-type="float">
            <text:p>2257,984</text:p>
          </table:table-cell>
          <table:table-cell table:number-columns-repeated="10"/>
        </table:table-row>
        <table:table-row table:style-name="ro1">
          <table:table-cell office:value-type="float" office:value="77.029" calcext:value-type="float">
            <text:p>77,029</text:p>
          </table:table-cell>
          <table:table-cell office:value-type="float" office:value="1.088" calcext:value-type="float">
            <text:p>1,088</text:p>
          </table:table-cell>
          <table:table-cell/>
          <table:table-cell office:value-type="float" office:value="2362.965" calcext:value-type="float">
            <text:p>2362,965</text:p>
          </table:table-cell>
          <table:table-cell office:value-type="float" office:value="2243.152" calcext:value-type="float">
            <text:p>2243,152</text:p>
          </table:table-cell>
          <table:table-cell table:number-columns-repeated="10"/>
        </table:table-row>
        <table:table-row table:style-name="ro1">
          <table:table-cell office:value-type="float" office:value="55.422" calcext:value-type="float">
            <text:p>55,422</text:p>
          </table:table-cell>
          <table:table-cell office:value-type="float" office:value="1.086" calcext:value-type="float">
            <text:p>1,086</text:p>
          </table:table-cell>
          <table:table-cell/>
          <table:table-cell office:value-type="float" office:value="2391.93" calcext:value-type="float">
            <text:p>2391,93</text:p>
          </table:table-cell>
          <table:table-cell office:value-type="float" office:value="2242.734" calcext:value-type="float">
            <text:p>2242,734</text:p>
          </table:table-cell>
          <table:table-cell table:number-columns-repeated="10"/>
        </table:table-row>
        <table:table-row table:style-name="ro1">
          <table:table-cell office:value-type="float" office:value="50.905" calcext:value-type="float">
            <text:p>50,905</text:p>
          </table:table-cell>
          <table:table-cell office:value-type="float" office:value="1.086" calcext:value-type="float">
            <text:p>1,086</text:p>
          </table:table-cell>
          <table:table-cell/>
          <table:table-cell office:value-type="float" office:value="2359.922" calcext:value-type="float">
            <text:p>2359,922</text:p>
          </table:table-cell>
          <table:table-cell office:value-type="float" office:value="2240.596" calcext:value-type="float">
            <text:p>2240,596</text:p>
          </table:table-cell>
          <table:table-cell table:number-columns-repeated="10"/>
        </table:table-row>
        <table:table-row table:style-name="ro1">
          <table:table-cell office:value-type="float" office:value="79.144" calcext:value-type="float">
            <text:p>79,144</text:p>
          </table:table-cell>
          <table:table-cell office:value-type="float" office:value="1.084" calcext:value-type="float">
            <text:p>1,084</text:p>
          </table:table-cell>
          <table:table-cell/>
          <table:table-cell office:value-type="float" office:value="2315.525" calcext:value-type="float">
            <text:p>2315,525</text:p>
          </table:table-cell>
          <table:table-cell office:value-type="float" office:value="2236.949" calcext:value-type="float">
            <text:p>2236,949</text:p>
          </table:table-cell>
          <table:table-cell table:number-columns-repeated="10"/>
        </table:table-row>
        <table:table-row table:style-name="ro1">
          <table:table-cell office:value-type="float" office:value="60.116" calcext:value-type="float">
            <text:p>60,116</text:p>
          </table:table-cell>
          <table:table-cell office:value-type="float" office:value="1.079" calcext:value-type="float">
            <text:p>1,079</text:p>
          </table:table-cell>
          <table:table-cell/>
          <table:table-cell office:value-type="float" office:value="2427.856" calcext:value-type="float">
            <text:p>2427,856</text:p>
          </table:table-cell>
          <table:table-cell office:value-type="float" office:value="2230.931" calcext:value-type="float">
            <text:p>2230,931</text:p>
          </table:table-cell>
          <table:table-cell table:number-columns-repeated="10"/>
        </table:table-row>
        <table:table-row table:style-name="ro1">
          <table:table-cell office:value-type="float" office:value="59.089" calcext:value-type="float">
            <text:p>59,089</text:p>
          </table:table-cell>
          <table:table-cell office:value-type="float" office:value="1.078" calcext:value-type="float">
            <text:p>1,078</text:p>
          </table:table-cell>
          <table:table-cell/>
          <table:table-cell office:value-type="float" office:value="2309.349" calcext:value-type="float">
            <text:p>2309,349</text:p>
          </table:table-cell>
          <table:table-cell office:value-type="float" office:value="2230.92" calcext:value-type="float">
            <text:p>2230,92</text:p>
          </table:table-cell>
          <table:table-cell table:number-columns-repeated="10"/>
        </table:table-row>
        <table:table-row table:style-name="ro1">
          <table:table-cell office:value-type="float" office:value="87.441" calcext:value-type="float">
            <text:p>87,441</text:p>
          </table:table-cell>
          <table:table-cell office:value-type="float" office:value="1.078" calcext:value-type="float">
            <text:p>1,078</text:p>
          </table:table-cell>
          <table:table-cell/>
          <table:table-cell office:value-type="float" office:value="2360.636" calcext:value-type="float">
            <text:p>2360,636</text:p>
          </table:table-cell>
          <table:table-cell office:value-type="float" office:value="2227.903" calcext:value-type="float">
            <text:p>2227,903</text:p>
          </table:table-cell>
          <table:table-cell table:number-columns-repeated="10"/>
        </table:table-row>
        <table:table-row table:style-name="ro1">
          <table:table-cell office:value-type="float" office:value="58.219" calcext:value-type="float">
            <text:p>58,219</text:p>
          </table:table-cell>
          <table:table-cell office:value-type="float" office:value="1.075" calcext:value-type="float">
            <text:p>1,075</text:p>
          </table:table-cell>
          <table:table-cell/>
          <table:table-cell office:value-type="float" office:value="2354.542" calcext:value-type="float">
            <text:p>2354,542</text:p>
          </table:table-cell>
          <table:table-cell office:value-type="float" office:value="2227.062" calcext:value-type="float">
            <text:p>2227,062</text:p>
          </table:table-cell>
          <table:table-cell table:number-columns-repeated="10"/>
        </table:table-row>
        <table:table-row table:style-name="ro1">
          <table:table-cell office:value-type="float" office:value="58.777" calcext:value-type="float">
            <text:p>58,777</text:p>
          </table:table-cell>
          <table:table-cell office:value-type="float" office:value="1.074" calcext:value-type="float">
            <text:p>1,074</text:p>
          </table:table-cell>
          <table:table-cell/>
          <table:table-cell office:value-type="float" office:value="2300.415" calcext:value-type="float">
            <text:p>2300,415</text:p>
          </table:table-cell>
          <table:table-cell office:value-type="float" office:value="2226.5" calcext:value-type="float">
            <text:p>2226,5</text:p>
          </table:table-cell>
          <table:table-cell table:number-columns-repeated="10"/>
        </table:table-row>
        <table:table-row table:style-name="ro1">
          <table:table-cell office:value-type="float" office:value="87.342" calcext:value-type="float">
            <text:p>87,342</text:p>
          </table:table-cell>
          <table:table-cell office:value-type="float" office:value="1.074" calcext:value-type="float">
            <text:p>1,074</text:p>
          </table:table-cell>
          <table:table-cell/>
          <table:table-cell office:value-type="float" office:value="2360.001" calcext:value-type="float">
            <text:p>2360,001</text:p>
          </table:table-cell>
          <table:table-cell office:value-type="float" office:value="2224.3" calcext:value-type="float">
            <text:p>2224,3</text:p>
          </table:table-cell>
          <table:table-cell table:number-columns-repeated="10"/>
        </table:table-row>
        <table:table-row table:style-name="ro1">
          <table:table-cell office:value-type="float" office:value="60.409" calcext:value-type="float">
            <text:p>60,409</text:p>
          </table:table-cell>
          <table:table-cell office:value-type="float" office:value="1.074" calcext:value-type="float">
            <text:p>1,074</text:p>
          </table:table-cell>
          <table:table-cell/>
          <table:table-cell office:value-type="float" office:value="2379.434" calcext:value-type="float">
            <text:p>2379,434</text:p>
          </table:table-cell>
          <table:table-cell office:value-type="float" office:value="2222.481" calcext:value-type="float">
            <text:p>2222,481</text:p>
          </table:table-cell>
          <table:table-cell table:number-columns-repeated="10"/>
        </table:table-row>
        <table:table-row table:style-name="ro1">
          <table:table-cell office:value-type="float" office:value="393.701" calcext:value-type="float">
            <text:p>393,701</text:p>
          </table:table-cell>
          <table:table-cell office:value-type="float" office:value="1.072" calcext:value-type="float">
            <text:p>1,072</text:p>
          </table:table-cell>
          <table:table-cell/>
          <table:table-cell office:value-type="float" office:value="2318.909" calcext:value-type="float">
            <text:p>2318,909</text:p>
          </table:table-cell>
          <table:table-cell office:value-type="float" office:value="2222.415" calcext:value-type="float">
            <text:p>2222,415</text:p>
          </table:table-cell>
          <table:table-cell table:number-columns-repeated="10"/>
        </table:table-row>
        <table:table-row table:style-name="ro1">
          <table:table-cell office:value-type="float" office:value="76.931" calcext:value-type="float">
            <text:p>76,931</text:p>
          </table:table-cell>
          <table:table-cell office:value-type="float" office:value="1.071" calcext:value-type="float">
            <text:p>1,071</text:p>
          </table:table-cell>
          <table:table-cell/>
          <table:table-cell office:value-type="float" office:value="2318.882" calcext:value-type="float">
            <text:p>2318,882</text:p>
          </table:table-cell>
          <table:table-cell office:value-type="float" office:value="2221.99" calcext:value-type="float">
            <text:p>2221,99</text:p>
          </table:table-cell>
          <table:table-cell table:number-columns-repeated="10"/>
        </table:table-row>
        <table:table-row table:style-name="ro1">
          <table:table-cell office:value-type="float" office:value="102.298" calcext:value-type="float">
            <text:p>102,298</text:p>
          </table:table-cell>
          <table:table-cell office:value-type="float" office:value="1.07" calcext:value-type="float">
            <text:p>1,07</text:p>
          </table:table-cell>
          <table:table-cell/>
          <table:table-cell office:value-type="float" office:value="2338.08" calcext:value-type="float">
            <text:p>2338,08</text:p>
          </table:table-cell>
          <table:table-cell office:value-type="float" office:value="2221.297" calcext:value-type="float">
            <text:p>2221,297</text:p>
          </table:table-cell>
          <table:table-cell table:number-columns-repeated="10"/>
        </table:table-row>
        <table:table-row table:style-name="ro1">
          <table:table-cell office:value-type="float" office:value="86.429" calcext:value-type="float">
            <text:p>86,429</text:p>
          </table:table-cell>
          <table:table-cell office:value-type="float" office:value="1.069" calcext:value-type="float">
            <text:p>1,069</text:p>
          </table:table-cell>
          <table:table-cell/>
          <table:table-cell office:value-type="float" office:value="2299.606" calcext:value-type="float">
            <text:p>2299,606</text:p>
          </table:table-cell>
          <table:table-cell office:value-type="float" office:value="2220.127" calcext:value-type="float">
            <text:p>2220,127</text:p>
          </table:table-cell>
          <table:table-cell table:number-columns-repeated="10"/>
        </table:table-row>
        <table:table-row table:style-name="ro1">
          <table:table-cell office:value-type="float" office:value="64.219" calcext:value-type="float">
            <text:p>64,219</text:p>
          </table:table-cell>
          <table:table-cell office:value-type="float" office:value="1.068" calcext:value-type="float">
            <text:p>1,068</text:p>
          </table:table-cell>
          <table:table-cell/>
          <table:table-cell office:value-type="float" office:value="2315.79" calcext:value-type="float">
            <text:p>2315,79</text:p>
          </table:table-cell>
          <table:table-cell office:value-type="float" office:value="2218.758" calcext:value-type="float">
            <text:p>2218,758</text:p>
          </table:table-cell>
          <table:table-cell table:number-columns-repeated="10"/>
        </table:table-row>
        <table:table-row table:style-name="ro1">
          <table:table-cell office:value-type="float" office:value="162.311" calcext:value-type="float">
            <text:p>162,311</text:p>
          </table:table-cell>
          <table:table-cell office:value-type="float" office:value="1.068" calcext:value-type="float">
            <text:p>1,068</text:p>
          </table:table-cell>
          <table:table-cell/>
          <table:table-cell office:value-type="float" office:value="2338.964" calcext:value-type="float">
            <text:p>2338,964</text:p>
          </table:table-cell>
          <table:table-cell office:value-type="float" office:value="2217.883" calcext:value-type="float">
            <text:p>2217,883</text:p>
          </table:table-cell>
          <table:table-cell table:number-columns-repeated="10"/>
        </table:table-row>
        <table:table-row table:style-name="ro1">
          <table:table-cell office:value-type="float" office:value="55.281" calcext:value-type="float">
            <text:p>55,281</text:p>
          </table:table-cell>
          <table:table-cell office:value-type="float" office:value="1.067" calcext:value-type="float">
            <text:p>1,067</text:p>
          </table:table-cell>
          <table:table-cell/>
          <table:table-cell office:value-type="float" office:value="2307.017" calcext:value-type="float">
            <text:p>2307,017</text:p>
          </table:table-cell>
          <table:table-cell office:value-type="float" office:value="2212.519" calcext:value-type="float">
            <text:p>2212,519</text:p>
          </table:table-cell>
          <table:table-cell table:number-columns-repeated="10"/>
        </table:table-row>
        <table:table-row table:style-name="ro1">
          <table:table-cell office:value-type="float" office:value="132.792" calcext:value-type="float">
            <text:p>132,792</text:p>
          </table:table-cell>
          <table:table-cell office:value-type="float" office:value="1.063" calcext:value-type="float">
            <text:p>1,063</text:p>
          </table:table-cell>
          <table:table-cell/>
          <table:table-cell office:value-type="float" office:value="2322.868" calcext:value-type="float">
            <text:p>2322,868</text:p>
          </table:table-cell>
          <table:table-cell office:value-type="float" office:value="2206.505" calcext:value-type="float">
            <text:p>2206,505</text:p>
          </table:table-cell>
          <table:table-cell table:number-columns-repeated="10"/>
        </table:table-row>
        <table:table-row table:style-name="ro1">
          <table:table-cell office:value-type="float" office:value="57.057" calcext:value-type="float">
            <text:p>57,057</text:p>
          </table:table-cell>
          <table:table-cell office:value-type="float" office:value="1.063" calcext:value-type="float">
            <text:p>1,063</text:p>
          </table:table-cell>
          <table:table-cell/>
          <table:table-cell office:value-type="float" office:value="2320.155" calcext:value-type="float">
            <text:p>2320,155</text:p>
          </table:table-cell>
          <table:table-cell office:value-type="float" office:value="2204.444" calcext:value-type="float">
            <text:p>2204,444</text:p>
          </table:table-cell>
          <table:table-cell table:number-columns-repeated="10"/>
        </table:table-row>
        <table:table-row table:style-name="ro1">
          <table:table-cell office:value-type="float" office:value="67.721" calcext:value-type="float">
            <text:p>67,721</text:p>
          </table:table-cell>
          <table:table-cell office:value-type="float" office:value="1.061" calcext:value-type="float">
            <text:p>1,061</text:p>
          </table:table-cell>
          <table:table-cell/>
          <table:table-cell office:value-type="float" office:value="2321.278" calcext:value-type="float">
            <text:p>2321,278</text:p>
          </table:table-cell>
          <table:table-cell office:value-type="float" office:value="2203.014" calcext:value-type="float">
            <text:p>2203,014</text:p>
          </table:table-cell>
          <table:table-cell table:number-columns-repeated="10"/>
        </table:table-row>
        <table:table-row table:style-name="ro1">
          <table:table-cell office:value-type="float" office:value="50.125" calcext:value-type="float">
            <text:p>50,125</text:p>
          </table:table-cell>
          <table:table-cell office:value-type="float" office:value="1.061" calcext:value-type="float">
            <text:p>1,061</text:p>
          </table:table-cell>
          <table:table-cell/>
          <table:table-cell office:value-type="float" office:value="2320.008" calcext:value-type="float">
            <text:p>2320,008</text:p>
          </table:table-cell>
          <table:table-cell office:value-type="float" office:value="2202.842" calcext:value-type="float">
            <text:p>2202,842</text:p>
          </table:table-cell>
          <table:table-cell table:number-columns-repeated="10"/>
        </table:table-row>
        <table:table-row table:style-name="ro1">
          <table:table-cell office:value-type="float" office:value="59.839" calcext:value-type="float">
            <text:p>59,839</text:p>
          </table:table-cell>
          <table:table-cell office:value-type="float" office:value="1.058" calcext:value-type="float">
            <text:p>1,058</text:p>
          </table:table-cell>
          <table:table-cell/>
          <table:table-cell office:value-type="float" office:value="2295.809" calcext:value-type="float">
            <text:p>2295,809</text:p>
          </table:table-cell>
          <table:table-cell office:value-type="float" office:value="2201.076" calcext:value-type="float">
            <text:p>2201,076</text:p>
          </table:table-cell>
          <table:table-cell table:number-columns-repeated="10"/>
        </table:table-row>
        <table:table-row table:style-name="ro1">
          <table:table-cell office:value-type="float" office:value="54.385" calcext:value-type="float">
            <text:p>54,385</text:p>
          </table:table-cell>
          <table:table-cell office:value-type="float" office:value="1.057" calcext:value-type="float">
            <text:p>1,057</text:p>
          </table:table-cell>
          <table:table-cell/>
          <table:table-cell office:value-type="float" office:value="2346.29" calcext:value-type="float">
            <text:p>2346,29</text:p>
          </table:table-cell>
          <table:table-cell office:value-type="float" office:value="2195.748" calcext:value-type="float">
            <text:p>2195,748</text:p>
          </table:table-cell>
          <table:table-cell table:number-columns-repeated="10"/>
        </table:table-row>
        <table:table-row table:style-name="ro1">
          <table:table-cell office:value-type="float" office:value="49.857" calcext:value-type="float">
            <text:p>49,857</text:p>
          </table:table-cell>
          <table:table-cell office:value-type="float" office:value="1.057" calcext:value-type="float">
            <text:p>1,057</text:p>
          </table:table-cell>
          <table:table-cell/>
          <table:table-cell office:value-type="float" office:value="2282.044" calcext:value-type="float">
            <text:p>2282,044</text:p>
          </table:table-cell>
          <table:table-cell office:value-type="float" office:value="2185.019" calcext:value-type="float">
            <text:p>2185,019</text:p>
          </table:table-cell>
          <table:table-cell table:number-columns-repeated="10"/>
        </table:table-row>
        <table:table-row table:style-name="ro1">
          <table:table-cell office:value-type="float" office:value="106.122" calcext:value-type="float">
            <text:p>106,122</text:p>
          </table:table-cell>
          <table:table-cell office:value-type="float" office:value="1.055" calcext:value-type="float">
            <text:p>1,055</text:p>
          </table:table-cell>
          <table:table-cell/>
          <table:table-cell office:value-type="float" office:value="2258.874" calcext:value-type="float">
            <text:p>2258,874</text:p>
          </table:table-cell>
          <table:table-cell office:value-type="float" office:value="2183.056" calcext:value-type="float">
            <text:p>2183,056</text:p>
          </table:table-cell>
          <table:table-cell table:number-columns-repeated="10"/>
        </table:table-row>
        <table:table-row table:style-name="ro1">
          <table:table-cell office:value-type="float" office:value="51.555" calcext:value-type="float">
            <text:p>51,555</text:p>
          </table:table-cell>
          <table:table-cell office:value-type="float" office:value="1.052" calcext:value-type="float">
            <text:p>1,052</text:p>
          </table:table-cell>
          <table:table-cell/>
          <table:table-cell office:value-type="float" office:value="2300.819" calcext:value-type="float">
            <text:p>2300,819</text:p>
          </table:table-cell>
          <table:table-cell office:value-type="float" office:value="2182.902" calcext:value-type="float">
            <text:p>2182,902</text:p>
          </table:table-cell>
          <table:table-cell table:number-columns-repeated="10"/>
        </table:table-row>
        <table:table-row table:style-name="ro1">
          <table:table-cell office:value-type="float" office:value="89.624" calcext:value-type="float">
            <text:p>89,624</text:p>
          </table:table-cell>
          <table:table-cell office:value-type="float" office:value="1.05" calcext:value-type="float">
            <text:p>1,05</text:p>
          </table:table-cell>
          <table:table-cell/>
          <table:table-cell office:value-type="float" office:value="2279.179" calcext:value-type="float">
            <text:p>2279,179</text:p>
          </table:table-cell>
          <table:table-cell office:value-type="float" office:value="2182.703" calcext:value-type="float">
            <text:p>2182,703</text:p>
          </table:table-cell>
          <table:table-cell table:number-columns-repeated="10"/>
        </table:table-row>
        <table:table-row table:style-name="ro1">
          <table:table-cell office:value-type="float" office:value="204.462" calcext:value-type="float">
            <text:p>204,462</text:p>
          </table:table-cell>
          <table:table-cell office:value-type="float" office:value="1.047" calcext:value-type="float">
            <text:p>1,047</text:p>
          </table:table-cell>
          <table:table-cell/>
          <table:table-cell office:value-type="float" office:value="2298.933" calcext:value-type="float">
            <text:p>2298,933</text:p>
          </table:table-cell>
          <table:table-cell office:value-type="float" office:value="2181.513" calcext:value-type="float">
            <text:p>2181,513</text:p>
          </table:table-cell>
          <table:table-cell table:number-columns-repeated="10"/>
        </table:table-row>
        <table:table-row table:style-name="ro1">
          <table:table-cell office:value-type="float" office:value="59.155" calcext:value-type="float">
            <text:p>59,155</text:p>
          </table:table-cell>
          <table:table-cell office:value-type="float" office:value="1.047" calcext:value-type="float">
            <text:p>1,047</text:p>
          </table:table-cell>
          <table:table-cell/>
          <table:table-cell office:value-type="float" office:value="2279.891" calcext:value-type="float">
            <text:p>2279,891</text:p>
          </table:table-cell>
          <table:table-cell office:value-type="float" office:value="2179.972" calcext:value-type="float">
            <text:p>2179,972</text:p>
          </table:table-cell>
          <table:table-cell table:number-columns-repeated="10"/>
        </table:table-row>
        <table:table-row table:style-name="ro1">
          <table:table-cell office:value-type="float" office:value="55.772" calcext:value-type="float">
            <text:p>55,772</text:p>
          </table:table-cell>
          <table:table-cell office:value-type="float" office:value="1.039" calcext:value-type="float">
            <text:p>1,039</text:p>
          </table:table-cell>
          <table:table-cell/>
          <table:table-cell office:value-type="float" office:value="2318.364" calcext:value-type="float">
            <text:p>2318,364</text:p>
          </table:table-cell>
          <table:table-cell office:value-type="float" office:value="2179.492" calcext:value-type="float">
            <text:p>2179,492</text:p>
          </table:table-cell>
          <table:table-cell table:number-columns-repeated="10"/>
        </table:table-row>
        <table:table-row table:style-name="ro1">
          <table:table-cell office:value-type="float" office:value="78.436" calcext:value-type="float">
            <text:p>78,436</text:p>
          </table:table-cell>
          <table:table-cell office:value-type="float" office:value="1.039" calcext:value-type="float">
            <text:p>1,039</text:p>
          </table:table-cell>
          <table:table-cell/>
          <table:table-cell office:value-type="float" office:value="2406.4" calcext:value-type="float">
            <text:p>2406,4</text:p>
          </table:table-cell>
          <table:table-cell office:value-type="float" office:value="2175.306" calcext:value-type="float">
            <text:p>2175,306</text:p>
          </table:table-cell>
          <table:table-cell table:number-columns-repeated="10"/>
        </table:table-row>
        <table:table-row table:style-name="ro1">
          <table:table-cell office:value-type="float" office:value="50.827" calcext:value-type="float">
            <text:p>50,827</text:p>
          </table:table-cell>
          <table:table-cell office:value-type="float" office:value="1.038" calcext:value-type="float">
            <text:p>1,038</text:p>
          </table:table-cell>
          <table:table-cell/>
          <table:table-cell office:value-type="float" office:value="2309.158" calcext:value-type="float">
            <text:p>2309,158</text:p>
          </table:table-cell>
          <table:table-cell office:value-type="float" office:value="2168.547" calcext:value-type="float">
            <text:p>2168,547</text:p>
          </table:table-cell>
          <table:table-cell table:number-columns-repeated="10"/>
        </table:table-row>
        <table:table-row table:style-name="ro1">
          <table:table-cell office:value-type="float" office:value="77.579" calcext:value-type="float">
            <text:p>77,579</text:p>
          </table:table-cell>
          <table:table-cell office:value-type="float" office:value="1.038" calcext:value-type="float">
            <text:p>1,038</text:p>
          </table:table-cell>
          <table:table-cell/>
          <table:table-cell office:value-type="float" office:value="2399.439" calcext:value-type="float">
            <text:p>2399,439</text:p>
          </table:table-cell>
          <table:table-cell office:value-type="float" office:value="2167.304" calcext:value-type="float">
            <text:p>2167,304</text:p>
          </table:table-cell>
          <table:table-cell table:number-columns-repeated="10"/>
        </table:table-row>
        <table:table-row table:style-name="ro1">
          <table:table-cell office:value-type="float" office:value="55.322" calcext:value-type="float">
            <text:p>55,322</text:p>
          </table:table-cell>
          <table:table-cell office:value-type="float" office:value="1.036" calcext:value-type="float">
            <text:p>1,036</text:p>
          </table:table-cell>
          <table:table-cell/>
          <table:table-cell office:value-type="float" office:value="2279.619" calcext:value-type="float">
            <text:p>2279,619</text:p>
          </table:table-cell>
          <table:table-cell office:value-type="float" office:value="2167.09" calcext:value-type="float">
            <text:p>2167,09</text:p>
          </table:table-cell>
          <table:table-cell table:number-columns-repeated="10"/>
        </table:table-row>
        <table:table-row table:style-name="ro1">
          <table:table-cell office:value-type="float" office:value="59.594" calcext:value-type="float">
            <text:p>59,594</text:p>
          </table:table-cell>
          <table:table-cell office:value-type="float" office:value="1.035" calcext:value-type="float">
            <text:p>1,035</text:p>
          </table:table-cell>
          <table:table-cell/>
          <table:table-cell office:value-type="float" office:value="2247.198" calcext:value-type="float">
            <text:p>2247,198</text:p>
          </table:table-cell>
          <table:table-cell office:value-type="float" office:value="2166.366" calcext:value-type="float">
            <text:p>2166,366</text:p>
          </table:table-cell>
          <table:table-cell table:number-columns-repeated="10"/>
        </table:table-row>
        <table:table-row table:style-name="ro1">
          <table:table-cell office:value-type="float" office:value="51.194" calcext:value-type="float">
            <text:p>51,194</text:p>
          </table:table-cell>
          <table:table-cell office:value-type="float" office:value="1.032" calcext:value-type="float">
            <text:p>1,032</text:p>
          </table:table-cell>
          <table:table-cell/>
          <table:table-cell office:value-type="float" office:value="2239.406" calcext:value-type="float">
            <text:p>2239,406</text:p>
          </table:table-cell>
          <table:table-cell office:value-type="float" office:value="2165.341" calcext:value-type="float">
            <text:p>2165,341</text:p>
          </table:table-cell>
          <table:table-cell table:number-columns-repeated="10"/>
        </table:table-row>
        <table:table-row table:style-name="ro1">
          <table:table-cell office:value-type="float" office:value="60.046" calcext:value-type="float">
            <text:p>60,046</text:p>
          </table:table-cell>
          <table:table-cell office:value-type="float" office:value="1.032" calcext:value-type="float">
            <text:p>1,032</text:p>
          </table:table-cell>
          <table:table-cell/>
          <table:table-cell office:value-type="float" office:value="2286.274" calcext:value-type="float">
            <text:p>2286,274</text:p>
          </table:table-cell>
          <table:table-cell office:value-type="float" office:value="2165.159" calcext:value-type="float">
            <text:p>2165,159</text:p>
          </table:table-cell>
          <table:table-cell table:number-columns-repeated="10"/>
        </table:table-row>
        <table:table-row table:style-name="ro1">
          <table:table-cell office:value-type="float" office:value="50.923" calcext:value-type="float">
            <text:p>50,923</text:p>
          </table:table-cell>
          <table:table-cell office:value-type="float" office:value="1.03" calcext:value-type="float">
            <text:p>1,03</text:p>
          </table:table-cell>
          <table:table-cell/>
          <table:table-cell office:value-type="float" office:value="2303.556" calcext:value-type="float">
            <text:p>2303,556</text:p>
          </table:table-cell>
          <table:table-cell office:value-type="float" office:value="2164.627" calcext:value-type="float">
            <text:p>2164,627</text:p>
          </table:table-cell>
          <table:table-cell table:number-columns-repeated="10"/>
        </table:table-row>
        <table:table-row table:style-name="ro1">
          <table:table-cell office:value-type="float" office:value="59.831" calcext:value-type="float">
            <text:p>59,831</text:p>
          </table:table-cell>
          <table:table-cell office:value-type="float" office:value="1.029" calcext:value-type="float">
            <text:p>1,029</text:p>
          </table:table-cell>
          <table:table-cell/>
          <table:table-cell office:value-type="float" office:value="2239.149" calcext:value-type="float">
            <text:p>2239,149</text:p>
          </table:table-cell>
          <table:table-cell office:value-type="float" office:value="2163.264" calcext:value-type="float">
            <text:p>2163,264</text:p>
          </table:table-cell>
          <table:table-cell table:number-columns-repeated="10"/>
        </table:table-row>
        <table:table-row table:style-name="ro1">
          <table:table-cell office:value-type="float" office:value="368.957" calcext:value-type="float">
            <text:p>368,957</text:p>
          </table:table-cell>
          <table:table-cell office:value-type="float" office:value="1.028" calcext:value-type="float">
            <text:p>1,028</text:p>
          </table:table-cell>
          <table:table-cell/>
          <table:table-cell office:value-type="float" office:value="2281.662" calcext:value-type="float">
            <text:p>2281,662</text:p>
          </table:table-cell>
          <table:table-cell office:value-type="float" office:value="2162.315" calcext:value-type="float">
            <text:p>2162,315</text:p>
          </table:table-cell>
          <table:table-cell table:number-columns-repeated="10"/>
        </table:table-row>
        <table:table-row table:style-name="ro1">
          <table:table-cell office:value-type="float" office:value="84.765" calcext:value-type="float">
            <text:p>84,765</text:p>
          </table:table-cell>
          <table:table-cell office:value-type="float" office:value="1.026" calcext:value-type="float">
            <text:p>1,026</text:p>
          </table:table-cell>
          <table:table-cell/>
          <table:table-cell office:value-type="float" office:value="2274.479" calcext:value-type="float">
            <text:p>2274,479</text:p>
          </table:table-cell>
          <table:table-cell office:value-type="float" office:value="2161.18" calcext:value-type="float">
            <text:p>2161,18</text:p>
          </table:table-cell>
          <table:table-cell table:number-columns-repeated="10"/>
        </table:table-row>
        <table:table-row table:style-name="ro1">
          <table:table-cell office:value-type="float" office:value="52.802" calcext:value-type="float">
            <text:p>52,802</text:p>
          </table:table-cell>
          <table:table-cell office:value-type="float" office:value="1.024" calcext:value-type="float">
            <text:p>1,024</text:p>
          </table:table-cell>
          <table:table-cell/>
          <table:table-cell office:value-type="float" office:value="2437.359" calcext:value-type="float">
            <text:p>2437,359</text:p>
          </table:table-cell>
          <table:table-cell office:value-type="float" office:value="2161.08" calcext:value-type="float">
            <text:p>2161,08</text:p>
          </table:table-cell>
          <table:table-cell table:number-columns-repeated="10"/>
        </table:table-row>
        <table:table-row table:style-name="ro1">
          <table:table-cell office:value-type="float" office:value="60.2" calcext:value-type="float">
            <text:p>60,2</text:p>
          </table:table-cell>
          <table:table-cell office:value-type="float" office:value="1.022" calcext:value-type="float">
            <text:p>1,022</text:p>
          </table:table-cell>
          <table:table-cell/>
          <table:table-cell office:value-type="float" office:value="2242.839" calcext:value-type="float">
            <text:p>2242,839</text:p>
          </table:table-cell>
          <table:table-cell office:value-type="float" office:value="2160.408" calcext:value-type="float">
            <text:p>2160,408</text:p>
          </table:table-cell>
          <table:table-cell table:number-columns-repeated="10"/>
        </table:table-row>
        <table:table-row table:style-name="ro1">
          <table:table-cell office:value-type="float" office:value="59.551" calcext:value-type="float">
            <text:p>59,551</text:p>
          </table:table-cell>
          <table:table-cell office:value-type="float" office:value="1.02" calcext:value-type="float">
            <text:p>1,02</text:p>
          </table:table-cell>
          <table:table-cell/>
          <table:table-cell office:value-type="float" office:value="2237.308" calcext:value-type="float">
            <text:p>2237,308</text:p>
          </table:table-cell>
          <table:table-cell office:value-type="float" office:value="2159.868" calcext:value-type="float">
            <text:p>2159,868</text:p>
          </table:table-cell>
          <table:table-cell table:number-columns-repeated="10"/>
        </table:table-row>
        <table:table-row table:style-name="ro1">
          <table:table-cell office:value-type="float" office:value="59.902" calcext:value-type="float">
            <text:p>59,902</text:p>
          </table:table-cell>
          <table:table-cell office:value-type="float" office:value="1.018" calcext:value-type="float">
            <text:p>1,018</text:p>
          </table:table-cell>
          <table:table-cell/>
          <table:table-cell office:value-type="float" office:value="2600.657" calcext:value-type="float">
            <text:p>2600,657</text:p>
          </table:table-cell>
          <table:table-cell office:value-type="float" office:value="2159.343" calcext:value-type="float">
            <text:p>2159,343</text:p>
          </table:table-cell>
          <table:table-cell table:number-columns-repeated="10"/>
        </table:table-row>
        <table:table-row table:style-name="ro1">
          <table:table-cell office:value-type="float" office:value="86.55" calcext:value-type="float">
            <text:p>86,55</text:p>
          </table:table-cell>
          <table:table-cell office:value-type="float" office:value="1.016" calcext:value-type="float">
            <text:p>1,016</text:p>
          </table:table-cell>
          <table:table-cell/>
          <table:table-cell office:value-type="float" office:value="2282.519" calcext:value-type="float">
            <text:p>2282,519</text:p>
          </table:table-cell>
          <table:table-cell office:value-type="float" office:value="2159.095" calcext:value-type="float">
            <text:p>2159,095</text:p>
          </table:table-cell>
          <table:table-cell table:number-columns-repeated="10"/>
        </table:table-row>
        <table:table-row table:style-name="ro1">
          <table:table-cell office:value-type="float" office:value="161.636" calcext:value-type="float">
            <text:p>161,636</text:p>
          </table:table-cell>
          <table:table-cell office:value-type="float" office:value="1.012" calcext:value-type="float">
            <text:p>1,012</text:p>
          </table:table-cell>
          <table:table-cell/>
          <table:table-cell office:value-type="float" office:value="2282.875" calcext:value-type="float">
            <text:p>2282,875</text:p>
          </table:table-cell>
          <table:table-cell office:value-type="float" office:value="2146.698" calcext:value-type="float">
            <text:p>2146,698</text:p>
          </table:table-cell>
          <table:table-cell table:number-columns-repeated="10"/>
        </table:table-row>
        <table:table-row table:style-name="ro1">
          <table:table-cell office:value-type="float" office:value="60.149" calcext:value-type="float">
            <text:p>60,149</text:p>
          </table:table-cell>
          <table:table-cell office:value-type="float" office:value="1.011" calcext:value-type="float">
            <text:p>1,011</text:p>
          </table:table-cell>
          <table:table-cell/>
          <table:table-cell office:value-type="float" office:value="2265.407" calcext:value-type="float">
            <text:p>2265,407</text:p>
          </table:table-cell>
          <table:table-cell office:value-type="float" office:value="2146.117" calcext:value-type="float">
            <text:p>2146,117</text:p>
          </table:table-cell>
          <table:table-cell table:number-columns-repeated="10"/>
        </table:table-row>
        <table:table-row table:style-name="ro1">
          <table:table-cell office:value-type="float" office:value="59.426" calcext:value-type="float">
            <text:p>59,426</text:p>
          </table:table-cell>
          <table:table-cell office:value-type="float" office:value="1.007" calcext:value-type="float">
            <text:p>1,007</text:p>
          </table:table-cell>
          <table:table-cell/>
          <table:table-cell office:value-type="float" office:value="2278.934" calcext:value-type="float">
            <text:p>2278,934</text:p>
          </table:table-cell>
          <table:table-cell office:value-type="float" office:value="2146.051" calcext:value-type="float">
            <text:p>2146,051</text:p>
          </table:table-cell>
          <table:table-cell table:number-columns-repeated="10"/>
        </table:table-row>
        <table:table-row table:style-name="ro1">
          <table:table-cell office:value-type="float" office:value="52.983" calcext:value-type="float">
            <text:p>52,9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330.316" calcext:value-type="float">
            <text:p>2330,316</text:p>
          </table:table-cell>
          <table:table-cell office:value-type="float" office:value="2145.585" calcext:value-type="float">
            <text:p>2145,585</text:p>
          </table:table-cell>
          <table:table-cell table:number-columns-repeated="10"/>
        </table:table-row>
        <table:table-row table:style-name="ro1">
          <table:table-cell office:value-type="float" office:value="59.366" calcext:value-type="float">
            <text:p>59,3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40.286" calcext:value-type="float">
            <text:p>2240,286</text:p>
          </table:table-cell>
          <table:table-cell office:value-type="float" office:value="2144.182" calcext:value-type="float">
            <text:p>2144,182</text:p>
          </table:table-cell>
          <table:table-cell table:number-columns-repeated="10"/>
        </table:table-row>
        <table:table-row table:style-name="ro1">
          <table:table-cell office:value-type="float" office:value="60.36" calcext:value-type="float">
            <text:p>60,36</text:p>
          </table:table-cell>
          <table:table-cell office:value-type="float" office:value="0.999" calcext:value-type="float">
            <text:p>0,999</text:p>
          </table:table-cell>
          <table:table-cell/>
          <table:table-cell office:value-type="float" office:value="2245.437" calcext:value-type="float">
            <text:p>2245,437</text:p>
          </table:table-cell>
          <table:table-cell office:value-type="float" office:value="2143.704" calcext:value-type="float">
            <text:p>2143,704</text:p>
          </table:table-cell>
          <table:table-cell table:number-columns-repeated="3"/>
          <table:table-cell office:value-type="string" calcext:value-type="string">
            <text:p>←</text:p>
          </table:table-cell>
          <table:table-cell table:number-columns-repeated="6"/>
        </table:table-row>
        <table:table-row table:style-name="ro1">
          <table:table-cell office:value-type="float" office:value="51.739" calcext:value-type="float">
            <text:p>51,739</text:p>
          </table:table-cell>
          <table:table-cell office:value-type="float" office:value="0.998" calcext:value-type="float">
            <text:p>0,998</text:p>
          </table:table-cell>
          <table:table-cell/>
          <table:table-cell office:value-type="float" office:value="2220.564" calcext:value-type="float">
            <text:p>2220,564</text:p>
          </table:table-cell>
          <table:table-cell office:value-type="float" office:value="2143.025" calcext:value-type="float">
            <text:p>2143,025</text:p>
          </table:table-cell>
          <table:table-cell table:number-columns-repeated="10"/>
        </table:table-row>
        <table:table-row table:style-name="ro1">
          <table:table-cell office:value-type="float" office:value="66.157" calcext:value-type="float">
            <text:p>66,157</text:p>
          </table:table-cell>
          <table:table-cell office:value-type="float" office:value="0.997" calcext:value-type="float">
            <text:p>0,997</text:p>
          </table:table-cell>
          <table:table-cell/>
          <table:table-cell office:value-type="float" office:value="2271.836" calcext:value-type="float">
            <text:p>2271,836</text:p>
          </table:table-cell>
          <table:table-cell office:value-type="float" office:value="2141.407" calcext:value-type="float">
            <text:p>2141,407</text:p>
          </table:table-cell>
          <table:table-cell table:number-columns-repeated="10"/>
        </table:table-row>
        <table:table-row table:style-name="ro1">
          <table:table-cell office:value-type="float" office:value="79.785" calcext:value-type="float">
            <text:p>79,785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float" office:value="2287.37" calcext:value-type="float">
            <text:p>2287,37</text:p>
          </table:table-cell>
          <table:table-cell office:value-type="float" office:value="2141.321" calcext:value-type="float">
            <text:p>2141,321</text:p>
          </table:table-cell>
          <table:table-cell table:number-columns-repeated="10"/>
        </table:table-row>
        <table:table-row table:style-name="ro1">
          <table:table-cell office:value-type="float" office:value="88.671" calcext:value-type="float">
            <text:p>88,671</text:p>
          </table:table-cell>
          <table:table-cell office:value-type="float" office:value="0.987" calcext:value-type="float">
            <text:p>0,987</text:p>
          </table:table-cell>
          <table:table-cell/>
          <table:table-cell office:value-type="float" office:value="2239.755" calcext:value-type="float">
            <text:p>2239,755</text:p>
          </table:table-cell>
          <table:table-cell office:value-type="float" office:value="2136.086" calcext:value-type="float">
            <text:p>2136,086</text:p>
          </table:table-cell>
          <table:table-cell table:number-columns-repeated="10"/>
        </table:table-row>
        <table:table-row table:style-name="ro1">
          <table:table-cell office:value-type="float" office:value="71.824" calcext:value-type="float">
            <text:p>71,824</text:p>
          </table:table-cell>
          <table:table-cell office:value-type="float" office:value="0.984" calcext:value-type="float">
            <text:p>0,984</text:p>
          </table:table-cell>
          <table:table-cell/>
          <table:table-cell office:value-type="float" office:value="2259.774" calcext:value-type="float">
            <text:p>2259,774</text:p>
          </table:table-cell>
          <table:table-cell office:value-type="float" office:value="2129.329" calcext:value-type="float">
            <text:p>2129,329</text:p>
          </table:table-cell>
          <table:table-cell table:number-columns-repeated="10"/>
        </table:table-row>
        <table:table-row table:style-name="ro1">
          <table:table-cell office:value-type="float" office:value="78.556" calcext:value-type="float">
            <text:p>78,556</text:p>
          </table:table-cell>
          <table:table-cell office:value-type="float" office:value="0.984" calcext:value-type="float">
            <text:p>0,984</text:p>
          </table:table-cell>
          <table:table-cell/>
          <table:table-cell office:value-type="float" office:value="2246.163" calcext:value-type="float">
            <text:p>2246,163</text:p>
          </table:table-cell>
          <table:table-cell office:value-type="float" office:value="2128.836" calcext:value-type="float">
            <text:p>2128,836</text:p>
          </table:table-cell>
          <table:table-cell table:number-columns-repeated="10"/>
        </table:table-row>
        <table:table-row table:style-name="ro1">
          <table:table-cell office:value-type="float" office:value="60.791" calcext:value-type="float">
            <text:p>60,791</text:p>
          </table:table-cell>
          <table:table-cell office:value-type="float" office:value="0.981" calcext:value-type="float">
            <text:p>0,981</text:p>
          </table:table-cell>
          <table:table-cell/>
          <table:table-cell office:value-type="float" office:value="2225.047" calcext:value-type="float">
            <text:p>2225,047</text:p>
          </table:table-cell>
          <table:table-cell office:value-type="float" office:value="2128.756" calcext:value-type="float">
            <text:p>2128,756</text:p>
          </table:table-cell>
          <table:table-cell table:number-columns-repeated="10"/>
        </table:table-row>
        <table:table-row table:style-name="ro1">
          <table:table-cell office:value-type="float" office:value="59.345" calcext:value-type="float">
            <text:p>59,345</text:p>
          </table:table-cell>
          <table:table-cell office:value-type="float" office:value="0.979" calcext:value-type="float">
            <text:p>0,979</text:p>
          </table:table-cell>
          <table:table-cell/>
          <table:table-cell office:value-type="float" office:value="2240.649" calcext:value-type="float">
            <text:p>2240,649</text:p>
          </table:table-cell>
          <table:table-cell office:value-type="float" office:value="2127.47" calcext:value-type="float">
            <text:p>2127,47</text:p>
          </table:table-cell>
          <table:table-cell table:number-columns-repeated="10"/>
        </table:table-row>
        <table:table-row table:style-name="ro1">
          <table:table-cell office:value-type="float" office:value="60.246" calcext:value-type="float">
            <text:p>60,246</text:p>
          </table:table-cell>
          <table:table-cell office:value-type="float" office:value="0.974" calcext:value-type="float">
            <text:p>0,974</text:p>
          </table:table-cell>
          <table:table-cell/>
          <table:table-cell office:value-type="float" office:value="2224.25" calcext:value-type="float">
            <text:p>2224,25</text:p>
          </table:table-cell>
          <table:table-cell office:value-type="float" office:value="2126.599" calcext:value-type="float">
            <text:p>2126,599</text:p>
          </table:table-cell>
          <table:table-cell table:number-columns-repeated="10"/>
        </table:table-row>
        <table:table-row table:style-name="ro1">
          <table:table-cell office:value-type="float" office:value="53.044" calcext:value-type="float">
            <text:p>53,044</text:p>
          </table:table-cell>
          <table:table-cell office:value-type="float" office:value="0.973" calcext:value-type="float">
            <text:p>0,973</text:p>
          </table:table-cell>
          <table:table-cell/>
          <table:table-cell office:value-type="float" office:value="2270.121" calcext:value-type="float">
            <text:p>2270,121</text:p>
          </table:table-cell>
          <table:table-cell office:value-type="float" office:value="2126.327" calcext:value-type="float">
            <text:p>2126,327</text:p>
          </table:table-cell>
          <table:table-cell table:number-columns-repeated="10"/>
        </table:table-row>
        <table:table-row table:style-name="ro1">
          <table:table-cell office:value-type="float" office:value="59.286" calcext:value-type="float">
            <text:p>59,286</text:p>
          </table:table-cell>
          <table:table-cell office:value-type="float" office:value="0.972" calcext:value-type="float">
            <text:p>0,972</text:p>
          </table:table-cell>
          <table:table-cell/>
          <table:table-cell office:value-type="float" office:value="2199.733" calcext:value-type="float">
            <text:p>2199,733</text:p>
          </table:table-cell>
          <table:table-cell office:value-type="float" office:value="2121.69" calcext:value-type="float">
            <text:p>2121,69</text:p>
          </table:table-cell>
          <table:table-cell table:number-columns-repeated="10"/>
        </table:table-row>
        <table:table-row table:style-name="ro1">
          <table:table-cell office:value-type="float" office:value="50.136" calcext:value-type="float">
            <text:p>50,136</text:p>
          </table:table-cell>
          <table:table-cell office:value-type="float" office:value="0.972" calcext:value-type="float">
            <text:p>0,972</text:p>
          </table:table-cell>
          <table:table-cell/>
          <table:table-cell office:value-type="float" office:value="2197.976" calcext:value-type="float">
            <text:p>2197,976</text:p>
          </table:table-cell>
          <table:table-cell office:value-type="float" office:value="2121.182" calcext:value-type="float">
            <text:p>2121,182</text:p>
          </table:table-cell>
          <table:table-cell table:number-columns-repeated="10"/>
        </table:table-row>
        <table:table-row table:style-name="ro1">
          <table:table-cell office:value-type="float" office:value="83.878" calcext:value-type="float">
            <text:p>83,878</text:p>
          </table:table-cell>
          <table:table-cell office:value-type="float" office:value="0.969" calcext:value-type="float">
            <text:p>0,969</text:p>
          </table:table-cell>
          <table:table-cell/>
          <table:table-cell office:value-type="float" office:value="2220.274" calcext:value-type="float">
            <text:p>2220,274</text:p>
          </table:table-cell>
          <table:table-cell office:value-type="float" office:value="2108.161" calcext:value-type="float">
            <text:p>2108,161</text:p>
          </table:table-cell>
          <table:table-cell table:number-columns-repeated="10"/>
        </table:table-row>
        <table:table-row table:style-name="ro1">
          <table:table-cell office:value-type="float" office:value="63.742" calcext:value-type="float">
            <text:p>63,742</text:p>
          </table:table-cell>
          <table:table-cell office:value-type="float" office:value="0.965" calcext:value-type="float">
            <text:p>0,965</text:p>
          </table:table-cell>
          <table:table-cell/>
          <table:table-cell office:value-type="float" office:value="2238.57" calcext:value-type="float">
            <text:p>2238,57</text:p>
          </table:table-cell>
          <table:table-cell office:value-type="float" office:value="2107.128" calcext:value-type="float">
            <text:p>2107,128</text:p>
          </table:table-cell>
          <table:table-cell table:number-columns-repeated="10"/>
        </table:table-row>
        <table:table-row table:style-name="ro1">
          <table:table-cell office:value-type="float" office:value="70.252" calcext:value-type="float">
            <text:p>70,252</text:p>
          </table:table-cell>
          <table:table-cell office:value-type="float" office:value="0.958" calcext:value-type="float">
            <text:p>0,958</text:p>
          </table:table-cell>
          <table:table-cell/>
          <table:table-cell office:value-type="float" office:value="2240.292" calcext:value-type="float">
            <text:p>2240,292</text:p>
          </table:table-cell>
          <table:table-cell office:value-type="float" office:value="2106.582" calcext:value-type="float">
            <text:p>2106,582</text:p>
          </table:table-cell>
          <table:table-cell table:number-columns-repeated="10"/>
        </table:table-row>
        <table:table-row table:style-name="ro1">
          <table:table-cell office:value-type="float" office:value="59.678" calcext:value-type="float">
            <text:p>59,678</text:p>
          </table:table-cell>
          <table:table-cell office:value-type="float" office:value="0.956" calcext:value-type="float">
            <text:p>0,956</text:p>
          </table:table-cell>
          <table:table-cell/>
          <table:table-cell office:value-type="float" office:value="2216.592" calcext:value-type="float">
            <text:p>2216,592</text:p>
          </table:table-cell>
          <table:table-cell office:value-type="float" office:value="2101.766" calcext:value-type="float">
            <text:p>2101,766</text:p>
          </table:table-cell>
          <table:table-cell table:number-columns-repeated="10"/>
        </table:table-row>
        <table:table-row table:style-name="ro1">
          <table:table-cell office:value-type="float" office:value="59.859" calcext:value-type="float">
            <text:p>59,859</text:p>
          </table:table-cell>
          <table:table-cell office:value-type="float" office:value="0.952" calcext:value-type="float">
            <text:p>0,952</text:p>
          </table:table-cell>
          <table:table-cell/>
          <table:table-cell office:value-type="float" office:value="2218.12" calcext:value-type="float">
            <text:p>2218,12</text:p>
          </table:table-cell>
          <table:table-cell office:value-type="float" office:value="2101.439" calcext:value-type="float">
            <text:p>2101,439</text:p>
          </table:table-cell>
          <table:table-cell table:number-columns-repeated="10"/>
        </table:table-row>
        <table:table-row table:style-name="ro1">
          <table:table-cell office:value-type="float" office:value="59.329" calcext:value-type="float">
            <text:p>59,329</text:p>
          </table:table-cell>
          <table:table-cell office:value-type="float" office:value="0.95" calcext:value-type="float">
            <text:p>0,95</text:p>
          </table:table-cell>
          <table:table-cell/>
          <table:table-cell office:value-type="float" office:value="2270.075" calcext:value-type="float">
            <text:p>2270,075</text:p>
          </table:table-cell>
          <table:table-cell office:value-type="float" office:value="2099.367" calcext:value-type="float">
            <text:p>2099,367</text:p>
          </table:table-cell>
          <table:table-cell table:number-columns-repeated="10"/>
        </table:table-row>
        <table:table-row table:style-name="ro1">
          <table:table-cell office:value-type="float" office:value="244.333" calcext:value-type="float">
            <text:p>244,333</text:p>
          </table:table-cell>
          <table:table-cell office:value-type="float" office:value="0.943" calcext:value-type="float">
            <text:p>0,943</text:p>
          </table:table-cell>
          <table:table-cell/>
          <table:table-cell office:value-type="float" office:value="2171.959" calcext:value-type="float">
            <text:p>2171,959</text:p>
          </table:table-cell>
          <table:table-cell office:value-type="float" office:value="2095.026" calcext:value-type="float">
            <text:p>2095,026</text:p>
          </table:table-cell>
          <table:table-cell table:number-columns-repeated="10"/>
        </table:table-row>
        <table:table-row table:style-name="ro1">
          <table:table-cell office:value-type="float" office:value="52.681" calcext:value-type="float">
            <text:p>52,681</text:p>
          </table:table-cell>
          <table:table-cell office:value-type="float" office:value="0.935" calcext:value-type="float">
            <text:p>0,935</text:p>
          </table:table-cell>
          <table:table-cell/>
          <table:table-cell office:value-type="float" office:value="2199.873" calcext:value-type="float">
            <text:p>2199,873</text:p>
          </table:table-cell>
          <table:table-cell office:value-type="float" office:value="2087.022" calcext:value-type="float">
            <text:p>2087,022</text:p>
          </table:table-cell>
          <table:table-cell table:number-columns-repeated="10"/>
        </table:table-row>
        <table:table-row table:style-name="ro1">
          <table:table-cell office:value-type="float" office:value="50.394" calcext:value-type="float">
            <text:p>50,394</text:p>
          </table:table-cell>
          <table:table-cell office:value-type="float" office:value="0.922" calcext:value-type="float">
            <text:p>0,922</text:p>
          </table:table-cell>
          <table:table-cell/>
          <table:table-cell office:value-type="float" office:value="2180.065" calcext:value-type="float">
            <text:p>2180,065</text:p>
          </table:table-cell>
          <table:table-cell office:value-type="float" office:value="2085.051" calcext:value-type="float">
            <text:p>2085,051</text:p>
          </table:table-cell>
          <table:table-cell table:number-columns-repeated="10"/>
        </table:table-row>
        <table:table-row table:style-name="ro1">
          <table:table-cell office:value-type="float" office:value="82.632" calcext:value-type="float">
            <text:p>82,632</text:p>
          </table:table-cell>
          <table:table-cell office:value-type="float" office:value="0.912" calcext:value-type="float">
            <text:p>0,912</text:p>
          </table:table-cell>
          <table:table-cell/>
          <table:table-cell office:value-type="float" office:value="2159.189" calcext:value-type="float">
            <text:p>2159,189</text:p>
          </table:table-cell>
          <table:table-cell office:value-type="float" office:value="2082.346" calcext:value-type="float">
            <text:p>2082,346</text:p>
          </table:table-cell>
          <table:table-cell table:number-columns-repeated="10"/>
        </table:table-row>
        <table:table-row table:style-name="ro1">
          <table:table-cell office:value-type="float" office:value="779.914" calcext:value-type="float">
            <text:p>779,914</text:p>
          </table:table-cell>
          <table:table-cell office:value-type="float" office:value="0.911" calcext:value-type="float">
            <text:p>0,911</text:p>
          </table:table-cell>
          <table:table-cell/>
          <table:table-cell office:value-type="float" office:value="2185.202" calcext:value-type="float">
            <text:p>2185,202</text:p>
          </table:table-cell>
          <table:table-cell office:value-type="float" office:value="2080.972" calcext:value-type="float">
            <text:p>2080,972</text:p>
          </table:table-cell>
          <table:table-cell table:number-columns-repeated="10"/>
        </table:table-row>
        <table:table-row table:style-name="ro1">
          <table:table-cell office:value-type="float" office:value="46.957" calcext:value-type="float">
            <text:p>46,957</text:p>
          </table:table-cell>
          <table:table-cell office:value-type="float" office:value="0.86" calcext:value-type="float">
            <text:p>0,86</text:p>
          </table:table-cell>
          <table:table-cell/>
          <table:table-cell office:value-type="float" office:value="2140.421" calcext:value-type="float">
            <text:p>2140,421</text:p>
          </table:table-cell>
          <table:table-cell office:value-type="float" office:value="2065.461" calcext:value-type="float">
            <text:p>2065,461</text:p>
          </table:table-cell>
          <table:table-cell table:number-columns-repeated="10"/>
        </table:table-row>
        <table:table-row table:style-name="ro1">
          <table:table-cell office:value-type="float" office:value="69.486" calcext:value-type="float">
            <text:p>69,486</text:p>
          </table:table-cell>
          <table:table-cell office:value-type="float" office:value="0.822" calcext:value-type="float">
            <text:p>0,822</text:p>
          </table:table-cell>
          <table:table-cell/>
          <table:table-cell office:value-type="float" office:value="2159.456" calcext:value-type="float">
            <text:p>2159,456</text:p>
          </table:table-cell>
          <table:table-cell office:value-type="float" office:value="2045.003" calcext:value-type="float">
            <text:p>2045,003</text:p>
          </table:table-cell>
          <table:table-cell table:number-columns-repeated="10"/>
        </table:table-row>
      </table:table>
      <table:table table:name="PY37-256MB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office:value-type="float" office:value="64.539" calcext:value-type="float">
            <text:p>64,539</text:p>
          </table:table-cell>
          <table:table-cell office:value-type="float" office:value="10.122" calcext:value-type="float">
            <text:p>10,122</text:p>
          </table:table-cell>
          <table:table-cell/>
          <table:table-cell office:value-type="float" office:value="1260.269" calcext:value-type="float">
            <text:p>1260,269</text:p>
          </table:table-cell>
          <table:table-cell office:value-type="float" office:value="1185.47" calcext:value-type="float">
            <text:p>1185,47</text:p>
          </table:table-cell>
          <table:table-cell table:number-columns-repeated="8"/>
          <table:table-cell table:formula="of:=['PY37-256MB'.N7]-['PY37-256MB'.$L7]" office:value-type="float" office:value="-0.181234693877551" calcext:value-type="float">
            <text:p>-0,1812346939</text:p>
          </table:table-cell>
          <table:table-cell table:formula="of:=['PY37-256MB'.O7]-['PY37-256MB'.$L7]" office:value-type="float" office:value="0.184765306122449" calcext:value-type="float">
            <text:p>0,1847653061</text:p>
          </table:table-cell>
        </table:table-row>
        <table:table-row table:style-name="ro1">
          <table:table-cell office:value-type="float" office:value="62.928" calcext:value-type="float">
            <text:p>62,928</text:p>
          </table:table-cell>
          <table:table-cell office:value-type="float" office:value="9.076" calcext:value-type="float">
            <text:p>9,076</text:p>
          </table:table-cell>
          <table:table-cell/>
          <table:table-cell office:value-type="float" office:value="1249.764" calcext:value-type="float">
            <text:p>1249,764</text:p>
          </table:table-cell>
          <table:table-cell office:value-type="float" office:value="1175.48" calcext:value-type="float">
            <text:p>1175,48</text:p>
          </table:table-cell>
          <table:table-cell table:number-columns-repeated="7"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87.8" calcext:value-type="float">
            <text:p>87,8</text:p>
          </table:table-cell>
          <table:table-cell office:value-type="float" office:value="1.27" calcext:value-type="float">
            <text:p>1,27</text:p>
          </table:table-cell>
          <table:table-cell office:value-type="string" calcext:value-type="string">
            <text:p>←</text:p>
          </table:table-cell>
          <table:table-cell office:value-type="float" office:value="1225.331" calcext:value-type="float">
            <text:p>1225,331</text:p>
          </table:table-cell>
          <table:table-cell office:value-type="float" office:value="1165.755" calcext:value-type="float">
            <text:p>1165,755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formula="of:=AVERAGE(['PY37-256MB'.$B$7:.$B$104])" office:value-type="float" office:value="1.08523469387755" calcext:value-type="float">
            <text:p>1,0852346939</text:p>
          </table:table-cell>
          <table:table-cell table:formula="of:=STDEV(['PY37-256MB'.$B$7:.$B$104])" office:value-type="float" office:value="0.0672798128483993" calcext:value-type="float">
            <text:p>0,0672798128</text:p>
          </table:table-cell>
          <table:table-cell table:formula="of:=MIN(['PY37-256MB'.$B$7:.$B$104])" office:value-type="float" office:value="0.904" calcext:value-type="float">
            <text:p>0,904</text:p>
          </table:table-cell>
          <table:table-cell table:formula="of:=MAX(['PY37-256MB'.$B$7:.$B$104])" office:value-type="float" office:value="1.27" calcext:value-type="float">
            <text:p>1,27</text:p>
          </table:table-cell>
        </table:table-row>
        <table:table-row table:style-name="ro1">
          <table:table-cell office:value-type="float" office:value="81.75" calcext:value-type="float">
            <text:p>81,75</text:p>
          </table:table-cell>
          <table:table-cell office:value-type="float" office:value="1.198" calcext:value-type="float">
            <text:p>1,198</text:p>
          </table:table-cell>
          <table:table-cell/>
          <table:table-cell office:value-type="float" office:value="1678.227" calcext:value-type="float">
            <text:p>1678,227</text:p>
          </table:table-cell>
          <table:table-cell office:value-type="float" office:value="1163.296" calcext:value-type="float">
            <text:p>1163,296</text:p>
          </table:table-cell>
          <table:table-cell table:number-columns-repeated="5"/>
          <table:table-cell office:value-type="float" office:value="1000" calcext:value-type="float">
            <text:p>1000</text:p>
          </table:table-cell>
          <table:table-cell table:formula="of:=AVERAGE(['PY37-256MB'.$E$5:.$E$104])" office:value-type="float" office:value="1091.18324" calcext:value-type="float">
            <text:p>1091,18324</text:p>
          </table:table-cell>
          <table:table-cell table:formula="of:=STDEV(['PY37-256MB'.$E$5:.$E$104])" office:value-type="float" office:value="31.9687282048055" calcext:value-type="float">
            <text:p>31,9687282048</text:p>
          </table:table-cell>
          <table:table-cell table:formula="of:=MIN(['PY37-256MB'.$E$5:.$E$104])" office:value-type="float" office:value="1010.886" calcext:value-type="float">
            <text:p>1010,886</text:p>
          </table:table-cell>
          <table:table-cell table:formula="of:=MAX(['PY37-256MB'.$E$5:.$E$104])" office:value-type="float" office:value="1185.47" calcext:value-type="float">
            <text:p>1185,47</text:p>
          </table:table-cell>
        </table:table-row>
        <table:table-row table:style-name="ro1">
          <table:table-cell office:value-type="float" office:value="122.638" calcext:value-type="float">
            <text:p>122,638</text:p>
          </table:table-cell>
          <table:table-cell office:value-type="float" office:value="1.19" calcext:value-type="float">
            <text:p>1,19</text:p>
          </table:table-cell>
          <table:table-cell/>
          <table:table-cell office:value-type="float" office:value="2006.013" calcext:value-type="float">
            <text:p>2006,013</text:p>
          </table:table-cell>
          <table:table-cell office:value-type="float" office:value="1162.481" calcext:value-type="float">
            <text:p>1162,481</text:p>
          </table:table-cell>
          <table:table-cell/>
          <table:table-cell office:value-type="string" calcext:value-type="string">
            <text:p>Error 504 Gateway Timeout (30sec)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formula="of:=AVERAGE(['PY37-256MB'.$H$5:.$H$60])" office:value-type="string" office:string-value="" calcext:value-type="error">
            <text:p>#DIV/0!</text:p>
          </table:table-cell>
          <table:table-cell table:formula="of:=STDEV(['PY37-256MB'.$H$5:.$H$60])" office:value-type="string" office:string-value="" calcext:value-type="error">
            <text:p>#DIV/0!</text:p>
          </table:table-cell>
          <table:table-cell table:formula="of:=MIN(['PY37-256MB'.$H$5:.$H$60])" office:value-type="float" office:value="0" calcext:value-type="float">
            <text:p>0</text:p>
          </table:table-cell>
          <table:table-cell table:formula="of:=MAX(['PY37-256MB'.$H$5:.$H$6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.571" calcext:value-type="float">
            <text:p>53,571</text:p>
          </table:table-cell>
          <table:table-cell office:value-type="float" office:value="1.188" calcext:value-type="float">
            <text:p>1,188</text:p>
          </table:table-cell>
          <table:table-cell/>
          <table:table-cell office:value-type="float" office:value="1263.488" calcext:value-type="float">
            <text:p>1263,488</text:p>
          </table:table-cell>
          <table:table-cell office:value-type="float" office:value="1161.358" calcext:value-type="float">
            <text:p>1161,358</text:p>
          </table:table-cell>
          <table:table-cell table:number-columns-repeated="10"/>
        </table:table-row>
        <table:table-row table:style-name="ro1">
          <table:table-cell office:value-type="float" office:value="78.786" calcext:value-type="float">
            <text:p>78,786</text:p>
          </table:table-cell>
          <table:table-cell office:value-type="float" office:value="1.186" calcext:value-type="float">
            <text:p>1,186</text:p>
          </table:table-cell>
          <table:table-cell/>
          <table:table-cell office:value-type="float" office:value="2075.676" calcext:value-type="float">
            <text:p>2075,676</text:p>
          </table:table-cell>
          <table:table-cell office:value-type="float" office:value="1151.119" calcext:value-type="float">
            <text:p>1151,119</text:p>
          </table:table-cell>
          <table:table-cell table:number-columns-repeated="10"/>
        </table:table-row>
        <table:table-row table:style-name="ro1">
          <table:table-cell office:value-type="float" office:value="61.429" calcext:value-type="float">
            <text:p>61,429</text:p>
          </table:table-cell>
          <table:table-cell office:value-type="float" office:value="1.17" calcext:value-type="float">
            <text:p>1,17</text:p>
          </table:table-cell>
          <table:table-cell/>
          <table:table-cell office:value-type="float" office:value="3564.116" calcext:value-type="float">
            <text:p>3564,116</text:p>
          </table:table-cell>
          <table:table-cell office:value-type="float" office:value="1149.887" calcext:value-type="float">
            <text:p>1149,887</text:p>
          </table:table-cell>
          <table:table-cell table:number-columns-repeated="10"/>
        </table:table-row>
        <table:table-row table:style-name="ro1">
          <table:table-cell office:value-type="float" office:value="60.51" calcext:value-type="float">
            <text:p>60,51</text:p>
          </table:table-cell>
          <table:table-cell office:value-type="float" office:value="1.169" calcext:value-type="float">
            <text:p>1,169</text:p>
          </table:table-cell>
          <table:table-cell/>
          <table:table-cell office:value-type="float" office:value="1198.438" calcext:value-type="float">
            <text:p>1198,438</text:p>
          </table:table-cell>
          <table:table-cell office:value-type="float" office:value="1138.876" calcext:value-type="float">
            <text:p>1138,876</text:p>
          </table:table-cell>
          <table:table-cell table:number-columns-repeated="10"/>
        </table:table-row>
        <table:table-row table:style-name="ro1">
          <table:table-cell office:value-type="float" office:value="57.725" calcext:value-type="float">
            <text:p>57,725</text:p>
          </table:table-cell>
          <table:table-cell office:value-type="float" office:value="1.162" calcext:value-type="float">
            <text:p>1,162</text:p>
          </table:table-cell>
          <table:table-cell/>
          <table:table-cell office:value-type="float" office:value="1214.803" calcext:value-type="float">
            <text:p>1214,803</text:p>
          </table:table-cell>
          <table:table-cell office:value-type="float" office:value="1134.999" calcext:value-type="float">
            <text:p>1134,999</text:p>
          </table:table-cell>
          <table:table-cell table:number-columns-repeated="10"/>
        </table:table-row>
        <table:table-row table:style-name="ro1">
          <table:table-cell office:value-type="float" office:value="57.299" calcext:value-type="float">
            <text:p>57,299</text:p>
          </table:table-cell>
          <table:table-cell office:value-type="float" office:value="1.162" calcext:value-type="float">
            <text:p>1,162</text:p>
          </table:table-cell>
          <table:table-cell/>
          <table:table-cell office:value-type="float" office:value="2416.291" calcext:value-type="float">
            <text:p>2416,291</text:p>
          </table:table-cell>
          <table:table-cell office:value-type="float" office:value="1130.6" calcext:value-type="float">
            <text:p>1130,6</text:p>
          </table:table-cell>
          <table:table-cell table:number-columns-repeated="10"/>
        </table:table-row>
        <table:table-row table:style-name="ro1">
          <table:table-cell office:value-type="float" office:value="61.882" calcext:value-type="float">
            <text:p>61,882</text:p>
          </table:table-cell>
          <table:table-cell office:value-type="float" office:value="1.161" calcext:value-type="float">
            <text:p>1,161</text:p>
          </table:table-cell>
          <table:table-cell/>
          <table:table-cell office:value-type="float" office:value="1180.636" calcext:value-type="float">
            <text:p>1180,636</text:p>
          </table:table-cell>
          <table:table-cell office:value-type="float" office:value="1123.18" calcext:value-type="float">
            <text:p>1123,18</text:p>
          </table:table-cell>
          <table:table-cell table:number-columns-repeated="10"/>
        </table:table-row>
        <table:table-row table:style-name="ro1">
          <table:table-cell office:value-type="float" office:value="76.369" calcext:value-type="float">
            <text:p>76,369</text:p>
          </table:table-cell>
          <table:table-cell office:value-type="float" office:value="1.16" calcext:value-type="float">
            <text:p>1,16</text:p>
          </table:table-cell>
          <table:table-cell/>
          <table:table-cell office:value-type="float" office:value="1201.528" calcext:value-type="float">
            <text:p>1201,528</text:p>
          </table:table-cell>
          <table:table-cell office:value-type="float" office:value="1122.021" calcext:value-type="float">
            <text:p>1122,021</text:p>
          </table:table-cell>
          <table:table-cell table:number-columns-repeated="10"/>
        </table:table-row>
        <table:table-row table:style-name="ro1">
          <table:table-cell office:value-type="float" office:value="64.987" calcext:value-type="float">
            <text:p>64,987</text:p>
          </table:table-cell>
          <table:table-cell office:value-type="float" office:value="1.159" calcext:value-type="float">
            <text:p>1,159</text:p>
          </table:table-cell>
          <table:table-cell/>
          <table:table-cell office:value-type="float" office:value="1181.978" calcext:value-type="float">
            <text:p>1181,978</text:p>
          </table:table-cell>
          <table:table-cell office:value-type="float" office:value="1120.368" calcext:value-type="float">
            <text:p>1120,368</text:p>
          </table:table-cell>
          <table:table-cell table:number-columns-repeated="10"/>
        </table:table-row>
        <table:table-row table:style-name="ro1">
          <table:table-cell office:value-type="float" office:value="63.351" calcext:value-type="float">
            <text:p>63,351</text:p>
          </table:table-cell>
          <table:table-cell office:value-type="float" office:value="1.157" calcext:value-type="float">
            <text:p>1,157</text:p>
          </table:table-cell>
          <table:table-cell/>
          <table:table-cell office:value-type="float" office:value="1219.812" calcext:value-type="float">
            <text:p>1219,812</text:p>
          </table:table-cell>
          <table:table-cell office:value-type="float" office:value="1119.043" calcext:value-type="float">
            <text:p>1119,043</text:p>
          </table:table-cell>
          <table:table-cell table:number-columns-repeated="10"/>
        </table:table-row>
        <table:table-row table:style-name="ro1">
          <table:table-cell office:value-type="float" office:value="57.86" calcext:value-type="float">
            <text:p>57,86</text:p>
          </table:table-cell>
          <table:table-cell office:value-type="float" office:value="1.156" calcext:value-type="float">
            <text:p>1,156</text:p>
          </table:table-cell>
          <table:table-cell/>
          <table:table-cell office:value-type="float" office:value="1366.095" calcext:value-type="float">
            <text:p>1366,095</text:p>
          </table:table-cell>
          <table:table-cell office:value-type="float" office:value="1112.38" calcext:value-type="float">
            <text:p>1112,38</text:p>
          </table:table-cell>
          <table:table-cell table:number-columns-repeated="10"/>
        </table:table-row>
        <table:table-row table:style-name="ro1">
          <table:table-cell office:value-type="float" office:value="59.694" calcext:value-type="float">
            <text:p>59,694</text:p>
          </table:table-cell>
          <table:table-cell office:value-type="float" office:value="1.155" calcext:value-type="float">
            <text:p>1,155</text:p>
          </table:table-cell>
          <table:table-cell/>
          <table:table-cell office:value-type="float" office:value="1165.49" calcext:value-type="float">
            <text:p>1165,49</text:p>
          </table:table-cell>
          <table:table-cell office:value-type="float" office:value="1111.996" calcext:value-type="float">
            <text:p>1111,996</text:p>
          </table:table-cell>
          <table:table-cell table:number-columns-repeated="10"/>
        </table:table-row>
        <table:table-row table:style-name="ro1">
          <table:table-cell office:value-type="float" office:value="55.184" calcext:value-type="float">
            <text:p>55,184</text:p>
          </table:table-cell>
          <table:table-cell office:value-type="float" office:value="1.154" calcext:value-type="float">
            <text:p>1,154</text:p>
          </table:table-cell>
          <table:table-cell/>
          <table:table-cell office:value-type="float" office:value="1233.645" calcext:value-type="float">
            <text:p>1233,645</text:p>
          </table:table-cell>
          <table:table-cell office:value-type="float" office:value="1111.996" calcext:value-type="float">
            <text:p>1111,996</text:p>
          </table:table-cell>
          <table:table-cell table:number-columns-repeated="10"/>
        </table:table-row>
        <table:table-row table:style-name="ro1">
          <table:table-cell office:value-type="float" office:value="53.29" calcext:value-type="float">
            <text:p>53,29</text:p>
          </table:table-cell>
          <table:table-cell office:value-type="float" office:value="1.149" calcext:value-type="float">
            <text:p>1,149</text:p>
          </table:table-cell>
          <table:table-cell/>
          <table:table-cell office:value-type="float" office:value="2520.243" calcext:value-type="float">
            <text:p>2520,243</text:p>
          </table:table-cell>
          <table:table-cell office:value-type="float" office:value="1109.91" calcext:value-type="float">
            <text:p>1109,91</text:p>
          </table:table-cell>
          <table:table-cell table:number-columns-repeated="10"/>
        </table:table-row>
        <table:table-row table:style-name="ro1">
          <table:table-cell office:value-type="float" office:value="684.714" calcext:value-type="float">
            <text:p>684,714</text:p>
          </table:table-cell>
          <table:table-cell office:value-type="float" office:value="1.147" calcext:value-type="float">
            <text:p>1,147</text:p>
          </table:table-cell>
          <table:table-cell/>
          <table:table-cell office:value-type="float" office:value="1180.428" calcext:value-type="float">
            <text:p>1180,428</text:p>
          </table:table-cell>
          <table:table-cell office:value-type="float" office:value="1109.771" calcext:value-type="float">
            <text:p>1109,771</text:p>
          </table:table-cell>
          <table:table-cell table:number-columns-repeated="10"/>
        </table:table-row>
        <table:table-row table:style-name="ro1">
          <table:table-cell office:value-type="float" office:value="116.304" calcext:value-type="float">
            <text:p>116,304</text:p>
          </table:table-cell>
          <table:table-cell office:value-type="float" office:value="1.145" calcext:value-type="float">
            <text:p>1,145</text:p>
          </table:table-cell>
          <table:table-cell/>
          <table:table-cell office:value-type="float" office:value="2785.254" calcext:value-type="float">
            <text:p>2785,254</text:p>
          </table:table-cell>
          <table:table-cell office:value-type="float" office:value="1109.567" calcext:value-type="float">
            <text:p>1109,567</text:p>
          </table:table-cell>
          <table:table-cell table:number-columns-repeated="10"/>
        </table:table-row>
        <table:table-row table:style-name="ro1">
          <table:table-cell office:value-type="float" office:value="60.707" calcext:value-type="float">
            <text:p>60,707</text:p>
          </table:table-cell>
          <table:table-cell office:value-type="float" office:value="1.143" calcext:value-type="float">
            <text:p>1,143</text:p>
          </table:table-cell>
          <table:table-cell/>
          <table:table-cell office:value-type="float" office:value="1179.983" calcext:value-type="float">
            <text:p>1179,983</text:p>
          </table:table-cell>
          <table:table-cell office:value-type="float" office:value="1107.604" calcext:value-type="float">
            <text:p>1107,604</text:p>
          </table:table-cell>
          <table:table-cell table:number-columns-repeated="10"/>
        </table:table-row>
        <table:table-row table:style-name="ro1">
          <table:table-cell office:value-type="float" office:value="57.533" calcext:value-type="float">
            <text:p>57,533</text:p>
          </table:table-cell>
          <table:table-cell office:value-type="float" office:value="1.139" calcext:value-type="float">
            <text:p>1,139</text:p>
          </table:table-cell>
          <table:table-cell/>
          <table:table-cell office:value-type="float" office:value="1516.116" calcext:value-type="float">
            <text:p>1516,116</text:p>
          </table:table-cell>
          <table:table-cell office:value-type="float" office:value="1105.286" calcext:value-type="float">
            <text:p>1105,286</text:p>
          </table:table-cell>
          <table:table-cell table:number-columns-repeated="10"/>
        </table:table-row>
        <table:table-row table:style-name="ro1">
          <table:table-cell office:value-type="float" office:value="59.133" calcext:value-type="float">
            <text:p>59,133</text:p>
          </table:table-cell>
          <table:table-cell office:value-type="float" office:value="1.138" calcext:value-type="float">
            <text:p>1,138</text:p>
          </table:table-cell>
          <table:table-cell/>
          <table:table-cell office:value-type="float" office:value="1666.885" calcext:value-type="float">
            <text:p>1666,885</text:p>
          </table:table-cell>
          <table:table-cell office:value-type="float" office:value="1104.219" calcext:value-type="float">
            <text:p>1104,219</text:p>
          </table:table-cell>
          <table:table-cell table:number-columns-repeated="10"/>
        </table:table-row>
        <table:table-row table:style-name="ro1">
          <table:table-cell office:value-type="float" office:value="80.21" calcext:value-type="float">
            <text:p>80,21</text:p>
          </table:table-cell>
          <table:table-cell office:value-type="float" office:value="1.134" calcext:value-type="float">
            <text:p>1,134</text:p>
          </table:table-cell>
          <table:table-cell/>
          <table:table-cell office:value-type="float" office:value="1186.119" calcext:value-type="float">
            <text:p>1186,119</text:p>
          </table:table-cell>
          <table:table-cell office:value-type="float" office:value="1103.919" calcext:value-type="float">
            <text:p>1103,919</text:p>
          </table:table-cell>
          <table:table-cell table:number-columns-repeated="10"/>
        </table:table-row>
        <table:table-row table:style-name="ro1">
          <table:table-cell office:value-type="float" office:value="59.588" calcext:value-type="float">
            <text:p>59,588</text:p>
          </table:table-cell>
          <table:table-cell office:value-type="float" office:value="1.133" calcext:value-type="float">
            <text:p>1,133</text:p>
          </table:table-cell>
          <table:table-cell/>
          <table:table-cell office:value-type="float" office:value="2412.942" calcext:value-type="float">
            <text:p>2412,942</text:p>
          </table:table-cell>
          <table:table-cell office:value-type="float" office:value="1103.684" calcext:value-type="float">
            <text:p>1103,684</text:p>
          </table:table-cell>
          <table:table-cell table:number-columns-repeated="10"/>
        </table:table-row>
        <table:table-row table:style-name="ro1">
          <table:table-cell office:value-type="float" office:value="58.302" calcext:value-type="float">
            <text:p>58,302</text:p>
          </table:table-cell>
          <table:table-cell office:value-type="float" office:value="1.132" calcext:value-type="float">
            <text:p>1,132</text:p>
          </table:table-cell>
          <table:table-cell/>
          <table:table-cell office:value-type="float" office:value="1178.645" calcext:value-type="float">
            <text:p>1178,645</text:p>
          </table:table-cell>
          <table:table-cell office:value-type="float" office:value="1103.569" calcext:value-type="float">
            <text:p>1103,569</text:p>
          </table:table-cell>
          <table:table-cell table:number-columns-repeated="10"/>
        </table:table-row>
        <table:table-row table:style-name="ro1">
          <table:table-cell office:value-type="float" office:value="56.963" calcext:value-type="float">
            <text:p>56,963</text:p>
          </table:table-cell>
          <table:table-cell office:value-type="float" office:value="1.13" calcext:value-type="float">
            <text:p>1,13</text:p>
          </table:table-cell>
          <table:table-cell/>
          <table:table-cell office:value-type="float" office:value="1160.558" calcext:value-type="float">
            <text:p>1160,558</text:p>
          </table:table-cell>
          <table:table-cell office:value-type="float" office:value="1103.312" calcext:value-type="float">
            <text:p>1103,312</text:p>
          </table:table-cell>
          <table:table-cell table:number-columns-repeated="10"/>
        </table:table-row>
        <table:table-row table:style-name="ro1">
          <table:table-cell office:value-type="float" office:value="77.224" calcext:value-type="float">
            <text:p>77,224</text:p>
          </table:table-cell>
          <table:table-cell office:value-type="float" office:value="1.126" calcext:value-type="float">
            <text:p>1,126</text:p>
          </table:table-cell>
          <table:table-cell/>
          <table:table-cell office:value-type="float" office:value="1884.563" calcext:value-type="float">
            <text:p>1884,563</text:p>
          </table:table-cell>
          <table:table-cell office:value-type="float" office:value="1102.241" calcext:value-type="float">
            <text:p>1102,241</text:p>
          </table:table-cell>
          <table:table-cell table:number-columns-repeated="10"/>
        </table:table-row>
        <table:table-row table:style-name="ro1">
          <table:table-cell office:value-type="float" office:value="63.045" calcext:value-type="float">
            <text:p>63,045</text:p>
          </table:table-cell>
          <table:table-cell office:value-type="float" office:value="1.126" calcext:value-type="float">
            <text:p>1,126</text:p>
          </table:table-cell>
          <table:table-cell/>
          <table:table-cell office:value-type="float" office:value="1380.622" calcext:value-type="float">
            <text:p>1380,622</text:p>
          </table:table-cell>
          <table:table-cell office:value-type="float" office:value="1101.443" calcext:value-type="float">
            <text:p>1101,443</text:p>
          </table:table-cell>
          <table:table-cell table:number-columns-repeated="10"/>
        </table:table-row>
        <table:table-row table:style-name="ro1">
          <table:table-cell office:value-type="float" office:value="271.921" calcext:value-type="float">
            <text:p>271,921</text:p>
          </table:table-cell>
          <table:table-cell office:value-type="float" office:value="1.126" calcext:value-type="float">
            <text:p>1,126</text:p>
          </table:table-cell>
          <table:table-cell/>
          <table:table-cell office:value-type="float" office:value="1179.025" calcext:value-type="float">
            <text:p>1179,025</text:p>
          </table:table-cell>
          <table:table-cell office:value-type="float" office:value="1101.13" calcext:value-type="float">
            <text:p>1101,13</text:p>
          </table:table-cell>
          <table:table-cell table:number-columns-repeated="10"/>
        </table:table-row>
        <table:table-row table:style-name="ro1">
          <table:table-cell office:value-type="float" office:value="62.315" calcext:value-type="float">
            <text:p>62,315</text:p>
          </table:table-cell>
          <table:table-cell office:value-type="float" office:value="1.123" calcext:value-type="float">
            <text:p>1,123</text:p>
          </table:table-cell>
          <table:table-cell/>
          <table:table-cell office:value-type="float" office:value="1195.831" calcext:value-type="float">
            <text:p>1195,831</text:p>
          </table:table-cell>
          <table:table-cell office:value-type="float" office:value="1100.966" calcext:value-type="float">
            <text:p>1100,966</text:p>
          </table:table-cell>
          <table:table-cell table:number-columns-repeated="10"/>
        </table:table-row>
        <table:table-row table:style-name="ro1">
          <table:table-cell office:value-type="float" office:value="97.564" calcext:value-type="float">
            <text:p>97,564</text:p>
          </table:table-cell>
          <table:table-cell office:value-type="float" office:value="1.122" calcext:value-type="float">
            <text:p>1,122</text:p>
          </table:table-cell>
          <table:table-cell/>
          <table:table-cell office:value-type="float" office:value="2060.498" calcext:value-type="float">
            <text:p>2060,498</text:p>
          </table:table-cell>
          <table:table-cell office:value-type="float" office:value="1100.9" calcext:value-type="float">
            <text:p>1100,9</text:p>
          </table:table-cell>
          <table:table-cell table:number-columns-repeated="10"/>
        </table:table-row>
        <table:table-row table:style-name="ro1">
          <table:table-cell office:value-type="float" office:value="58.75" calcext:value-type="float">
            <text:p>58,75</text:p>
          </table:table-cell>
          <table:table-cell office:value-type="float" office:value="1.122" calcext:value-type="float">
            <text:p>1,122</text:p>
          </table:table-cell>
          <table:table-cell/>
          <table:table-cell office:value-type="float" office:value="1201.91" calcext:value-type="float">
            <text:p>1201,91</text:p>
          </table:table-cell>
          <table:table-cell office:value-type="float" office:value="1100.68" calcext:value-type="float">
            <text:p>1100,68</text:p>
          </table:table-cell>
          <table:table-cell table:number-columns-repeated="10"/>
        </table:table-row>
        <table:table-row table:style-name="ro1">
          <table:table-cell office:value-type="float" office:value="77.467" calcext:value-type="float">
            <text:p>77,467</text:p>
          </table:table-cell>
          <table:table-cell office:value-type="float" office:value="1.121" calcext:value-type="float">
            <text:p>1,121</text:p>
          </table:table-cell>
          <table:table-cell/>
          <table:table-cell office:value-type="float" office:value="1289.989" calcext:value-type="float">
            <text:p>1289,989</text:p>
          </table:table-cell>
          <table:table-cell office:value-type="float" office:value="1100.487" calcext:value-type="float">
            <text:p>1100,487</text:p>
          </table:table-cell>
          <table:table-cell table:number-columns-repeated="10"/>
        </table:table-row>
        <table:table-row table:style-name="ro1">
          <table:table-cell office:value-type="float" office:value="62.918" calcext:value-type="float">
            <text:p>62,918</text:p>
          </table:table-cell>
          <table:table-cell office:value-type="float" office:value="1.121" calcext:value-type="float">
            <text:p>1,121</text:p>
          </table:table-cell>
          <table:table-cell/>
          <table:table-cell office:value-type="float" office:value="2221.564" calcext:value-type="float">
            <text:p>2221,564</text:p>
          </table:table-cell>
          <table:table-cell office:value-type="float" office:value="1099.923" calcext:value-type="float">
            <text:p>1099,923</text:p>
          </table:table-cell>
          <table:table-cell table:number-columns-repeated="10"/>
        </table:table-row>
        <table:table-row table:style-name="ro1">
          <table:table-cell office:value-type="float" office:value="65.041" calcext:value-type="float">
            <text:p>65,041</text:p>
          </table:table-cell>
          <table:table-cell office:value-type="float" office:value="1.12" calcext:value-type="float">
            <text:p>1,12</text:p>
          </table:table-cell>
          <table:table-cell/>
          <table:table-cell office:value-type="float" office:value="1177.35" calcext:value-type="float">
            <text:p>1177,35</text:p>
          </table:table-cell>
          <table:table-cell office:value-type="float" office:value="1099.649" calcext:value-type="float">
            <text:p>1099,649</text:p>
          </table:table-cell>
          <table:table-cell table:number-columns-repeated="10"/>
        </table:table-row>
        <table:table-row table:style-name="ro1">
          <table:table-cell office:value-type="float" office:value="70.12" calcext:value-type="float">
            <text:p>70,12</text:p>
          </table:table-cell>
          <table:table-cell office:value-type="float" office:value="1.12" calcext:value-type="float">
            <text:p>1,12</text:p>
          </table:table-cell>
          <table:table-cell/>
          <table:table-cell office:value-type="float" office:value="1199.985" calcext:value-type="float">
            <text:p>1199,985</text:p>
          </table:table-cell>
          <table:table-cell office:value-type="float" office:value="1099.232" calcext:value-type="float">
            <text:p>1099,232</text:p>
          </table:table-cell>
          <table:table-cell table:number-columns-repeated="10"/>
        </table:table-row>
        <table:table-row table:style-name="ro1">
          <table:table-cell office:value-type="float" office:value="60.329" calcext:value-type="float">
            <text:p>60,329</text:p>
          </table:table-cell>
          <table:table-cell office:value-type="float" office:value="1.116" calcext:value-type="float">
            <text:p>1,116</text:p>
          </table:table-cell>
          <table:table-cell/>
          <table:table-cell office:value-type="float" office:value="1181.517" calcext:value-type="float">
            <text:p>1181,517</text:p>
          </table:table-cell>
          <table:table-cell office:value-type="float" office:value="1098.774" calcext:value-type="float">
            <text:p>1098,774</text:p>
          </table:table-cell>
          <table:table-cell table:number-columns-repeated="10"/>
        </table:table-row>
        <table:table-row table:style-name="ro1">
          <table:table-cell office:value-type="float" office:value="59.158" calcext:value-type="float">
            <text:p>59,158</text:p>
          </table:table-cell>
          <table:table-cell office:value-type="float" office:value="1.114" calcext:value-type="float">
            <text:p>1,114</text:p>
          </table:table-cell>
          <table:table-cell/>
          <table:table-cell office:value-type="float" office:value="1566.751" calcext:value-type="float">
            <text:p>1566,751</text:p>
          </table:table-cell>
          <table:table-cell office:value-type="float" office:value="1098.294" calcext:value-type="float">
            <text:p>1098,294</text:p>
          </table:table-cell>
          <table:table-cell table:number-columns-repeated="10"/>
        </table:table-row>
        <table:table-row table:style-name="ro1">
          <table:table-cell office:value-type="float" office:value="63.019" calcext:value-type="float">
            <text:p>63,019</text:p>
          </table:table-cell>
          <table:table-cell office:value-type="float" office:value="1.111" calcext:value-type="float">
            <text:p>1,111</text:p>
          </table:table-cell>
          <table:table-cell/>
          <table:table-cell office:value-type="float" office:value="1470.985" calcext:value-type="float">
            <text:p>1470,985</text:p>
          </table:table-cell>
          <table:table-cell office:value-type="float" office:value="1097.955" calcext:value-type="float">
            <text:p>1097,955</text:p>
          </table:table-cell>
          <table:table-cell table:number-columns-repeated="10"/>
        </table:table-row>
        <table:table-row table:style-name="ro1">
          <table:table-cell office:value-type="float" office:value="58.277" calcext:value-type="float">
            <text:p>58,277</text:p>
          </table:table-cell>
          <table:table-cell office:value-type="float" office:value="1.105" calcext:value-type="float">
            <text:p>1,105</text:p>
          </table:table-cell>
          <table:table-cell/>
          <table:table-cell office:value-type="float" office:value="1203.608" calcext:value-type="float">
            <text:p>1203,608</text:p>
          </table:table-cell>
          <table:table-cell office:value-type="float" office:value="1096.66" calcext:value-type="float">
            <text:p>1096,66</text:p>
          </table:table-cell>
          <table:table-cell table:number-columns-repeated="10"/>
        </table:table-row>
        <table:table-row table:style-name="ro1">
          <table:table-cell office:value-type="float" office:value="59.339" calcext:value-type="float">
            <text:p>59,339</text:p>
          </table:table-cell>
          <table:table-cell office:value-type="float" office:value="1.103" calcext:value-type="float">
            <text:p>1,103</text:p>
          </table:table-cell>
          <table:table-cell/>
          <table:table-cell office:value-type="float" office:value="1186.571" calcext:value-type="float">
            <text:p>1186,571</text:p>
          </table:table-cell>
          <table:table-cell office:value-type="float" office:value="1095.884" calcext:value-type="float">
            <text:p>1095,884</text:p>
          </table:table-cell>
          <table:table-cell table:number-columns-repeated="10"/>
        </table:table-row>
        <table:table-row table:style-name="ro1">
          <table:table-cell office:value-type="float" office:value="368.326" calcext:value-type="float">
            <text:p>368,326</text:p>
          </table:table-cell>
          <table:table-cell office:value-type="float" office:value="1.103" calcext:value-type="float">
            <text:p>1,103</text:p>
          </table:table-cell>
          <table:table-cell/>
          <table:table-cell office:value-type="float" office:value="1162.338" calcext:value-type="float">
            <text:p>1162,338</text:p>
          </table:table-cell>
          <table:table-cell office:value-type="float" office:value="1095.341" calcext:value-type="float">
            <text:p>1095,341</text:p>
          </table:table-cell>
          <table:table-cell table:number-columns-repeated="10"/>
        </table:table-row>
        <table:table-row table:style-name="ro1">
          <table:table-cell office:value-type="float" office:value="58.117" calcext:value-type="float">
            <text:p>58,117</text:p>
          </table:table-cell>
          <table:table-cell office:value-type="float" office:value="1.102" calcext:value-type="float">
            <text:p>1,102</text:p>
          </table:table-cell>
          <table:table-cell/>
          <table:table-cell office:value-type="float" office:value="1638.254" calcext:value-type="float">
            <text:p>1638,254</text:p>
          </table:table-cell>
          <table:table-cell office:value-type="float" office:value="1094.224" calcext:value-type="float">
            <text:p>1094,224</text:p>
          </table:table-cell>
          <table:table-cell table:number-columns-repeated="10"/>
        </table:table-row>
        <table:table-row table:style-name="ro1">
          <table:table-cell office:value-type="float" office:value="79.434" calcext:value-type="float">
            <text:p>79,434</text:p>
          </table:table-cell>
          <table:table-cell office:value-type="float" office:value="1.101" calcext:value-type="float">
            <text:p>1,101</text:p>
          </table:table-cell>
          <table:table-cell/>
          <table:table-cell office:value-type="float" office:value="2079.435" calcext:value-type="float">
            <text:p>2079,435</text:p>
          </table:table-cell>
          <table:table-cell office:value-type="float" office:value="1093.708" calcext:value-type="float">
            <text:p>1093,708</text:p>
          </table:table-cell>
          <table:table-cell table:number-columns-repeated="10"/>
        </table:table-row>
        <table:table-row table:style-name="ro1">
          <table:table-cell office:value-type="float" office:value="61.938" calcext:value-type="float">
            <text:p>61,938</text:p>
          </table:table-cell>
          <table:table-cell office:value-type="float" office:value="1.099" calcext:value-type="float">
            <text:p>1,099</text:p>
          </table:table-cell>
          <table:table-cell/>
          <table:table-cell office:value-type="float" office:value="1617.3" calcext:value-type="float">
            <text:p>1617,3</text:p>
          </table:table-cell>
          <table:table-cell office:value-type="float" office:value="1091.852" calcext:value-type="float">
            <text:p>1091,852</text:p>
          </table:table-cell>
          <table:table-cell table:number-columns-repeated="10"/>
        </table:table-row>
        <table:table-row table:style-name="ro1">
          <table:table-cell office:value-type="float" office:value="52.338" calcext:value-type="float">
            <text:p>52,338</text:p>
          </table:table-cell>
          <table:table-cell office:value-type="float" office:value="1.099" calcext:value-type="float">
            <text:p>1,099</text:p>
          </table:table-cell>
          <table:table-cell/>
          <table:table-cell office:value-type="float" office:value="3984.08" calcext:value-type="float">
            <text:p>3984,08</text:p>
          </table:table-cell>
          <table:table-cell office:value-type="float" office:value="1090.966" calcext:value-type="float">
            <text:p>1090,966</text:p>
          </table:table-cell>
          <table:table-cell table:number-columns-repeated="10"/>
        </table:table-row>
        <table:table-row table:style-name="ro1">
          <table:table-cell office:value-type="float" office:value="52.092" calcext:value-type="float">
            <text:p>52,092</text:p>
          </table:table-cell>
          <table:table-cell office:value-type="float" office:value="1.095" calcext:value-type="float">
            <text:p>1,095</text:p>
          </table:table-cell>
          <table:table-cell/>
          <table:table-cell office:value-type="float" office:value="1166.489" calcext:value-type="float">
            <text:p>1166,489</text:p>
          </table:table-cell>
          <table:table-cell office:value-type="float" office:value="1089.136" calcext:value-type="float">
            <text:p>1089,136</text:p>
          </table:table-cell>
          <table:table-cell table:number-columns-repeated="10"/>
        </table:table-row>
        <table:table-row table:style-name="ro1">
          <table:table-cell office:value-type="float" office:value="70.593" calcext:value-type="float">
            <text:p>70,593</text:p>
          </table:table-cell>
          <table:table-cell office:value-type="float" office:value="1.095" calcext:value-type="float">
            <text:p>1,095</text:p>
          </table:table-cell>
          <table:table-cell/>
          <table:table-cell office:value-type="float" office:value="1179.958" calcext:value-type="float">
            <text:p>1179,958</text:p>
          </table:table-cell>
          <table:table-cell office:value-type="float" office:value="1088.678" calcext:value-type="float">
            <text:p>1088,678</text:p>
          </table:table-cell>
          <table:table-cell table:number-columns-repeated="10"/>
        </table:table-row>
        <table:table-row table:style-name="ro1">
          <table:table-cell office:value-type="float" office:value="54.746" calcext:value-type="float">
            <text:p>54,746</text:p>
          </table:table-cell>
          <table:table-cell office:value-type="float" office:value="1.094" calcext:value-type="float">
            <text:p>1,094</text:p>
          </table:table-cell>
          <table:table-cell/>
          <table:table-cell office:value-type="float" office:value="1160.167" calcext:value-type="float">
            <text:p>1160,167</text:p>
          </table:table-cell>
          <table:table-cell office:value-type="float" office:value="1088.097" calcext:value-type="float">
            <text:p>1088,097</text:p>
          </table:table-cell>
          <table:table-cell table:number-columns-repeated="10"/>
        </table:table-row>
        <table:table-row table:style-name="ro1">
          <table:table-cell office:value-type="float" office:value="59.587" calcext:value-type="float">
            <text:p>59,587</text:p>
          </table:table-cell>
          <table:table-cell office:value-type="float" office:value="1.094" calcext:value-type="float">
            <text:p>1,094</text:p>
          </table:table-cell>
          <table:table-cell/>
          <table:table-cell office:value-type="float" office:value="1159.779" calcext:value-type="float">
            <text:p>1159,779</text:p>
          </table:table-cell>
          <table:table-cell office:value-type="float" office:value="1087.724" calcext:value-type="float">
            <text:p>1087,724</text:p>
          </table:table-cell>
          <table:table-cell table:number-columns-repeated="10"/>
        </table:table-row>
        <table:table-row table:style-name="ro1">
          <table:table-cell office:value-type="float" office:value="59.864" calcext:value-type="float">
            <text:p>59,864</text:p>
          </table:table-cell>
          <table:table-cell office:value-type="float" office:value="1.09" calcext:value-type="float">
            <text:p>1,09</text:p>
          </table:table-cell>
          <table:table-cell/>
          <table:table-cell office:value-type="float" office:value="1180.115" calcext:value-type="float">
            <text:p>1180,115</text:p>
          </table:table-cell>
          <table:table-cell office:value-type="float" office:value="1087.385" calcext:value-type="float">
            <text:p>1087,385</text:p>
          </table:table-cell>
          <table:table-cell table:number-columns-repeated="10"/>
        </table:table-row>
        <table:table-row table:style-name="ro1">
          <table:table-cell office:value-type="float" office:value="126.598" calcext:value-type="float">
            <text:p>126,598</text:p>
          </table:table-cell>
          <table:table-cell office:value-type="float" office:value="1.089" calcext:value-type="float">
            <text:p>1,089</text:p>
          </table:table-cell>
          <table:table-cell/>
          <table:table-cell office:value-type="float" office:value="1155.486" calcext:value-type="float">
            <text:p>1155,486</text:p>
          </table:table-cell>
          <table:table-cell office:value-type="float" office:value="1087.334" calcext:value-type="float">
            <text:p>1087,334</text:p>
          </table:table-cell>
          <table:table-cell table:number-columns-repeated="10"/>
        </table:table-row>
        <table:table-row table:style-name="ro1">
          <table:table-cell office:value-type="float" office:value="55.972" calcext:value-type="float">
            <text:p>55,972</text:p>
          </table:table-cell>
          <table:table-cell office:value-type="float" office:value="1.086" calcext:value-type="float">
            <text:p>1,086</text:p>
          </table:table-cell>
          <table:table-cell/>
          <table:table-cell office:value-type="float" office:value="1177.976" calcext:value-type="float">
            <text:p>1177,976</text:p>
          </table:table-cell>
          <table:table-cell office:value-type="float" office:value="1087.258" calcext:value-type="float">
            <text:p>1087,258</text:p>
          </table:table-cell>
          <table:table-cell table:number-columns-repeated="10"/>
        </table:table-row>
        <table:table-row table:style-name="ro1">
          <table:table-cell office:value-type="float" office:value="60.349" calcext:value-type="float">
            <text:p>60,349</text:p>
          </table:table-cell>
          <table:table-cell office:value-type="float" office:value="1.085" calcext:value-type="float">
            <text:p>1,085</text:p>
          </table:table-cell>
          <table:table-cell/>
          <table:table-cell office:value-type="float" office:value="2564.529" calcext:value-type="float">
            <text:p>2564,529</text:p>
          </table:table-cell>
          <table:table-cell office:value-type="float" office:value="1087.207" calcext:value-type="float">
            <text:p>1087,207</text:p>
          </table:table-cell>
          <table:table-cell table:number-columns-repeated="10"/>
        </table:table-row>
        <table:table-row table:style-name="ro1">
          <table:table-cell office:value-type="float" office:value="55.128" calcext:value-type="float">
            <text:p>55,128</text:p>
          </table:table-cell>
          <table:table-cell office:value-type="float" office:value="1.084" calcext:value-type="float">
            <text:p>1,084</text:p>
          </table:table-cell>
          <table:table-cell/>
          <table:table-cell office:value-type="float" office:value="1138.298" calcext:value-type="float">
            <text:p>1138,298</text:p>
          </table:table-cell>
          <table:table-cell office:value-type="float" office:value="1086.965" calcext:value-type="float">
            <text:p>1086,965</text:p>
          </table:table-cell>
          <table:table-cell table:number-columns-repeated="10"/>
        </table:table-row>
        <table:table-row table:style-name="ro1">
          <table:table-cell office:value-type="float" office:value="78.674" calcext:value-type="float">
            <text:p>78,674</text:p>
          </table:table-cell>
          <table:table-cell office:value-type="float" office:value="1.083" calcext:value-type="float">
            <text:p>1,083</text:p>
          </table:table-cell>
          <table:table-cell/>
          <table:table-cell office:value-type="float" office:value="1176.373" calcext:value-type="float">
            <text:p>1176,373</text:p>
          </table:table-cell>
          <table:table-cell office:value-type="float" office:value="1086.9" calcext:value-type="float">
            <text:p>1086,9</text:p>
          </table:table-cell>
          <table:table-cell table:number-columns-repeated="10"/>
        </table:table-row>
        <table:table-row table:style-name="ro1">
          <table:table-cell office:value-type="float" office:value="57.18" calcext:value-type="float">
            <text:p>57,18</text:p>
          </table:table-cell>
          <table:table-cell office:value-type="float" office:value="1.083" calcext:value-type="float">
            <text:p>1,083</text:p>
          </table:table-cell>
          <table:table-cell/>
          <table:table-cell office:value-type="float" office:value="2425.275" calcext:value-type="float">
            <text:p>2425,275</text:p>
          </table:table-cell>
          <table:table-cell office:value-type="float" office:value="1085.998" calcext:value-type="float">
            <text:p>1085,998</text:p>
          </table:table-cell>
          <table:table-cell table:number-columns-repeated="3"/>
          <table:table-cell office:value-type="string" calcext:value-type="string">
            <text:p>&lt;-</text:p>
          </table:table-cell>
          <table:table-cell table:number-columns-repeated="6"/>
        </table:table-row>
        <table:table-row table:style-name="ro1">
          <table:table-cell office:value-type="float" office:value="66.215" calcext:value-type="float">
            <text:p>66,215</text:p>
          </table:table-cell>
          <table:table-cell office:value-type="float" office:value="1.083" calcext:value-type="float">
            <text:p>1,083</text:p>
          </table:table-cell>
          <table:table-cell/>
          <table:table-cell office:value-type="float" office:value="1158.626" calcext:value-type="float">
            <text:p>1158,626</text:p>
          </table:table-cell>
          <table:table-cell office:value-type="float" office:value="1085.803" calcext:value-type="float">
            <text:p>1085,803</text:p>
          </table:table-cell>
          <table:table-cell table:number-columns-repeated="10"/>
        </table:table-row>
        <table:table-row table:style-name="ro1">
          <table:table-cell office:value-type="float" office:value="53.049" calcext:value-type="float">
            <text:p>53,049</text:p>
          </table:table-cell>
          <table:table-cell office:value-type="float" office:value="1.082" calcext:value-type="float">
            <text:p>1,082</text:p>
          </table:table-cell>
          <table:table-cell/>
          <table:table-cell office:value-type="float" office:value="1180.011" calcext:value-type="float">
            <text:p>1180,011</text:p>
          </table:table-cell>
          <table:table-cell office:value-type="float" office:value="1084.825" calcext:value-type="float">
            <text:p>1084,825</text:p>
          </table:table-cell>
          <table:table-cell table:number-columns-repeated="10"/>
        </table:table-row>
        <table:table-row table:style-name="ro1">
          <table:table-cell office:value-type="float" office:value="56.66" calcext:value-type="float">
            <text:p>56,66</text:p>
          </table:table-cell>
          <table:table-cell office:value-type="float" office:value="1.076" calcext:value-type="float">
            <text:p>1,076</text:p>
          </table:table-cell>
          <table:table-cell/>
          <table:table-cell office:value-type="float" office:value="1170.158" calcext:value-type="float">
            <text:p>1170,158</text:p>
          </table:table-cell>
          <table:table-cell office:value-type="float" office:value="1084.389" calcext:value-type="float">
            <text:p>1084,389</text:p>
          </table:table-cell>
          <table:table-cell table:number-columns-repeated="10"/>
        </table:table-row>
        <table:table-row table:style-name="ro1">
          <table:table-cell office:value-type="float" office:value="55.659" calcext:value-type="float">
            <text:p>55,659</text:p>
          </table:table-cell>
          <table:table-cell office:value-type="float" office:value="1.073" calcext:value-type="float">
            <text:p>1,073</text:p>
          </table:table-cell>
          <table:table-cell/>
          <table:table-cell office:value-type="float" office:value="1179.362" calcext:value-type="float">
            <text:p>1179,362</text:p>
          </table:table-cell>
          <table:table-cell office:value-type="float" office:value="1083.616" calcext:value-type="float">
            <text:p>1083,616</text:p>
          </table:table-cell>
          <table:table-cell table:number-columns-repeated="10"/>
        </table:table-row>
        <table:table-row table:style-name="ro1">
          <table:table-cell office:value-type="float" office:value="53.353" calcext:value-type="float">
            <text:p>53,353</text:p>
          </table:table-cell>
          <table:table-cell office:value-type="float" office:value="1.072" calcext:value-type="float">
            <text:p>1,072</text:p>
          </table:table-cell>
          <table:table-cell/>
          <table:table-cell office:value-type="float" office:value="1680.938" calcext:value-type="float">
            <text:p>1680,938</text:p>
          </table:table-cell>
          <table:table-cell office:value-type="float" office:value="1083.247" calcext:value-type="float">
            <text:p>1083,247</text:p>
          </table:table-cell>
          <table:table-cell table:number-columns-repeated="10"/>
        </table:table-row>
        <table:table-row table:style-name="ro1">
          <table:table-cell office:value-type="float" office:value="55.401" calcext:value-type="float">
            <text:p>55,401</text:p>
          </table:table-cell>
          <table:table-cell office:value-type="float" office:value="1.071" calcext:value-type="float">
            <text:p>1,071</text:p>
          </table:table-cell>
          <table:table-cell/>
          <table:table-cell office:value-type="float" office:value="1498.554" calcext:value-type="float">
            <text:p>1498,554</text:p>
          </table:table-cell>
          <table:table-cell office:value-type="float" office:value="1082.344" calcext:value-type="float">
            <text:p>1082,344</text:p>
          </table:table-cell>
          <table:table-cell table:number-columns-repeated="10"/>
        </table:table-row>
        <table:table-row table:style-name="ro1">
          <table:table-cell office:value-type="float" office:value="57.884" calcext:value-type="float">
            <text:p>57,884</text:p>
          </table:table-cell>
          <table:table-cell office:value-type="float" office:value="1.071" calcext:value-type="float">
            <text:p>1,071</text:p>
          </table:table-cell>
          <table:table-cell/>
          <table:table-cell office:value-type="float" office:value="1156.941" calcext:value-type="float">
            <text:p>1156,941</text:p>
          </table:table-cell>
          <table:table-cell office:value-type="float" office:value="1081.546" calcext:value-type="float">
            <text:p>1081,546</text:p>
          </table:table-cell>
          <table:table-cell table:number-columns-repeated="10"/>
        </table:table-row>
        <table:table-row table:style-name="ro1">
          <table:table-cell office:value-type="float" office:value="65.596" calcext:value-type="float">
            <text:p>65,596</text:p>
          </table:table-cell>
          <table:table-cell office:value-type="float" office:value="1.069" calcext:value-type="float">
            <text:p>1,069</text:p>
          </table:table-cell>
          <table:table-cell/>
          <table:table-cell office:value-type="float" office:value="1154.937" calcext:value-type="float">
            <text:p>1154,937</text:p>
          </table:table-cell>
          <table:table-cell office:value-type="float" office:value="1080.073" calcext:value-type="float">
            <text:p>1080,073</text:p>
          </table:table-cell>
          <table:table-cell table:number-columns-repeated="10"/>
        </table:table-row>
        <table:table-row table:style-name="ro1">
          <table:table-cell office:value-type="float" office:value="57.654" calcext:value-type="float">
            <text:p>57,654</text:p>
          </table:table-cell>
          <table:table-cell office:value-type="float" office:value="1.065" calcext:value-type="float">
            <text:p>1,065</text:p>
          </table:table-cell>
          <table:table-cell/>
          <table:table-cell office:value-type="float" office:value="1163.036" calcext:value-type="float">
            <text:p>1163,036</text:p>
          </table:table-cell>
          <table:table-cell office:value-type="float" office:value="1079.906" calcext:value-type="float">
            <text:p>1079,906</text:p>
          </table:table-cell>
          <table:table-cell table:number-columns-repeated="10"/>
        </table:table-row>
        <table:table-row table:style-name="ro1">
          <table:table-cell office:value-type="float" office:value="58.284" calcext:value-type="float">
            <text:p>58,284</text:p>
          </table:table-cell>
          <table:table-cell office:value-type="float" office:value="1.065" calcext:value-type="float">
            <text:p>1,065</text:p>
          </table:table-cell>
          <table:table-cell/>
          <table:table-cell office:value-type="float" office:value="1918.123" calcext:value-type="float">
            <text:p>1918,123</text:p>
          </table:table-cell>
          <table:table-cell office:value-type="float" office:value="1079.333" calcext:value-type="float">
            <text:p>1079,333</text:p>
          </table:table-cell>
          <table:table-cell table:number-columns-repeated="10"/>
        </table:table-row>
        <table:table-row table:style-name="ro1">
          <table:table-cell office:value-type="float" office:value="53.614" calcext:value-type="float">
            <text:p>53,614</text:p>
          </table:table-cell>
          <table:table-cell office:value-type="float" office:value="1.064" calcext:value-type="float">
            <text:p>1,064</text:p>
          </table:table-cell>
          <table:table-cell/>
          <table:table-cell office:value-type="float" office:value="1746.663" calcext:value-type="float">
            <text:p>1746,663</text:p>
          </table:table-cell>
          <table:table-cell office:value-type="float" office:value="1078.022" calcext:value-type="float">
            <text:p>1078,022</text:p>
          </table:table-cell>
          <table:table-cell table:number-columns-repeated="10"/>
        </table:table-row>
        <table:table-row table:style-name="ro1">
          <table:table-cell office:value-type="float" office:value="61.055" calcext:value-type="float">
            <text:p>61,055</text:p>
          </table:table-cell>
          <table:table-cell office:value-type="float" office:value="1.055" calcext:value-type="float">
            <text:p>1,055</text:p>
          </table:table-cell>
          <table:table-cell/>
          <table:table-cell office:value-type="float" office:value="2219.128" calcext:value-type="float">
            <text:p>2219,128</text:p>
          </table:table-cell>
          <table:table-cell office:value-type="float" office:value="1075.977" calcext:value-type="float">
            <text:p>1075,977</text:p>
          </table:table-cell>
          <table:table-cell table:number-columns-repeated="10"/>
        </table:table-row>
        <table:table-row table:style-name="ro1">
          <table:table-cell office:value-type="float" office:value="62.514" calcext:value-type="float">
            <text:p>62,514</text:p>
          </table:table-cell>
          <table:table-cell office:value-type="float" office:value="1.052" calcext:value-type="float">
            <text:p>1,052</text:p>
          </table:table-cell>
          <table:table-cell/>
          <table:table-cell office:value-type="float" office:value="1230.022" calcext:value-type="float">
            <text:p>1230,022</text:p>
          </table:table-cell>
          <table:table-cell office:value-type="float" office:value="1068.538" calcext:value-type="float">
            <text:p>1068,538</text:p>
          </table:table-cell>
          <table:table-cell table:number-columns-repeated="10"/>
        </table:table-row>
        <table:table-row table:style-name="ro1">
          <table:table-cell office:value-type="float" office:value="52.169" calcext:value-type="float">
            <text:p>52,169</text:p>
          </table:table-cell>
          <table:table-cell office:value-type="float" office:value="1.049" calcext:value-type="float">
            <text:p>1,049</text:p>
          </table:table-cell>
          <table:table-cell/>
          <table:table-cell office:value-type="float" office:value="1295.766" calcext:value-type="float">
            <text:p>1295,766</text:p>
          </table:table-cell>
          <table:table-cell office:value-type="float" office:value="1067.707" calcext:value-type="float">
            <text:p>1067,707</text:p>
          </table:table-cell>
          <table:table-cell table:number-columns-repeated="10"/>
        </table:table-row>
        <table:table-row table:style-name="ro1">
          <table:table-cell office:value-type="float" office:value="99.991" calcext:value-type="float">
            <text:p>99,991</text:p>
          </table:table-cell>
          <table:table-cell office:value-type="float" office:value="1.047" calcext:value-type="float">
            <text:p>1,047</text:p>
          </table:table-cell>
          <table:table-cell/>
          <table:table-cell office:value-type="float" office:value="1141.245" calcext:value-type="float">
            <text:p>1141,245</text:p>
          </table:table-cell>
          <table:table-cell office:value-type="float" office:value="1067.295" calcext:value-type="float">
            <text:p>1067,295</text:p>
          </table:table-cell>
          <table:table-cell table:number-columns-repeated="10"/>
        </table:table-row>
        <table:table-row table:style-name="ro1">
          <table:table-cell office:value-type="float" office:value="59.045" calcext:value-type="float">
            <text:p>59,045</text:p>
          </table:table-cell>
          <table:table-cell office:value-type="float" office:value="1.041" calcext:value-type="float">
            <text:p>1,041</text:p>
          </table:table-cell>
          <table:table-cell/>
          <table:table-cell office:value-type="float" office:value="1324.96" calcext:value-type="float">
            <text:p>1324,96</text:p>
          </table:table-cell>
          <table:table-cell office:value-type="float" office:value="1067.099" calcext:value-type="float">
            <text:p>1067,099</text:p>
          </table:table-cell>
          <table:table-cell table:number-columns-repeated="10"/>
        </table:table-row>
        <table:table-row table:style-name="ro1">
          <table:table-cell office:value-type="float" office:value="53.33" calcext:value-type="float">
            <text:p>53,33</text:p>
          </table:table-cell>
          <table:table-cell office:value-type="float" office:value="1.041" calcext:value-type="float">
            <text:p>1,041</text:p>
          </table:table-cell>
          <table:table-cell/>
          <table:table-cell office:value-type="float" office:value="1698.366" calcext:value-type="float">
            <text:p>1698,366</text:p>
          </table:table-cell>
          <table:table-cell office:value-type="float" office:value="1066.925" calcext:value-type="float">
            <text:p>1066,925</text:p>
          </table:table-cell>
          <table:table-cell table:number-columns-repeated="10"/>
        </table:table-row>
        <table:table-row table:style-name="ro1">
          <table:table-cell office:value-type="float" office:value="62.673" calcext:value-type="float">
            <text:p>62,673</text:p>
          </table:table-cell>
          <table:table-cell office:value-type="float" office:value="1.04" calcext:value-type="float">
            <text:p>1,04</text:p>
          </table:table-cell>
          <table:table-cell/>
          <table:table-cell office:value-type="float" office:value="1147.687" calcext:value-type="float">
            <text:p>1147,687</text:p>
          </table:table-cell>
          <table:table-cell office:value-type="float" office:value="1066.688" calcext:value-type="float">
            <text:p>1066,688</text:p>
          </table:table-cell>
          <table:table-cell table:number-columns-repeated="10"/>
        </table:table-row>
        <table:table-row table:style-name="ro1">
          <table:table-cell office:value-type="float" office:value="51.76" calcext:value-type="float">
            <text:p>51,76</text:p>
          </table:table-cell>
          <table:table-cell office:value-type="float" office:value="1.038" calcext:value-type="float">
            <text:p>1,038</text:p>
          </table:table-cell>
          <table:table-cell/>
          <table:table-cell office:value-type="float" office:value="1164.78" calcext:value-type="float">
            <text:p>1164,78</text:p>
          </table:table-cell>
          <table:table-cell office:value-type="float" office:value="1066.304" calcext:value-type="float">
            <text:p>1066,304</text:p>
          </table:table-cell>
          <table:table-cell table:number-columns-repeated="10"/>
        </table:table-row>
        <table:table-row table:style-name="ro1">
          <table:table-cell office:value-type="float" office:value="59.411" calcext:value-type="float">
            <text:p>59,411</text:p>
          </table:table-cell>
          <table:table-cell office:value-type="float" office:value="1.036" calcext:value-type="float">
            <text:p>1,036</text:p>
          </table:table-cell>
          <table:table-cell/>
          <table:table-cell office:value-type="float" office:value="1158.01" calcext:value-type="float">
            <text:p>1158,01</text:p>
          </table:table-cell>
          <table:table-cell office:value-type="float" office:value="1065.867" calcext:value-type="float">
            <text:p>1065,867</text:p>
          </table:table-cell>
          <table:table-cell table:number-columns-repeated="10"/>
        </table:table-row>
        <table:table-row table:style-name="ro1">
          <table:table-cell office:value-type="float" office:value="59.903" calcext:value-type="float">
            <text:p>59,903</text:p>
          </table:table-cell>
          <table:table-cell office:value-type="float" office:value="1.033" calcext:value-type="float">
            <text:p>1,033</text:p>
          </table:table-cell>
          <table:table-cell/>
          <table:table-cell office:value-type="float" office:value="2113.623" calcext:value-type="float">
            <text:p>2113,623</text:p>
          </table:table-cell>
          <table:table-cell office:value-type="float" office:value="1065.058" calcext:value-type="float">
            <text:p>1065,058</text:p>
          </table:table-cell>
          <table:table-cell table:number-columns-repeated="10"/>
        </table:table-row>
        <table:table-row table:style-name="ro1">
          <table:table-cell office:value-type="float" office:value="87.01" calcext:value-type="float">
            <text:p>87,01</text:p>
          </table:table-cell>
          <table:table-cell office:value-type="float" office:value="1.027" calcext:value-type="float">
            <text:p>1,027</text:p>
          </table:table-cell>
          <table:table-cell/>
          <table:table-cell office:value-type="float" office:value="1363.382" calcext:value-type="float">
            <text:p>1363,382</text:p>
          </table:table-cell>
          <table:table-cell office:value-type="float" office:value="1064.357" calcext:value-type="float">
            <text:p>1064,357</text:p>
          </table:table-cell>
          <table:table-cell table:number-columns-repeated="10"/>
        </table:table-row>
        <table:table-row table:style-name="ro1">
          <table:table-cell office:value-type="float" office:value="114.695" calcext:value-type="float">
            <text:p>114,695</text:p>
          </table:table-cell>
          <table:table-cell office:value-type="float" office:value="1.025" calcext:value-type="float">
            <text:p>1,025</text:p>
          </table:table-cell>
          <table:table-cell/>
          <table:table-cell office:value-type="float" office:value="2305.201" calcext:value-type="float">
            <text:p>2305,201</text:p>
          </table:table-cell>
          <table:table-cell office:value-type="float" office:value="1064.055" calcext:value-type="float">
            <text:p>1064,055</text:p>
          </table:table-cell>
          <table:table-cell table:number-columns-repeated="10"/>
        </table:table-row>
        <table:table-row table:style-name="ro1">
          <table:table-cell office:value-type="float" office:value="53.58" calcext:value-type="float">
            <text:p>53,58</text:p>
          </table:table-cell>
          <table:table-cell office:value-type="float" office:value="1.023" calcext:value-type="float">
            <text:p>1,023</text:p>
          </table:table-cell>
          <table:table-cell/>
          <table:table-cell office:value-type="float" office:value="1121.091" calcext:value-type="float">
            <text:p>1121,091</text:p>
          </table:table-cell>
          <table:table-cell office:value-type="float" office:value="1063.545" calcext:value-type="float">
            <text:p>1063,545</text:p>
          </table:table-cell>
          <table:table-cell table:number-columns-repeated="10"/>
        </table:table-row>
        <table:table-row table:style-name="ro1">
          <table:table-cell office:value-type="float" office:value="53.742" calcext:value-type="float">
            <text:p>53,742</text:p>
          </table:table-cell>
          <table:table-cell office:value-type="float" office:value="1.022" calcext:value-type="float">
            <text:p>1,022</text:p>
          </table:table-cell>
          <table:table-cell/>
          <table:table-cell office:value-type="float" office:value="1152.169" calcext:value-type="float">
            <text:p>1152,169</text:p>
          </table:table-cell>
          <table:table-cell office:value-type="float" office:value="1063.519" calcext:value-type="float">
            <text:p>1063,519</text:p>
          </table:table-cell>
          <table:table-cell table:number-columns-repeated="10"/>
        </table:table-row>
        <table:table-row table:style-name="ro1">
          <table:table-cell office:value-type="float" office:value="58.695" calcext:value-type="float">
            <text:p>58,695</text:p>
          </table:table-cell>
          <table:table-cell office:value-type="float" office:value="1.02" calcext:value-type="float">
            <text:p>1,02</text:p>
          </table:table-cell>
          <table:table-cell/>
          <table:table-cell office:value-type="float" office:value="1158.348" calcext:value-type="float">
            <text:p>1158,348</text:p>
          </table:table-cell>
          <table:table-cell office:value-type="float" office:value="1062.698" calcext:value-type="float">
            <text:p>1062,698</text:p>
          </table:table-cell>
          <table:table-cell table:number-columns-repeated="10"/>
        </table:table-row>
        <table:table-row table:style-name="ro1">
          <table:table-cell office:value-type="float" office:value="51.504" calcext:value-type="float">
            <text:p>51,504</text:p>
          </table:table-cell>
          <table:table-cell office:value-type="float" office:value="1.017" calcext:value-type="float">
            <text:p>1,017</text:p>
          </table:table-cell>
          <table:table-cell/>
          <table:table-cell office:value-type="float" office:value="2375.282" calcext:value-type="float">
            <text:p>2375,282</text:p>
          </table:table-cell>
          <table:table-cell office:value-type="float" office:value="1061.33" calcext:value-type="float">
            <text:p>1061,33</text:p>
          </table:table-cell>
          <table:table-cell table:number-columns-repeated="10"/>
        </table:table-row>
        <table:table-row table:style-name="ro1">
          <table:table-cell office:value-type="float" office:value="62.052" calcext:value-type="float">
            <text:p>62,052</text:p>
          </table:table-cell>
          <table:table-cell office:value-type="float" office:value="1.011" calcext:value-type="float">
            <text:p>1,011</text:p>
          </table:table-cell>
          <table:table-cell/>
          <table:table-cell office:value-type="float" office:value="1339.578" calcext:value-type="float">
            <text:p>1339,578</text:p>
          </table:table-cell>
          <table:table-cell office:value-type="float" office:value="1057.954" calcext:value-type="float">
            <text:p>1057,954</text:p>
          </table:table-cell>
          <table:table-cell table:number-columns-repeated="10"/>
        </table:table-row>
        <table:table-row table:style-name="ro1">
          <table:table-cell office:value-type="float" office:value="58.217" calcext:value-type="float">
            <text:p>58,217</text:p>
          </table:table-cell>
          <table:table-cell office:value-type="float" office:value="1.004" calcext:value-type="float">
            <text:p>1,004</text:p>
          </table:table-cell>
          <table:table-cell/>
          <table:table-cell office:value-type="float" office:value="2111.578" calcext:value-type="float">
            <text:p>2111,578</text:p>
          </table:table-cell>
          <table:table-cell office:value-type="float" office:value="1055.776" calcext:value-type="float">
            <text:p>1055,776</text:p>
          </table:table-cell>
          <table:table-cell table:number-columns-repeated="10"/>
        </table:table-row>
        <table:table-row table:style-name="ro1">
          <table:table-cell office:value-type="float" office:value="59.107" calcext:value-type="float">
            <text:p>59,1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12.905" calcext:value-type="float">
            <text:p>1312,905</text:p>
          </table:table-cell>
          <table:table-cell office:value-type="float" office:value="1055.734" calcext:value-type="float">
            <text:p>1055,734</text:p>
          </table:table-cell>
          <table:table-cell table:number-columns-repeated="10"/>
        </table:table-row>
        <table:table-row table:style-name="ro1">
          <table:table-cell office:value-type="float" office:value="57.3" calcext:value-type="float">
            <text:p>57,3</text:p>
          </table:table-cell>
          <table:table-cell office:value-type="float" office:value="0.993" calcext:value-type="float">
            <text:p>0,993</text:p>
          </table:table-cell>
          <table:table-cell/>
          <table:table-cell office:value-type="float" office:value="2017.465" calcext:value-type="float">
            <text:p>2017,465</text:p>
          </table:table-cell>
          <table:table-cell office:value-type="float" office:value="1054.735" calcext:value-type="float">
            <text:p>1054,735</text:p>
          </table:table-cell>
          <table:table-cell table:number-columns-repeated="10"/>
        </table:table-row>
        <table:table-row table:style-name="ro1">
          <table:table-cell office:value-type="float" office:value="74.184" calcext:value-type="float">
            <text:p>74,184</text:p>
          </table:table-cell>
          <table:table-cell office:value-type="float" office:value="0.988" calcext:value-type="float">
            <text:p>0,988</text:p>
          </table:table-cell>
          <table:table-cell/>
          <table:table-cell office:value-type="float" office:value="1133.213" calcext:value-type="float">
            <text:p>1133,213</text:p>
          </table:table-cell>
          <table:table-cell office:value-type="float" office:value="1054.339" calcext:value-type="float">
            <text:p>1054,339</text:p>
          </table:table-cell>
          <table:table-cell table:number-columns-repeated="10"/>
        </table:table-row>
        <table:table-row table:style-name="ro1">
          <table:table-cell office:value-type="float" office:value="58.405" calcext:value-type="float">
            <text:p>58,405</text:p>
          </table:table-cell>
          <table:table-cell office:value-type="float" office:value="0.977" calcext:value-type="float">
            <text:p>0,977</text:p>
          </table:table-cell>
          <table:table-cell/>
          <table:table-cell office:value-type="float" office:value="1140.99" calcext:value-type="float">
            <text:p>1140,99</text:p>
          </table:table-cell>
          <table:table-cell office:value-type="float" office:value="1050.158" calcext:value-type="float">
            <text:p>1050,158</text:p>
          </table:table-cell>
          <table:table-cell table:number-columns-repeated="10"/>
        </table:table-row>
        <table:table-row table:style-name="ro1">
          <table:table-cell office:value-type="float" office:value="73.055" calcext:value-type="float">
            <text:p>73,055</text:p>
          </table:table-cell>
          <table:table-cell office:value-type="float" office:value="0.974" calcext:value-type="float">
            <text:p>0,974</text:p>
          </table:table-cell>
          <table:table-cell/>
          <table:table-cell office:value-type="float" office:value="2091.104" calcext:value-type="float">
            <text:p>2091,104</text:p>
          </table:table-cell>
          <table:table-cell office:value-type="float" office:value="1049.666" calcext:value-type="float">
            <text:p>1049,666</text:p>
          </table:table-cell>
          <table:table-cell table:number-columns-repeated="10"/>
        </table:table-row>
        <table:table-row table:style-name="ro1">
          <table:table-cell office:value-type="float" office:value="60.099" calcext:value-type="float">
            <text:p>60,099</text:p>
          </table:table-cell>
          <table:table-cell office:value-type="float" office:value="0.973" calcext:value-type="float">
            <text:p>0,973</text:p>
          </table:table-cell>
          <table:table-cell/>
          <table:table-cell office:value-type="float" office:value="1120.106" calcext:value-type="float">
            <text:p>1120,106</text:p>
          </table:table-cell>
          <table:table-cell office:value-type="float" office:value="1048.759" calcext:value-type="float">
            <text:p>1048,759</text:p>
          </table:table-cell>
          <table:table-cell table:number-columns-repeated="10"/>
        </table:table-row>
        <table:table-row table:style-name="ro1">
          <table:table-cell office:value-type="float" office:value="50.269" calcext:value-type="float">
            <text:p>50,269</text:p>
          </table:table-cell>
          <table:table-cell office:value-type="float" office:value="0.962" calcext:value-type="float">
            <text:p>0,962</text:p>
          </table:table-cell>
          <table:table-cell/>
          <table:table-cell office:value-type="float" office:value="1517.616" calcext:value-type="float">
            <text:p>1517,616</text:p>
          </table:table-cell>
          <table:table-cell office:value-type="float" office:value="1047.416" calcext:value-type="float">
            <text:p>1047,416</text:p>
          </table:table-cell>
          <table:table-cell table:number-columns-repeated="10"/>
        </table:table-row>
        <table:table-row table:style-name="ro1">
          <table:table-cell office:value-type="float" office:value="59.845" calcext:value-type="float">
            <text:p>59,845</text:p>
          </table:table-cell>
          <table:table-cell office:value-type="float" office:value="0.961" calcext:value-type="float">
            <text:p>0,961</text:p>
          </table:table-cell>
          <table:table-cell/>
          <table:table-cell office:value-type="float" office:value="1123.167" calcext:value-type="float">
            <text:p>1123,167</text:p>
          </table:table-cell>
          <table:table-cell office:value-type="float" office:value="1047.113" calcext:value-type="float">
            <text:p>1047,113</text:p>
          </table:table-cell>
          <table:table-cell table:number-columns-repeated="10"/>
        </table:table-row>
        <table:table-row table:style-name="ro1">
          <table:table-cell office:value-type="float" office:value="63.521" calcext:value-type="float">
            <text:p>63,521</text:p>
          </table:table-cell>
          <table:table-cell office:value-type="float" office:value="0.938" calcext:value-type="float">
            <text:p>0,938</text:p>
          </table:table-cell>
          <table:table-cell/>
          <table:table-cell office:value-type="float" office:value="1138.389" calcext:value-type="float">
            <text:p>1138,389</text:p>
          </table:table-cell>
          <table:table-cell office:value-type="float" office:value="1045.253" calcext:value-type="float">
            <text:p>1045,253</text:p>
          </table:table-cell>
          <table:table-cell table:number-columns-repeated="10"/>
        </table:table-row>
        <table:table-row table:style-name="ro1">
          <table:table-cell office:value-type="float" office:value="53.257" calcext:value-type="float">
            <text:p>53,257</text:p>
          </table:table-cell>
          <table:table-cell office:value-type="float" office:value="0.937" calcext:value-type="float">
            <text:p>0,937</text:p>
          </table:table-cell>
          <table:table-cell/>
          <table:table-cell office:value-type="float" office:value="1119.511" calcext:value-type="float">
            <text:p>1119,511</text:p>
          </table:table-cell>
          <table:table-cell office:value-type="float" office:value="1030.973" calcext:value-type="float">
            <text:p>1030,973</text:p>
          </table:table-cell>
          <table:table-cell table:number-columns-repeated="10"/>
        </table:table-row>
        <table:table-row table:style-name="ro1">
          <table:table-cell office:value-type="float" office:value="73.708" calcext:value-type="float">
            <text:p>73,708</text:p>
          </table:table-cell>
          <table:table-cell office:value-type="float" office:value="0.929" calcext:value-type="float">
            <text:p>0,929</text:p>
          </table:table-cell>
          <table:table-cell/>
          <table:table-cell office:value-type="float" office:value="1820.072" calcext:value-type="float">
            <text:p>1820,072</text:p>
          </table:table-cell>
          <table:table-cell office:value-type="float" office:value="1025.359" calcext:value-type="float">
            <text:p>1025,359</text:p>
          </table:table-cell>
          <table:table-cell table:number-columns-repeated="10"/>
        </table:table-row>
        <table:table-row table:style-name="ro1">
          <table:table-cell office:value-type="float" office:value="65.802" calcext:value-type="float">
            <text:p>65,802</text:p>
          </table:table-cell>
          <table:table-cell office:value-type="float" office:value="0.904" calcext:value-type="float">
            <text:p>0,904</text:p>
          </table:table-cell>
          <table:table-cell/>
          <table:table-cell office:value-type="float" office:value="1770.748" calcext:value-type="float">
            <text:p>1770,748</text:p>
          </table:table-cell>
          <table:table-cell office:value-type="float" office:value="1010.886" calcext:value-type="float">
            <text:p>1010,886</text:p>
          </table:table-cell>
          <table:table-cell table:number-columns-repeated="10"/>
        </table:table-row>
      </table:table>
      <table:table table:name="PY37-512MB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office:value-type="float" office:value="332.877" calcext:value-type="float">
            <text:p>332,877</text:p>
          </table:table-cell>
          <table:table-cell office:value-type="float" office:value="15.784" calcext:value-type="float">
            <text:p>15,784</text:p>
          </table:table-cell>
          <table:table-cell/>
          <table:table-cell office:value-type="float" office:value="619.775" calcext:value-type="float">
            <text:p>619,775</text:p>
          </table:table-cell>
          <table:table-cell office:value-type="float" office:value="561.183" calcext:value-type="float">
            <text:p>561,183</text:p>
          </table:table-cell>
          <table:table-cell table:number-columns-repeated="8"/>
          <table:table-cell table:formula="of:=['PY37-512MB'.N7]-['PY37-512MB'.$L7]" office:value-type="float" office:value="-0.217755319148936" calcext:value-type="float">
            <text:p>-0,2177553191</text:p>
          </table:table-cell>
          <table:table-cell table:formula="of:=['PY37-512MB'.O7]-['PY37-512MB'.$L7]" office:value-type="float" office:value="0.693244680851064" calcext:value-type="float">
            <text:p>0,6932446809</text:p>
          </table:table-cell>
        </table:table-row>
        <table:table-row table:style-name="ro1">
          <table:table-cell office:value-type="float" office:value="70.792" calcext:value-type="float">
            <text:p>70,792</text:p>
          </table:table-cell>
          <table:table-cell office:value-type="float" office:value="13.247" calcext:value-type="float">
            <text:p>13,247</text:p>
          </table:table-cell>
          <table:table-cell/>
          <table:table-cell office:value-type="float" office:value="659.776" calcext:value-type="float">
            <text:p>659,776</text:p>
          </table:table-cell>
          <table:table-cell office:value-type="float" office:value="561.034" calcext:value-type="float">
            <text:p>561,034</text:p>
          </table:table-cell>
          <table:table-cell table:number-columns-repeated="7"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145.144" calcext:value-type="float">
            <text:p>145,144</text:p>
          </table:table-cell>
          <table:table-cell office:value-type="float" office:value="13.131" calcext:value-type="float">
            <text:p>13,131</text:p>
          </table:table-cell>
          <table:table-cell/>
          <table:table-cell office:value-type="float" office:value="862.98" calcext:value-type="float">
            <text:p>862,98</text:p>
          </table:table-cell>
          <table:table-cell office:value-type="float" office:value="560.983" calcext:value-type="float">
            <text:p>560,983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formula="of:=AVERAGE(['PY37-512MB'.$B$11:.$B$104])" office:value-type="float" office:value="1.07675531914894" calcext:value-type="float">
            <text:p>1,0767553191</text:p>
          </table:table-cell>
          <table:table-cell table:formula="of:=STDEV(['PY37-512MB'.$B$11:.$B$104])" office:value-type="float" office:value="0.109722885172339" calcext:value-type="float">
            <text:p>0,1097228852</text:p>
          </table:table-cell>
          <table:table-cell table:formula="of:=MIN(['PY37-512MB'.$B$11:.$B$104])" office:value-type="float" office:value="0.859" calcext:value-type="float">
            <text:p>0,859</text:p>
          </table:table-cell>
          <table:table-cell table:formula="of:=MAX(['PY37-512MB'.$B$11:.$B$104])" office:value-type="float" office:value="1.77" calcext:value-type="float">
            <text:p>1,77</text:p>
          </table:table-cell>
        </table:table-row>
        <table:table-row table:style-name="ro1">
          <table:table-cell office:value-type="float" office:value="626.601" calcext:value-type="float">
            <text:p>626,601</text:p>
          </table:table-cell>
          <table:table-cell office:value-type="float" office:value="9.549" calcext:value-type="float">
            <text:p>9,549</text:p>
          </table:table-cell>
          <table:table-cell/>
          <table:table-cell office:value-type="float" office:value="882.744" calcext:value-type="float">
            <text:p>882,744</text:p>
          </table:table-cell>
          <table:table-cell office:value-type="float" office:value="559.738" calcext:value-type="float">
            <text:p>559,738</text:p>
          </table:table-cell>
          <table:table-cell table:number-columns-repeated="5"/>
          <table:table-cell office:value-type="float" office:value="1000" calcext:value-type="float">
            <text:p>1000</text:p>
          </table:table-cell>
          <table:table-cell table:formula="of:=AVERAGE(['PY37-512MB'.$E$11:.$E$104])" office:value-type="float" office:value="526.484829787234" calcext:value-type="float">
            <text:p>526,4848297872</text:p>
          </table:table-cell>
          <table:table-cell table:formula="of:=STDEV(['PY37-512MB'.$E$11:.$E$104])" office:value-type="float" office:value="13.3507243028825" calcext:value-type="float">
            <text:p>13,3507243029</text:p>
          </table:table-cell>
          <table:table-cell table:formula="of:=MIN(['PY37-512MB'.$E$11:.$E$104])" office:value-type="float" office:value="489.038" calcext:value-type="float">
            <text:p>489,038</text:p>
          </table:table-cell>
          <table:table-cell table:formula="of:=MAX(['PY37-512MB'.$E$11:.$E$104])" office:value-type="float" office:value="551.326" calcext:value-type="float">
            <text:p>551,326</text:p>
          </table:table-cell>
        </table:table-row>
        <table:table-row table:style-name="ro1">
          <table:table-cell office:value-type="float" office:value="207.097" calcext:value-type="float">
            <text:p>207,097</text:p>
          </table:table-cell>
          <table:table-cell office:value-type="float" office:value="5.062" calcext:value-type="float">
            <text:p>5,062</text:p>
          </table:table-cell>
          <table:table-cell/>
          <table:table-cell office:value-type="float" office:value="815.09" calcext:value-type="float">
            <text:p>815,09</text:p>
          </table:table-cell>
          <table:table-cell office:value-type="float" office:value="555.863" calcext:value-type="float">
            <text:p>555,863</text:p>
          </table:table-cell>
          <table:table-cell/>
          <table:table-cell office:value-type="string" calcext:value-type="string">
            <text:p>Error 504 Gateway Timeout (30sec)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formula="of:=AVERAGE(['PY37-512MB'.$H$5:.$H$104])" office:value-type="string" office:string-value="" calcext:value-type="error">
            <text:p>#DIV/0!</text:p>
          </table:table-cell>
          <table:table-cell table:formula="of:=STDEV(['PY37-512MB'.$H$5:.$H$104])" office:value-type="string" office:string-value="" calcext:value-type="error">
            <text:p>#DIV/0!</text:p>
          </table:table-cell>
          <table:table-cell table:formula="of:=MIN(['PY37-512MB'.$H$5:.$H$104])" office:value-type="float" office:value="0" calcext:value-type="float">
            <text:p>0</text:p>
          </table:table-cell>
          <table:table-cell table:formula="of:=MAX(['PY37-512MB'.$H$5:.$H$10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.857" calcext:value-type="float">
            <text:p>425,857</text:p>
          </table:table-cell>
          <table:table-cell office:value-type="float" office:value="2.098" calcext:value-type="float">
            <text:p>2,098</text:p>
          </table:table-cell>
          <table:table-cell/>
          <table:table-cell office:value-type="float" office:value="639.612" calcext:value-type="float">
            <text:p>639,612</text:p>
          </table:table-cell>
          <table:table-cell office:value-type="float" office:value="552.082" calcext:value-type="float">
            <text:p>552,082</text:p>
          </table:table-cell>
          <table:table-cell table:number-columns-repeated="10"/>
        </table:table-row>
        <table:table-row table:style-name="ro1">
          <table:table-cell office:value-type="float" office:value="384.487" calcext:value-type="float">
            <text:p>384,487</text:p>
          </table:table-cell>
          <table:table-cell office:value-type="float" office:value="1.77" calcext:value-type="float">
            <text:p>1,77</text:p>
          </table:table-cell>
          <table:table-cell office:value-type="string" calcext:value-type="string">
            <text:p>←</text:p>
          </table:table-cell>
          <table:table-cell office:value-type="float" office:value="1041.811" calcext:value-type="float">
            <text:p>1041,811</text:p>
          </table:table-cell>
          <table:table-cell office:value-type="float" office:value="551.326" calcext:value-type="float">
            <text:p>551,326</text:p>
          </table:table-cell>
          <table:table-cell table:number-columns-repeated="10"/>
        </table:table-row>
        <table:table-row table:style-name="ro1">
          <table:table-cell office:value-type="float" office:value="112.665" calcext:value-type="float">
            <text:p>112,665</text:p>
          </table:table-cell>
          <table:table-cell office:value-type="float" office:value="1.319" calcext:value-type="float">
            <text:p>1,319</text:p>
          </table:table-cell>
          <table:table-cell/>
          <table:table-cell office:value-type="float" office:value="1065.45" calcext:value-type="float">
            <text:p>1065,45</text:p>
          </table:table-cell>
          <table:table-cell office:value-type="float" office:value="550.047" calcext:value-type="float">
            <text:p>550,047</text:p>
          </table:table-cell>
          <table:table-cell table:number-columns-repeated="10"/>
        </table:table-row>
        <table:table-row table:style-name="ro1">
          <table:table-cell office:value-type="float" office:value="233.158" calcext:value-type="float">
            <text:p>233,158</text:p>
          </table:table-cell>
          <table:table-cell office:value-type="float" office:value="1.261" calcext:value-type="float">
            <text:p>1,261</text:p>
          </table:table-cell>
          <table:table-cell/>
          <table:table-cell office:value-type="float" office:value="866.81" calcext:value-type="float">
            <text:p>866,81</text:p>
          </table:table-cell>
          <table:table-cell office:value-type="float" office:value="548.656" calcext:value-type="float">
            <text:p>548,656</text:p>
          </table:table-cell>
          <table:table-cell table:number-columns-repeated="10"/>
        </table:table-row>
        <table:table-row table:style-name="ro1">
          <table:table-cell office:value-type="float" office:value="375.143" calcext:value-type="float">
            <text:p>375,143</text:p>
          </table:table-cell>
          <table:table-cell office:value-type="float" office:value="1.24" calcext:value-type="float">
            <text:p>1,24</text:p>
          </table:table-cell>
          <table:table-cell/>
          <table:table-cell office:value-type="float" office:value="1799.147" calcext:value-type="float">
            <text:p>1799,147</text:p>
          </table:table-cell>
          <table:table-cell office:value-type="float" office:value="544.16" calcext:value-type="float">
            <text:p>544,16</text:p>
          </table:table-cell>
          <table:table-cell table:number-columns-repeated="10"/>
        </table:table-row>
        <table:table-row table:style-name="ro1">
          <table:table-cell office:value-type="float" office:value="264.101" calcext:value-type="float">
            <text:p>264,101</text:p>
          </table:table-cell>
          <table:table-cell office:value-type="float" office:value="1.24" calcext:value-type="float">
            <text:p>1,24</text:p>
          </table:table-cell>
          <table:table-cell/>
          <table:table-cell office:value-type="float" office:value="977.892" calcext:value-type="float">
            <text:p>977,892</text:p>
          </table:table-cell>
          <table:table-cell office:value-type="float" office:value="543.611" calcext:value-type="float">
            <text:p>543,611</text:p>
          </table:table-cell>
          <table:table-cell table:number-columns-repeated="10"/>
        </table:table-row>
        <table:table-row table:style-name="ro1">
          <table:table-cell office:value-type="float" office:value="158.62" calcext:value-type="float">
            <text:p>158,62</text:p>
          </table:table-cell>
          <table:table-cell office:value-type="float" office:value="1.219" calcext:value-type="float">
            <text:p>1,219</text:p>
          </table:table-cell>
          <table:table-cell/>
          <table:table-cell office:value-type="float" office:value="1466.795" calcext:value-type="float">
            <text:p>1466,795</text:p>
          </table:table-cell>
          <table:table-cell office:value-type="float" office:value="542.964" calcext:value-type="float">
            <text:p>542,964</text:p>
          </table:table-cell>
          <table:table-cell table:number-columns-repeated="10"/>
        </table:table-row>
        <table:table-row table:style-name="ro1">
          <table:table-cell office:value-type="float" office:value="67.082" calcext:value-type="float">
            <text:p>67,082</text:p>
          </table:table-cell>
          <table:table-cell office:value-type="float" office:value="1.197" calcext:value-type="float">
            <text:p>1,197</text:p>
          </table:table-cell>
          <table:table-cell/>
          <table:table-cell office:value-type="float" office:value="853.857" calcext:value-type="float">
            <text:p>853,857</text:p>
          </table:table-cell>
          <table:table-cell office:value-type="float" office:value="542.829" calcext:value-type="float">
            <text:p>542,829</text:p>
          </table:table-cell>
          <table:table-cell table:number-columns-repeated="10"/>
        </table:table-row>
        <table:table-row table:style-name="ro1">
          <table:table-cell office:value-type="float" office:value="73.01" calcext:value-type="float">
            <text:p>73,01</text:p>
          </table:table-cell>
          <table:table-cell office:value-type="float" office:value="1.182" calcext:value-type="float">
            <text:p>1,182</text:p>
          </table:table-cell>
          <table:table-cell/>
          <table:table-cell office:value-type="float" office:value="702.979" calcext:value-type="float">
            <text:p>702,979</text:p>
          </table:table-cell>
          <table:table-cell office:value-type="float" office:value="542.777" calcext:value-type="float">
            <text:p>542,777</text:p>
          </table:table-cell>
          <table:table-cell table:number-columns-repeated="10"/>
        </table:table-row>
        <table:table-row table:style-name="ro1">
          <table:table-cell office:value-type="float" office:value="158.479" calcext:value-type="float">
            <text:p>158,479</text:p>
          </table:table-cell>
          <table:table-cell office:value-type="float" office:value="1.18" calcext:value-type="float">
            <text:p>1,18</text:p>
          </table:table-cell>
          <table:table-cell/>
          <table:table-cell office:value-type="float" office:value="912.085" calcext:value-type="float">
            <text:p>912,085</text:p>
          </table:table-cell>
          <table:table-cell office:value-type="float" office:value="542.638" calcext:value-type="float">
            <text:p>542,638</text:p>
          </table:table-cell>
          <table:table-cell table:number-columns-repeated="10"/>
        </table:table-row>
        <table:table-row table:style-name="ro1">
          <table:table-cell office:value-type="float" office:value="112.49" calcext:value-type="float">
            <text:p>112,49</text:p>
          </table:table-cell>
          <table:table-cell office:value-type="float" office:value="1.179" calcext:value-type="float">
            <text:p>1,179</text:p>
          </table:table-cell>
          <table:table-cell/>
          <table:table-cell office:value-type="float" office:value="603.938" calcext:value-type="float">
            <text:p>603,938</text:p>
          </table:table-cell>
          <table:table-cell office:value-type="float" office:value="542.631" calcext:value-type="float">
            <text:p>542,631</text:p>
          </table:table-cell>
          <table:table-cell table:number-columns-repeated="10"/>
        </table:table-row>
        <table:table-row table:style-name="ro1">
          <table:table-cell office:value-type="float" office:value="145.873" calcext:value-type="float">
            <text:p>145,873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924.592" calcext:value-type="float">
            <text:p>924,592</text:p>
          </table:table-cell>
          <table:table-cell office:value-type="float" office:value="542.296" calcext:value-type="float">
            <text:p>542,296</text:p>
          </table:table-cell>
          <table:table-cell table:number-columns-repeated="10"/>
        </table:table-row>
        <table:table-row table:style-name="ro1">
          <table:table-cell office:value-type="float" office:value="621.55" calcext:value-type="float">
            <text:p>621,55</text:p>
          </table:table-cell>
          <table:table-cell office:value-type="float" office:value="1.173" calcext:value-type="float">
            <text:p>1,173</text:p>
          </table:table-cell>
          <table:table-cell/>
          <table:table-cell office:value-type="float" office:value="1262.202" calcext:value-type="float">
            <text:p>1262,202</text:p>
          </table:table-cell>
          <table:table-cell office:value-type="float" office:value="542.234" calcext:value-type="float">
            <text:p>542,234</text:p>
          </table:table-cell>
          <table:table-cell table:number-columns-repeated="10"/>
        </table:table-row>
        <table:table-row table:style-name="ro1">
          <table:table-cell office:value-type="float" office:value="268.685" calcext:value-type="float">
            <text:p>268,685</text:p>
          </table:table-cell>
          <table:table-cell office:value-type="float" office:value="1.157" calcext:value-type="float">
            <text:p>1,157</text:p>
          </table:table-cell>
          <table:table-cell/>
          <table:table-cell office:value-type="float" office:value="602.562" calcext:value-type="float">
            <text:p>602,562</text:p>
          </table:table-cell>
          <table:table-cell office:value-type="float" office:value="541.868" calcext:value-type="float">
            <text:p>541,868</text:p>
          </table:table-cell>
          <table:table-cell table:number-columns-repeated="10"/>
        </table:table-row>
        <table:table-row table:style-name="ro1">
          <table:table-cell office:value-type="float" office:value="155.128" calcext:value-type="float">
            <text:p>155,128</text:p>
          </table:table-cell>
          <table:table-cell office:value-type="float" office:value="1.151" calcext:value-type="float">
            <text:p>1,151</text:p>
          </table:table-cell>
          <table:table-cell/>
          <table:table-cell office:value-type="float" office:value="597.536" calcext:value-type="float">
            <text:p>597,536</text:p>
          </table:table-cell>
          <table:table-cell office:value-type="float" office:value="541.736" calcext:value-type="float">
            <text:p>541,736</text:p>
          </table:table-cell>
          <table:table-cell table:number-columns-repeated="10"/>
        </table:table-row>
        <table:table-row table:style-name="ro1">
          <table:table-cell office:value-type="float" office:value="571.13" calcext:value-type="float">
            <text:p>571,13</text:p>
          </table:table-cell>
          <table:table-cell office:value-type="float" office:value="1.145" calcext:value-type="float">
            <text:p>1,145</text:p>
          </table:table-cell>
          <table:table-cell/>
          <table:table-cell office:value-type="float" office:value="649.978" calcext:value-type="float">
            <text:p>649,978</text:p>
          </table:table-cell>
          <table:table-cell office:value-type="float" office:value="541.636" calcext:value-type="float">
            <text:p>541,636</text:p>
          </table:table-cell>
          <table:table-cell table:number-columns-repeated="10"/>
        </table:table-row>
        <table:table-row table:style-name="ro1">
          <table:table-cell office:value-type="float" office:value="1089.922" calcext:value-type="float">
            <text:p>1089,922</text:p>
          </table:table-cell>
          <table:table-cell office:value-type="float" office:value="1.144" calcext:value-type="float">
            <text:p>1,144</text:p>
          </table:table-cell>
          <table:table-cell/>
          <table:table-cell office:value-type="float" office:value="1690.723" calcext:value-type="float">
            <text:p>1690,723</text:p>
          </table:table-cell>
          <table:table-cell office:value-type="float" office:value="541.529" calcext:value-type="float">
            <text:p>541,529</text:p>
          </table:table-cell>
          <table:table-cell table:number-columns-repeated="10"/>
        </table:table-row>
        <table:table-row table:style-name="ro1">
          <table:table-cell office:value-type="float" office:value="154.939" calcext:value-type="float">
            <text:p>154,939</text:p>
          </table:table-cell>
          <table:table-cell office:value-type="float" office:value="1.141" calcext:value-type="float">
            <text:p>1,141</text:p>
          </table:table-cell>
          <table:table-cell/>
          <table:table-cell office:value-type="float" office:value="599.579" calcext:value-type="float">
            <text:p>599,579</text:p>
          </table:table-cell>
          <table:table-cell office:value-type="float" office:value="541.183" calcext:value-type="float">
            <text:p>541,183</text:p>
          </table:table-cell>
          <table:table-cell table:number-columns-repeated="10"/>
        </table:table-row>
        <table:table-row table:style-name="ro1">
          <table:table-cell office:value-type="float" office:value="77.798" calcext:value-type="float">
            <text:p>77,798</text:p>
          </table:table-cell>
          <table:table-cell office:value-type="float" office:value="1.141" calcext:value-type="float">
            <text:p>1,141</text:p>
          </table:table-cell>
          <table:table-cell/>
          <table:table-cell office:value-type="float" office:value="598.331" calcext:value-type="float">
            <text:p>598,331</text:p>
          </table:table-cell>
          <table:table-cell office:value-type="float" office:value="540.816" calcext:value-type="float">
            <text:p>540,816</text:p>
          </table:table-cell>
          <table:table-cell table:number-columns-repeated="10"/>
        </table:table-row>
        <table:table-row table:style-name="ro1">
          <table:table-cell office:value-type="float" office:value="737.491" calcext:value-type="float">
            <text:p>737,491</text:p>
          </table:table-cell>
          <table:table-cell office:value-type="float" office:value="1.138" calcext:value-type="float">
            <text:p>1,138</text:p>
          </table:table-cell>
          <table:table-cell/>
          <table:table-cell office:value-type="float" office:value="1846.722" calcext:value-type="float">
            <text:p>1846,722</text:p>
          </table:table-cell>
          <table:table-cell office:value-type="float" office:value="540.079" calcext:value-type="float">
            <text:p>540,079</text:p>
          </table:table-cell>
          <table:table-cell table:number-columns-repeated="10"/>
        </table:table-row>
        <table:table-row table:style-name="ro1">
          <table:table-cell office:value-type="float" office:value="289.421" calcext:value-type="float">
            <text:p>289,421</text:p>
          </table:table-cell>
          <table:table-cell office:value-type="float" office:value="1.135" calcext:value-type="float">
            <text:p>1,135</text:p>
          </table:table-cell>
          <table:table-cell/>
          <table:table-cell office:value-type="float" office:value="1031.482" calcext:value-type="float">
            <text:p>1031,482</text:p>
          </table:table-cell>
          <table:table-cell office:value-type="float" office:value="540.078" calcext:value-type="float">
            <text:p>540,078</text:p>
          </table:table-cell>
          <table:table-cell table:number-columns-repeated="10"/>
        </table:table-row>
        <table:table-row table:style-name="ro1">
          <table:table-cell office:value-type="float" office:value="177.406" calcext:value-type="float">
            <text:p>177,406</text:p>
          </table:table-cell>
          <table:table-cell office:value-type="float" office:value="1.133" calcext:value-type="float">
            <text:p>1,133</text:p>
          </table:table-cell>
          <table:table-cell/>
          <table:table-cell office:value-type="float" office:value="716.823" calcext:value-type="float">
            <text:p>716,823</text:p>
          </table:table-cell>
          <table:table-cell office:value-type="float" office:value="539.885" calcext:value-type="float">
            <text:p>539,885</text:p>
          </table:table-cell>
          <table:table-cell table:number-columns-repeated="10"/>
        </table:table-row>
        <table:table-row table:style-name="ro1">
          <table:table-cell office:value-type="float" office:value="58.273" calcext:value-type="float">
            <text:p>58,273</text:p>
          </table:table-cell>
          <table:table-cell office:value-type="float" office:value="1.133" calcext:value-type="float">
            <text:p>1,133</text:p>
          </table:table-cell>
          <table:table-cell/>
          <table:table-cell office:value-type="float" office:value="596.64" calcext:value-type="float">
            <text:p>596,64</text:p>
          </table:table-cell>
          <table:table-cell office:value-type="float" office:value="539.725" calcext:value-type="float">
            <text:p>539,725</text:p>
          </table:table-cell>
          <table:table-cell table:number-columns-repeated="10"/>
        </table:table-row>
        <table:table-row table:style-name="ro1">
          <table:table-cell office:value-type="float" office:value="139.857" calcext:value-type="float">
            <text:p>139,857</text:p>
          </table:table-cell>
          <table:table-cell office:value-type="float" office:value="1.11" calcext:value-type="float">
            <text:p>1,11</text:p>
          </table:table-cell>
          <table:table-cell/>
          <table:table-cell office:value-type="float" office:value="835.459" calcext:value-type="float">
            <text:p>835,459</text:p>
          </table:table-cell>
          <table:table-cell office:value-type="float" office:value="539.467" calcext:value-type="float">
            <text:p>539,467</text:p>
          </table:table-cell>
          <table:table-cell table:number-columns-repeated="10"/>
        </table:table-row>
        <table:table-row table:style-name="ro1">
          <table:table-cell office:value-type="float" office:value="638.126" calcext:value-type="float">
            <text:p>638,126</text:p>
          </table:table-cell>
          <table:table-cell office:value-type="float" office:value="1.109" calcext:value-type="float">
            <text:p>1,109</text:p>
          </table:table-cell>
          <table:table-cell/>
          <table:table-cell office:value-type="float" office:value="705.933" calcext:value-type="float">
            <text:p>705,933</text:p>
          </table:table-cell>
          <table:table-cell office:value-type="float" office:value="539.378" calcext:value-type="float">
            <text:p>539,378</text:p>
          </table:table-cell>
          <table:table-cell table:number-columns-repeated="10"/>
        </table:table-row>
        <table:table-row table:style-name="ro1">
          <table:table-cell office:value-type="float" office:value="64.091" calcext:value-type="float">
            <text:p>64,091</text:p>
          </table:table-cell>
          <table:table-cell office:value-type="float" office:value="1.103" calcext:value-type="float">
            <text:p>1,103</text:p>
          </table:table-cell>
          <table:table-cell/>
          <table:table-cell office:value-type="float" office:value="910.24" calcext:value-type="float">
            <text:p>910,24</text:p>
          </table:table-cell>
          <table:table-cell office:value-type="float" office:value="538.97" calcext:value-type="float">
            <text:p>538,97</text:p>
          </table:table-cell>
          <table:table-cell table:number-columns-repeated="10"/>
        </table:table-row>
        <table:table-row table:style-name="ro1">
          <table:table-cell office:value-type="float" office:value="89.053" calcext:value-type="float">
            <text:p>89,053</text:p>
          </table:table-cell>
          <table:table-cell office:value-type="float" office:value="1.102" calcext:value-type="float">
            <text:p>1,102</text:p>
          </table:table-cell>
          <table:table-cell/>
          <table:table-cell office:value-type="float" office:value="956.705" calcext:value-type="float">
            <text:p>956,705</text:p>
          </table:table-cell>
          <table:table-cell office:value-type="float" office:value="538.866" calcext:value-type="float">
            <text:p>538,866</text:p>
          </table:table-cell>
          <table:table-cell table:number-columns-repeated="10"/>
        </table:table-row>
        <table:table-row table:style-name="ro1">
          <table:table-cell office:value-type="float" office:value="70.078" calcext:value-type="float">
            <text:p>70,078</text:p>
          </table:table-cell>
          <table:table-cell office:value-type="float" office:value="1.101" calcext:value-type="float">
            <text:p>1,101</text:p>
          </table:table-cell>
          <table:table-cell/>
          <table:table-cell office:value-type="float" office:value="1032.923" calcext:value-type="float">
            <text:p>1032,923</text:p>
          </table:table-cell>
          <table:table-cell office:value-type="float" office:value="538.601" calcext:value-type="float">
            <text:p>538,601</text:p>
          </table:table-cell>
          <table:table-cell table:number-columns-repeated="10"/>
        </table:table-row>
        <table:table-row table:style-name="ro1">
          <table:table-cell office:value-type="float" office:value="117.482" calcext:value-type="float">
            <text:p>117,482</text:p>
          </table:table-cell>
          <table:table-cell office:value-type="float" office:value="1.101" calcext:value-type="float">
            <text:p>1,101</text:p>
          </table:table-cell>
          <table:table-cell/>
          <table:table-cell office:value-type="float" office:value="738.111" calcext:value-type="float">
            <text:p>738,111</text:p>
          </table:table-cell>
          <table:table-cell office:value-type="float" office:value="538.385" calcext:value-type="float">
            <text:p>538,385</text:p>
          </table:table-cell>
          <table:table-cell table:number-columns-repeated="10"/>
        </table:table-row>
        <table:table-row table:style-name="ro1">
          <table:table-cell office:value-type="float" office:value="266.256" calcext:value-type="float">
            <text:p>266,256</text:p>
          </table:table-cell>
          <table:table-cell office:value-type="float" office:value="1.098" calcext:value-type="float">
            <text:p>1,098</text:p>
          </table:table-cell>
          <table:table-cell/>
          <table:table-cell office:value-type="float" office:value="958.865" calcext:value-type="float">
            <text:p>958,865</text:p>
          </table:table-cell>
          <table:table-cell office:value-type="float" office:value="536.883" calcext:value-type="float">
            <text:p>536,883</text:p>
          </table:table-cell>
          <table:table-cell table:number-columns-repeated="10"/>
        </table:table-row>
        <table:table-row table:style-name="ro1">
          <table:table-cell office:value-type="float" office:value="93.531" calcext:value-type="float">
            <text:p>93,531</text:p>
          </table:table-cell>
          <table:table-cell office:value-type="float" office:value="1.096" calcext:value-type="float">
            <text:p>1,096</text:p>
          </table:table-cell>
          <table:table-cell/>
          <table:table-cell office:value-type="float" office:value="2164.502" calcext:value-type="float">
            <text:p>2164,502</text:p>
          </table:table-cell>
          <table:table-cell office:value-type="float" office:value="536.572" calcext:value-type="float">
            <text:p>536,572</text:p>
          </table:table-cell>
          <table:table-cell table:number-columns-repeated="10"/>
        </table:table-row>
        <table:table-row table:style-name="ro1">
          <table:table-cell office:value-type="float" office:value="69.356" calcext:value-type="float">
            <text:p>69,356</text:p>
          </table:table-cell>
          <table:table-cell office:value-type="float" office:value="1.095" calcext:value-type="float">
            <text:p>1,095</text:p>
          </table:table-cell>
          <table:table-cell/>
          <table:table-cell office:value-type="float" office:value="990.156" calcext:value-type="float">
            <text:p>990,156</text:p>
          </table:table-cell>
          <table:table-cell office:value-type="float" office:value="535.68" calcext:value-type="float">
            <text:p>535,68</text:p>
          </table:table-cell>
          <table:table-cell table:number-columns-repeated="10"/>
        </table:table-row>
        <table:table-row table:style-name="ro1">
          <table:table-cell office:value-type="float" office:value="1313.801" calcext:value-type="float">
            <text:p>1313,801</text:p>
          </table:table-cell>
          <table:table-cell office:value-type="float" office:value="1.094" calcext:value-type="float">
            <text:p>1,094</text:p>
          </table:table-cell>
          <table:table-cell/>
          <table:table-cell office:value-type="float" office:value="2220.882" calcext:value-type="float">
            <text:p>2220,882</text:p>
          </table:table-cell>
          <table:table-cell office:value-type="float" office:value="535.288" calcext:value-type="float">
            <text:p>535,288</text:p>
          </table:table-cell>
          <table:table-cell table:number-columns-repeated="10"/>
        </table:table-row>
        <table:table-row table:style-name="ro1">
          <table:table-cell office:value-type="float" office:value="384.904" calcext:value-type="float">
            <text:p>384,904</text:p>
          </table:table-cell>
          <table:table-cell office:value-type="float" office:value="1.092" calcext:value-type="float">
            <text:p>1,092</text:p>
          </table:table-cell>
          <table:table-cell/>
          <table:table-cell office:value-type="float" office:value="1180.431" calcext:value-type="float">
            <text:p>1180,431</text:p>
          </table:table-cell>
          <table:table-cell office:value-type="float" office:value="534.566" calcext:value-type="float">
            <text:p>534,566</text:p>
          </table:table-cell>
          <table:table-cell table:number-columns-repeated="10"/>
        </table:table-row>
        <table:table-row table:style-name="ro1">
          <table:table-cell office:value-type="float" office:value="472.025" calcext:value-type="float">
            <text:p>472,025</text:p>
          </table:table-cell>
          <table:table-cell office:value-type="float" office:value="1.092" calcext:value-type="float">
            <text:p>1,092</text:p>
          </table:table-cell>
          <table:table-cell/>
          <table:table-cell office:value-type="float" office:value="592.845" calcext:value-type="float">
            <text:p>592,845</text:p>
          </table:table-cell>
          <table:table-cell office:value-type="float" office:value="534.039" calcext:value-type="float">
            <text:p>534,039</text:p>
          </table:table-cell>
          <table:table-cell table:number-columns-repeated="10"/>
        </table:table-row>
        <table:table-row table:style-name="ro1">
          <table:table-cell office:value-type="float" office:value="81.73" calcext:value-type="float">
            <text:p>81,73</text:p>
          </table:table-cell>
          <table:table-cell office:value-type="float" office:value="1.092" calcext:value-type="float">
            <text:p>1,092</text:p>
          </table:table-cell>
          <table:table-cell/>
          <table:table-cell office:value-type="float" office:value="604.652" calcext:value-type="float">
            <text:p>604,652</text:p>
          </table:table-cell>
          <table:table-cell office:value-type="float" office:value="533.806" calcext:value-type="float">
            <text:p>533,806</text:p>
          </table:table-cell>
          <table:table-cell table:number-columns-repeated="10"/>
        </table:table-row>
        <table:table-row table:style-name="ro1">
          <table:table-cell office:value-type="float" office:value="623.675" calcext:value-type="float">
            <text:p>623,675</text:p>
          </table:table-cell>
          <table:table-cell office:value-type="float" office:value="1.088" calcext:value-type="float">
            <text:p>1,088</text:p>
          </table:table-cell>
          <table:table-cell/>
          <table:table-cell office:value-type="float" office:value="1607.303" calcext:value-type="float">
            <text:p>1607,303</text:p>
          </table:table-cell>
          <table:table-cell office:value-type="float" office:value="532.424" calcext:value-type="float">
            <text:p>532,424</text:p>
          </table:table-cell>
          <table:table-cell table:number-columns-repeated="10"/>
        </table:table-row>
        <table:table-row table:style-name="ro1">
          <table:table-cell office:value-type="float" office:value="308.571" calcext:value-type="float">
            <text:p>308,571</text:p>
          </table:table-cell>
          <table:table-cell office:value-type="float" office:value="1.086" calcext:value-type="float">
            <text:p>1,086</text:p>
          </table:table-cell>
          <table:table-cell/>
          <table:table-cell office:value-type="float" office:value="597.626" calcext:value-type="float">
            <text:p>597,626</text:p>
          </table:table-cell>
          <table:table-cell office:value-type="float" office:value="530.946" calcext:value-type="float">
            <text:p>530,946</text:p>
          </table:table-cell>
          <table:table-cell table:number-columns-repeated="10"/>
        </table:table-row>
        <table:table-row table:style-name="ro1">
          <table:table-cell office:value-type="float" office:value="328.928" calcext:value-type="float">
            <text:p>328,928</text:p>
          </table:table-cell>
          <table:table-cell office:value-type="float" office:value="1.083" calcext:value-type="float">
            <text:p>1,083</text:p>
          </table:table-cell>
          <table:table-cell/>
          <table:table-cell office:value-type="float" office:value="1448.163" calcext:value-type="float">
            <text:p>1448,163</text:p>
          </table:table-cell>
          <table:table-cell office:value-type="float" office:value="529.085" calcext:value-type="float">
            <text:p>529,085</text:p>
          </table:table-cell>
          <table:table-cell table:number-columns-repeated="10"/>
        </table:table-row>
        <table:table-row table:style-name="ro1">
          <table:table-cell office:value-type="float" office:value="108.942" calcext:value-type="float">
            <text:p>108,942</text:p>
          </table:table-cell>
          <table:table-cell office:value-type="float" office:value="1.083" calcext:value-type="float">
            <text:p>1,083</text:p>
          </table:table-cell>
          <table:table-cell/>
          <table:table-cell office:value-type="float" office:value="599.174" calcext:value-type="float">
            <text:p>599,174</text:p>
          </table:table-cell>
          <table:table-cell office:value-type="float" office:value="528.442" calcext:value-type="float">
            <text:p>528,442</text:p>
          </table:table-cell>
          <table:table-cell table:number-columns-repeated="10"/>
        </table:table-row>
        <table:table-row table:style-name="ro1">
          <table:table-cell office:value-type="float" office:value="200.993" calcext:value-type="float">
            <text:p>200,993</text:p>
          </table:table-cell>
          <table:table-cell office:value-type="float" office:value="1.082" calcext:value-type="float">
            <text:p>1,082</text:p>
          </table:table-cell>
          <table:table-cell/>
          <table:table-cell office:value-type="float" office:value="579.502" calcext:value-type="float">
            <text:p>579,502</text:p>
          </table:table-cell>
          <table:table-cell office:value-type="float" office:value="528.39" calcext:value-type="float">
            <text:p>528,39</text:p>
          </table:table-cell>
          <table:table-cell table:number-columns-repeated="10"/>
        </table:table-row>
        <table:table-row table:style-name="ro1">
          <table:table-cell office:value-type="float" office:value="58.618" calcext:value-type="float">
            <text:p>58,618</text:p>
          </table:table-cell>
          <table:table-cell office:value-type="float" office:value="1.082" calcext:value-type="float">
            <text:p>1,082</text:p>
          </table:table-cell>
          <table:table-cell/>
          <table:table-cell office:value-type="float" office:value="673.946" calcext:value-type="float">
            <text:p>673,946</text:p>
          </table:table-cell>
          <table:table-cell office:value-type="float" office:value="528.06" calcext:value-type="float">
            <text:p>528,06</text:p>
          </table:table-cell>
          <table:table-cell table:number-columns-repeated="10"/>
        </table:table-row>
        <table:table-row table:style-name="ro1">
          <table:table-cell office:value-type="float" office:value="65.784" calcext:value-type="float">
            <text:p>65,784</text:p>
          </table:table-cell>
          <table:table-cell office:value-type="float" office:value="1.082" calcext:value-type="float">
            <text:p>1,082</text:p>
          </table:table-cell>
          <table:table-cell/>
          <table:table-cell office:value-type="float" office:value="581.786" calcext:value-type="float">
            <text:p>581,786</text:p>
          </table:table-cell>
          <table:table-cell office:value-type="float" office:value="527.947" calcext:value-type="float">
            <text:p>527,947</text:p>
          </table:table-cell>
          <table:table-cell table:number-columns-repeated="10"/>
        </table:table-row>
        <table:table-row table:style-name="ro1">
          <table:table-cell office:value-type="float" office:value="367.722" calcext:value-type="float">
            <text:p>367,722</text:p>
          </table:table-cell>
          <table:table-cell office:value-type="float" office:value="1.08" calcext:value-type="float">
            <text:p>1,08</text:p>
          </table:table-cell>
          <table:table-cell/>
          <table:table-cell office:value-type="float" office:value="823.267" calcext:value-type="float">
            <text:p>823,267</text:p>
          </table:table-cell>
          <table:table-cell office:value-type="float" office:value="527.855" calcext:value-type="float">
            <text:p>527,855</text:p>
          </table:table-cell>
          <table:table-cell table:number-columns-repeated="10"/>
        </table:table-row>
        <table:table-row table:style-name="ro1">
          <table:table-cell office:value-type="float" office:value="470.694" calcext:value-type="float">
            <text:p>470,694</text:p>
          </table:table-cell>
          <table:table-cell office:value-type="float" office:value="1.079" calcext:value-type="float">
            <text:p>1,079</text:p>
          </table:table-cell>
          <table:table-cell/>
          <table:table-cell office:value-type="float" office:value="867.745" calcext:value-type="float">
            <text:p>867,745</text:p>
          </table:table-cell>
          <table:table-cell office:value-type="float" office:value="527.804" calcext:value-type="float">
            <text:p>527,804</text:p>
          </table:table-cell>
          <table:table-cell table:number-columns-repeated="10"/>
        </table:table-row>
        <table:table-row table:style-name="ro1">
          <table:table-cell office:value-type="float" office:value="903.744" calcext:value-type="float">
            <text:p>903,744</text:p>
          </table:table-cell>
          <table:table-cell office:value-type="float" office:value="1.078" calcext:value-type="float">
            <text:p>1,078</text:p>
          </table:table-cell>
          <table:table-cell/>
          <table:table-cell office:value-type="float" office:value="598.002" calcext:value-type="float">
            <text:p>598,002</text:p>
          </table:table-cell>
          <table:table-cell office:value-type="float" office:value="527.462" calcext:value-type="float">
            <text:p>527,462</text:p>
          </table:table-cell>
          <table:table-cell table:number-columns-repeated="10"/>
        </table:table-row>
        <table:table-row table:style-name="ro1">
          <table:table-cell office:value-type="float" office:value="507.311" calcext:value-type="float">
            <text:p>507,311</text:p>
          </table:table-cell>
          <table:table-cell office:value-type="float" office:value="1.077" calcext:value-type="float">
            <text:p>1,077</text:p>
          </table:table-cell>
          <table:table-cell/>
          <table:table-cell office:value-type="float" office:value="767.602" calcext:value-type="float">
            <text:p>767,602</text:p>
          </table:table-cell>
          <table:table-cell office:value-type="float" office:value="527.359" calcext:value-type="float">
            <text:p>527,359</text:p>
          </table:table-cell>
          <table:table-cell table:number-columns-repeated="10"/>
        </table:table-row>
        <table:table-row table:style-name="ro1">
          <table:table-cell office:value-type="float" office:value="4162.24" calcext:value-type="float">
            <text:p>4162,24</text:p>
          </table:table-cell>
          <table:table-cell office:value-type="float" office:value="1.076" calcext:value-type="float">
            <text:p>1,076</text:p>
          </table:table-cell>
          <table:table-cell/>
          <table:table-cell office:value-type="float" office:value="840.382" calcext:value-type="float">
            <text:p>840,382</text:p>
          </table:table-cell>
          <table:table-cell office:value-type="float" office:value="526.697" calcext:value-type="float">
            <text:p>526,697</text:p>
          </table:table-cell>
          <table:table-cell table:number-columns-repeated="10"/>
        </table:table-row>
        <table:table-row table:style-name="ro1">
          <table:table-cell office:value-type="float" office:value="130.553" calcext:value-type="float">
            <text:p>130,553</text:p>
          </table:table-cell>
          <table:table-cell office:value-type="float" office:value="1.076" calcext:value-type="float">
            <text:p>1,076</text:p>
          </table:table-cell>
          <table:table-cell/>
          <table:table-cell office:value-type="float" office:value="649.148" calcext:value-type="float">
            <text:p>649,148</text:p>
          </table:table-cell>
          <table:table-cell office:value-type="float" office:value="526.469" calcext:value-type="float">
            <text:p>526,469</text:p>
          </table:table-cell>
          <table:table-cell table:number-columns-repeated="10"/>
        </table:table-row>
        <table:table-row table:style-name="ro1">
          <table:table-cell office:value-type="float" office:value="237.524" calcext:value-type="float">
            <text:p>237,524</text:p>
          </table:table-cell>
          <table:table-cell office:value-type="float" office:value="1.075" calcext:value-type="float">
            <text:p>1,075</text:p>
          </table:table-cell>
          <table:table-cell/>
          <table:table-cell office:value-type="float" office:value="894.27" calcext:value-type="float">
            <text:p>894,27</text:p>
          </table:table-cell>
          <table:table-cell office:value-type="float" office:value="526.009" calcext:value-type="float">
            <text:p>526,009</text:p>
          </table:table-cell>
          <table:table-cell table:number-columns-repeated="10"/>
        </table:table-row>
        <table:table-row table:style-name="ro1">
          <table:table-cell office:value-type="float" office:value="66.164" calcext:value-type="float">
            <text:p>66,164</text:p>
          </table:table-cell>
          <table:table-cell office:value-type="float" office:value="1.073" calcext:value-type="float">
            <text:p>1,073</text:p>
          </table:table-cell>
          <table:table-cell/>
          <table:table-cell office:value-type="float" office:value="726.196" calcext:value-type="float">
            <text:p>726,196</text:p>
          </table:table-cell>
          <table:table-cell office:value-type="float" office:value="525.512" calcext:value-type="float">
            <text:p>525,512</text:p>
          </table:table-cell>
          <table:table-cell table:number-columns-repeated="10"/>
        </table:table-row>
        <table:table-row table:style-name="ro1">
          <table:table-cell office:value-type="float" office:value="60.43" calcext:value-type="float">
            <text:p>60,43</text:p>
          </table:table-cell>
          <table:table-cell office:value-type="float" office:value="1.072" calcext:value-type="float">
            <text:p>1,072</text:p>
          </table:table-cell>
          <table:table-cell/>
          <table:table-cell office:value-type="float" office:value="799.713" calcext:value-type="float">
            <text:p>799,713</text:p>
          </table:table-cell>
          <table:table-cell office:value-type="float" office:value="524.176" calcext:value-type="float">
            <text:p>524,176</text:p>
          </table:table-cell>
          <table:table-cell table:number-columns-repeated="10"/>
        </table:table-row>
        <table:table-row table:style-name="ro1">
          <table:table-cell office:value-type="float" office:value="670.94" calcext:value-type="float">
            <text:p>670,94</text:p>
          </table:table-cell>
          <table:table-cell office:value-type="float" office:value="1.072" calcext:value-type="float">
            <text:p>1,072</text:p>
          </table:table-cell>
          <table:table-cell/>
          <table:table-cell office:value-type="float" office:value="1627.989" calcext:value-type="float">
            <text:p>1627,989</text:p>
          </table:table-cell>
          <table:table-cell office:value-type="float" office:value="524.146" calcext:value-type="float">
            <text:p>524,146</text:p>
          </table:table-cell>
          <table:table-cell table:number-columns-repeated="10"/>
        </table:table-row>
        <table:table-row table:style-name="ro1">
          <table:table-cell office:value-type="float" office:value="269.696" calcext:value-type="float">
            <text:p>269,696</text:p>
          </table:table-cell>
          <table:table-cell office:value-type="float" office:value="1.066" calcext:value-type="float">
            <text:p>1,066</text:p>
          </table:table-cell>
          <table:table-cell/>
          <table:table-cell office:value-type="float" office:value="1005.434" calcext:value-type="float">
            <text:p>1005,434</text:p>
          </table:table-cell>
          <table:table-cell office:value-type="float" office:value="524.001" calcext:value-type="float">
            <text:p>524,001</text:p>
          </table:table-cell>
          <table:table-cell table:number-columns-repeated="10"/>
        </table:table-row>
        <table:table-row table:style-name="ro1">
          <table:table-cell office:value-type="float" office:value="98.475" calcext:value-type="float">
            <text:p>98,475</text:p>
          </table:table-cell>
          <table:table-cell office:value-type="float" office:value="1.064" calcext:value-type="float">
            <text:p>1,064</text:p>
          </table:table-cell>
          <table:table-cell/>
          <table:table-cell office:value-type="float" office:value="1397.114" calcext:value-type="float">
            <text:p>1397,114</text:p>
          </table:table-cell>
          <table:table-cell office:value-type="float" office:value="523.807" calcext:value-type="float">
            <text:p>523,807</text:p>
          </table:table-cell>
          <table:table-cell table:number-columns-repeated="10"/>
        </table:table-row>
        <table:table-row table:style-name="ro1">
          <table:table-cell office:value-type="float" office:value="125.957" calcext:value-type="float">
            <text:p>125,957</text:p>
          </table:table-cell>
          <table:table-cell office:value-type="float" office:value="1.063" calcext:value-type="float">
            <text:p>1,063</text:p>
          </table:table-cell>
          <table:table-cell/>
          <table:table-cell office:value-type="float" office:value="815.02" calcext:value-type="float">
            <text:p>815,02</text:p>
          </table:table-cell>
          <table:table-cell office:value-type="float" office:value="523.019" calcext:value-type="float">
            <text:p>523,019</text:p>
          </table:table-cell>
          <table:table-cell table:number-columns-repeated="10"/>
        </table:table-row>
        <table:table-row table:style-name="ro1">
          <table:table-cell office:value-type="float" office:value="89.866" calcext:value-type="float">
            <text:p>89,866</text:p>
          </table:table-cell>
          <table:table-cell office:value-type="float" office:value="1.059" calcext:value-type="float">
            <text:p>1,059</text:p>
          </table:table-cell>
          <table:table-cell/>
          <table:table-cell office:value-type="float" office:value="1429.753" calcext:value-type="float">
            <text:p>1429,753</text:p>
          </table:table-cell>
          <table:table-cell office:value-type="float" office:value="522.932" calcext:value-type="float">
            <text:p>522,932</text:p>
          </table:table-cell>
          <table:table-cell table:number-columns-repeated="10"/>
        </table:table-row>
        <table:table-row table:style-name="ro1">
          <table:table-cell office:value-type="float" office:value="619.529" calcext:value-type="float">
            <text:p>619,529</text:p>
          </table:table-cell>
          <table:table-cell office:value-type="float" office:value="1.056" calcext:value-type="float">
            <text:p>1,056</text:p>
          </table:table-cell>
          <table:table-cell/>
          <table:table-cell office:value-type="float" office:value="599.347" calcext:value-type="float">
            <text:p>599,347</text:p>
          </table:table-cell>
          <table:table-cell office:value-type="float" office:value="522.896" calcext:value-type="float">
            <text:p>522,896</text:p>
          </table:table-cell>
          <table:table-cell table:number-columns-repeated="10"/>
        </table:table-row>
        <table:table-row table:style-name="ro1">
          <table:table-cell office:value-type="float" office:value="347.499" calcext:value-type="float">
            <text:p>347,499</text:p>
          </table:table-cell>
          <table:table-cell office:value-type="float" office:value="1.054" calcext:value-type="float">
            <text:p>1,054</text:p>
          </table:table-cell>
          <table:table-cell/>
          <table:table-cell office:value-type="float" office:value="1055.065" calcext:value-type="float">
            <text:p>1055,065</text:p>
          </table:table-cell>
          <table:table-cell office:value-type="float" office:value="522.769" calcext:value-type="float">
            <text:p>522,769</text:p>
          </table:table-cell>
          <table:table-cell table:number-columns-repeated="10"/>
        </table:table-row>
        <table:table-row table:style-name="ro1">
          <table:table-cell office:value-type="float" office:value="399.22" calcext:value-type="float">
            <text:p>399,22</text:p>
          </table:table-cell>
          <table:table-cell office:value-type="float" office:value="1.05" calcext:value-type="float">
            <text:p>1,05</text:p>
          </table:table-cell>
          <table:table-cell/>
          <table:table-cell office:value-type="float" office:value="660.818" calcext:value-type="float">
            <text:p>660,818</text:p>
          </table:table-cell>
          <table:table-cell office:value-type="float" office:value="522.639" calcext:value-type="float">
            <text:p>522,639</text:p>
          </table:table-cell>
          <table:table-cell table:number-columns-repeated="10"/>
        </table:table-row>
        <table:table-row table:style-name="ro1">
          <table:table-cell office:value-type="float" office:value="1379.678" calcext:value-type="float">
            <text:p>1379,678</text:p>
          </table:table-cell>
          <table:table-cell office:value-type="float" office:value="1.048" calcext:value-type="float">
            <text:p>1,048</text:p>
          </table:table-cell>
          <table:table-cell/>
          <table:table-cell office:value-type="float" office:value="744.064" calcext:value-type="float">
            <text:p>744,064</text:p>
          </table:table-cell>
          <table:table-cell office:value-type="float" office:value="522.536" calcext:value-type="float">
            <text:p>522,536</text:p>
          </table:table-cell>
          <table:table-cell table:number-columns-repeated="10"/>
        </table:table-row>
        <table:table-row table:style-name="ro1">
          <table:table-cell office:value-type="float" office:value="203.582" calcext:value-type="float">
            <text:p>203,582</text:p>
          </table:table-cell>
          <table:table-cell office:value-type="float" office:value="1.046" calcext:value-type="float">
            <text:p>1,046</text:p>
          </table:table-cell>
          <table:table-cell/>
          <table:table-cell office:value-type="float" office:value="726.038" calcext:value-type="float">
            <text:p>726,038</text:p>
          </table:table-cell>
          <table:table-cell office:value-type="float" office:value="522.494" calcext:value-type="float">
            <text:p>522,494</text:p>
          </table:table-cell>
          <table:table-cell table:number-columns-repeated="10"/>
        </table:table-row>
        <table:table-row table:style-name="ro1">
          <table:table-cell office:value-type="float" office:value="121.434" calcext:value-type="float">
            <text:p>121,434</text:p>
          </table:table-cell>
          <table:table-cell office:value-type="float" office:value="1.045" calcext:value-type="float">
            <text:p>1,045</text:p>
          </table:table-cell>
          <table:table-cell/>
          <table:table-cell office:value-type="float" office:value="1286.189" calcext:value-type="float">
            <text:p>1286,189</text:p>
          </table:table-cell>
          <table:table-cell office:value-type="float" office:value="522.443" calcext:value-type="float">
            <text:p>522,443</text:p>
          </table:table-cell>
          <table:table-cell table:number-columns-repeated="10"/>
        </table:table-row>
        <table:table-row table:style-name="ro1">
          <table:table-cell office:value-type="float" office:value="146.655" calcext:value-type="float">
            <text:p>146,655</text:p>
          </table:table-cell>
          <table:table-cell office:value-type="float" office:value="1.044" calcext:value-type="float">
            <text:p>1,044</text:p>
          </table:table-cell>
          <table:table-cell/>
          <table:table-cell office:value-type="float" office:value="1374.878" calcext:value-type="float">
            <text:p>1374,878</text:p>
          </table:table-cell>
          <table:table-cell office:value-type="float" office:value="520.888" calcext:value-type="float">
            <text:p>520,888</text:p>
          </table:table-cell>
          <table:table-cell table:number-columns-repeated="10"/>
        </table:table-row>
        <table:table-row table:style-name="ro1">
          <table:table-cell office:value-type="float" office:value="67.385" calcext:value-type="float">
            <text:p>67,385</text:p>
          </table:table-cell>
          <table:table-cell office:value-type="float" office:value="1.037" calcext:value-type="float">
            <text:p>1,037</text:p>
          </table:table-cell>
          <table:table-cell/>
          <table:table-cell office:value-type="float" office:value="888.781" calcext:value-type="float">
            <text:p>888,781</text:p>
          </table:table-cell>
          <table:table-cell office:value-type="float" office:value="520.079" calcext:value-type="float">
            <text:p>520,079</text:p>
          </table:table-cell>
          <table:table-cell table:number-columns-repeated="10"/>
        </table:table-row>
        <table:table-row table:style-name="ro1">
          <table:table-cell office:value-type="float" office:value="202.097" calcext:value-type="float">
            <text:p>202,097</text:p>
          </table:table-cell>
          <table:table-cell office:value-type="float" office:value="1.036" calcext:value-type="float">
            <text:p>1,036</text:p>
          </table:table-cell>
          <table:table-cell/>
          <table:table-cell office:value-type="float" office:value="580.639" calcext:value-type="float">
            <text:p>580,639</text:p>
          </table:table-cell>
          <table:table-cell office:value-type="float" office:value="520.029" calcext:value-type="float">
            <text:p>520,029</text:p>
          </table:table-cell>
          <table:table-cell table:number-columns-repeated="10"/>
        </table:table-row>
        <table:table-row table:style-name="ro1">
          <table:table-cell office:value-type="float" office:value="200.141" calcext:value-type="float">
            <text:p>200,141</text:p>
          </table:table-cell>
          <table:table-cell office:value-type="float" office:value="1.032" calcext:value-type="float">
            <text:p>1,032</text:p>
          </table:table-cell>
          <table:table-cell/>
          <table:table-cell office:value-type="float" office:value="2416.434" calcext:value-type="float">
            <text:p>2416,434</text:p>
          </table:table-cell>
          <table:table-cell office:value-type="float" office:value="519.793" calcext:value-type="float">
            <text:p>519,793</text:p>
          </table:table-cell>
          <table:table-cell table:number-columns-repeated="10"/>
        </table:table-row>
        <table:table-row table:style-name="ro1">
          <table:table-cell office:value-type="float" office:value="738.417" calcext:value-type="float">
            <text:p>738,417</text:p>
          </table:table-cell>
          <table:table-cell office:value-type="float" office:value="1.026" calcext:value-type="float">
            <text:p>1,026</text:p>
          </table:table-cell>
          <table:table-cell/>
          <table:table-cell office:value-type="float" office:value="581.857" calcext:value-type="float">
            <text:p>581,857</text:p>
          </table:table-cell>
          <table:table-cell office:value-type="float" office:value="519.606" calcext:value-type="float">
            <text:p>519,606</text:p>
          </table:table-cell>
          <table:table-cell table:number-columns-repeated="10"/>
        </table:table-row>
        <table:table-row table:style-name="ro1">
          <table:table-cell office:value-type="float" office:value="69.214" calcext:value-type="float">
            <text:p>69,214</text:p>
          </table:table-cell>
          <table:table-cell office:value-type="float" office:value="1.023" calcext:value-type="float">
            <text:p>1,023</text:p>
          </table:table-cell>
          <table:table-cell/>
          <table:table-cell office:value-type="float" office:value="767.018" calcext:value-type="float">
            <text:p>767,018</text:p>
          </table:table-cell>
          <table:table-cell office:value-type="float" office:value="518.703" calcext:value-type="float">
            <text:p>518,703</text:p>
          </table:table-cell>
          <table:table-cell table:number-columns-repeated="10"/>
        </table:table-row>
        <table:table-row table:style-name="ro1">
          <table:table-cell office:value-type="float" office:value="1123.079" calcext:value-type="float">
            <text:p>1123,079</text:p>
          </table:table-cell>
          <table:table-cell office:value-type="float" office:value="1.021" calcext:value-type="float">
            <text:p>1,021</text:p>
          </table:table-cell>
          <table:table-cell/>
          <table:table-cell office:value-type="float" office:value="1492.533" calcext:value-type="float">
            <text:p>1492,533</text:p>
          </table:table-cell>
          <table:table-cell office:value-type="float" office:value="516.973" calcext:value-type="float">
            <text:p>516,973</text:p>
          </table:table-cell>
          <table:table-cell table:number-columns-repeated="10"/>
        </table:table-row>
        <table:table-row table:style-name="ro1">
          <table:table-cell office:value-type="float" office:value="75.241" calcext:value-type="float">
            <text:p>75,241</text:p>
          </table:table-cell>
          <table:table-cell office:value-type="float" office:value="1.02" calcext:value-type="float">
            <text:p>1,02</text:p>
          </table:table-cell>
          <table:table-cell/>
          <table:table-cell office:value-type="float" office:value="2246.043" calcext:value-type="float">
            <text:p>2246,043</text:p>
          </table:table-cell>
          <table:table-cell office:value-type="float" office:value="516.78" calcext:value-type="float">
            <text:p>516,78</text:p>
          </table:table-cell>
          <table:table-cell table:number-columns-repeated="10"/>
        </table:table-row>
        <table:table-row table:style-name="ro1">
          <table:table-cell office:value-type="float" office:value="349.129" calcext:value-type="float">
            <text:p>349,129</text:p>
          </table:table-cell>
          <table:table-cell office:value-type="float" office:value="1.018" calcext:value-type="float">
            <text:p>1,018</text:p>
          </table:table-cell>
          <table:table-cell/>
          <table:table-cell office:value-type="float" office:value="2286.906" calcext:value-type="float">
            <text:p>2286,906</text:p>
          </table:table-cell>
          <table:table-cell office:value-type="float" office:value="515.584" calcext:value-type="float">
            <text:p>515,584</text:p>
          </table:table-cell>
          <table:table-cell table:number-columns-repeated="10"/>
        </table:table-row>
        <table:table-row table:style-name="ro1">
          <table:table-cell office:value-type="float" office:value="53.49" calcext:value-type="float">
            <text:p>53,49</text:p>
          </table:table-cell>
          <table:table-cell office:value-type="float" office:value="1.017" calcext:value-type="float">
            <text:p>1,017</text:p>
          </table:table-cell>
          <table:table-cell/>
          <table:table-cell office:value-type="float" office:value="625.257" calcext:value-type="float">
            <text:p>625,257</text:p>
          </table:table-cell>
          <table:table-cell office:value-type="float" office:value="515.456" calcext:value-type="float">
            <text:p>515,456</text:p>
          </table:table-cell>
          <table:table-cell table:number-columns-repeated="10"/>
        </table:table-row>
        <table:table-row table:style-name="ro1">
          <table:table-cell office:value-type="float" office:value="216.436" calcext:value-type="float">
            <text:p>216,436</text:p>
          </table:table-cell>
          <table:table-cell office:value-type="float" office:value="1.013" calcext:value-type="float">
            <text:p>1,013</text:p>
          </table:table-cell>
          <table:table-cell/>
          <table:table-cell office:value-type="float" office:value="1297.465" calcext:value-type="float">
            <text:p>1297,465</text:p>
          </table:table-cell>
          <table:table-cell office:value-type="float" office:value="514.443" calcext:value-type="float">
            <text:p>514,443</text:p>
          </table:table-cell>
          <table:table-cell table:number-columns-repeated="10"/>
        </table:table-row>
        <table:table-row table:style-name="ro1">
          <table:table-cell office:value-type="float" office:value="151.679" calcext:value-type="float">
            <text:p>151,679</text:p>
          </table:table-cell>
          <table:table-cell office:value-type="float" office:value="1.013" calcext:value-type="float">
            <text:p>1,013</text:p>
          </table:table-cell>
          <table:table-cell/>
          <table:table-cell office:value-type="float" office:value="1911.203" calcext:value-type="float">
            <text:p>1911,203</text:p>
          </table:table-cell>
          <table:table-cell office:value-type="float" office:value="513.943" calcext:value-type="float">
            <text:p>513,943</text:p>
          </table:table-cell>
          <table:table-cell table:number-columns-repeated="10"/>
        </table:table-row>
        <table:table-row table:style-name="ro1">
          <table:table-cell office:value-type="float" office:value="193.114" calcext:value-type="float">
            <text:p>193,114</text:p>
          </table:table-cell>
          <table:table-cell office:value-type="float" office:value="1.009" calcext:value-type="float">
            <text:p>1,009</text:p>
          </table:table-cell>
          <table:table-cell/>
          <table:table-cell office:value-type="float" office:value="622.147" calcext:value-type="float">
            <text:p>622,147</text:p>
          </table:table-cell>
          <table:table-cell office:value-type="float" office:value="513.756" calcext:value-type="float">
            <text:p>513,756</text:p>
          </table:table-cell>
          <table:table-cell table:number-columns-repeated="10"/>
        </table:table-row>
        <table:table-row table:style-name="ro1">
          <table:table-cell office:value-type="float" office:value="339.742" calcext:value-type="float">
            <text:p>339,742</text:p>
          </table:table-cell>
          <table:table-cell office:value-type="float" office:value="1.005" calcext:value-type="float">
            <text:p>1,005</text:p>
          </table:table-cell>
          <table:table-cell/>
          <table:table-cell office:value-type="float" office:value="588.054" calcext:value-type="float">
            <text:p>588,054</text:p>
          </table:table-cell>
          <table:table-cell office:value-type="float" office:value="513.745" calcext:value-type="float">
            <text:p>513,745</text:p>
          </table:table-cell>
          <table:table-cell table:number-columns-repeated="10"/>
        </table:table-row>
        <table:table-row table:style-name="ro1">
          <table:table-cell office:value-type="float" office:value="57.842" calcext:value-type="float">
            <text:p>57,842</text:p>
          </table:table-cell>
          <table:table-cell office:value-type="float" office:value="1.004" calcext:value-type="float">
            <text:p>1,004</text:p>
          </table:table-cell>
          <table:table-cell/>
          <table:table-cell office:value-type="float" office:value="878.872" calcext:value-type="float">
            <text:p>878,872</text:p>
          </table:table-cell>
          <table:table-cell office:value-type="float" office:value="513.686" calcext:value-type="float">
            <text:p>513,686</text:p>
          </table:table-cell>
          <table:table-cell table:number-columns-repeated="10"/>
        </table:table-row>
        <table:table-row table:style-name="ro1">
          <table:table-cell office:value-type="float" office:value="71.937" calcext:value-type="float">
            <text:p>71,937</text:p>
          </table:table-cell>
          <table:table-cell office:value-type="float" office:value="1.004" calcext:value-type="float">
            <text:p>1,004</text:p>
          </table:table-cell>
          <table:table-cell/>
          <table:table-cell office:value-type="float" office:value="759.548" calcext:value-type="float">
            <text:p>759,548</text:p>
          </table:table-cell>
          <table:table-cell office:value-type="float" office:value="513.48" calcext:value-type="float">
            <text:p>513,48</text:p>
          </table:table-cell>
          <table:table-cell table:number-columns-repeated="10"/>
        </table:table-row>
        <table:table-row table:style-name="ro1">
          <table:table-cell office:value-type="float" office:value="133.816" calcext:value-type="float">
            <text:p>133,816</text:p>
          </table:table-cell>
          <table:table-cell office:value-type="float" office:value="1.001" calcext:value-type="float">
            <text:p>1,001</text:p>
          </table:table-cell>
          <table:table-cell/>
          <table:table-cell office:value-type="float" office:value="691.181" calcext:value-type="float">
            <text:p>691,181</text:p>
          </table:table-cell>
          <table:table-cell office:value-type="float" office:value="513.06" calcext:value-type="float">
            <text:p>513,06</text:p>
          </table:table-cell>
          <table:table-cell table:number-columns-repeated="10"/>
        </table:table-row>
        <table:table-row table:style-name="ro1">
          <table:table-cell office:value-type="float" office:value="114.483" calcext:value-type="float">
            <text:p>114,483</text:p>
          </table:table-cell>
          <table:table-cell office:value-type="float" office:value="0.997" calcext:value-type="float">
            <text:p>0,997</text:p>
          </table:table-cell>
          <table:table-cell/>
          <table:table-cell office:value-type="float" office:value="580.087" calcext:value-type="float">
            <text:p>580,087</text:p>
          </table:table-cell>
          <table:table-cell office:value-type="float" office:value="512.051" calcext:value-type="float">
            <text:p>512,051</text:p>
          </table:table-cell>
          <table:table-cell table:number-columns-repeated="10"/>
        </table:table-row>
        <table:table-row table:style-name="ro1">
          <table:table-cell office:value-type="float" office:value="136.649" calcext:value-type="float">
            <text:p>136,649</text:p>
          </table:table-cell>
          <table:table-cell office:value-type="float" office:value="0.997" calcext:value-type="float">
            <text:p>0,997</text:p>
          </table:table-cell>
          <table:table-cell/>
          <table:table-cell office:value-type="float" office:value="1254.879" calcext:value-type="float">
            <text:p>1254,879</text:p>
          </table:table-cell>
          <table:table-cell office:value-type="float" office:value="509.994" calcext:value-type="float">
            <text:p>509,994</text:p>
          </table:table-cell>
          <table:table-cell table:number-columns-repeated="10"/>
        </table:table-row>
        <table:table-row table:style-name="ro1">
          <table:table-cell office:value-type="float" office:value="268.817" calcext:value-type="float">
            <text:p>268,817</text:p>
          </table:table-cell>
          <table:table-cell office:value-type="float" office:value="0.996" calcext:value-type="float">
            <text:p>0,996</text:p>
          </table:table-cell>
          <table:table-cell/>
          <table:table-cell office:value-type="float" office:value="1555.143" calcext:value-type="float">
            <text:p>1555,143</text:p>
          </table:table-cell>
          <table:table-cell office:value-type="float" office:value="509.716" calcext:value-type="float">
            <text:p>509,716</text:p>
          </table:table-cell>
          <table:table-cell table:number-columns-repeated="10"/>
        </table:table-row>
        <table:table-row table:style-name="ro1">
          <table:table-cell office:value-type="float" office:value="900.175" calcext:value-type="float">
            <text:p>900,175</text:p>
          </table:table-cell>
          <table:table-cell office:value-type="float" office:value="0.988" calcext:value-type="float">
            <text:p>0,988</text:p>
          </table:table-cell>
          <table:table-cell/>
          <table:table-cell office:value-type="float" office:value="1705.032" calcext:value-type="float">
            <text:p>1705,032</text:p>
          </table:table-cell>
          <table:table-cell office:value-type="float" office:value="509.07" calcext:value-type="float">
            <text:p>509,07</text:p>
          </table:table-cell>
          <table:table-cell table:number-columns-repeated="10"/>
        </table:table-row>
        <table:table-row table:style-name="ro1">
          <table:table-cell office:value-type="float" office:value="58.78" calcext:value-type="float">
            <text:p>58,78</text:p>
          </table:table-cell>
          <table:table-cell office:value-type="float" office:value="0.981" calcext:value-type="float">
            <text:p>0,981</text:p>
          </table:table-cell>
          <table:table-cell/>
          <table:table-cell office:value-type="float" office:value="579.833" calcext:value-type="float">
            <text:p>579,833</text:p>
          </table:table-cell>
          <table:table-cell office:value-type="float" office:value="508.203" calcext:value-type="float">
            <text:p>508,203</text:p>
          </table:table-cell>
          <table:table-cell table:number-columns-repeated="10"/>
        </table:table-row>
        <table:table-row table:style-name="ro1">
          <table:table-cell office:value-type="float" office:value="250.422" calcext:value-type="float">
            <text:p>250,422</text:p>
          </table:table-cell>
          <table:table-cell office:value-type="float" office:value="0.971" calcext:value-type="float">
            <text:p>0,971</text:p>
          </table:table-cell>
          <table:table-cell/>
          <table:table-cell office:value-type="float" office:value="570.594" calcext:value-type="float">
            <text:p>570,594</text:p>
          </table:table-cell>
          <table:table-cell office:value-type="float" office:value="507.408" calcext:value-type="float">
            <text:p>507,408</text:p>
          </table:table-cell>
          <table:table-cell table:number-columns-repeated="10"/>
        </table:table-row>
        <table:table-row table:style-name="ro1">
          <table:table-cell office:value-type="float" office:value="290.891" calcext:value-type="float">
            <text:p>290,891</text:p>
          </table:table-cell>
          <table:table-cell office:value-type="float" office:value="0.963" calcext:value-type="float">
            <text:p>0,963</text:p>
          </table:table-cell>
          <table:table-cell/>
          <table:table-cell office:value-type="float" office:value="579.908" calcext:value-type="float">
            <text:p>579,908</text:p>
          </table:table-cell>
          <table:table-cell office:value-type="float" office:value="507.32" calcext:value-type="float">
            <text:p>507,32</text:p>
          </table:table-cell>
          <table:table-cell table:number-columns-repeated="10"/>
        </table:table-row>
        <table:table-row table:style-name="ro1">
          <table:table-cell office:value-type="float" office:value="63.919" calcext:value-type="float">
            <text:p>63,919</text:p>
          </table:table-cell>
          <table:table-cell office:value-type="float" office:value="0.946" calcext:value-type="float">
            <text:p>0,946</text:p>
          </table:table-cell>
          <table:table-cell/>
          <table:table-cell office:value-type="float" office:value="1874.457" calcext:value-type="float">
            <text:p>1874,457</text:p>
          </table:table-cell>
          <table:table-cell office:value-type="float" office:value="507.309" calcext:value-type="float">
            <text:p>507,309</text:p>
          </table:table-cell>
          <table:table-cell table:number-columns-repeated="10"/>
        </table:table-row>
        <table:table-row table:style-name="ro1">
          <table:table-cell office:value-type="float" office:value="249.353" calcext:value-type="float">
            <text:p>249,353</text:p>
          </table:table-cell>
          <table:table-cell office:value-type="float" office:value="0.929" calcext:value-type="float">
            <text:p>0,929</text:p>
          </table:table-cell>
          <table:table-cell/>
          <table:table-cell office:value-type="float" office:value="561.033" calcext:value-type="float">
            <text:p>561,033</text:p>
          </table:table-cell>
          <table:table-cell office:value-type="float" office:value="506.779" calcext:value-type="float">
            <text:p>506,779</text:p>
          </table:table-cell>
          <table:table-cell table:number-columns-repeated="10"/>
        </table:table-row>
        <table:table-row table:style-name="ro1">
          <table:table-cell office:value-type="float" office:value="56.368" calcext:value-type="float">
            <text:p>56,368</text:p>
          </table:table-cell>
          <table:table-cell office:value-type="float" office:value="0.921" calcext:value-type="float">
            <text:p>0,921</text:p>
          </table:table-cell>
          <table:table-cell/>
          <table:table-cell office:value-type="float" office:value="1101.88" calcext:value-type="float">
            <text:p>1101,88</text:p>
          </table:table-cell>
          <table:table-cell office:value-type="float" office:value="506.764" calcext:value-type="float">
            <text:p>506,764</text:p>
          </table:table-cell>
          <table:table-cell table:number-columns-repeated="10"/>
        </table:table-row>
        <table:table-row table:style-name="ro1">
          <table:table-cell office:value-type="float" office:value="96.962" calcext:value-type="float">
            <text:p>96,962</text:p>
          </table:table-cell>
          <table:table-cell office:value-type="float" office:value="0.914" calcext:value-type="float">
            <text:p>0,914</text:p>
          </table:table-cell>
          <table:table-cell/>
          <table:table-cell office:value-type="float" office:value="564.003" calcext:value-type="float">
            <text:p>564,003</text:p>
          </table:table-cell>
          <table:table-cell office:value-type="float" office:value="505.498" calcext:value-type="float">
            <text:p>505,498</text:p>
          </table:table-cell>
          <table:table-cell table:number-columns-repeated="10"/>
        </table:table-row>
        <table:table-row table:style-name="ro1">
          <table:table-cell office:value-type="float" office:value="351.191" calcext:value-type="float">
            <text:p>351,191</text:p>
          </table:table-cell>
          <table:table-cell office:value-type="float" office:value="0.914" calcext:value-type="float">
            <text:p>0,914</text:p>
          </table:table-cell>
          <table:table-cell/>
          <table:table-cell office:value-type="float" office:value="1061.436" calcext:value-type="float">
            <text:p>1061,436</text:p>
          </table:table-cell>
          <table:table-cell office:value-type="float" office:value="504.493" calcext:value-type="float">
            <text:p>504,493</text:p>
          </table:table-cell>
          <table:table-cell table:number-columns-repeated="10"/>
        </table:table-row>
        <table:table-row table:style-name="ro1">
          <table:table-cell office:value-type="float" office:value="105.681" calcext:value-type="float">
            <text:p>105,681</text:p>
          </table:table-cell>
          <table:table-cell office:value-type="float" office:value="0.895" calcext:value-type="float">
            <text:p>0,895</text:p>
          </table:table-cell>
          <table:table-cell/>
          <table:table-cell office:value-type="float" office:value="1846.96" calcext:value-type="float">
            <text:p>1846,96</text:p>
          </table:table-cell>
          <table:table-cell office:value-type="float" office:value="502.114" calcext:value-type="float">
            <text:p>502,114</text:p>
          </table:table-cell>
          <table:table-cell table:number-columns-repeated="10"/>
        </table:table-row>
        <table:table-row table:style-name="ro1">
          <table:table-cell office:value-type="float" office:value="240.618" calcext:value-type="float">
            <text:p>240,618</text:p>
          </table:table-cell>
          <table:table-cell office:value-type="float" office:value="0.888" calcext:value-type="float">
            <text:p>0,888</text:p>
          </table:table-cell>
          <table:table-cell/>
          <table:table-cell office:value-type="float" office:value="717.465" calcext:value-type="float">
            <text:p>717,465</text:p>
          </table:table-cell>
          <table:table-cell office:value-type="float" office:value="500.289" calcext:value-type="float">
            <text:p>500,289</text:p>
          </table:table-cell>
          <table:table-cell table:number-columns-repeated="10"/>
        </table:table-row>
        <table:table-row table:style-name="ro1">
          <table:table-cell office:value-type="float" office:value="259.731" calcext:value-type="float">
            <text:p>259,731</text:p>
          </table:table-cell>
          <table:table-cell office:value-type="float" office:value="0.859" calcext:value-type="float">
            <text:p>0,859</text:p>
          </table:table-cell>
          <table:table-cell/>
          <table:table-cell office:value-type="float" office:value="616.728" calcext:value-type="float">
            <text:p>616,728</text:p>
          </table:table-cell>
          <table:table-cell office:value-type="float" office:value="489.038" calcext:value-type="float">
            <text:p>489,038</text:p>
          </table:table-cell>
          <table:table-cell table:number-columns-repeated="10"/>
        </table:table-row>
      </table:table>
      <table:table table:name="PY37-1024MB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office:value-type="float" office:value="280.919" calcext:value-type="float">
            <text:p>280,919</text:p>
          </table:table-cell>
          <table:table-cell table:number-columns-repeated="2"/>
          <table:table-cell office:value-type="float" office:value="1804.458" calcext:value-type="float">
            <text:p>1804,458</text:p>
          </table:table-cell>
          <table:table-cell office:value-type="float" office:value="278.141" calcext:value-type="float">
            <text:p>278,141</text:p>
          </table:table-cell>
          <table:table-cell table:number-columns-repeated="8"/>
          <table:table-cell table:formula="of:=['PY37-1024MB'.N7]-['PY37-1024MB'.$L7]" office:value-type="float" office:value="-0.308838383838384" calcext:value-type="float">
            <text:p>-0,3088383838</text:p>
          </table:table-cell>
          <table:table-cell table:formula="of:=['PY37-1024MB'.O7]-['PY37-1024MB'.$L7]" office:value-type="float" office:value="0.188161616161616" calcext:value-type="float">
            <text:p>0,1881616162</text:p>
          </table:table-cell>
        </table:table-row>
        <table:table-row table:style-name="ro1">
          <table:table-cell office:value-type="float" office:value="69.898" calcext:value-type="float">
            <text:p>69,898</text:p>
          </table:table-cell>
          <table:table-cell office:value-type="float" office:value="1.23" calcext:value-type="float">
            <text:p>1,23</text:p>
          </table:table-cell>
          <table:table-cell/>
          <table:table-cell office:value-type="float" office:value="359.819" calcext:value-type="float">
            <text:p>359,819</text:p>
          </table:table-cell>
          <table:table-cell office:value-type="float" office:value="274.374" calcext:value-type="float">
            <text:p>274,374</text:p>
          </table:table-cell>
          <table:table-cell table:number-columns-repeated="7"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62.126" calcext:value-type="float">
            <text:p>62,126</text:p>
          </table:table-cell>
          <table:table-cell office:value-type="float" office:value="1.229" calcext:value-type="float">
            <text:p>1,229</text:p>
          </table:table-cell>
          <table:table-cell/>
          <table:table-cell office:value-type="float" office:value="386.074" calcext:value-type="float">
            <text:p>386,074</text:p>
          </table:table-cell>
          <table:table-cell office:value-type="float" office:value="273.768" calcext:value-type="float">
            <text:p>273,768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formula="of:=AVERAGE(['PY37-1024MB'.$B$5:.$B$104])" office:value-type="float" office:value="1.04183838383838" calcext:value-type="float">
            <text:p>1,0418383838</text:p>
          </table:table-cell>
          <table:table-cell table:formula="of:=STDEV(['PY37-1024MB'.$B$5:.$B$104])" office:value-type="float" office:value="0.0786050197117969" calcext:value-type="float">
            <text:p>0,0786050197</text:p>
          </table:table-cell>
          <table:table-cell table:formula="of:=MIN(['PY37-1024MB'.$B$5:.$B$104])" office:value-type="float" office:value="0.733" calcext:value-type="float">
            <text:p>0,733</text:p>
          </table:table-cell>
          <table:table-cell table:formula="of:=MAX(['PY37-1024MB'.$B$5:.$B$104])" office:value-type="float" office:value="1.23" calcext:value-type="float">
            <text:p>1,23</text:p>
          </table:table-cell>
        </table:table-row>
        <table:table-row table:style-name="ro1">
          <table:table-cell office:value-type="float" office:value="134.189" calcext:value-type="float">
            <text:p>134,189</text:p>
          </table:table-cell>
          <table:table-cell office:value-type="float" office:value="1.187" calcext:value-type="float">
            <text:p>1,187</text:p>
          </table:table-cell>
          <table:table-cell/>
          <table:table-cell office:value-type="float" office:value="319.021" calcext:value-type="float">
            <text:p>319,021</text:p>
          </table:table-cell>
          <table:table-cell office:value-type="float" office:value="267.528" calcext:value-type="float">
            <text:p>267,528</text:p>
          </table:table-cell>
          <table:table-cell table:number-columns-repeated="5"/>
          <table:table-cell office:value-type="float" office:value="1000" calcext:value-type="float">
            <text:p>1000</text:p>
          </table:table-cell>
          <table:table-cell table:formula="of:=AVERAGE(['PY37-1024MB'.$E$5:.$E$104])" office:value-type="float" office:value="255.4303" calcext:value-type="float">
            <text:p>255,4303</text:p>
          </table:table-cell>
          <table:table-cell table:formula="of:=STDEV(['PY37-1024MB'.$E$5:.$E$104])" office:value-type="float" office:value="7.53443755986035" calcext:value-type="float">
            <text:p>7,5344375599</text:p>
          </table:table-cell>
          <table:table-cell table:formula="of:=MIN(['PY37-1024MB'.$E$5:.$E$104])" office:value-type="float" office:value="238.411" calcext:value-type="float">
            <text:p>238,411</text:p>
          </table:table-cell>
          <table:table-cell table:formula="of:=MAX(['PY37-1024MB'.$E$5:.$E$104])" office:value-type="float" office:value="278.141" calcext:value-type="float">
            <text:p>278,141</text:p>
          </table:table-cell>
        </table:table-row>
        <table:table-row table:style-name="ro1">
          <table:table-cell office:value-type="float" office:value="789.086" calcext:value-type="float">
            <text:p>789,086</text:p>
          </table:table-cell>
          <table:table-cell office:value-type="float" office:value="1.178" calcext:value-type="float">
            <text:p>1,178</text:p>
          </table:table-cell>
          <table:table-cell/>
          <table:table-cell office:value-type="float" office:value="415.46" calcext:value-type="float">
            <text:p>415,46</text:p>
          </table:table-cell>
          <table:table-cell office:value-type="float" office:value="266.967" calcext:value-type="float">
            <text:p>266,967</text:p>
          </table:table-cell>
          <table:table-cell table:number-columns-repeated="5"/>
          <table:table-cell office:value-type="float" office:value="10000" calcext:value-type="float">
            <text:p>10000</text:p>
          </table:table-cell>
          <table:table-cell table:formula="of:=AVERAGE(['PY37-1024MB'.$H$5:.$H$104])" office:value-type="string" office:string-value="" calcext:value-type="error">
            <text:p>#DIV/0!</text:p>
          </table:table-cell>
          <table:table-cell table:formula="of:=STDEV(['PY37-1024MB'.$H$5:.$H$104])" office:value-type="string" office:string-value="" calcext:value-type="error">
            <text:p>#DIV/0!</text:p>
          </table:table-cell>
          <table:table-cell table:formula="of:=MIN(['PY37-1024MB'.$H$5:.$H$104])" office:value-type="float" office:value="0" calcext:value-type="float">
            <text:p>0</text:p>
          </table:table-cell>
          <table:table-cell table:formula="of:=MAX(['PY37-1024MB'.$H$5:.$H$10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.086" calcext:value-type="float">
            <text:p>172,086</text:p>
          </table:table-cell>
          <table:table-cell office:value-type="float" office:value="1.168" calcext:value-type="float">
            <text:p>1,168</text:p>
          </table:table-cell>
          <table:table-cell/>
          <table:table-cell office:value-type="float" office:value="537.6" calcext:value-type="float">
            <text:p>537,6</text:p>
          </table:table-cell>
          <table:table-cell office:value-type="float" office:value="266.688" calcext:value-type="float">
            <text:p>266,688</text:p>
          </table:table-cell>
          <table:table-cell/>
          <table:table-cell office:value-type="string" calcext:value-type="string">
            <text:p>Error 504 Gateway Timeout (30sec)</text:p>
          </table:table-cell>
          <table:table-cell table:number-columns-repeated="8"/>
        </table:table-row>
        <table:table-row table:style-name="ro1">
          <table:table-cell office:value-type="float" office:value="56.226" calcext:value-type="float">
            <text:p>56,226</text:p>
          </table:table-cell>
          <table:table-cell office:value-type="float" office:value="1.165" calcext:value-type="float">
            <text:p>1,165</text:p>
          </table:table-cell>
          <table:table-cell/>
          <table:table-cell office:value-type="float" office:value="322.043" calcext:value-type="float">
            <text:p>322,043</text:p>
          </table:table-cell>
          <table:table-cell office:value-type="float" office:value="266.547" calcext:value-type="float">
            <text:p>266,547</text:p>
          </table:table-cell>
          <table:table-cell table:number-columns-repeated="10"/>
        </table:table-row>
        <table:table-row table:style-name="ro1">
          <table:table-cell office:value-type="float" office:value="102.114" calcext:value-type="float">
            <text:p>102,114</text:p>
          </table:table-cell>
          <table:table-cell office:value-type="float" office:value="1.164" calcext:value-type="float">
            <text:p>1,164</text:p>
          </table:table-cell>
          <table:table-cell/>
          <table:table-cell office:value-type="float" office:value="333.28" calcext:value-type="float">
            <text:p>333,28</text:p>
          </table:table-cell>
          <table:table-cell office:value-type="float" office:value="266.542" calcext:value-type="float">
            <text:p>266,542</text:p>
          </table:table-cell>
          <table:table-cell table:number-columns-repeated="10"/>
        </table:table-row>
        <table:table-row table:style-name="ro1">
          <table:table-cell office:value-type="float" office:value="56.954" calcext:value-type="float">
            <text:p>56,954</text:p>
          </table:table-cell>
          <table:table-cell office:value-type="float" office:value="1.156" calcext:value-type="float">
            <text:p>1,156</text:p>
          </table:table-cell>
          <table:table-cell/>
          <table:table-cell office:value-type="float" office:value="408.811" calcext:value-type="float">
            <text:p>408,811</text:p>
          </table:table-cell>
          <table:table-cell office:value-type="float" office:value="265.753" calcext:value-type="float">
            <text:p>265,753</text:p>
          </table:table-cell>
          <table:table-cell table:number-columns-repeated="10"/>
        </table:table-row>
        <table:table-row table:style-name="ro1">
          <table:table-cell office:value-type="float" office:value="71.006" calcext:value-type="float">
            <text:p>71,006</text:p>
          </table:table-cell>
          <table:table-cell office:value-type="float" office:value="1.153" calcext:value-type="float">
            <text:p>1,153</text:p>
          </table:table-cell>
          <table:table-cell/>
          <table:table-cell office:value-type="float" office:value="318.405" calcext:value-type="float">
            <text:p>318,405</text:p>
          </table:table-cell>
          <table:table-cell office:value-type="float" office:value="265.719" calcext:value-type="float">
            <text:p>265,719</text:p>
          </table:table-cell>
          <table:table-cell table:number-columns-repeated="10"/>
        </table:table-row>
        <table:table-row table:style-name="ro1">
          <table:table-cell office:value-type="float" office:value="166.778" calcext:value-type="float">
            <text:p>166,778</text:p>
          </table:table-cell>
          <table:table-cell office:value-type="float" office:value="1.144" calcext:value-type="float">
            <text:p>1,144</text:p>
          </table:table-cell>
          <table:table-cell/>
          <table:table-cell office:value-type="float" office:value="507.484" calcext:value-type="float">
            <text:p>507,484</text:p>
          </table:table-cell>
          <table:table-cell office:value-type="float" office:value="264.758" calcext:value-type="float">
            <text:p>264,758</text:p>
          </table:table-cell>
          <table:table-cell table:number-columns-repeated="10"/>
        </table:table-row>
        <table:table-row table:style-name="ro1">
          <table:table-cell office:value-type="float" office:value="244.411" calcext:value-type="float">
            <text:p>244,411</text:p>
          </table:table-cell>
          <table:table-cell office:value-type="float" office:value="1.134" calcext:value-type="float">
            <text:p>1,134</text:p>
          </table:table-cell>
          <table:table-cell/>
          <table:table-cell office:value-type="float" office:value="402.213" calcext:value-type="float">
            <text:p>402,213</text:p>
          </table:table-cell>
          <table:table-cell office:value-type="float" office:value="264.612" calcext:value-type="float">
            <text:p>264,612</text:p>
          </table:table-cell>
          <table:table-cell table:number-columns-repeated="10"/>
        </table:table-row>
        <table:table-row table:style-name="ro1">
          <table:table-cell office:value-type="float" office:value="58.48" calcext:value-type="float">
            <text:p>58,48</text:p>
          </table:table-cell>
          <table:table-cell office:value-type="float" office:value="1.133" calcext:value-type="float">
            <text:p>1,133</text:p>
          </table:table-cell>
          <table:table-cell/>
          <table:table-cell office:value-type="float" office:value="316.997" calcext:value-type="float">
            <text:p>316,997</text:p>
          </table:table-cell>
          <table:table-cell office:value-type="float" office:value="264.43" calcext:value-type="float">
            <text:p>264,43</text:p>
          </table:table-cell>
          <table:table-cell table:number-columns-repeated="10"/>
        </table:table-row>
        <table:table-row table:style-name="ro1">
          <table:table-cell office:value-type="float" office:value="99.107" calcext:value-type="float">
            <text:p>99,107</text:p>
          </table:table-cell>
          <table:table-cell office:value-type="float" office:value="1.131" calcext:value-type="float">
            <text:p>1,131</text:p>
          </table:table-cell>
          <table:table-cell/>
          <table:table-cell office:value-type="float" office:value="315.529" calcext:value-type="float">
            <text:p>315,529</text:p>
          </table:table-cell>
          <table:table-cell office:value-type="float" office:value="264.155" calcext:value-type="float">
            <text:p>264,155</text:p>
          </table:table-cell>
          <table:table-cell table:number-columns-repeated="10"/>
        </table:table-row>
        <table:table-row table:style-name="ro1">
          <table:table-cell office:value-type="float" office:value="80.433" calcext:value-type="float">
            <text:p>80,433</text:p>
          </table:table-cell>
          <table:table-cell office:value-type="float" office:value="1.129" calcext:value-type="float">
            <text:p>1,129</text:p>
          </table:table-cell>
          <table:table-cell/>
          <table:table-cell office:value-type="float" office:value="385.562" calcext:value-type="float">
            <text:p>385,562</text:p>
          </table:table-cell>
          <table:table-cell office:value-type="float" office:value="263.753" calcext:value-type="float">
            <text:p>263,753</text:p>
          </table:table-cell>
          <table:table-cell table:number-columns-repeated="10"/>
        </table:table-row>
        <table:table-row table:style-name="ro1">
          <table:table-cell office:value-type="float" office:value="57.745" calcext:value-type="float">
            <text:p>57,745</text:p>
          </table:table-cell>
          <table:table-cell office:value-type="float" office:value="1.122" calcext:value-type="float">
            <text:p>1,122</text:p>
          </table:table-cell>
          <table:table-cell/>
          <table:table-cell office:value-type="float" office:value="336.394" calcext:value-type="float">
            <text:p>336,394</text:p>
          </table:table-cell>
          <table:table-cell office:value-type="float" office:value="263.352" calcext:value-type="float">
            <text:p>263,352</text:p>
          </table:table-cell>
          <table:table-cell table:number-columns-repeated="10"/>
        </table:table-row>
        <table:table-row table:style-name="ro1">
          <table:table-cell office:value-type="float" office:value="59.013" calcext:value-type="float">
            <text:p>59,013</text:p>
          </table:table-cell>
          <table:table-cell office:value-type="float" office:value="1.118" calcext:value-type="float">
            <text:p>1,118</text:p>
          </table:table-cell>
          <table:table-cell/>
          <table:table-cell office:value-type="float" office:value="322.94" calcext:value-type="float">
            <text:p>322,94</text:p>
          </table:table-cell>
          <table:table-cell office:value-type="float" office:value="263.193" calcext:value-type="float">
            <text:p>263,193</text:p>
          </table:table-cell>
          <table:table-cell table:number-columns-repeated="10"/>
        </table:table-row>
        <table:table-row table:style-name="ro1">
          <table:table-cell office:value-type="float" office:value="87.915" calcext:value-type="float">
            <text:p>87,915</text:p>
          </table:table-cell>
          <table:table-cell office:value-type="float" office:value="1.115" calcext:value-type="float">
            <text:p>1,115</text:p>
          </table:table-cell>
          <table:table-cell/>
          <table:table-cell office:value-type="float" office:value="314.234" calcext:value-type="float">
            <text:p>314,234</text:p>
          </table:table-cell>
          <table:table-cell office:value-type="float" office:value="263.11" calcext:value-type="float">
            <text:p>263,11</text:p>
          </table:table-cell>
          <table:table-cell table:number-columns-repeated="10"/>
        </table:table-row>
        <table:table-row table:style-name="ro1">
          <table:table-cell office:value-type="float" office:value="265.789" calcext:value-type="float">
            <text:p>265,789</text:p>
          </table:table-cell>
          <table:table-cell office:value-type="float" office:value="1.113" calcext:value-type="float">
            <text:p>1,113</text:p>
          </table:table-cell>
          <table:table-cell/>
          <table:table-cell office:value-type="float" office:value="317.155" calcext:value-type="float">
            <text:p>317,155</text:p>
          </table:table-cell>
          <table:table-cell office:value-type="float" office:value="262.897" calcext:value-type="float">
            <text:p>262,897</text:p>
          </table:table-cell>
          <table:table-cell table:number-columns-repeated="10"/>
        </table:table-row>
        <table:table-row table:style-name="ro1">
          <table:table-cell office:value-type="float" office:value="54.936" calcext:value-type="float">
            <text:p>54,936</text:p>
          </table:table-cell>
          <table:table-cell office:value-type="float" office:value="1.109" calcext:value-type="float">
            <text:p>1,109</text:p>
          </table:table-cell>
          <table:table-cell/>
          <table:table-cell office:value-type="float" office:value="318.952" calcext:value-type="float">
            <text:p>318,952</text:p>
          </table:table-cell>
          <table:table-cell office:value-type="float" office:value="262.173" calcext:value-type="float">
            <text:p>262,173</text:p>
          </table:table-cell>
          <table:table-cell table:number-columns-repeated="10"/>
        </table:table-row>
        <table:table-row table:style-name="ro1">
          <table:table-cell office:value-type="float" office:value="75.836" calcext:value-type="float">
            <text:p>75,836</text:p>
          </table:table-cell>
          <table:table-cell office:value-type="float" office:value="1.108" calcext:value-type="float">
            <text:p>1,108</text:p>
          </table:table-cell>
          <table:table-cell/>
          <table:table-cell office:value-type="float" office:value="321.378" calcext:value-type="float">
            <text:p>321,378</text:p>
          </table:table-cell>
          <table:table-cell office:value-type="float" office:value="261.716" calcext:value-type="float">
            <text:p>261,716</text:p>
          </table:table-cell>
          <table:table-cell table:number-columns-repeated="10"/>
        </table:table-row>
        <table:table-row table:style-name="ro1">
          <table:table-cell office:value-type="float" office:value="246.49" calcext:value-type="float">
            <text:p>246,49</text:p>
          </table:table-cell>
          <table:table-cell office:value-type="float" office:value="1.106" calcext:value-type="float">
            <text:p>1,106</text:p>
          </table:table-cell>
          <table:table-cell/>
          <table:table-cell office:value-type="float" office:value="512.607" calcext:value-type="float">
            <text:p>512,607</text:p>
          </table:table-cell>
          <table:table-cell office:value-type="float" office:value="261.365" calcext:value-type="float">
            <text:p>261,365</text:p>
          </table:table-cell>
          <table:table-cell table:number-columns-repeated="10"/>
        </table:table-row>
        <table:table-row table:style-name="ro1">
          <table:table-cell office:value-type="float" office:value="128.383" calcext:value-type="float">
            <text:p>128,383</text:p>
          </table:table-cell>
          <table:table-cell office:value-type="float" office:value="1.105" calcext:value-type="float">
            <text:p>1,105</text:p>
          </table:table-cell>
          <table:table-cell/>
          <table:table-cell office:value-type="float" office:value="313.635" calcext:value-type="float">
            <text:p>313,635</text:p>
          </table:table-cell>
          <table:table-cell office:value-type="float" office:value="261.285" calcext:value-type="float">
            <text:p>261,285</text:p>
          </table:table-cell>
          <table:table-cell table:number-columns-repeated="10"/>
        </table:table-row>
        <table:table-row table:style-name="ro1">
          <table:table-cell office:value-type="float" office:value="101.77" calcext:value-type="float">
            <text:p>101,77</text:p>
          </table:table-cell>
          <table:table-cell office:value-type="float" office:value="1.098" calcext:value-type="float">
            <text:p>1,098</text:p>
          </table:table-cell>
          <table:table-cell/>
          <table:table-cell office:value-type="float" office:value="313.14" calcext:value-type="float">
            <text:p>313,14</text:p>
          </table:table-cell>
          <table:table-cell office:value-type="float" office:value="261.06" calcext:value-type="float">
            <text:p>261,06</text:p>
          </table:table-cell>
          <table:table-cell table:number-columns-repeated="10"/>
        </table:table-row>
        <table:table-row table:style-name="ro1">
          <table:table-cell office:value-type="float" office:value="1728.155" calcext:value-type="float">
            <text:p>1728,155</text:p>
          </table:table-cell>
          <table:table-cell office:value-type="float" office:value="1.097" calcext:value-type="float">
            <text:p>1,097</text:p>
          </table:table-cell>
          <table:table-cell/>
          <table:table-cell office:value-type="float" office:value="1150.774" calcext:value-type="float">
            <text:p>1150,774</text:p>
          </table:table-cell>
          <table:table-cell office:value-type="float" office:value="260.952" calcext:value-type="float">
            <text:p>260,952</text:p>
          </table:table-cell>
          <table:table-cell table:number-columns-repeated="10"/>
        </table:table-row>
        <table:table-row table:style-name="ro1">
          <table:table-cell office:value-type="float" office:value="141.212" calcext:value-type="float">
            <text:p>141,212</text:p>
          </table:table-cell>
          <table:table-cell office:value-type="float" office:value="1.096" calcext:value-type="float">
            <text:p>1,096</text:p>
          </table:table-cell>
          <table:table-cell/>
          <table:table-cell office:value-type="float" office:value="313.626" calcext:value-type="float">
            <text:p>313,626</text:p>
          </table:table-cell>
          <table:table-cell office:value-type="float" office:value="260.679" calcext:value-type="float">
            <text:p>260,679</text:p>
          </table:table-cell>
          <table:table-cell table:number-columns-repeated="10"/>
        </table:table-row>
        <table:table-row table:style-name="ro1">
          <table:table-cell office:value-type="float" office:value="57.07" calcext:value-type="float">
            <text:p>57,07</text:p>
          </table:table-cell>
          <table:table-cell office:value-type="float" office:value="1.093" calcext:value-type="float">
            <text:p>1,093</text:p>
          </table:table-cell>
          <table:table-cell/>
          <table:table-cell office:value-type="float" office:value="316.799" calcext:value-type="float">
            <text:p>316,799</text:p>
          </table:table-cell>
          <table:table-cell office:value-type="float" office:value="260.403" calcext:value-type="float">
            <text:p>260,403</text:p>
          </table:table-cell>
          <table:table-cell table:number-columns-repeated="10"/>
        </table:table-row>
        <table:table-row table:style-name="ro1">
          <table:table-cell office:value-type="float" office:value="56.509" calcext:value-type="float">
            <text:p>56,509</text:p>
          </table:table-cell>
          <table:table-cell office:value-type="float" office:value="1.093" calcext:value-type="float">
            <text:p>1,093</text:p>
          </table:table-cell>
          <table:table-cell/>
          <table:table-cell office:value-type="float" office:value="314.998" calcext:value-type="float">
            <text:p>314,998</text:p>
          </table:table-cell>
          <table:table-cell office:value-type="float" office:value="260.301" calcext:value-type="float">
            <text:p>260,301</text:p>
          </table:table-cell>
          <table:table-cell table:number-columns-repeated="10"/>
        </table:table-row>
        <table:table-row table:style-name="ro1">
          <table:table-cell office:value-type="float" office:value="334.088" calcext:value-type="float">
            <text:p>334,088</text:p>
          </table:table-cell>
          <table:table-cell office:value-type="float" office:value="1.082" calcext:value-type="float">
            <text:p>1,082</text:p>
          </table:table-cell>
          <table:table-cell/>
          <table:table-cell office:value-type="float" office:value="415.41" calcext:value-type="float">
            <text:p>415,41</text:p>
          </table:table-cell>
          <table:table-cell office:value-type="float" office:value="260.127" calcext:value-type="float">
            <text:p>260,127</text:p>
          </table:table-cell>
          <table:table-cell table:number-columns-repeated="10"/>
        </table:table-row>
        <table:table-row table:style-name="ro1">
          <table:table-cell office:value-type="float" office:value="116.191" calcext:value-type="float">
            <text:p>116,191</text:p>
          </table:table-cell>
          <table:table-cell office:value-type="float" office:value="1.081" calcext:value-type="float">
            <text:p>1,081</text:p>
          </table:table-cell>
          <table:table-cell/>
          <table:table-cell office:value-type="float" office:value="472.306" calcext:value-type="float">
            <text:p>472,306</text:p>
          </table:table-cell>
          <table:table-cell office:value-type="float" office:value="259.825" calcext:value-type="float">
            <text:p>259,825</text:p>
          </table:table-cell>
          <table:table-cell table:number-columns-repeated="10"/>
        </table:table-row>
        <table:table-row table:style-name="ro1">
          <table:table-cell office:value-type="float" office:value="57.462" calcext:value-type="float">
            <text:p>57,462</text:p>
          </table:table-cell>
          <table:table-cell office:value-type="float" office:value="1.08" calcext:value-type="float">
            <text:p>1,08</text:p>
          </table:table-cell>
          <table:table-cell/>
          <table:table-cell office:value-type="float" office:value="330.742" calcext:value-type="float">
            <text:p>330,742</text:p>
          </table:table-cell>
          <table:table-cell office:value-type="float" office:value="259.753" calcext:value-type="float">
            <text:p>259,753</text:p>
          </table:table-cell>
          <table:table-cell table:number-columns-repeated="10"/>
        </table:table-row>
        <table:table-row table:style-name="ro1">
          <table:table-cell office:value-type="float" office:value="245.999" calcext:value-type="float">
            <text:p>245,999</text:p>
          </table:table-cell>
          <table:table-cell office:value-type="float" office:value="1.08" calcext:value-type="float">
            <text:p>1,08</text:p>
          </table:table-cell>
          <table:table-cell/>
          <table:table-cell office:value-type="float" office:value="314.229" calcext:value-type="float">
            <text:p>314,229</text:p>
          </table:table-cell>
          <table:table-cell office:value-type="float" office:value="258.741" calcext:value-type="float">
            <text:p>258,741</text:p>
          </table:table-cell>
          <table:table-cell table:number-columns-repeated="10"/>
        </table:table-row>
        <table:table-row table:style-name="ro1">
          <table:table-cell office:value-type="float" office:value="62.867" calcext:value-type="float">
            <text:p>62,867</text:p>
          </table:table-cell>
          <table:table-cell office:value-type="float" office:value="1.075" calcext:value-type="float">
            <text:p>1,075</text:p>
          </table:table-cell>
          <table:table-cell/>
          <table:table-cell office:value-type="float" office:value="317.356" calcext:value-type="float">
            <text:p>317,356</text:p>
          </table:table-cell>
          <table:table-cell office:value-type="float" office:value="258.413" calcext:value-type="float">
            <text:p>258,413</text:p>
          </table:table-cell>
          <table:table-cell table:number-columns-repeated="10"/>
        </table:table-row>
        <table:table-row table:style-name="ro1">
          <table:table-cell office:value-type="float" office:value="52.799" calcext:value-type="float">
            <text:p>52,799</text:p>
          </table:table-cell>
          <table:table-cell office:value-type="float" office:value="1.074" calcext:value-type="float">
            <text:p>1,074</text:p>
          </table:table-cell>
          <table:table-cell/>
          <table:table-cell office:value-type="float" office:value="669.801" calcext:value-type="float">
            <text:p>669,801</text:p>
          </table:table-cell>
          <table:table-cell office:value-type="float" office:value="258.122" calcext:value-type="float">
            <text:p>258,122</text:p>
          </table:table-cell>
          <table:table-cell table:number-columns-repeated="10"/>
        </table:table-row>
        <table:table-row table:style-name="ro1">
          <table:table-cell office:value-type="float" office:value="70.731" calcext:value-type="float">
            <text:p>70,731</text:p>
          </table:table-cell>
          <table:table-cell office:value-type="float" office:value="1.068" calcext:value-type="float">
            <text:p>1,068</text:p>
          </table:table-cell>
          <table:table-cell/>
          <table:table-cell office:value-type="float" office:value="318.432" calcext:value-type="float">
            <text:p>318,432</text:p>
          </table:table-cell>
          <table:table-cell office:value-type="float" office:value="257.817" calcext:value-type="float">
            <text:p>257,817</text:p>
          </table:table-cell>
          <table:table-cell table:number-columns-repeated="10"/>
        </table:table-row>
        <table:table-row table:style-name="ro1">
          <table:table-cell office:value-type="float" office:value="55.533" calcext:value-type="float">
            <text:p>55,533</text:p>
          </table:table-cell>
          <table:table-cell office:value-type="float" office:value="1.068" calcext:value-type="float">
            <text:p>1,068</text:p>
          </table:table-cell>
          <table:table-cell/>
          <table:table-cell office:value-type="float" office:value="319.665" calcext:value-type="float">
            <text:p>319,665</text:p>
          </table:table-cell>
          <table:table-cell office:value-type="float" office:value="257.75" calcext:value-type="float">
            <text:p>257,75</text:p>
          </table:table-cell>
          <table:table-cell table:number-columns-repeated="10"/>
        </table:table-row>
        <table:table-row table:style-name="ro1">
          <table:table-cell office:value-type="float" office:value="59.357" calcext:value-type="float">
            <text:p>59,357</text:p>
          </table:table-cell>
          <table:table-cell office:value-type="float" office:value="1.066" calcext:value-type="float">
            <text:p>1,066</text:p>
          </table:table-cell>
          <table:table-cell/>
          <table:table-cell office:value-type="float" office:value="435.279" calcext:value-type="float">
            <text:p>435,279</text:p>
          </table:table-cell>
          <table:table-cell office:value-type="float" office:value="257.653" calcext:value-type="float">
            <text:p>257,653</text:p>
          </table:table-cell>
          <table:table-cell table:number-columns-repeated="10"/>
        </table:table-row>
        <table:table-row table:style-name="ro1">
          <table:table-cell office:value-type="float" office:value="148.291" calcext:value-type="float">
            <text:p>148,291</text:p>
          </table:table-cell>
          <table:table-cell office:value-type="float" office:value="1.064" calcext:value-type="float">
            <text:p>1,064</text:p>
          </table:table-cell>
          <table:table-cell/>
          <table:table-cell office:value-type="float" office:value="374.97" calcext:value-type="float">
            <text:p>374,97</text:p>
          </table:table-cell>
          <table:table-cell office:value-type="float" office:value="257.398" calcext:value-type="float">
            <text:p>257,398</text:p>
          </table:table-cell>
          <table:table-cell table:number-columns-repeated="10"/>
        </table:table-row>
        <table:table-row table:style-name="ro1">
          <table:table-cell office:value-type="float" office:value="55.229" calcext:value-type="float">
            <text:p>55,229</text:p>
          </table:table-cell>
          <table:table-cell office:value-type="float" office:value="1.063" calcext:value-type="float">
            <text:p>1,063</text:p>
          </table:table-cell>
          <table:table-cell/>
          <table:table-cell office:value-type="float" office:value="321.346" calcext:value-type="float">
            <text:p>321,346</text:p>
          </table:table-cell>
          <table:table-cell office:value-type="float" office:value="257.283" calcext:value-type="float">
            <text:p>257,283</text:p>
          </table:table-cell>
          <table:table-cell table:number-columns-repeated="10"/>
        </table:table-row>
        <table:table-row table:style-name="ro1">
          <table:table-cell office:value-type="float" office:value="210.958" calcext:value-type="float">
            <text:p>210,958</text:p>
          </table:table-cell>
          <table:table-cell office:value-type="float" office:value="1.063" calcext:value-type="float">
            <text:p>1,063</text:p>
          </table:table-cell>
          <table:table-cell/>
          <table:table-cell office:value-type="float" office:value="335.567" calcext:value-type="float">
            <text:p>335,567</text:p>
          </table:table-cell>
          <table:table-cell office:value-type="float" office:value="256.786" calcext:value-type="float">
            <text:p>256,786</text:p>
          </table:table-cell>
          <table:table-cell table:number-columns-repeated="10"/>
        </table:table-row>
        <table:table-row table:style-name="ro1">
          <table:table-cell office:value-type="float" office:value="55.606" calcext:value-type="float">
            <text:p>55,606</text:p>
          </table:table-cell>
          <table:table-cell office:value-type="float" office:value="1.061" calcext:value-type="float">
            <text:p>1,061</text:p>
          </table:table-cell>
          <table:table-cell/>
          <table:table-cell office:value-type="float" office:value="346.485" calcext:value-type="float">
            <text:p>346,485</text:p>
          </table:table-cell>
          <table:table-cell office:value-type="float" office:value="256.484" calcext:value-type="float">
            <text:p>256,484</text:p>
          </table:table-cell>
          <table:table-cell table:number-columns-repeated="10"/>
        </table:table-row>
        <table:table-row table:style-name="ro1">
          <table:table-cell office:value-type="float" office:value="205.638" calcext:value-type="float">
            <text:p>205,638</text:p>
          </table:table-cell>
          <table:table-cell office:value-type="float" office:value="1.059" calcext:value-type="float">
            <text:p>1,059</text:p>
          </table:table-cell>
          <table:table-cell/>
          <table:table-cell office:value-type="float" office:value="310.247" calcext:value-type="float">
            <text:p>310,247</text:p>
          </table:table-cell>
          <table:table-cell office:value-type="float" office:value="256.378" calcext:value-type="float">
            <text:p>256,378</text:p>
          </table:table-cell>
          <table:table-cell table:number-columns-repeated="10"/>
        </table:table-row>
        <table:table-row table:style-name="ro1">
          <table:table-cell office:value-type="float" office:value="79.113" calcext:value-type="float">
            <text:p>79,113</text:p>
          </table:table-cell>
          <table:table-cell office:value-type="float" office:value="1.058" calcext:value-type="float">
            <text:p>1,058</text:p>
          </table:table-cell>
          <table:table-cell/>
          <table:table-cell office:value-type="float" office:value="305.942" calcext:value-type="float">
            <text:p>305,942</text:p>
          </table:table-cell>
          <table:table-cell office:value-type="float" office:value="255.107" calcext:value-type="float">
            <text:p>255,107</text:p>
          </table:table-cell>
          <table:table-cell table:number-columns-repeated="10"/>
        </table:table-row>
        <table:table-row table:style-name="ro1">
          <table:table-cell office:value-type="float" office:value="138.09" calcext:value-type="float">
            <text:p>138,09</text:p>
          </table:table-cell>
          <table:table-cell office:value-type="float" office:value="1.052" calcext:value-type="float">
            <text:p>1,052</text:p>
          </table:table-cell>
          <table:table-cell/>
          <table:table-cell office:value-type="float" office:value="306.951" calcext:value-type="float">
            <text:p>306,951</text:p>
          </table:table-cell>
          <table:table-cell office:value-type="float" office:value="254.997" calcext:value-type="float">
            <text:p>254,997</text:p>
          </table:table-cell>
          <table:table-cell table:number-columns-repeated="10"/>
        </table:table-row>
        <table:table-row table:style-name="ro1">
          <table:table-cell office:value-type="float" office:value="290.737" calcext:value-type="float">
            <text:p>290,737</text:p>
          </table:table-cell>
          <table:table-cell office:value-type="float" office:value="1.052" calcext:value-type="float">
            <text:p>1,052</text:p>
          </table:table-cell>
          <table:table-cell/>
          <table:table-cell office:value-type="float" office:value="315.524" calcext:value-type="float">
            <text:p>315,524</text:p>
          </table:table-cell>
          <table:table-cell office:value-type="float" office:value="254.959" calcext:value-type="float">
            <text:p>254,959</text:p>
          </table:table-cell>
          <table:table-cell table:number-columns-repeated="10"/>
        </table:table-row>
        <table:table-row table:style-name="ro1">
          <table:table-cell office:value-type="float" office:value="120.633" calcext:value-type="float">
            <text:p>120,633</text:p>
          </table:table-cell>
          <table:table-cell office:value-type="float" office:value="1.048" calcext:value-type="float">
            <text:p>1,048</text:p>
          </table:table-cell>
          <table:table-cell/>
          <table:table-cell office:value-type="float" office:value="508.572" calcext:value-type="float">
            <text:p>508,572</text:p>
          </table:table-cell>
          <table:table-cell office:value-type="float" office:value="254.916" calcext:value-type="float">
            <text:p>254,916</text:p>
          </table:table-cell>
          <table:table-cell table:number-columns-repeated="10"/>
        </table:table-row>
        <table:table-row table:style-name="ro1">
          <table:table-cell office:value-type="float" office:value="52.884" calcext:value-type="float">
            <text:p>52,884</text:p>
          </table:table-cell>
          <table:table-cell office:value-type="float" office:value="1.048" calcext:value-type="float">
            <text:p>1,048</text:p>
          </table:table-cell>
          <table:table-cell/>
          <table:table-cell office:value-type="float" office:value="315.745" calcext:value-type="float">
            <text:p>315,745</text:p>
          </table:table-cell>
          <table:table-cell office:value-type="float" office:value="254.842" calcext:value-type="float">
            <text:p>254,842</text:p>
          </table:table-cell>
          <table:table-cell table:number-columns-repeated="10"/>
        </table:table-row>
        <table:table-row table:style-name="ro1">
          <table:table-cell office:value-type="float" office:value="67.463" calcext:value-type="float">
            <text:p>67,463</text:p>
          </table:table-cell>
          <table:table-cell office:value-type="float" office:value="1.047" calcext:value-type="float">
            <text:p>1,047</text:p>
          </table:table-cell>
          <table:table-cell/>
          <table:table-cell office:value-type="float" office:value="615.132" calcext:value-type="float">
            <text:p>615,132</text:p>
          </table:table-cell>
          <table:table-cell office:value-type="float" office:value="254.677" calcext:value-type="float">
            <text:p>254,677</text:p>
          </table:table-cell>
          <table:table-cell table:number-columns-repeated="10"/>
        </table:table-row>
        <table:table-row table:style-name="ro1">
          <table:table-cell office:value-type="float" office:value="554.602" calcext:value-type="float">
            <text:p>554,602</text:p>
          </table:table-cell>
          <table:table-cell office:value-type="float" office:value="1.043" calcext:value-type="float">
            <text:p>1,043</text:p>
          </table:table-cell>
          <table:table-cell/>
          <table:table-cell office:value-type="float" office:value="303.969" calcext:value-type="float">
            <text:p>303,969</text:p>
          </table:table-cell>
          <table:table-cell office:value-type="float" office:value="254.545" calcext:value-type="float">
            <text:p>254,545</text:p>
          </table:table-cell>
          <table:table-cell table:number-columns-repeated="10"/>
        </table:table-row>
        <table:table-row table:style-name="ro1">
          <table:table-cell office:value-type="float" office:value="114.008" calcext:value-type="float">
            <text:p>114,008</text:p>
          </table:table-cell>
          <table:table-cell office:value-type="float" office:value="1.038" calcext:value-type="float">
            <text:p>1,038</text:p>
          </table:table-cell>
          <table:table-cell/>
          <table:table-cell office:value-type="float" office:value="316.67" calcext:value-type="float">
            <text:p>316,67</text:p>
          </table:table-cell>
          <table:table-cell office:value-type="float" office:value="254.415" calcext:value-type="float">
            <text:p>254,415</text:p>
          </table:table-cell>
          <table:table-cell table:number-columns-repeated="10"/>
        </table:table-row>
        <table:table-row table:style-name="ro1">
          <table:table-cell office:value-type="float" office:value="58.174" calcext:value-type="float">
            <text:p>58,174</text:p>
          </table:table-cell>
          <table:table-cell office:value-type="float" office:value="1.037" calcext:value-type="float">
            <text:p>1,037</text:p>
          </table:table-cell>
          <table:table-cell/>
          <table:table-cell office:value-type="float" office:value="1703.353" calcext:value-type="float">
            <text:p>1703,353</text:p>
          </table:table-cell>
          <table:table-cell office:value-type="float" office:value="254.292" calcext:value-type="float">
            <text:p>254,292</text:p>
          </table:table-cell>
          <table:table-cell table:number-columns-repeated="10"/>
        </table:table-row>
        <table:table-row table:style-name="ro1">
          <table:table-cell office:value-type="float" office:value="194.012" calcext:value-type="float">
            <text:p>194,012</text:p>
          </table:table-cell>
          <table:table-cell office:value-type="float" office:value="1.035" calcext:value-type="float">
            <text:p>1,035</text:p>
          </table:table-cell>
          <table:table-cell/>
          <table:table-cell office:value-type="float" office:value="306.025" calcext:value-type="float">
            <text:p>306,025</text:p>
          </table:table-cell>
          <table:table-cell office:value-type="float" office:value="254.15" calcext:value-type="float">
            <text:p>254,15</text:p>
          </table:table-cell>
          <table:table-cell table:number-columns-repeated="10"/>
        </table:table-row>
        <table:table-row table:style-name="ro1">
          <table:table-cell office:value-type="float" office:value="55.692" calcext:value-type="float">
            <text:p>55,692</text:p>
          </table:table-cell>
          <table:table-cell office:value-type="float" office:value="1.032" calcext:value-type="float">
            <text:p>1,032</text:p>
          </table:table-cell>
          <table:table-cell/>
          <table:table-cell office:value-type="float" office:value="640.33" calcext:value-type="float">
            <text:p>640,33</text:p>
          </table:table-cell>
          <table:table-cell office:value-type="float" office:value="254.105" calcext:value-type="float">
            <text:p>254,105</text:p>
          </table:table-cell>
          <table:table-cell table:number-columns-repeated="10"/>
        </table:table-row>
        <table:table-row table:style-name="ro1">
          <table:table-cell office:value-type="float" office:value="53.367" calcext:value-type="float">
            <text:p>53,367</text:p>
          </table:table-cell>
          <table:table-cell office:value-type="float" office:value="1.025" calcext:value-type="float">
            <text:p>1,025</text:p>
          </table:table-cell>
          <table:table-cell/>
          <table:table-cell office:value-type="float" office:value="305.621" calcext:value-type="float">
            <text:p>305,621</text:p>
          </table:table-cell>
          <table:table-cell office:value-type="float" office:value="253.973" calcext:value-type="float">
            <text:p>253,973</text:p>
          </table:table-cell>
          <table:table-cell table:number-columns-repeated="10"/>
        </table:table-row>
        <table:table-row table:style-name="ro1">
          <table:table-cell office:value-type="float" office:value="128.489" calcext:value-type="float">
            <text:p>128,489</text:p>
          </table:table-cell>
          <table:table-cell office:value-type="float" office:value="1.023" calcext:value-type="float">
            <text:p>1,023</text:p>
          </table:table-cell>
          <table:table-cell/>
          <table:table-cell office:value-type="float" office:value="314.931" calcext:value-type="float">
            <text:p>314,931</text:p>
          </table:table-cell>
          <table:table-cell office:value-type="float" office:value="253.813" calcext:value-type="float">
            <text:p>253,813</text:p>
          </table:table-cell>
          <table:table-cell table:number-columns-repeated="10"/>
        </table:table-row>
        <table:table-row table:style-name="ro1">
          <table:table-cell office:value-type="float" office:value="54.589" calcext:value-type="float">
            <text:p>54,589</text:p>
          </table:table-cell>
          <table:table-cell office:value-type="float" office:value="1.022" calcext:value-type="float">
            <text:p>1,022</text:p>
          </table:table-cell>
          <table:table-cell/>
          <table:table-cell office:value-type="float" office:value="308.766" calcext:value-type="float">
            <text:p>308,766</text:p>
          </table:table-cell>
          <table:table-cell office:value-type="float" office:value="253.761" calcext:value-type="float">
            <text:p>253,761</text:p>
          </table:table-cell>
          <table:table-cell table:number-columns-repeated="10"/>
        </table:table-row>
        <table:table-row table:style-name="ro1">
          <table:table-cell office:value-type="float" office:value="259.025" calcext:value-type="float">
            <text:p>259,025</text:p>
          </table:table-cell>
          <table:table-cell office:value-type="float" office:value="1.021" calcext:value-type="float">
            <text:p>1,021</text:p>
          </table:table-cell>
          <table:table-cell/>
          <table:table-cell office:value-type="float" office:value="316.141" calcext:value-type="float">
            <text:p>316,141</text:p>
          </table:table-cell>
          <table:table-cell office:value-type="float" office:value="253.699" calcext:value-type="float">
            <text:p>253,699</text:p>
          </table:table-cell>
          <table:table-cell table:number-columns-repeated="10"/>
        </table:table-row>
        <table:table-row table:style-name="ro1">
          <table:table-cell office:value-type="float" office:value="103.561" calcext:value-type="float">
            <text:p>103,561</text:p>
          </table:table-cell>
          <table:table-cell office:value-type="float" office:value="1.018" calcext:value-type="float">
            <text:p>1,018</text:p>
          </table:table-cell>
          <table:table-cell/>
          <table:table-cell office:value-type="float" office:value="1526.643" calcext:value-type="float">
            <text:p>1526,643</text:p>
          </table:table-cell>
          <table:table-cell office:value-type="float" office:value="253.631" calcext:value-type="float">
            <text:p>253,631</text:p>
          </table:table-cell>
          <table:table-cell table:number-columns-repeated="10"/>
        </table:table-row>
        <table:table-row table:style-name="ro1">
          <table:table-cell office:value-type="float" office:value="103.109" calcext:value-type="float">
            <text:p>103,109</text:p>
          </table:table-cell>
          <table:table-cell office:value-type="float" office:value="1.018" calcext:value-type="float">
            <text:p>1,018</text:p>
          </table:table-cell>
          <table:table-cell/>
          <table:table-cell office:value-type="float" office:value="365.758" calcext:value-type="float">
            <text:p>365,758</text:p>
          </table:table-cell>
          <table:table-cell office:value-type="float" office:value="253.029" calcext:value-type="float">
            <text:p>253,029</text:p>
          </table:table-cell>
          <table:table-cell table:number-columns-repeated="10"/>
        </table:table-row>
        <table:table-row table:style-name="ro1">
          <table:table-cell office:value-type="float" office:value="55.846" calcext:value-type="float">
            <text:p>55,846</text:p>
          </table:table-cell>
          <table:table-cell office:value-type="float" office:value="1.017" calcext:value-type="float">
            <text:p>1,017</text:p>
          </table:table-cell>
          <table:table-cell/>
          <table:table-cell office:value-type="float" office:value="413.59" calcext:value-type="float">
            <text:p>413,59</text:p>
          </table:table-cell>
          <table:table-cell office:value-type="float" office:value="252.992" calcext:value-type="float">
            <text:p>252,992</text:p>
          </table:table-cell>
          <table:table-cell table:number-columns-repeated="10"/>
        </table:table-row>
        <table:table-row table:style-name="ro1">
          <table:table-cell office:value-type="float" office:value="106.749" calcext:value-type="float">
            <text:p>106,749</text:p>
          </table:table-cell>
          <table:table-cell office:value-type="float" office:value="1.015" calcext:value-type="float">
            <text:p>1,015</text:p>
          </table:table-cell>
          <table:table-cell/>
          <table:table-cell office:value-type="float" office:value="305.252" calcext:value-type="float">
            <text:p>305,252</text:p>
          </table:table-cell>
          <table:table-cell office:value-type="float" office:value="252.584" calcext:value-type="float">
            <text:p>252,584</text:p>
          </table:table-cell>
          <table:table-cell table:number-columns-repeated="10"/>
        </table:table-row>
        <table:table-row table:style-name="ro1">
          <table:table-cell office:value-type="float" office:value="129.409" calcext:value-type="float">
            <text:p>129,409</text:p>
          </table:table-cell>
          <table:table-cell office:value-type="float" office:value="1.015" calcext:value-type="float">
            <text:p>1,015</text:p>
          </table:table-cell>
          <table:table-cell/>
          <table:table-cell office:value-type="float" office:value="313.495" calcext:value-type="float">
            <text:p>313,495</text:p>
          </table:table-cell>
          <table:table-cell office:value-type="float" office:value="252.555" calcext:value-type="float">
            <text:p>252,555</text:p>
          </table:table-cell>
          <table:table-cell table:number-columns-repeated="10"/>
        </table:table-row>
        <table:table-row table:style-name="ro1">
          <table:table-cell office:value-type="float" office:value="51.455" calcext:value-type="float">
            <text:p>51,455</text:p>
          </table:table-cell>
          <table:table-cell office:value-type="float" office:value="1.015" calcext:value-type="float">
            <text:p>1,015</text:p>
          </table:table-cell>
          <table:table-cell/>
          <table:table-cell office:value-type="float" office:value="314.123" calcext:value-type="float">
            <text:p>314,123</text:p>
          </table:table-cell>
          <table:table-cell office:value-type="float" office:value="252.357" calcext:value-type="float">
            <text:p>252,357</text:p>
          </table:table-cell>
          <table:table-cell table:number-columns-repeated="10"/>
        </table:table-row>
        <table:table-row table:style-name="ro1">
          <table:table-cell office:value-type="float" office:value="934.679" calcext:value-type="float">
            <text:p>934,679</text:p>
          </table:table-cell>
          <table:table-cell office:value-type="float" office:value="1.014" calcext:value-type="float">
            <text:p>1,014</text:p>
          </table:table-cell>
          <table:table-cell/>
          <table:table-cell office:value-type="float" office:value="306.875" calcext:value-type="float">
            <text:p>306,875</text:p>
          </table:table-cell>
          <table:table-cell office:value-type="float" office:value="252.196" calcext:value-type="float">
            <text:p>252,196</text:p>
          </table:table-cell>
          <table:table-cell table:number-columns-repeated="10"/>
        </table:table-row>
        <table:table-row table:style-name="ro1">
          <table:table-cell office:value-type="float" office:value="71.714" calcext:value-type="float">
            <text:p>71,714</text:p>
          </table:table-cell>
          <table:table-cell office:value-type="float" office:value="1.013" calcext:value-type="float">
            <text:p>1,013</text:p>
          </table:table-cell>
          <table:table-cell/>
          <table:table-cell office:value-type="float" office:value="311.625" calcext:value-type="float">
            <text:p>311,625</text:p>
          </table:table-cell>
          <table:table-cell office:value-type="float" office:value="252.132" calcext:value-type="float">
            <text:p>252,132</text:p>
          </table:table-cell>
          <table:table-cell table:number-columns-repeated="10"/>
        </table:table-row>
        <table:table-row table:style-name="ro1">
          <table:table-cell office:value-type="float" office:value="102.53" calcext:value-type="float">
            <text:p>102,53</text:p>
          </table:table-cell>
          <table:table-cell office:value-type="float" office:value="1.012" calcext:value-type="float">
            <text:p>1,012</text:p>
          </table:table-cell>
          <table:table-cell/>
          <table:table-cell office:value-type="float" office:value="305.357" calcext:value-type="float">
            <text:p>305,357</text:p>
          </table:table-cell>
          <table:table-cell office:value-type="float" office:value="252.086" calcext:value-type="float">
            <text:p>252,086</text:p>
          </table:table-cell>
          <table:table-cell table:number-columns-repeated="10"/>
        </table:table-row>
        <table:table-row table:style-name="ro1">
          <table:table-cell office:value-type="float" office:value="132.141" calcext:value-type="float">
            <text:p>132,141</text:p>
          </table:table-cell>
          <table:table-cell office:value-type="float" office:value="1.011" calcext:value-type="float">
            <text:p>1,011</text:p>
          </table:table-cell>
          <table:table-cell/>
          <table:table-cell office:value-type="float" office:value="368.749" calcext:value-type="float">
            <text:p>368,749</text:p>
          </table:table-cell>
          <table:table-cell office:value-type="float" office:value="252.068" calcext:value-type="float">
            <text:p>252,068</text:p>
          </table:table-cell>
          <table:table-cell table:number-columns-repeated="10"/>
        </table:table-row>
        <table:table-row table:style-name="ro1">
          <table:table-cell office:value-type="float" office:value="170.877" calcext:value-type="float">
            <text:p>170,877</text:p>
          </table:table-cell>
          <table:table-cell office:value-type="float" office:value="1.007" calcext:value-type="float">
            <text:p>1,007</text:p>
          </table:table-cell>
          <table:table-cell/>
          <table:table-cell office:value-type="float" office:value="325.711" calcext:value-type="float">
            <text:p>325,711</text:p>
          </table:table-cell>
          <table:table-cell office:value-type="float" office:value="251.806" calcext:value-type="float">
            <text:p>251,806</text:p>
          </table:table-cell>
          <table:table-cell table:number-columns-repeated="10"/>
        </table:table-row>
        <table:table-row table:style-name="ro1">
          <table:table-cell office:value-type="float" office:value="389.887" calcext:value-type="float">
            <text:p>389,887</text:p>
          </table:table-cell>
          <table:table-cell office:value-type="float" office:value="1.007" calcext:value-type="float">
            <text:p>1,007</text:p>
          </table:table-cell>
          <table:table-cell/>
          <table:table-cell office:value-type="float" office:value="320.331" calcext:value-type="float">
            <text:p>320,331</text:p>
          </table:table-cell>
          <table:table-cell office:value-type="float" office:value="251.569" calcext:value-type="float">
            <text:p>251,569</text:p>
          </table:table-cell>
          <table:table-cell table:number-columns-repeated="10"/>
        </table:table-row>
        <table:table-row table:style-name="ro1">
          <table:table-cell office:value-type="float" office:value="55.183" calcext:value-type="float">
            <text:p>55,183</text:p>
          </table:table-cell>
          <table:table-cell office:value-type="float" office:value="1.006" calcext:value-type="float">
            <text:p>1,006</text:p>
          </table:table-cell>
          <table:table-cell/>
          <table:table-cell office:value-type="float" office:value="303.965" calcext:value-type="float">
            <text:p>303,965</text:p>
          </table:table-cell>
          <table:table-cell office:value-type="float" office:value="251.391" calcext:value-type="float">
            <text:p>251,391</text:p>
          </table:table-cell>
          <table:table-cell table:number-columns-repeated="10"/>
        </table:table-row>
        <table:table-row table:style-name="ro1">
          <table:table-cell office:value-type="float" office:value="491.803" calcext:value-type="float">
            <text:p>491,803</text:p>
          </table:table-cell>
          <table:table-cell office:value-type="float" office:value="1.006" calcext:value-type="float">
            <text:p>1,006</text:p>
          </table:table-cell>
          <table:table-cell/>
          <table:table-cell office:value-type="float" office:value="304.76" calcext:value-type="float">
            <text:p>304,76</text:p>
          </table:table-cell>
          <table:table-cell office:value-type="float" office:value="251.184" calcext:value-type="float">
            <text:p>251,184</text:p>
          </table:table-cell>
          <table:table-cell table:number-columns-repeated="10"/>
        </table:table-row>
        <table:table-row table:style-name="ro1">
          <table:table-cell office:value-type="float" office:value="223.885" calcext:value-type="float">
            <text:p>223,885</text:p>
          </table:table-cell>
          <table:table-cell office:value-type="float" office:value="1.006" calcext:value-type="float">
            <text:p>1,006</text:p>
          </table:table-cell>
          <table:table-cell/>
          <table:table-cell office:value-type="float" office:value="315.905" calcext:value-type="float">
            <text:p>315,905</text:p>
          </table:table-cell>
          <table:table-cell office:value-type="float" office:value="251.133" calcext:value-type="float">
            <text:p>251,133</text:p>
          </table:table-cell>
          <table:table-cell table:number-columns-repeated="10"/>
        </table:table-row>
        <table:table-row table:style-name="ro1">
          <table:table-cell office:value-type="float" office:value="149.071" calcext:value-type="float">
            <text:p>149,071</text:p>
          </table:table-cell>
          <table:table-cell office:value-type="float" office:value="1.005" calcext:value-type="float">
            <text:p>1,005</text:p>
          </table:table-cell>
          <table:table-cell/>
          <table:table-cell office:value-type="float" office:value="306.616" calcext:value-type="float">
            <text:p>306,616</text:p>
          </table:table-cell>
          <table:table-cell office:value-type="float" office:value="250.956" calcext:value-type="float">
            <text:p>250,956</text:p>
          </table:table-cell>
          <table:table-cell table:number-columns-repeated="10"/>
        </table:table-row>
        <table:table-row table:style-name="ro1">
          <table:table-cell office:value-type="float" office:value="54.945" calcext:value-type="float">
            <text:p>54,945</text:p>
          </table:table-cell>
          <table:table-cell office:value-type="float" office:value="1.003" calcext:value-type="float">
            <text:p>1,003</text:p>
          </table:table-cell>
          <table:table-cell/>
          <table:table-cell office:value-type="float" office:value="522.169" calcext:value-type="float">
            <text:p>522,169</text:p>
          </table:table-cell>
          <table:table-cell office:value-type="float" office:value="250.887" calcext:value-type="float">
            <text:p>250,887</text:p>
          </table:table-cell>
          <table:table-cell table:number-columns-repeated="10"/>
        </table:table-row>
        <table:table-row table:style-name="ro1">
          <table:table-cell office:value-type="float" office:value="230.236" calcext:value-type="float">
            <text:p>230,236</text:p>
          </table:table-cell>
          <table:table-cell office:value-type="float" office:value="1.001" calcext:value-type="float">
            <text:p>1,001</text:p>
          </table:table-cell>
          <table:table-cell/>
          <table:table-cell office:value-type="float" office:value="302.441" calcext:value-type="float">
            <text:p>302,441</text:p>
          </table:table-cell>
          <table:table-cell office:value-type="float" office:value="250.8" calcext:value-type="float">
            <text:p>250,8</text:p>
          </table:table-cell>
          <table:table-cell table:number-columns-repeated="10"/>
        </table:table-row>
        <table:table-row table:style-name="ro1">
          <table:table-cell office:value-type="float" office:value="87.64" calcext:value-type="float">
            <text:p>87,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5.769" calcext:value-type="float">
            <text:p>305,769</text:p>
          </table:table-cell>
          <table:table-cell office:value-type="float" office:value="250.545" calcext:value-type="float">
            <text:p>250,545</text:p>
          </table:table-cell>
          <table:table-cell table:number-columns-repeated="10"/>
        </table:table-row>
        <table:table-row table:style-name="ro1">
          <table:table-cell office:value-type="float" office:value="147.927" calcext:value-type="float">
            <text:p>147,9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9.515" calcext:value-type="float">
            <text:p>319,515</text:p>
          </table:table-cell>
          <table:table-cell office:value-type="float" office:value="250.106" calcext:value-type="float">
            <text:p>250,106</text:p>
          </table:table-cell>
          <table:table-cell table:number-columns-repeated="10"/>
        </table:table-row>
        <table:table-row table:style-name="ro1">
          <table:table-cell office:value-type="float" office:value="291.734" calcext:value-type="float">
            <text:p>291,734</text:p>
          </table:table-cell>
          <table:table-cell office:value-type="float" office:value="0.995" calcext:value-type="float">
            <text:p>0,995</text:p>
          </table:table-cell>
          <table:table-cell/>
          <table:table-cell office:value-type="float" office:value="306.432" calcext:value-type="float">
            <text:p>306,432</text:p>
          </table:table-cell>
          <table:table-cell office:value-type="float" office:value="249.733" calcext:value-type="float">
            <text:p>249,733</text:p>
          </table:table-cell>
          <table:table-cell table:number-columns-repeated="10"/>
        </table:table-row>
        <table:table-row table:style-name="ro1">
          <table:table-cell office:value-type="float" office:value="122.114" calcext:value-type="float">
            <text:p>122,114</text:p>
          </table:table-cell>
          <table:table-cell office:value-type="float" office:value="0.992" calcext:value-type="float">
            <text:p>0,992</text:p>
          </table:table-cell>
          <table:table-cell/>
          <table:table-cell office:value-type="float" office:value="761.118" calcext:value-type="float">
            <text:p>761,118</text:p>
          </table:table-cell>
          <table:table-cell office:value-type="float" office:value="249.225" calcext:value-type="float">
            <text:p>249,225</text:p>
          </table:table-cell>
          <table:table-cell table:number-columns-repeated="10"/>
        </table:table-row>
        <table:table-row table:style-name="ro1">
          <table:table-cell office:value-type="float" office:value="535.18" calcext:value-type="float">
            <text:p>535,18</text:p>
          </table:table-cell>
          <table:table-cell office:value-type="float" office:value="0.991" calcext:value-type="float">
            <text:p>0,991</text:p>
          </table:table-cell>
          <table:table-cell/>
          <table:table-cell office:value-type="float" office:value="377.673" calcext:value-type="float">
            <text:p>377,673</text:p>
          </table:table-cell>
          <table:table-cell office:value-type="float" office:value="249.029" calcext:value-type="float">
            <text:p>249,029</text:p>
          </table:table-cell>
          <table:table-cell table:number-columns-repeated="10"/>
        </table:table-row>
        <table:table-row table:style-name="ro1">
          <table:table-cell office:value-type="float" office:value="134.82" calcext:value-type="float">
            <text:p>134,82</text:p>
          </table:table-cell>
          <table:table-cell office:value-type="float" office:value="0.985" calcext:value-type="float">
            <text:p>0,985</text:p>
          </table:table-cell>
          <table:table-cell/>
          <table:table-cell office:value-type="float" office:value="312.629" calcext:value-type="float">
            <text:p>312,629</text:p>
          </table:table-cell>
          <table:table-cell office:value-type="float" office:value="248.948" calcext:value-type="float">
            <text:p>248,948</text:p>
          </table:table-cell>
          <table:table-cell table:number-columns-repeated="10"/>
        </table:table-row>
        <table:table-row table:style-name="ro1">
          <table:table-cell office:value-type="float" office:value="60.731" calcext:value-type="float">
            <text:p>60,731</text:p>
          </table:table-cell>
          <table:table-cell office:value-type="float" office:value="0.984" calcext:value-type="float">
            <text:p>0,984</text:p>
          </table:table-cell>
          <table:table-cell/>
          <table:table-cell office:value-type="float" office:value="312.555" calcext:value-type="float">
            <text:p>312,555</text:p>
          </table:table-cell>
          <table:table-cell office:value-type="float" office:value="248.828" calcext:value-type="float">
            <text:p>248,828</text:p>
          </table:table-cell>
          <table:table-cell table:number-columns-repeated="10"/>
        </table:table-row>
        <table:table-row table:style-name="ro1">
          <table:table-cell office:value-type="float" office:value="98.396" calcext:value-type="float">
            <text:p>98,396</text:p>
          </table:table-cell>
          <table:table-cell office:value-type="float" office:value="0.984" calcext:value-type="float">
            <text:p>0,984</text:p>
          </table:table-cell>
          <table:table-cell/>
          <table:table-cell office:value-type="float" office:value="304.224" calcext:value-type="float">
            <text:p>304,224</text:p>
          </table:table-cell>
          <table:table-cell office:value-type="float" office:value="248.671" calcext:value-type="float">
            <text:p>248,671</text:p>
          </table:table-cell>
          <table:table-cell table:number-columns-repeated="10"/>
        </table:table-row>
        <table:table-row table:style-name="ro1">
          <table:table-cell office:value-type="float" office:value="119.868" calcext:value-type="float">
            <text:p>119,868</text:p>
          </table:table-cell>
          <table:table-cell office:value-type="float" office:value="0.98" calcext:value-type="float">
            <text:p>0,98</text:p>
          </table:table-cell>
          <table:table-cell/>
          <table:table-cell office:value-type="float" office:value="306.807" calcext:value-type="float">
            <text:p>306,807</text:p>
          </table:table-cell>
          <table:table-cell office:value-type="float" office:value="248.625" calcext:value-type="float">
            <text:p>248,625</text:p>
          </table:table-cell>
          <table:table-cell table:number-columns-repeated="10"/>
        </table:table-row>
        <table:table-row table:style-name="ro1">
          <table:table-cell office:value-type="float" office:value="67.071" calcext:value-type="float">
            <text:p>67,071</text:p>
          </table:table-cell>
          <table:table-cell office:value-type="float" office:value="0.978" calcext:value-type="float">
            <text:p>0,978</text:p>
          </table:table-cell>
          <table:table-cell/>
          <table:table-cell office:value-type="float" office:value="315.835" calcext:value-type="float">
            <text:p>315,835</text:p>
          </table:table-cell>
          <table:table-cell office:value-type="float" office:value="248.591" calcext:value-type="float">
            <text:p>248,591</text:p>
          </table:table-cell>
          <table:table-cell table:number-columns-repeated="10"/>
        </table:table-row>
        <table:table-row table:style-name="ro1">
          <table:table-cell office:value-type="float" office:value="51.674" calcext:value-type="float">
            <text:p>51,674</text:p>
          </table:table-cell>
          <table:table-cell office:value-type="float" office:value="0.972" calcext:value-type="float">
            <text:p>0,972</text:p>
          </table:table-cell>
          <table:table-cell/>
          <table:table-cell office:value-type="float" office:value="301.831" calcext:value-type="float">
            <text:p>301,831</text:p>
          </table:table-cell>
          <table:table-cell office:value-type="float" office:value="247.405" calcext:value-type="float">
            <text:p>247,405</text:p>
          </table:table-cell>
          <table:table-cell table:number-columns-repeated="10"/>
        </table:table-row>
        <table:table-row table:style-name="ro1">
          <table:table-cell office:value-type="float" office:value="176.136" calcext:value-type="float">
            <text:p>176,136</text:p>
          </table:table-cell>
          <table:table-cell office:value-type="float" office:value="0.97" calcext:value-type="float">
            <text:p>0,97</text:p>
          </table:table-cell>
          <table:table-cell/>
          <table:table-cell office:value-type="float" office:value="312.996" calcext:value-type="float">
            <text:p>312,996</text:p>
          </table:table-cell>
          <table:table-cell office:value-type="float" office:value="247.168" calcext:value-type="float">
            <text:p>247,168</text:p>
          </table:table-cell>
          <table:table-cell table:number-columns-repeated="10"/>
        </table:table-row>
        <table:table-row table:style-name="ro1">
          <table:table-cell office:value-type="float" office:value="63.685" calcext:value-type="float">
            <text:p>63,685</text:p>
          </table:table-cell>
          <table:table-cell office:value-type="float" office:value="0.969" calcext:value-type="float">
            <text:p>0,969</text:p>
          </table:table-cell>
          <table:table-cell/>
          <table:table-cell office:value-type="float" office:value="576.676" calcext:value-type="float">
            <text:p>576,676</text:p>
          </table:table-cell>
          <table:table-cell office:value-type="float" office:value="247.022" calcext:value-type="float">
            <text:p>247,022</text:p>
          </table:table-cell>
          <table:table-cell table:number-columns-repeated="10"/>
        </table:table-row>
        <table:table-row table:style-name="ro1">
          <table:table-cell office:value-type="float" office:value="211.274" calcext:value-type="float">
            <text:p>211,274</text:p>
          </table:table-cell>
          <table:table-cell office:value-type="float" office:value="0.959" calcext:value-type="float">
            <text:p>0,959</text:p>
          </table:table-cell>
          <table:table-cell/>
          <table:table-cell office:value-type="float" office:value="299.012" calcext:value-type="float">
            <text:p>299,012</text:p>
          </table:table-cell>
          <table:table-cell office:value-type="float" office:value="246.914" calcext:value-type="float">
            <text:p>246,914</text:p>
          </table:table-cell>
          <table:table-cell table:number-columns-repeated="10"/>
        </table:table-row>
        <table:table-row table:style-name="ro1">
          <table:table-cell office:value-type="float" office:value="58.221" calcext:value-type="float">
            <text:p>58,221</text:p>
          </table:table-cell>
          <table:table-cell office:value-type="float" office:value="0.954" calcext:value-type="float">
            <text:p>0,954</text:p>
          </table:table-cell>
          <table:table-cell/>
          <table:table-cell office:value-type="float" office:value="298.728" calcext:value-type="float">
            <text:p>298,728</text:p>
          </table:table-cell>
          <table:table-cell office:value-type="float" office:value="246.334" calcext:value-type="float">
            <text:p>246,334</text:p>
          </table:table-cell>
          <table:table-cell table:number-columns-repeated="10"/>
        </table:table-row>
        <table:table-row table:style-name="ro1">
          <table:table-cell office:value-type="float" office:value="67.267" calcext:value-type="float">
            <text:p>67,267</text:p>
          </table:table-cell>
          <table:table-cell office:value-type="float" office:value="0.948" calcext:value-type="float">
            <text:p>0,948</text:p>
          </table:table-cell>
          <table:table-cell/>
          <table:table-cell office:value-type="float" office:value="302.971" calcext:value-type="float">
            <text:p>302,971</text:p>
          </table:table-cell>
          <table:table-cell office:value-type="float" office:value="246.288" calcext:value-type="float">
            <text:p>246,288</text:p>
          </table:table-cell>
          <table:table-cell table:number-columns-repeated="10"/>
        </table:table-row>
        <table:table-row table:style-name="ro1">
          <table:table-cell office:value-type="float" office:value="72.169" calcext:value-type="float">
            <text:p>72,169</text:p>
          </table:table-cell>
          <table:table-cell office:value-type="float" office:value="0.933" calcext:value-type="float">
            <text:p>0,933</text:p>
          </table:table-cell>
          <table:table-cell/>
          <table:table-cell office:value-type="float" office:value="306.688" calcext:value-type="float">
            <text:p>306,688</text:p>
          </table:table-cell>
          <table:table-cell office:value-type="float" office:value="246.237" calcext:value-type="float">
            <text:p>246,237</text:p>
          </table:table-cell>
          <table:table-cell table:number-columns-repeated="10"/>
        </table:table-row>
        <table:table-row table:style-name="ro1">
          <table:table-cell office:value-type="float" office:value="53.316" calcext:value-type="float">
            <text:p>53,316</text:p>
          </table:table-cell>
          <table:table-cell office:value-type="float" office:value="0.932" calcext:value-type="float">
            <text:p>0,932</text:p>
          </table:table-cell>
          <table:table-cell/>
          <table:table-cell office:value-type="float" office:value="468.003" calcext:value-type="float">
            <text:p>468,003</text:p>
          </table:table-cell>
          <table:table-cell office:value-type="float" office:value="245.776" calcext:value-type="float">
            <text:p>245,776</text:p>
          </table:table-cell>
          <table:table-cell table:number-columns-repeated="10"/>
        </table:table-row>
        <table:table-row table:style-name="ro1">
          <table:table-cell office:value-type="float" office:value="105.602" calcext:value-type="float">
            <text:p>105,602</text:p>
          </table:table-cell>
          <table:table-cell office:value-type="float" office:value="0.931" calcext:value-type="float">
            <text:p>0,931</text:p>
          </table:table-cell>
          <table:table-cell/>
          <table:table-cell office:value-type="float" office:value="300.238" calcext:value-type="float">
            <text:p>300,238</text:p>
          </table:table-cell>
          <table:table-cell office:value-type="float" office:value="245.686" calcext:value-type="float">
            <text:p>245,686</text:p>
          </table:table-cell>
          <table:table-cell table:number-columns-repeated="10"/>
        </table:table-row>
        <table:table-row table:style-name="ro1">
          <table:table-cell office:value-type="float" office:value="256.998" calcext:value-type="float">
            <text:p>256,998</text:p>
          </table:table-cell>
          <table:table-cell office:value-type="float" office:value="0.926" calcext:value-type="float">
            <text:p>0,926</text:p>
          </table:table-cell>
          <table:table-cell/>
          <table:table-cell office:value-type="float" office:value="299.669" calcext:value-type="float">
            <text:p>299,669</text:p>
          </table:table-cell>
          <table:table-cell office:value-type="float" office:value="245.501" calcext:value-type="float">
            <text:p>245,501</text:p>
          </table:table-cell>
          <table:table-cell table:number-columns-repeated="10"/>
        </table:table-row>
        <table:table-row table:style-name="ro1">
          <table:table-cell office:value-type="float" office:value="228.176" calcext:value-type="float">
            <text:p>228,176</text:p>
          </table:table-cell>
          <table:table-cell office:value-type="float" office:value="0.918" calcext:value-type="float">
            <text:p>0,918</text:p>
          </table:table-cell>
          <table:table-cell/>
          <table:table-cell office:value-type="float" office:value="312.008" calcext:value-type="float">
            <text:p>312,008</text:p>
          </table:table-cell>
          <table:table-cell office:value-type="float" office:value="245.5" calcext:value-type="float">
            <text:p>245,5</text:p>
          </table:table-cell>
          <table:table-cell table:number-columns-repeated="10"/>
        </table:table-row>
        <table:table-row table:style-name="ro1">
          <table:table-cell office:value-type="float" office:value="57.459" calcext:value-type="float">
            <text:p>57,459</text:p>
          </table:table-cell>
          <table:table-cell office:value-type="float" office:value="0.906" calcext:value-type="float">
            <text:p>0,906</text:p>
          </table:table-cell>
          <table:table-cell/>
          <table:table-cell office:value-type="float" office:value="295.737" calcext:value-type="float">
            <text:p>295,737</text:p>
          </table:table-cell>
          <table:table-cell office:value-type="float" office:value="243.656" calcext:value-type="float">
            <text:p>243,656</text:p>
          </table:table-cell>
          <table:table-cell table:number-columns-repeated="10"/>
        </table:table-row>
        <table:table-row table:style-name="ro1">
          <table:table-cell office:value-type="float" office:value="52.79" calcext:value-type="float">
            <text:p>52,79</text:p>
          </table:table-cell>
          <table:table-cell office:value-type="float" office:value="0.905" calcext:value-type="float">
            <text:p>0,905</text:p>
          </table:table-cell>
          <table:table-cell/>
          <table:table-cell office:value-type="float" office:value="300.434" calcext:value-type="float">
            <text:p>300,434</text:p>
          </table:table-cell>
          <table:table-cell office:value-type="float" office:value="240.056" calcext:value-type="float">
            <text:p>240,056</text:p>
          </table:table-cell>
          <table:table-cell table:number-columns-repeated="10"/>
        </table:table-row>
        <table:table-row table:style-name="ro1">
          <table:table-cell office:value-type="float" office:value="59.103" calcext:value-type="float">
            <text:p>59,103</text:p>
          </table:table-cell>
          <table:table-cell office:value-type="float" office:value="0.869" calcext:value-type="float">
            <text:p>0,869</text:p>
          </table:table-cell>
          <table:table-cell/>
          <table:table-cell office:value-type="float" office:value="289.597" calcext:value-type="float">
            <text:p>289,597</text:p>
          </table:table-cell>
          <table:table-cell office:value-type="float" office:value="238.417" calcext:value-type="float">
            <text:p>238,417</text:p>
          </table:table-cell>
          <table:table-cell table:number-columns-repeated="10"/>
        </table:table-row>
        <table:table-row table:style-name="ro1">
          <table:table-cell office:value-type="float" office:value="606.324" calcext:value-type="float">
            <text:p>606,324</text:p>
          </table:table-cell>
          <table:table-cell office:value-type="float" office:value="0.733" calcext:value-type="float">
            <text:p>0,733</text:p>
          </table:table-cell>
          <table:table-cell/>
          <table:table-cell office:value-type="float" office:value="715.12" calcext:value-type="float">
            <text:p>715,12</text:p>
          </table:table-cell>
          <table:table-cell office:value-type="float" office:value="238.411" calcext:value-type="float">
            <text:p>238,411</text:p>
          </table:table-cell>
          <table:table-cell table:number-columns-repeated="10"/>
        </table:table-row>
      </table:table>
      <table:table table:name="PY37-2048MB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office:value-type="float" office:value="68.389" calcext:value-type="float">
            <text:p>68,389</text:p>
          </table:table-cell>
          <table:table-cell office:value-type="float" office:value="1.362" calcext:value-type="float">
            <text:p>1,362</text:p>
          </table:table-cell>
          <table:table-cell/>
          <table:table-cell office:value-type="float" office:value="548.15" calcext:value-type="float">
            <text:p>548,15</text:p>
          </table:table-cell>
          <table:table-cell office:value-type="float" office:value="152.239" calcext:value-type="float">
            <text:p>152,239</text:p>
          </table:table-cell>
          <table:table-cell/>
          <table:table-cell office:value-type="float" office:value="15487.656" calcext:value-type="float">
            <text:p>15487,656</text:p>
          </table:table-cell>
          <table:table-cell office:value-type="float" office:value="15421.234" calcext:value-type="float">
            <text:p>15421,234</text:p>
          </table:table-cell>
          <table:table-cell table:number-columns-repeated="5"/>
          <table:table-cell table:formula="of:=['PY37-2048MB'.N7]-['PY37-2048MB'.$L7]" office:value-type="float" office:value="-0.20256" calcext:value-type="float">
            <text:p>-0,20256</text:p>
          </table:table-cell>
          <table:table-cell table:formula="of:=['PY37-2048MB'.O7]-['PY37-2048MB'.$L7]" office:value-type="float" office:value="0.30144" calcext:value-type="float">
            <text:p>0,30144</text:p>
          </table:table-cell>
        </table:table-row>
        <table:table-row table:style-name="ro1">
          <table:table-cell office:value-type="float" office:value="54.388" calcext:value-type="float">
            <text:p>54,388</text:p>
          </table:table-cell>
          <table:table-cell office:value-type="float" office:value="1.289" calcext:value-type="float">
            <text:p>1,289</text:p>
          </table:table-cell>
          <table:table-cell/>
          <table:table-cell office:value-type="float" office:value="270.406" calcext:value-type="float">
            <text:p>270,406</text:p>
          </table:table-cell>
          <table:table-cell office:value-type="float" office:value="148.192" calcext:value-type="float">
            <text:p>148,192</text:p>
          </table:table-cell>
          <table:table-cell office:value-type="string" calcext:value-type="string">
            <text:p>←</text:p>
          </table:table-cell>
          <table:table-cell office:value-type="float" office:value="15389.75" calcext:value-type="float">
            <text:p>15389,75</text:p>
          </table:table-cell>
          <table:table-cell office:value-type="float" office:value="15321.487" calcext:value-type="float">
            <text:p>15321,487</text:p>
          </table:table-cell>
          <table:table-cell table:number-columns-repeated="4"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74.214" calcext:value-type="float">
            <text:p>74,214</text:p>
          </table:table-cell>
          <table:table-cell office:value-type="float" office:value="1.241" calcext:value-type="float">
            <text:p>1,241</text:p>
          </table:table-cell>
          <table:table-cell/>
          <table:table-cell office:value-type="float" office:value="319.909" calcext:value-type="float">
            <text:p>319,909</text:p>
          </table:table-cell>
          <table:table-cell office:value-type="float" office:value="147.848" calcext:value-type="float">
            <text:p>147,848</text:p>
          </table:table-cell>
          <table:table-cell/>
          <table:table-cell office:value-type="float" office:value="15073.312" calcext:value-type="float">
            <text:p>15073,312</text:p>
          </table:table-cell>
          <table:table-cell office:value-type="float" office:value="14996.028" calcext:value-type="float">
            <text:p>14996,028</text:p>
          </table:table-cell>
          <table:table-cell office:value-type="string" calcext:value-type="string">
            <text:p>←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AVERAGE(['PY37-2048MB'.$B$5:.$B$104])" office:value-type="float" office:value="1.06056" calcext:value-type="float">
            <text:p>1,06056</text:p>
          </table:table-cell>
          <table:table-cell table:formula="of:=STDEV(['PY37-2048MB'.$B$5:.$B$104])" office:value-type="float" office:value="0.0761868145224008" calcext:value-type="float">
            <text:p>0,0761868145</text:p>
          </table:table-cell>
          <table:table-cell table:formula="of:=MIN(['PY37-2048MB'.$B$5:.$B$104])" office:value-type="float" office:value="0.858" calcext:value-type="float">
            <text:p>0,858</text:p>
          </table:table-cell>
          <table:table-cell table:formula="of:=MAX(['PY37-2048MB'.$B$5:.$B$104])" office:value-type="float" office:value="1.362" calcext:value-type="float">
            <text:p>1,362</text:p>
          </table:table-cell>
        </table:table-row>
        <table:table-row table:style-name="ro1">
          <table:table-cell office:value-type="float" office:value="60.074" calcext:value-type="float">
            <text:p>60,074</text:p>
          </table:table-cell>
          <table:table-cell office:value-type="float" office:value="1.176" calcext:value-type="float">
            <text:p>1,176</text:p>
          </table:table-cell>
          <table:table-cell/>
          <table:table-cell office:value-type="float" office:value="244.67" calcext:value-type="float">
            <text:p>244,67</text:p>
          </table:table-cell>
          <table:table-cell office:value-type="float" office:value="147.569" calcext:value-type="float">
            <text:p>147,569</text:p>
          </table:table-cell>
          <table:table-cell/>
          <table:table-cell office:value-type="float" office:value="14995.858" calcext:value-type="float">
            <text:p>14995,858</text:p>
          </table:table-cell>
          <table:table-cell office:value-type="float" office:value="14921.707" calcext:value-type="float">
            <text:p>14921,707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AVERAGE(['PY37-2048MB'.$E$6:.$E$104])" office:value-type="float" office:value="136.959949494949" calcext:value-type="float">
            <text:p>136,959949495</text:p>
          </table:table-cell>
          <table:table-cell table:formula="of:=STDEV(['PY37-2048MB'.$E$6:.$E$104])" office:value-type="float" office:value="3.84539882587961" calcext:value-type="float">
            <text:p>3,8453988259</text:p>
          </table:table-cell>
          <table:table-cell table:formula="of:=MIN(['PY37-2048MB'.$E$5:.$E$104])" office:value-type="float" office:value="127.71" calcext:value-type="float">
            <text:p>127,71</text:p>
          </table:table-cell>
          <table:table-cell table:formula="of:=MAX(['PY37-2048MB'.$E$5:.$E$104])" office:value-type="float" office:value="152.239" calcext:value-type="float">
            <text:p>152,239</text:p>
          </table:table-cell>
        </table:table-row>
        <table:table-row table:style-name="ro1">
          <table:table-cell office:value-type="float" office:value="59.809" calcext:value-type="float">
            <text:p>59,809</text:p>
          </table:table-cell>
          <table:table-cell office:value-type="float" office:value="1.172" calcext:value-type="float">
            <text:p>1,172</text:p>
          </table:table-cell>
          <table:table-cell/>
          <table:table-cell office:value-type="float" office:value="380.655" calcext:value-type="float">
            <text:p>380,655</text:p>
          </table:table-cell>
          <table:table-cell office:value-type="float" office:value="147.394" calcext:value-type="float">
            <text:p>147,394</text:p>
          </table:table-cell>
          <table:table-cell/>
          <table:table-cell office:value-type="float" office:value="14969.057" calcext:value-type="float">
            <text:p>14969,057</text:p>
          </table:table-cell>
          <table:table-cell office:value-type="float" office:value="14898.389" calcext:value-type="float">
            <text:p>14898,389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AVERAGE(['PY37-2048MB'.$H$7:.$H$104])" office:value-type="float" office:value="14734.4817142857" calcext:value-type="float">
            <text:p>14734,4817142857</text:p>
          </table:table-cell>
          <table:table-cell table:formula="of:=STDEV(['PY37-2048MB'.$H$7:.$H$104])" office:value-type="float" office:value="85.3844280621774" calcext:value-type="float">
            <text:p>85,3844280622</text:p>
          </table:table-cell>
          <table:table-cell table:formula="of:=MIN(['PY37-2048MB'.$H$7:.$H$104])" office:value-type="float" office:value="14417.795" calcext:value-type="float">
            <text:p>14417,795</text:p>
          </table:table-cell>
          <table:table-cell table:formula="of:=MAX(['PY37-2048MB'.$H$7:.$H$104])" office:value-type="float" office:value="14996.028" calcext:value-type="float">
            <text:p>14996,028</text:p>
          </table:table-cell>
        </table:table-row>
        <table:table-row table:style-name="ro1">
          <table:table-cell office:value-type="float" office:value="56.598" calcext:value-type="float">
            <text:p>56,598</text:p>
          </table:table-cell>
          <table:table-cell office:value-type="float" office:value="1.152" calcext:value-type="float">
            <text:p>1,152</text:p>
          </table:table-cell>
          <table:table-cell/>
          <table:table-cell office:value-type="float" office:value="295.73" calcext:value-type="float">
            <text:p>295,73</text:p>
          </table:table-cell>
          <table:table-cell office:value-type="float" office:value="146.262" calcext:value-type="float">
            <text:p>146,262</text:p>
          </table:table-cell>
          <table:table-cell/>
          <table:table-cell office:value-type="float" office:value="14966.055" calcext:value-type="float">
            <text:p>14966,055</text:p>
          </table:table-cell>
          <table:table-cell office:value-type="float" office:value="14897.89" calcext:value-type="float">
            <text:p>14897,89</text:p>
          </table:table-cell>
          <table:table-cell table:number-columns-repeated="7"/>
        </table:table-row>
        <table:table-row table:style-name="ro1">
          <table:table-cell office:value-type="float" office:value="55.173" calcext:value-type="float">
            <text:p>55,173</text:p>
          </table:table-cell>
          <table:table-cell office:value-type="float" office:value="1.151" calcext:value-type="float">
            <text:p>1,151</text:p>
          </table:table-cell>
          <table:table-cell/>
          <table:table-cell office:value-type="float" office:value="460.652" calcext:value-type="float">
            <text:p>460,652</text:p>
          </table:table-cell>
          <table:table-cell office:value-type="float" office:value="145.145" calcext:value-type="float">
            <text:p>145,145</text:p>
          </table:table-cell>
          <table:table-cell/>
          <table:table-cell office:value-type="float" office:value="14957.367" calcext:value-type="float">
            <text:p>14957,367</text:p>
          </table:table-cell>
          <table:table-cell office:value-type="float" office:value="14887.023" calcext:value-type="float">
            <text:p>14887,023</text:p>
          </table:table-cell>
          <table:table-cell table:number-columns-repeated="7"/>
        </table:table-row>
        <table:table-row table:style-name="ro1">
          <table:table-cell office:value-type="float" office:value="58.451" calcext:value-type="float">
            <text:p>58,451</text:p>
          </table:table-cell>
          <table:table-cell office:value-type="float" office:value="1.148" calcext:value-type="float">
            <text:p>1,148</text:p>
          </table:table-cell>
          <table:table-cell/>
          <table:table-cell office:value-type="float" office:value="673.488" calcext:value-type="float">
            <text:p>673,488</text:p>
          </table:table-cell>
          <table:table-cell office:value-type="float" office:value="144.549" calcext:value-type="float">
            <text:p>144,549</text:p>
          </table:table-cell>
          <table:table-cell/>
          <table:table-cell office:value-type="float" office:value="14960.999" calcext:value-type="float">
            <text:p>14960,999</text:p>
          </table:table-cell>
          <table:table-cell office:value-type="float" office:value="14886.42" calcext:value-type="float">
            <text:p>14886,42</text:p>
          </table:table-cell>
          <table:table-cell table:number-columns-repeated="7"/>
        </table:table-row>
        <table:table-row table:style-name="ro1">
          <table:table-cell office:value-type="float" office:value="56.313" calcext:value-type="float">
            <text:p>56,313</text:p>
          </table:table-cell>
          <table:table-cell office:value-type="float" office:value="1.146" calcext:value-type="float">
            <text:p>1,146</text:p>
          </table:table-cell>
          <table:table-cell/>
          <table:table-cell office:value-type="float" office:value="232.878" calcext:value-type="float">
            <text:p>232,878</text:p>
          </table:table-cell>
          <table:table-cell office:value-type="float" office:value="144.548" calcext:value-type="float">
            <text:p>144,548</text:p>
          </table:table-cell>
          <table:table-cell/>
          <table:table-cell office:value-type="float" office:value="14940.52" calcext:value-type="float">
            <text:p>14940,52</text:p>
          </table:table-cell>
          <table:table-cell office:value-type="float" office:value="14867.324" calcext:value-type="float">
            <text:p>14867,324</text:p>
          </table:table-cell>
          <table:table-cell table:number-columns-repeated="7"/>
        </table:table-row>
        <table:table-row table:style-name="ro1">
          <table:table-cell office:value-type="float" office:value="56.869" calcext:value-type="float">
            <text:p>56,869</text:p>
          </table:table-cell>
          <table:table-cell office:value-type="float" office:value="1.135" calcext:value-type="float">
            <text:p>1,135</text:p>
          </table:table-cell>
          <table:table-cell/>
          <table:table-cell office:value-type="float" office:value="330.675" calcext:value-type="float">
            <text:p>330,675</text:p>
          </table:table-cell>
          <table:table-cell office:value-type="float" office:value="143.951" calcext:value-type="float">
            <text:p>143,951</text:p>
          </table:table-cell>
          <table:table-cell/>
          <table:table-cell office:value-type="float" office:value="14937.794" calcext:value-type="float">
            <text:p>14937,794</text:p>
          </table:table-cell>
          <table:table-cell office:value-type="float" office:value="14856.846" calcext:value-type="float">
            <text:p>14856,846</text:p>
          </table:table-cell>
          <table:table-cell table:number-columns-repeated="7"/>
        </table:table-row>
        <table:table-row table:style-name="ro1">
          <table:table-cell office:value-type="float" office:value="55.054" calcext:value-type="float">
            <text:p>55,054</text:p>
          </table:table-cell>
          <table:table-cell office:value-type="float" office:value="1.134" calcext:value-type="float">
            <text:p>1,134</text:p>
          </table:table-cell>
          <table:table-cell/>
          <table:table-cell office:value-type="float" office:value="979.145" calcext:value-type="float">
            <text:p>979,145</text:p>
          </table:table-cell>
          <table:table-cell office:value-type="float" office:value="143.897" calcext:value-type="float">
            <text:p>143,897</text:p>
          </table:table-cell>
          <table:table-cell/>
          <table:table-cell office:value-type="float" office:value="14926.492" calcext:value-type="float">
            <text:p>14926,492</text:p>
          </table:table-cell>
          <table:table-cell office:value-type="float" office:value="14855.315" calcext:value-type="float">
            <text:p>14855,315</text:p>
          </table:table-cell>
          <table:table-cell table:number-columns-repeated="7"/>
        </table:table-row>
        <table:table-row table:style-name="ro1">
          <table:table-cell office:value-type="float" office:value="65.996" calcext:value-type="float">
            <text:p>65,996</text:p>
          </table:table-cell>
          <table:table-cell office:value-type="float" office:value="1.131" calcext:value-type="float">
            <text:p>1,131</text:p>
          </table:table-cell>
          <table:table-cell/>
          <table:table-cell office:value-type="float" office:value="223.04" calcext:value-type="float">
            <text:p>223,04</text:p>
          </table:table-cell>
          <table:table-cell office:value-type="float" office:value="142.565" calcext:value-type="float">
            <text:p>142,565</text:p>
          </table:table-cell>
          <table:table-cell/>
          <table:table-cell office:value-type="float" office:value="15219.122" calcext:value-type="float">
            <text:p>15219,122</text:p>
          </table:table-cell>
          <table:table-cell office:value-type="float" office:value="14839.896" calcext:value-type="float">
            <text:p>14839,896</text:p>
          </table:table-cell>
          <table:table-cell table:number-columns-repeated="7"/>
        </table:table-row>
        <table:table-row table:style-name="ro1">
          <table:table-cell office:value-type="float" office:value="54.113" calcext:value-type="float">
            <text:p>54,113</text:p>
          </table:table-cell>
          <table:table-cell office:value-type="float" office:value="1.131" calcext:value-type="float">
            <text:p>1,131</text:p>
          </table:table-cell>
          <table:table-cell/>
          <table:table-cell office:value-type="float" office:value="278.354" calcext:value-type="float">
            <text:p>278,354</text:p>
          </table:table-cell>
          <table:table-cell office:value-type="float" office:value="141.446" calcext:value-type="float">
            <text:p>141,446</text:p>
          </table:table-cell>
          <table:table-cell/>
          <table:table-cell office:value-type="float" office:value="14901.61" calcext:value-type="float">
            <text:p>14901,61</text:p>
          </table:table-cell>
          <table:table-cell office:value-type="float" office:value="14825.749" calcext:value-type="float">
            <text:p>14825,749</text:p>
          </table:table-cell>
          <table:table-cell table:number-columns-repeated="7"/>
        </table:table-row>
        <table:table-row table:style-name="ro1">
          <table:table-cell office:value-type="float" office:value="54.722" calcext:value-type="float">
            <text:p>54,722</text:p>
          </table:table-cell>
          <table:table-cell office:value-type="float" office:value="1.13" calcext:value-type="float">
            <text:p>1,13</text:p>
          </table:table-cell>
          <table:table-cell/>
          <table:table-cell office:value-type="float" office:value="193.902" calcext:value-type="float">
            <text:p>193,902</text:p>
          </table:table-cell>
          <table:table-cell office:value-type="float" office:value="140.121" calcext:value-type="float">
            <text:p>140,121</text:p>
          </table:table-cell>
          <table:table-cell/>
          <table:table-cell office:value-type="float" office:value="15313.468" calcext:value-type="float">
            <text:p>15313,468</text:p>
          </table:table-cell>
          <table:table-cell office:value-type="float" office:value="14815.886" calcext:value-type="float">
            <text:p>14815,886</text:p>
          </table:table-cell>
          <table:table-cell table:number-columns-repeated="7"/>
        </table:table-row>
        <table:table-row table:style-name="ro1">
          <table:table-cell office:value-type="float" office:value="55.724" calcext:value-type="float">
            <text:p>55,724</text:p>
          </table:table-cell>
          <table:table-cell office:value-type="float" office:value="1.127" calcext:value-type="float">
            <text:p>1,127</text:p>
          </table:table-cell>
          <table:table-cell/>
          <table:table-cell office:value-type="float" office:value="294.421" calcext:value-type="float">
            <text:p>294,421</text:p>
          </table:table-cell>
          <table:table-cell office:value-type="float" office:value="139.871" calcext:value-type="float">
            <text:p>139,871</text:p>
          </table:table-cell>
          <table:table-cell/>
          <table:table-cell office:value-type="float" office:value="14880.851" calcext:value-type="float">
            <text:p>14880,851</text:p>
          </table:table-cell>
          <table:table-cell office:value-type="float" office:value="14815.004" calcext:value-type="float">
            <text:p>14815,004</text:p>
          </table:table-cell>
          <table:table-cell table:number-columns-repeated="7"/>
        </table:table-row>
        <table:table-row table:style-name="ro1">
          <table:table-cell office:value-type="float" office:value="62.041" calcext:value-type="float">
            <text:p>62,041</text:p>
          </table:table-cell>
          <table:table-cell office:value-type="float" office:value="1.124" calcext:value-type="float">
            <text:p>1,124</text:p>
          </table:table-cell>
          <table:table-cell/>
          <table:table-cell office:value-type="float" office:value="650.778" calcext:value-type="float">
            <text:p>650,778</text:p>
          </table:table-cell>
          <table:table-cell office:value-type="float" office:value="139.382" calcext:value-type="float">
            <text:p>139,382</text:p>
          </table:table-cell>
          <table:table-cell/>
          <table:table-cell office:value-type="float" office:value="14884.288" calcext:value-type="float">
            <text:p>14884,288</text:p>
          </table:table-cell>
          <table:table-cell office:value-type="float" office:value="14813.902" calcext:value-type="float">
            <text:p>14813,902</text:p>
          </table:table-cell>
          <table:table-cell table:number-columns-repeated="7"/>
        </table:table-row>
        <table:table-row table:style-name="ro1">
          <table:table-cell office:value-type="float" office:value="78.135" calcext:value-type="float">
            <text:p>78,135</text:p>
          </table:table-cell>
          <table:table-cell office:value-type="float" office:value="1.123" calcext:value-type="float">
            <text:p>1,123</text:p>
          </table:table-cell>
          <table:table-cell/>
          <table:table-cell office:value-type="float" office:value="265.577" calcext:value-type="float">
            <text:p>265,577</text:p>
          </table:table-cell>
          <table:table-cell office:value-type="float" office:value="139.296" calcext:value-type="float">
            <text:p>139,296</text:p>
          </table:table-cell>
          <table:table-cell/>
          <table:table-cell office:value-type="float" office:value="14886.224" calcext:value-type="float">
            <text:p>14886,224</text:p>
          </table:table-cell>
          <table:table-cell office:value-type="float" office:value="14810.097" calcext:value-type="float">
            <text:p>14810,097</text:p>
          </table:table-cell>
          <table:table-cell table:number-columns-repeated="7"/>
        </table:table-row>
        <table:table-row table:style-name="ro1">
          <table:table-cell office:value-type="float" office:value="59.065" calcext:value-type="float">
            <text:p>59,065</text:p>
          </table:table-cell>
          <table:table-cell office:value-type="float" office:value="1.123" calcext:value-type="float">
            <text:p>1,123</text:p>
          </table:table-cell>
          <table:table-cell/>
          <table:table-cell office:value-type="float" office:value="196.24" calcext:value-type="float">
            <text:p>196,24</text:p>
          </table:table-cell>
          <table:table-cell office:value-type="float" office:value="139.288" calcext:value-type="float">
            <text:p>139,288</text:p>
          </table:table-cell>
          <table:table-cell/>
          <table:table-cell office:value-type="float" office:value="14873.452" calcext:value-type="float">
            <text:p>14873,452</text:p>
          </table:table-cell>
          <table:table-cell office:value-type="float" office:value="14800.35" calcext:value-type="float">
            <text:p>14800,35</text:p>
          </table:table-cell>
          <table:table-cell table:number-columns-repeated="7"/>
        </table:table-row>
        <table:table-row table:style-name="ro1">
          <table:table-cell office:value-type="float" office:value="57.009" calcext:value-type="float">
            <text:p>57,009</text:p>
          </table:table-cell>
          <table:table-cell office:value-type="float" office:value="1.117" calcext:value-type="float">
            <text:p>1,117</text:p>
          </table:table-cell>
          <table:table-cell/>
          <table:table-cell office:value-type="float" office:value="228.597" calcext:value-type="float">
            <text:p>228,597</text:p>
          </table:table-cell>
          <table:table-cell office:value-type="float" office:value="139.213" calcext:value-type="float">
            <text:p>139,213</text:p>
          </table:table-cell>
          <table:table-cell/>
          <table:table-cell office:value-type="float" office:value="14873.465" calcext:value-type="float">
            <text:p>14873,465</text:p>
          </table:table-cell>
          <table:table-cell office:value-type="float" office:value="14798.922" calcext:value-type="float">
            <text:p>14798,922</text:p>
          </table:table-cell>
          <table:table-cell table:number-columns-repeated="7"/>
        </table:table-row>
        <table:table-row table:style-name="ro1">
          <table:table-cell office:value-type="float" office:value="54.247" calcext:value-type="float">
            <text:p>54,247</text:p>
          </table:table-cell>
          <table:table-cell office:value-type="float" office:value="1.111" calcext:value-type="float">
            <text:p>1,111</text:p>
          </table:table-cell>
          <table:table-cell/>
          <table:table-cell office:value-type="float" office:value="253.731" calcext:value-type="float">
            <text:p>253,731</text:p>
          </table:table-cell>
          <table:table-cell office:value-type="float" office:value="139.009" calcext:value-type="float">
            <text:p>139,009</text:p>
          </table:table-cell>
          <table:table-cell/>
          <table:table-cell office:value-type="float" office:value="14864.802" calcext:value-type="float">
            <text:p>14864,802</text:p>
          </table:table-cell>
          <table:table-cell office:value-type="float" office:value="14795.737" calcext:value-type="float">
            <text:p>14795,737</text:p>
          </table:table-cell>
          <table:table-cell table:number-columns-repeated="7"/>
        </table:table-row>
        <table:table-row table:style-name="ro1">
          <table:table-cell office:value-type="float" office:value="59.809" calcext:value-type="float">
            <text:p>59,809</text:p>
          </table:table-cell>
          <table:table-cell office:value-type="float" office:value="1.11" calcext:value-type="float">
            <text:p>1,11</text:p>
          </table:table-cell>
          <table:table-cell/>
          <table:table-cell office:value-type="float" office:value="195.541" calcext:value-type="float">
            <text:p>195,541</text:p>
          </table:table-cell>
          <table:table-cell office:value-type="float" office:value="138.608" calcext:value-type="float">
            <text:p>138,608</text:p>
          </table:table-cell>
          <table:table-cell/>
          <table:table-cell office:value-type="float" office:value="14857.425" calcext:value-type="float">
            <text:p>14857,425</text:p>
          </table:table-cell>
          <table:table-cell office:value-type="float" office:value="14791.157" calcext:value-type="float">
            <text:p>14791,157</text:p>
          </table:table-cell>
          <table:table-cell table:number-columns-repeated="7"/>
        </table:table-row>
        <table:table-row table:style-name="ro1">
          <table:table-cell office:value-type="float" office:value="57.839" calcext:value-type="float">
            <text:p>57,839</text:p>
          </table:table-cell>
          <table:table-cell office:value-type="float" office:value="1.109" calcext:value-type="float">
            <text:p>1,109</text:p>
          </table:table-cell>
          <table:table-cell/>
          <table:table-cell office:value-type="float" office:value="195.046" calcext:value-type="float">
            <text:p>195,046</text:p>
          </table:table-cell>
          <table:table-cell office:value-type="float" office:value="138.532" calcext:value-type="float">
            <text:p>138,532</text:p>
          </table:table-cell>
          <table:table-cell/>
          <table:table-cell office:value-type="float" office:value="14876.508" calcext:value-type="float">
            <text:p>14876,508</text:p>
          </table:table-cell>
          <table:table-cell office:value-type="float" office:value="14789.855" calcext:value-type="float">
            <text:p>14789,855</text:p>
          </table:table-cell>
          <table:table-cell table:number-columns-repeated="7"/>
        </table:table-row>
        <table:table-row table:style-name="ro1">
          <table:table-cell office:value-type="float" office:value="56.211" calcext:value-type="float">
            <text:p>56,211</text:p>
          </table:table-cell>
          <table:table-cell office:value-type="float" office:value="1.107" calcext:value-type="float">
            <text:p>1,107</text:p>
          </table:table-cell>
          <table:table-cell/>
          <table:table-cell office:value-type="float" office:value="202.892" calcext:value-type="float">
            <text:p>202,892</text:p>
          </table:table-cell>
          <table:table-cell office:value-type="float" office:value="138.444" calcext:value-type="float">
            <text:p>138,444</text:p>
          </table:table-cell>
          <table:table-cell/>
          <table:table-cell office:value-type="float" office:value="14870.305" calcext:value-type="float">
            <text:p>14870,305</text:p>
          </table:table-cell>
          <table:table-cell office:value-type="float" office:value="14788.49" calcext:value-type="float">
            <text:p>14788,49</text:p>
          </table:table-cell>
          <table:table-cell table:number-columns-repeated="7"/>
        </table:table-row>
        <table:table-row table:style-name="ro1">
          <table:table-cell office:value-type="float" office:value="55.232" calcext:value-type="float">
            <text:p>55,232</text:p>
          </table:table-cell>
          <table:table-cell office:value-type="float" office:value="1.103" calcext:value-type="float">
            <text:p>1,103</text:p>
          </table:table-cell>
          <table:table-cell/>
          <table:table-cell office:value-type="float" office:value="217.412" calcext:value-type="float">
            <text:p>217,412</text:p>
          </table:table-cell>
          <table:table-cell office:value-type="float" office:value="138.424" calcext:value-type="float">
            <text:p>138,424</text:p>
          </table:table-cell>
          <table:table-cell/>
          <table:table-cell office:value-type="float" office:value="14858.39" calcext:value-type="float">
            <text:p>14858,39</text:p>
          </table:table-cell>
          <table:table-cell office:value-type="float" office:value="14783.152" calcext:value-type="float">
            <text:p>14783,152</text:p>
          </table:table-cell>
          <table:table-cell table:number-columns-repeated="7"/>
        </table:table-row>
        <table:table-row table:style-name="ro1">
          <table:table-cell office:value-type="float" office:value="54.352" calcext:value-type="float">
            <text:p>54,352</text:p>
          </table:table-cell>
          <table:table-cell office:value-type="float" office:value="1.102" calcext:value-type="float">
            <text:p>1,102</text:p>
          </table:table-cell>
          <table:table-cell/>
          <table:table-cell office:value-type="float" office:value="465.404" calcext:value-type="float">
            <text:p>465,404</text:p>
          </table:table-cell>
          <table:table-cell office:value-type="float" office:value="138.411" calcext:value-type="float">
            <text:p>138,411</text:p>
          </table:table-cell>
          <table:table-cell/>
          <table:table-cell office:value-type="float" office:value="14854.025" calcext:value-type="float">
            <text:p>14854,025</text:p>
          </table:table-cell>
          <table:table-cell office:value-type="float" office:value="14782.612" calcext:value-type="float">
            <text:p>14782,612</text:p>
          </table:table-cell>
          <table:table-cell table:number-columns-repeated="7"/>
        </table:table-row>
        <table:table-row table:style-name="ro1">
          <table:table-cell office:value-type="float" office:value="69.174" calcext:value-type="float">
            <text:p>69,174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608.176" calcext:value-type="float">
            <text:p>608,176</text:p>
          </table:table-cell>
          <table:table-cell office:value-type="float" office:value="138.287" calcext:value-type="float">
            <text:p>138,287</text:p>
          </table:table-cell>
          <table:table-cell/>
          <table:table-cell office:value-type="float" office:value="15601.712" calcext:value-type="float">
            <text:p>15601,712</text:p>
          </table:table-cell>
          <table:table-cell office:value-type="float" office:value="14779.489" calcext:value-type="float">
            <text:p>14779,489</text:p>
          </table:table-cell>
          <table:table-cell table:number-columns-repeated="7"/>
        </table:table-row>
        <table:table-row table:style-name="ro1">
          <table:table-cell office:value-type="float" office:value="70.273" calcext:value-type="float">
            <text:p>70,273</text:p>
          </table:table-cell>
          <table:table-cell office:value-type="float" office:value="1.099" calcext:value-type="float">
            <text:p>1,099</text:p>
          </table:table-cell>
          <table:table-cell/>
          <table:table-cell office:value-type="float" office:value="253.711" calcext:value-type="float">
            <text:p>253,711</text:p>
          </table:table-cell>
          <table:table-cell office:value-type="float" office:value="138.22" calcext:value-type="float">
            <text:p>138,22</text:p>
          </table:table-cell>
          <table:table-cell/>
          <table:table-cell office:value-type="float" office:value="14857.405" calcext:value-type="float">
            <text:p>14857,405</text:p>
          </table:table-cell>
          <table:table-cell office:value-type="float" office:value="14779.443" calcext:value-type="float">
            <text:p>14779,443</text:p>
          </table:table-cell>
          <table:table-cell table:number-columns-repeated="7"/>
        </table:table-row>
        <table:table-row table:style-name="ro1">
          <table:table-cell office:value-type="float" office:value="63.63" calcext:value-type="float">
            <text:p>63,63</text:p>
          </table:table-cell>
          <table:table-cell office:value-type="float" office:value="1.093" calcext:value-type="float">
            <text:p>1,093</text:p>
          </table:table-cell>
          <table:table-cell/>
          <table:table-cell office:value-type="float" office:value="1077.626" calcext:value-type="float">
            <text:p>1077,626</text:p>
          </table:table-cell>
          <table:table-cell office:value-type="float" office:value="138.09" calcext:value-type="float">
            <text:p>138,09</text:p>
          </table:table-cell>
          <table:table-cell/>
          <table:table-cell office:value-type="float" office:value="14843.787" calcext:value-type="float">
            <text:p>14843,787</text:p>
          </table:table-cell>
          <table:table-cell office:value-type="float" office:value="14776.941" calcext:value-type="float">
            <text:p>14776,941</text:p>
          </table:table-cell>
          <table:table-cell table:number-columns-repeated="7"/>
        </table:table-row>
        <table:table-row table:style-name="ro1">
          <table:table-cell office:value-type="float" office:value="66.537" calcext:value-type="float">
            <text:p>66,537</text:p>
          </table:table-cell>
          <table:table-cell office:value-type="float" office:value="1.092" calcext:value-type="float">
            <text:p>1,092</text:p>
          </table:table-cell>
          <table:table-cell/>
          <table:table-cell office:value-type="float" office:value="664.151" calcext:value-type="float">
            <text:p>664,151</text:p>
          </table:table-cell>
          <table:table-cell office:value-type="float" office:value="138.004" calcext:value-type="float">
            <text:p>138,004</text:p>
          </table:table-cell>
          <table:table-cell/>
          <table:table-cell office:value-type="float" office:value="14840.549" calcext:value-type="float">
            <text:p>14840,549</text:p>
          </table:table-cell>
          <table:table-cell office:value-type="float" office:value="14776.664" calcext:value-type="float">
            <text:p>14776,664</text:p>
          </table:table-cell>
          <table:table-cell table:number-columns-repeated="7"/>
        </table:table-row>
        <table:table-row table:style-name="ro1">
          <table:table-cell office:value-type="float" office:value="56.545" calcext:value-type="float">
            <text:p>56,545</text:p>
          </table:table-cell>
          <table:table-cell office:value-type="float" office:value="1.092" calcext:value-type="float">
            <text:p>1,092</text:p>
          </table:table-cell>
          <table:table-cell/>
          <table:table-cell office:value-type="float" office:value="403.198" calcext:value-type="float">
            <text:p>403,198</text:p>
          </table:table-cell>
          <table:table-cell office:value-type="float" office:value="137.84" calcext:value-type="float">
            <text:p>137,84</text:p>
          </table:table-cell>
          <table:table-cell/>
          <table:table-cell office:value-type="float" office:value="14843.606" calcext:value-type="float">
            <text:p>14843,606</text:p>
          </table:table-cell>
          <table:table-cell office:value-type="float" office:value="14775.258" calcext:value-type="float">
            <text:p>14775,258</text:p>
          </table:table-cell>
          <table:table-cell table:number-columns-repeated="7"/>
        </table:table-row>
        <table:table-row table:style-name="ro1">
          <table:table-cell office:value-type="float" office:value="54.351" calcext:value-type="float">
            <text:p>54,351</text:p>
          </table:table-cell>
          <table:table-cell office:value-type="float" office:value="1.091" calcext:value-type="float">
            <text:p>1,091</text:p>
          </table:table-cell>
          <table:table-cell/>
          <table:table-cell office:value-type="float" office:value="314.215" calcext:value-type="float">
            <text:p>314,215</text:p>
          </table:table-cell>
          <table:table-cell office:value-type="float" office:value="137.701" calcext:value-type="float">
            <text:p>137,701</text:p>
          </table:table-cell>
          <table:table-cell/>
          <table:table-cell office:value-type="float" office:value="14845.064" calcext:value-type="float">
            <text:p>14845,064</text:p>
          </table:table-cell>
          <table:table-cell office:value-type="float" office:value="14775.112" calcext:value-type="float">
            <text:p>14775,112</text:p>
          </table:table-cell>
          <table:table-cell table:number-columns-repeated="7"/>
        </table:table-row>
        <table:table-row table:style-name="ro1">
          <table:table-cell office:value-type="float" office:value="727.207" calcext:value-type="float">
            <text:p>727,207</text:p>
          </table:table-cell>
          <table:table-cell office:value-type="float" office:value="1.089" calcext:value-type="float">
            <text:p>1,089</text:p>
          </table:table-cell>
          <table:table-cell/>
          <table:table-cell office:value-type="float" office:value="467.242" calcext:value-type="float">
            <text:p>467,242</text:p>
          </table:table-cell>
          <table:table-cell office:value-type="float" office:value="137.655" calcext:value-type="float">
            <text:p>137,655</text:p>
          </table:table-cell>
          <table:table-cell/>
          <table:table-cell office:value-type="float" office:value="14847.756" calcext:value-type="float">
            <text:p>14847,756</text:p>
          </table:table-cell>
          <table:table-cell office:value-type="float" office:value="14774.504" calcext:value-type="float">
            <text:p>14774,504</text:p>
          </table:table-cell>
          <table:table-cell table:number-columns-repeated="7"/>
        </table:table-row>
        <table:table-row table:style-name="ro1">
          <table:table-cell office:value-type="float" office:value="55.64" calcext:value-type="float">
            <text:p>55,64</text:p>
          </table:table-cell>
          <table:table-cell office:value-type="float" office:value="1.087" calcext:value-type="float">
            <text:p>1,087</text:p>
          </table:table-cell>
          <table:table-cell/>
          <table:table-cell office:value-type="float" office:value="213.663" calcext:value-type="float">
            <text:p>213,663</text:p>
          </table:table-cell>
          <table:table-cell office:value-type="float" office:value="137.607" calcext:value-type="float">
            <text:p>137,607</text:p>
          </table:table-cell>
          <table:table-cell/>
          <table:table-cell office:value-type="float" office:value="14863.731" calcext:value-type="float">
            <text:p>14863,731</text:p>
          </table:table-cell>
          <table:table-cell office:value-type="float" office:value="14774.394" calcext:value-type="float">
            <text:p>14774,394</text:p>
          </table:table-cell>
          <table:table-cell table:number-columns-repeated="7"/>
        </table:table-row>
        <table:table-row table:style-name="ro1">
          <table:table-cell office:value-type="float" office:value="60.503" calcext:value-type="float">
            <text:p>60,503</text:p>
          </table:table-cell>
          <table:table-cell office:value-type="float" office:value="1.086" calcext:value-type="float">
            <text:p>1,086</text:p>
          </table:table-cell>
          <table:table-cell/>
          <table:table-cell office:value-type="float" office:value="370.825" calcext:value-type="float">
            <text:p>370,825</text:p>
          </table:table-cell>
          <table:table-cell office:value-type="float" office:value="137.528" calcext:value-type="float">
            <text:p>137,528</text:p>
          </table:table-cell>
          <table:table-cell/>
          <table:table-cell office:value-type="float" office:value="14835.007" calcext:value-type="float">
            <text:p>14835,007</text:p>
          </table:table-cell>
          <table:table-cell office:value-type="float" office:value="14770.555" calcext:value-type="float">
            <text:p>14770,555</text:p>
          </table:table-cell>
          <table:table-cell table:number-columns-repeated="7"/>
        </table:table-row>
        <table:table-row table:style-name="ro1">
          <table:table-cell office:value-type="float" office:value="65.501" calcext:value-type="float">
            <text:p>65,501</text:p>
          </table:table-cell>
          <table:table-cell office:value-type="float" office:value="1.086" calcext:value-type="float">
            <text:p>1,086</text:p>
          </table:table-cell>
          <table:table-cell/>
          <table:table-cell office:value-type="float" office:value="429.932" calcext:value-type="float">
            <text:p>429,932</text:p>
          </table:table-cell>
          <table:table-cell office:value-type="float" office:value="137.452" calcext:value-type="float">
            <text:p>137,452</text:p>
          </table:table-cell>
          <table:table-cell/>
          <table:table-cell office:value-type="float" office:value="14833.592" calcext:value-type="float">
            <text:p>14833,592</text:p>
          </table:table-cell>
          <table:table-cell office:value-type="float" office:value="14769.87" calcext:value-type="float">
            <text:p>14769,87</text:p>
          </table:table-cell>
          <table:table-cell table:number-columns-repeated="7"/>
        </table:table-row>
        <table:table-row table:style-name="ro1">
          <table:table-cell office:value-type="float" office:value="59.126" calcext:value-type="float">
            <text:p>59,126</text:p>
          </table:table-cell>
          <table:table-cell office:value-type="float" office:value="1.085" calcext:value-type="float">
            <text:p>1,085</text:p>
          </table:table-cell>
          <table:table-cell/>
          <table:table-cell office:value-type="float" office:value="356.026" calcext:value-type="float">
            <text:p>356,026</text:p>
          </table:table-cell>
          <table:table-cell office:value-type="float" office:value="137.347" calcext:value-type="float">
            <text:p>137,347</text:p>
          </table:table-cell>
          <table:table-cell/>
          <table:table-cell office:value-type="float" office:value="14841.519" calcext:value-type="float">
            <text:p>14841,519</text:p>
          </table:table-cell>
          <table:table-cell office:value-type="float" office:value="14768.967" calcext:value-type="float">
            <text:p>14768,967</text:p>
          </table:table-cell>
          <table:table-cell table:number-columns-repeated="7"/>
        </table:table-row>
        <table:table-row table:style-name="ro1">
          <table:table-cell office:value-type="float" office:value="60.878" calcext:value-type="float">
            <text:p>60,878</text:p>
          </table:table-cell>
          <table:table-cell office:value-type="float" office:value="1.084" calcext:value-type="float">
            <text:p>1,084</text:p>
          </table:table-cell>
          <table:table-cell/>
          <table:table-cell office:value-type="float" office:value="438.27" calcext:value-type="float">
            <text:p>438,27</text:p>
          </table:table-cell>
          <table:table-cell office:value-type="float" office:value="137.323" calcext:value-type="float">
            <text:p>137,323</text:p>
          </table:table-cell>
          <table:table-cell/>
          <table:table-cell office:value-type="float" office:value="14841.759" calcext:value-type="float">
            <text:p>14841,759</text:p>
          </table:table-cell>
          <table:table-cell office:value-type="float" office:value="14765.359" calcext:value-type="float">
            <text:p>14765,359</text:p>
          </table:table-cell>
          <table:table-cell table:number-columns-repeated="7"/>
        </table:table-row>
        <table:table-row table:style-name="ro1">
          <table:table-cell office:value-type="float" office:value="57.528" calcext:value-type="float">
            <text:p>57,528</text:p>
          </table:table-cell>
          <table:table-cell office:value-type="float" office:value="1.084" calcext:value-type="float">
            <text:p>1,084</text:p>
          </table:table-cell>
          <table:table-cell/>
          <table:table-cell office:value-type="float" office:value="496.245" calcext:value-type="float">
            <text:p>496,245</text:p>
          </table:table-cell>
          <table:table-cell office:value-type="float" office:value="137.258" calcext:value-type="float">
            <text:p>137,258</text:p>
          </table:table-cell>
          <table:table-cell/>
          <table:table-cell office:value-type="float" office:value="15021.03" calcext:value-type="float">
            <text:p>15021,03</text:p>
          </table:table-cell>
          <table:table-cell office:value-type="float" office:value="14765.335" calcext:value-type="float">
            <text:p>14765,335</text:p>
          </table:table-cell>
          <table:table-cell table:number-columns-repeated="7"/>
        </table:table-row>
        <table:table-row table:style-name="ro1">
          <table:table-cell office:value-type="float" office:value="55.031" calcext:value-type="float">
            <text:p>55,031</text:p>
          </table:table-cell>
          <table:table-cell office:value-type="float" office:value="1.084" calcext:value-type="float">
            <text:p>1,084</text:p>
          </table:table-cell>
          <table:table-cell/>
          <table:table-cell office:value-type="float" office:value="1429.127" calcext:value-type="float">
            <text:p>1429,127</text:p>
          </table:table-cell>
          <table:table-cell office:value-type="float" office:value="137.243" calcext:value-type="float">
            <text:p>137,243</text:p>
          </table:table-cell>
          <table:table-cell/>
          <table:table-cell office:value-type="float" office:value="15158.736" calcext:value-type="float">
            <text:p>15158,736</text:p>
          </table:table-cell>
          <table:table-cell office:value-type="float" office:value="14764.574" calcext:value-type="float">
            <text:p>14764,574</text:p>
          </table:table-cell>
          <table:table-cell table:number-columns-repeated="7"/>
        </table:table-row>
        <table:table-row table:style-name="ro1">
          <table:table-cell office:value-type="float" office:value="54.864" calcext:value-type="float">
            <text:p>54,864</text:p>
          </table:table-cell>
          <table:table-cell office:value-type="float" office:value="1.084" calcext:value-type="float">
            <text:p>1,084</text:p>
          </table:table-cell>
          <table:table-cell/>
          <table:table-cell office:value-type="float" office:value="547.22" calcext:value-type="float">
            <text:p>547,22</text:p>
          </table:table-cell>
          <table:table-cell office:value-type="float" office:value="137.112" calcext:value-type="float">
            <text:p>137,112</text:p>
          </table:table-cell>
          <table:table-cell/>
          <table:table-cell office:value-type="float" office:value="14841.387" calcext:value-type="float">
            <text:p>14841,387</text:p>
          </table:table-cell>
          <table:table-cell office:value-type="float" office:value="14761.471" calcext:value-type="float">
            <text:p>14761,471</text:p>
          </table:table-cell>
          <table:table-cell table:number-columns-repeated="7"/>
        </table:table-row>
        <table:table-row table:style-name="ro1">
          <table:table-cell office:value-type="float" office:value="63.953" calcext:value-type="float">
            <text:p>63,953</text:p>
          </table:table-cell>
          <table:table-cell office:value-type="float" office:value="1.083" calcext:value-type="float">
            <text:p>1,083</text:p>
          </table:table-cell>
          <table:table-cell/>
          <table:table-cell office:value-type="float" office:value="216.208" calcext:value-type="float">
            <text:p>216,208</text:p>
          </table:table-cell>
          <table:table-cell office:value-type="float" office:value="137.018" calcext:value-type="float">
            <text:p>137,018</text:p>
          </table:table-cell>
          <table:table-cell/>
          <table:table-cell office:value-type="float" office:value="14828.009" calcext:value-type="float">
            <text:p>14828,009</text:p>
          </table:table-cell>
          <table:table-cell office:value-type="float" office:value="14757.124" calcext:value-type="float">
            <text:p>14757,124</text:p>
          </table:table-cell>
          <table:table-cell table:number-columns-repeated="7"/>
        </table:table-row>
        <table:table-row table:style-name="ro1">
          <table:table-cell office:value-type="float" office:value="54.148" calcext:value-type="float">
            <text:p>54,148</text:p>
          </table:table-cell>
          <table:table-cell office:value-type="float" office:value="1.082" calcext:value-type="float">
            <text:p>1,082</text:p>
          </table:table-cell>
          <table:table-cell/>
          <table:table-cell office:value-type="float" office:value="489.537" calcext:value-type="float">
            <text:p>489,537</text:p>
          </table:table-cell>
          <table:table-cell office:value-type="float" office:value="136.998" calcext:value-type="float">
            <text:p>136,998</text:p>
          </table:table-cell>
          <table:table-cell/>
          <table:table-cell office:value-type="float" office:value="14842.735" calcext:value-type="float">
            <text:p>14842,735</text:p>
          </table:table-cell>
          <table:table-cell office:value-type="float" office:value="14756.087" calcext:value-type="float">
            <text:p>14756,087</text:p>
          </table:table-cell>
          <table:table-cell table:number-columns-repeated="7"/>
        </table:table-row>
        <table:table-row table:style-name="ro1">
          <table:table-cell office:value-type="float" office:value="60.621" calcext:value-type="float">
            <text:p>60,621</text:p>
          </table:table-cell>
          <table:table-cell office:value-type="float" office:value="1.081" calcext:value-type="float">
            <text:p>1,081</text:p>
          </table:table-cell>
          <table:table-cell/>
          <table:table-cell office:value-type="float" office:value="892.664" calcext:value-type="float">
            <text:p>892,664</text:p>
          </table:table-cell>
          <table:table-cell office:value-type="float" office:value="136.903" calcext:value-type="float">
            <text:p>136,903</text:p>
          </table:table-cell>
          <table:table-cell/>
          <table:table-cell office:value-type="float" office:value="14840.929" calcext:value-type="float">
            <text:p>14840,929</text:p>
          </table:table-cell>
          <table:table-cell office:value-type="float" office:value="14755.106" calcext:value-type="float">
            <text:p>14755,106</text:p>
          </table:table-cell>
          <table:table-cell table:number-columns-repeated="7"/>
        </table:table-row>
        <table:table-row table:style-name="ro1">
          <table:table-cell office:value-type="float" office:value="56.636" calcext:value-type="float">
            <text:p>56,636</text:p>
          </table:table-cell>
          <table:table-cell office:value-type="float" office:value="1.078" calcext:value-type="float">
            <text:p>1,078</text:p>
          </table:table-cell>
          <table:table-cell/>
          <table:table-cell office:value-type="float" office:value="266.574" calcext:value-type="float">
            <text:p>266,574</text:p>
          </table:table-cell>
          <table:table-cell office:value-type="float" office:value="136.833" calcext:value-type="float">
            <text:p>136,833</text:p>
          </table:table-cell>
          <table:table-cell/>
          <table:table-cell office:value-type="float" office:value="14840.038" calcext:value-type="float">
            <text:p>14840,038</text:p>
          </table:table-cell>
          <table:table-cell office:value-type="float" office:value="14755.045" calcext:value-type="float">
            <text:p>14755,045</text:p>
          </table:table-cell>
          <table:table-cell table:number-columns-repeated="7"/>
        </table:table-row>
        <table:table-row table:style-name="ro1">
          <table:table-cell office:value-type="float" office:value="57.347" calcext:value-type="float">
            <text:p>57,347</text:p>
          </table:table-cell>
          <table:table-cell office:value-type="float" office:value="1.076" calcext:value-type="float">
            <text:p>1,076</text:p>
          </table:table-cell>
          <table:table-cell/>
          <table:table-cell office:value-type="float" office:value="244.558" calcext:value-type="float">
            <text:p>244,558</text:p>
          </table:table-cell>
          <table:table-cell office:value-type="float" office:value="136.747" calcext:value-type="float">
            <text:p>136,747</text:p>
          </table:table-cell>
          <table:table-cell/>
          <table:table-cell office:value-type="float" office:value="14827.271" calcext:value-type="float">
            <text:p>14827,271</text:p>
          </table:table-cell>
          <table:table-cell office:value-type="float" office:value="14750.897" calcext:value-type="float">
            <text:p>14750,897</text:p>
          </table:table-cell>
          <table:table-cell table:number-columns-repeated="7"/>
        </table:table-row>
        <table:table-row table:style-name="ro1">
          <table:table-cell office:value-type="float" office:value="61.162" calcext:value-type="float">
            <text:p>61,162</text:p>
          </table:table-cell>
          <table:table-cell office:value-type="float" office:value="1.075" calcext:value-type="float">
            <text:p>1,075</text:p>
          </table:table-cell>
          <table:table-cell/>
          <table:table-cell office:value-type="float" office:value="430.245" calcext:value-type="float">
            <text:p>430,245</text:p>
          </table:table-cell>
          <table:table-cell office:value-type="float" office:value="136.745" calcext:value-type="float">
            <text:p>136,745</text:p>
          </table:table-cell>
          <table:table-cell/>
          <table:table-cell office:value-type="float" office:value="14811.516" calcext:value-type="float">
            <text:p>14811,516</text:p>
          </table:table-cell>
          <table:table-cell office:value-type="float" office:value="14745.966" calcext:value-type="float">
            <text:p>14745,966</text:p>
          </table:table-cell>
          <table:table-cell table:number-columns-repeated="7"/>
        </table:table-row>
        <table:table-row table:style-name="ro1">
          <table:table-cell office:value-type="float" office:value="56.169" calcext:value-type="float">
            <text:p>56,169</text:p>
          </table:table-cell>
          <table:table-cell office:value-type="float" office:value="1.071" calcext:value-type="float">
            <text:p>1,071</text:p>
          </table:table-cell>
          <table:table-cell/>
          <table:table-cell office:value-type="float" office:value="240.85" calcext:value-type="float">
            <text:p>240,85</text:p>
          </table:table-cell>
          <table:table-cell office:value-type="float" office:value="136.695" calcext:value-type="float">
            <text:p>136,695</text:p>
          </table:table-cell>
          <table:table-cell/>
          <table:table-cell office:value-type="float" office:value="14816.434" calcext:value-type="float">
            <text:p>14816,434</text:p>
          </table:table-cell>
          <table:table-cell office:value-type="float" office:value="14745.094" calcext:value-type="float">
            <text:p>14745,094</text:p>
          </table:table-cell>
          <table:table-cell table:number-columns-repeated="7"/>
        </table:table-row>
        <table:table-row table:style-name="ro1">
          <table:table-cell office:value-type="float" office:value="54.613" calcext:value-type="float">
            <text:p>54,613</text:p>
          </table:table-cell>
          <table:table-cell office:value-type="float" office:value="1.07" calcext:value-type="float">
            <text:p>1,07</text:p>
          </table:table-cell>
          <table:table-cell/>
          <table:table-cell office:value-type="float" office:value="530.376" calcext:value-type="float">
            <text:p>530,376</text:p>
          </table:table-cell>
          <table:table-cell office:value-type="float" office:value="136.68" calcext:value-type="float">
            <text:p>136,68</text:p>
          </table:table-cell>
          <table:table-cell/>
          <table:table-cell office:value-type="float" office:value="14818.148" calcext:value-type="float">
            <text:p>14818,148</text:p>
          </table:table-cell>
          <table:table-cell office:value-type="float" office:value="14744.141" calcext:value-type="float">
            <text:p>14744,141</text:p>
          </table:table-cell>
          <table:table-cell table:number-columns-repeated="7"/>
        </table:table-row>
        <table:table-row table:style-name="ro1">
          <table:table-cell office:value-type="float" office:value="54.269" calcext:value-type="float">
            <text:p>54,269</text:p>
          </table:table-cell>
          <table:table-cell office:value-type="float" office:value="1.07" calcext:value-type="float">
            <text:p>1,07</text:p>
          </table:table-cell>
          <table:table-cell/>
          <table:table-cell office:value-type="float" office:value="270.513" calcext:value-type="float">
            <text:p>270,513</text:p>
          </table:table-cell>
          <table:table-cell office:value-type="float" office:value="136.542" calcext:value-type="float">
            <text:p>136,542</text:p>
          </table:table-cell>
          <table:table-cell/>
          <table:table-cell office:value-type="float" office:value="14822.824" calcext:value-type="float">
            <text:p>14822,824</text:p>
          </table:table-cell>
          <table:table-cell office:value-type="float" office:value="14737.167" calcext:value-type="float">
            <text:p>14737,167</text:p>
          </table:table-cell>
          <table:table-cell table:number-columns-repeated="7"/>
        </table:table-row>
        <table:table-row table:style-name="ro1">
          <table:table-cell office:value-type="float" office:value="55.767" calcext:value-type="float">
            <text:p>55,767</text:p>
          </table:table-cell>
          <table:table-cell office:value-type="float" office:value="1.069" calcext:value-type="float">
            <text:p>1,069</text:p>
          </table:table-cell>
          <table:table-cell/>
          <table:table-cell office:value-type="float" office:value="390.417" calcext:value-type="float">
            <text:p>390,417</text:p>
          </table:table-cell>
          <table:table-cell office:value-type="float" office:value="136.41" calcext:value-type="float">
            <text:p>136,41</text:p>
          </table:table-cell>
          <table:table-cell/>
          <table:table-cell office:value-type="float" office:value="14806.032" calcext:value-type="float">
            <text:p>14806,032</text:p>
          </table:table-cell>
          <table:table-cell office:value-type="float" office:value="14734.086" calcext:value-type="float">
            <text:p>14734,086</text:p>
          </table:table-cell>
          <table:table-cell table:number-columns-repeated="7"/>
        </table:table-row>
        <table:table-row table:style-name="ro1">
          <table:table-cell office:value-type="float" office:value="57.543" calcext:value-type="float">
            <text:p>57,543</text:p>
          </table:table-cell>
          <table:table-cell office:value-type="float" office:value="1.068" calcext:value-type="float">
            <text:p>1,068</text:p>
          </table:table-cell>
          <table:table-cell/>
          <table:table-cell office:value-type="float" office:value="520.055" calcext:value-type="float">
            <text:p>520,055</text:p>
          </table:table-cell>
          <table:table-cell office:value-type="float" office:value="136.231" calcext:value-type="float">
            <text:p>136,231</text:p>
          </table:table-cell>
          <table:table-cell/>
          <table:table-cell office:value-type="float" office:value="14807.295" calcext:value-type="float">
            <text:p>14807,295</text:p>
          </table:table-cell>
          <table:table-cell office:value-type="float" office:value="14731.055" calcext:value-type="float">
            <text:p>14731,055</text:p>
          </table:table-cell>
          <table:table-cell table:number-columns-repeated="7"/>
        </table:table-row>
        <table:table-row table:style-name="ro1">
          <table:table-cell office:value-type="float" office:value="54.631" calcext:value-type="float">
            <text:p>54,631</text:p>
          </table:table-cell>
          <table:table-cell office:value-type="float" office:value="1.067" calcext:value-type="float">
            <text:p>1,067</text:p>
          </table:table-cell>
          <table:table-cell/>
          <table:table-cell office:value-type="float" office:value="852.984" calcext:value-type="float">
            <text:p>852,984</text:p>
          </table:table-cell>
          <table:table-cell office:value-type="float" office:value="136.194" calcext:value-type="float">
            <text:p>136,194</text:p>
          </table:table-cell>
          <table:table-cell/>
          <table:table-cell office:value-type="float" office:value="14820.898" calcext:value-type="float">
            <text:p>14820,898</text:p>
          </table:table-cell>
          <table:table-cell office:value-type="float" office:value="14729.252" calcext:value-type="float">
            <text:p>14729,252</text:p>
          </table:table-cell>
          <table:table-cell table:number-columns-repeated="7"/>
        </table:table-row>
        <table:table-row table:style-name="ro1">
          <table:table-cell office:value-type="float" office:value="72.721" calcext:value-type="float">
            <text:p>72,721</text:p>
          </table:table-cell>
          <table:table-cell office:value-type="float" office:value="1.064" calcext:value-type="float">
            <text:p>1,064</text:p>
          </table:table-cell>
          <table:table-cell/>
          <table:table-cell office:value-type="float" office:value="297.914" calcext:value-type="float">
            <text:p>297,914</text:p>
          </table:table-cell>
          <table:table-cell office:value-type="float" office:value="136.125" calcext:value-type="float">
            <text:p>136,125</text:p>
          </table:table-cell>
          <table:table-cell/>
          <table:table-cell office:value-type="float" office:value="14807.395" calcext:value-type="float">
            <text:p>14807,395</text:p>
          </table:table-cell>
          <table:table-cell office:value-type="float" office:value="14727.791" calcext:value-type="float">
            <text:p>14727,791</text:p>
          </table:table-cell>
          <table:table-cell table:number-columns-repeated="7"/>
        </table:table-row>
        <table:table-row table:style-name="ro1">
          <table:table-cell office:value-type="float" office:value="56.886" calcext:value-type="float">
            <text:p>56,886</text:p>
          </table:table-cell>
          <table:table-cell office:value-type="float" office:value="1.062" calcext:value-type="float">
            <text:p>1,062</text:p>
          </table:table-cell>
          <table:table-cell/>
          <table:table-cell office:value-type="float" office:value="252.156" calcext:value-type="float">
            <text:p>252,156</text:p>
          </table:table-cell>
          <table:table-cell office:value-type="float" office:value="136.122" calcext:value-type="float">
            <text:p>136,122</text:p>
          </table:table-cell>
          <table:table-cell/>
          <table:table-cell office:value-type="float" office:value="15111.017" calcext:value-type="float">
            <text:p>15111,017</text:p>
          </table:table-cell>
          <table:table-cell office:value-type="float" office:value="14724.344" calcext:value-type="float">
            <text:p>14724,344</text:p>
          </table:table-cell>
          <table:table-cell table:number-columns-repeated="7"/>
        </table:table-row>
        <table:table-row table:style-name="ro1">
          <table:table-cell office:value-type="float" office:value="60.766" calcext:value-type="float">
            <text:p>60,766</text:p>
          </table:table-cell>
          <table:table-cell office:value-type="float" office:value="1.061" calcext:value-type="float">
            <text:p>1,061</text:p>
          </table:table-cell>
          <table:table-cell/>
          <table:table-cell office:value-type="float" office:value="609.376" calcext:value-type="float">
            <text:p>609,376</text:p>
          </table:table-cell>
          <table:table-cell office:value-type="float" office:value="136.12" calcext:value-type="float">
            <text:p>136,12</text:p>
          </table:table-cell>
          <table:table-cell/>
          <table:table-cell office:value-type="float" office:value="14795.975" calcext:value-type="float">
            <text:p>14795,975</text:p>
          </table:table-cell>
          <table:table-cell office:value-type="float" office:value="14724.193" calcext:value-type="float">
            <text:p>14724,193</text:p>
          </table:table-cell>
          <table:table-cell table:number-columns-repeated="7"/>
        </table:table-row>
        <table:table-row table:style-name="ro1">
          <table:table-cell office:value-type="float" office:value="56.507" calcext:value-type="float">
            <text:p>56,507</text:p>
          </table:table-cell>
          <table:table-cell office:value-type="float" office:value="1.057" calcext:value-type="float">
            <text:p>1,057</text:p>
          </table:table-cell>
          <table:table-cell/>
          <table:table-cell office:value-type="float" office:value="290.741" calcext:value-type="float">
            <text:p>290,741</text:p>
          </table:table-cell>
          <table:table-cell office:value-type="float" office:value="136.082" calcext:value-type="float">
            <text:p>136,082</text:p>
          </table:table-cell>
          <table:table-cell/>
          <table:table-cell office:value-type="float" office:value="14861.657" calcext:value-type="float">
            <text:p>14861,657</text:p>
          </table:table-cell>
          <table:table-cell office:value-type="float" office:value="14722.575" calcext:value-type="float">
            <text:p>14722,575</text:p>
          </table:table-cell>
          <table:table-cell table:number-columns-repeated="7"/>
        </table:table-row>
        <table:table-row table:style-name="ro1">
          <table:table-cell office:value-type="float" office:value="56.204" calcext:value-type="float">
            <text:p>56,204</text:p>
          </table:table-cell>
          <table:table-cell office:value-type="float" office:value="1.052" calcext:value-type="float">
            <text:p>1,052</text:p>
          </table:table-cell>
          <table:table-cell/>
          <table:table-cell office:value-type="float" office:value="462.787" calcext:value-type="float">
            <text:p>462,787</text:p>
          </table:table-cell>
          <table:table-cell office:value-type="float" office:value="136.079" calcext:value-type="float">
            <text:p>136,079</text:p>
          </table:table-cell>
          <table:table-cell/>
          <table:table-cell office:value-type="float" office:value="14792.41" calcext:value-type="float">
            <text:p>14792,41</text:p>
          </table:table-cell>
          <table:table-cell office:value-type="float" office:value="14722.236" calcext:value-type="float">
            <text:p>14722,236</text:p>
          </table:table-cell>
          <table:table-cell table:number-columns-repeated="7"/>
        </table:table-row>
        <table:table-row table:style-name="ro1">
          <table:table-cell office:value-type="float" office:value="55.52" calcext:value-type="float">
            <text:p>55,52</text:p>
          </table:table-cell>
          <table:table-cell office:value-type="float" office:value="1.048" calcext:value-type="float">
            <text:p>1,048</text:p>
          </table:table-cell>
          <table:table-cell/>
          <table:table-cell office:value-type="float" office:value="268.845" calcext:value-type="float">
            <text:p>268,845</text:p>
          </table:table-cell>
          <table:table-cell office:value-type="float" office:value="135.972" calcext:value-type="float">
            <text:p>135,972</text:p>
          </table:table-cell>
          <table:table-cell/>
          <table:table-cell office:value-type="float" office:value="14801.404" calcext:value-type="float">
            <text:p>14801,404</text:p>
          </table:table-cell>
          <table:table-cell office:value-type="float" office:value="14721.559" calcext:value-type="float">
            <text:p>14721,559</text:p>
          </table:table-cell>
          <table:table-cell table:number-columns-repeated="7"/>
        </table:table-row>
        <table:table-row table:style-name="ro1">
          <table:table-cell office:value-type="float" office:value="59.565" calcext:value-type="float">
            <text:p>59,565</text:p>
          </table:table-cell>
          <table:table-cell office:value-type="float" office:value="1.047" calcext:value-type="float">
            <text:p>1,047</text:p>
          </table:table-cell>
          <table:table-cell/>
          <table:table-cell office:value-type="float" office:value="540.363" calcext:value-type="float">
            <text:p>540,363</text:p>
          </table:table-cell>
          <table:table-cell office:value-type="float" office:value="135.929" calcext:value-type="float">
            <text:p>135,929</text:p>
          </table:table-cell>
          <table:table-cell/>
          <table:table-cell office:value-type="float" office:value="14789.8" calcext:value-type="float">
            <text:p>14789,8</text:p>
          </table:table-cell>
          <table:table-cell office:value-type="float" office:value="14719.799" calcext:value-type="float">
            <text:p>14719,799</text:p>
          </table:table-cell>
          <table:table-cell table:number-columns-repeated="7"/>
        </table:table-row>
        <table:table-row table:style-name="ro1">
          <table:table-cell office:value-type="float" office:value="57.173" calcext:value-type="float">
            <text:p>57,173</text:p>
          </table:table-cell>
          <table:table-cell office:value-type="float" office:value="1.044" calcext:value-type="float">
            <text:p>1,044</text:p>
          </table:table-cell>
          <table:table-cell/>
          <table:table-cell office:value-type="float" office:value="291.821" calcext:value-type="float">
            <text:p>291,821</text:p>
          </table:table-cell>
          <table:table-cell office:value-type="float" office:value="135.81" calcext:value-type="float">
            <text:p>135,81</text:p>
          </table:table-cell>
          <table:table-cell/>
          <table:table-cell office:value-type="float" office:value="14788.976" calcext:value-type="float">
            <text:p>14788,976</text:p>
          </table:table-cell>
          <table:table-cell office:value-type="float" office:value="14719.688" calcext:value-type="float">
            <text:p>14719,688</text:p>
          </table:table-cell>
          <table:table-cell table:number-columns-repeated="7"/>
        </table:table-row>
        <table:table-row table:style-name="ro1">
          <table:table-cell office:value-type="float" office:value="67.111" calcext:value-type="float">
            <text:p>67,111</text:p>
          </table:table-cell>
          <table:table-cell office:value-type="float" office:value="1.044" calcext:value-type="float">
            <text:p>1,044</text:p>
          </table:table-cell>
          <table:table-cell/>
          <table:table-cell office:value-type="float" office:value="384.535" calcext:value-type="float">
            <text:p>384,535</text:p>
          </table:table-cell>
          <table:table-cell office:value-type="float" office:value="135.654" calcext:value-type="float">
            <text:p>135,654</text:p>
          </table:table-cell>
          <table:table-cell/>
          <table:table-cell office:value-type="float" office:value="14798.191" calcext:value-type="float">
            <text:p>14798,191</text:p>
          </table:table-cell>
          <table:table-cell office:value-type="float" office:value="14718.139" calcext:value-type="float">
            <text:p>14718,139</text:p>
          </table:table-cell>
          <table:table-cell table:number-columns-repeated="7"/>
        </table:table-row>
        <table:table-row table:style-name="ro1">
          <table:table-cell office:value-type="float" office:value="58.554" calcext:value-type="float">
            <text:p>58,554</text:p>
          </table:table-cell>
          <table:table-cell office:value-type="float" office:value="1.044" calcext:value-type="float">
            <text:p>1,044</text:p>
          </table:table-cell>
          <table:table-cell/>
          <table:table-cell office:value-type="float" office:value="478.598" calcext:value-type="float">
            <text:p>478,598</text:p>
          </table:table-cell>
          <table:table-cell office:value-type="float" office:value="135.64" calcext:value-type="float">
            <text:p>135,64</text:p>
          </table:table-cell>
          <table:table-cell/>
          <table:table-cell office:value-type="float" office:value="14791.391" calcext:value-type="float">
            <text:p>14791,391</text:p>
          </table:table-cell>
          <table:table-cell office:value-type="float" office:value="14715.372" calcext:value-type="float">
            <text:p>14715,372</text:p>
          </table:table-cell>
          <table:table-cell table:number-columns-repeated="7"/>
        </table:table-row>
        <table:table-row table:style-name="ro1">
          <table:table-cell office:value-type="float" office:value="54.402" calcext:value-type="float">
            <text:p>54,402</text:p>
          </table:table-cell>
          <table:table-cell office:value-type="float" office:value="1.042" calcext:value-type="float">
            <text:p>1,042</text:p>
          </table:table-cell>
          <table:table-cell/>
          <table:table-cell office:value-type="float" office:value="344.635" calcext:value-type="float">
            <text:p>344,635</text:p>
          </table:table-cell>
          <table:table-cell office:value-type="float" office:value="135.636" calcext:value-type="float">
            <text:p>135,636</text:p>
          </table:table-cell>
          <table:table-cell/>
          <table:table-cell office:value-type="float" office:value="14937.391" calcext:value-type="float">
            <text:p>14937,391</text:p>
          </table:table-cell>
          <table:table-cell office:value-type="float" office:value="14715.192" calcext:value-type="float">
            <text:p>14715,192</text:p>
          </table:table-cell>
          <table:table-cell table:number-columns-repeated="7"/>
        </table:table-row>
        <table:table-row table:style-name="ro1">
          <table:table-cell office:value-type="float" office:value="56.457" calcext:value-type="float">
            <text:p>56,457</text:p>
          </table:table-cell>
          <table:table-cell office:value-type="float" office:value="1.039" calcext:value-type="float">
            <text:p>1,039</text:p>
          </table:table-cell>
          <table:table-cell/>
          <table:table-cell office:value-type="float" office:value="233.207" calcext:value-type="float">
            <text:p>233,207</text:p>
          </table:table-cell>
          <table:table-cell office:value-type="float" office:value="135.34" calcext:value-type="float">
            <text:p>135,34</text:p>
          </table:table-cell>
          <table:table-cell/>
          <table:table-cell office:value-type="float" office:value="14781.109" calcext:value-type="float">
            <text:p>14781,109</text:p>
          </table:table-cell>
          <table:table-cell office:value-type="float" office:value="14714.245" calcext:value-type="float">
            <text:p>14714,245</text:p>
          </table:table-cell>
          <table:table-cell table:number-columns-repeated="7"/>
        </table:table-row>
        <table:table-row table:style-name="ro1">
          <table:table-cell office:value-type="float" office:value="53.212" calcext:value-type="float">
            <text:p>53,212</text:p>
          </table:table-cell>
          <table:table-cell office:value-type="float" office:value="1.038" calcext:value-type="float">
            <text:p>1,038</text:p>
          </table:table-cell>
          <table:table-cell/>
          <table:table-cell office:value-type="float" office:value="202.971" calcext:value-type="float">
            <text:p>202,971</text:p>
          </table:table-cell>
          <table:table-cell office:value-type="float" office:value="135.315" calcext:value-type="float">
            <text:p>135,315</text:p>
          </table:table-cell>
          <table:table-cell/>
          <table:table-cell office:value-type="float" office:value="14786.68" calcext:value-type="float">
            <text:p>14786,68</text:p>
          </table:table-cell>
          <table:table-cell office:value-type="float" office:value="14707.771" calcext:value-type="float">
            <text:p>14707,771</text:p>
          </table:table-cell>
          <table:table-cell table:number-columns-repeated="7"/>
        </table:table-row>
        <table:table-row table:style-name="ro1">
          <table:table-cell office:value-type="float" office:value="57.956" calcext:value-type="float">
            <text:p>57,956</text:p>
          </table:table-cell>
          <table:table-cell office:value-type="float" office:value="1.033" calcext:value-type="float">
            <text:p>1,033</text:p>
          </table:table-cell>
          <table:table-cell/>
          <table:table-cell office:value-type="float" office:value="606.867" calcext:value-type="float">
            <text:p>606,867</text:p>
          </table:table-cell>
          <table:table-cell office:value-type="float" office:value="135.161" calcext:value-type="float">
            <text:p>135,161</text:p>
          </table:table-cell>
          <table:table-cell/>
          <table:table-cell office:value-type="float" office:value="14780.082" calcext:value-type="float">
            <text:p>14780,082</text:p>
          </table:table-cell>
          <table:table-cell office:value-type="float" office:value="14706.919" calcext:value-type="float">
            <text:p>14706,919</text:p>
          </table:table-cell>
          <table:table-cell table:number-columns-repeated="7"/>
        </table:table-row>
        <table:table-row table:style-name="ro1">
          <table:table-cell office:value-type="float" office:value="55.429" calcext:value-type="float">
            <text:p>55,429</text:p>
          </table:table-cell>
          <table:table-cell office:value-type="float" office:value="1.031" calcext:value-type="float">
            <text:p>1,031</text:p>
          </table:table-cell>
          <table:table-cell/>
          <table:table-cell office:value-type="float" office:value="555.116" calcext:value-type="float">
            <text:p>555,116</text:p>
          </table:table-cell>
          <table:table-cell office:value-type="float" office:value="135.042" calcext:value-type="float">
            <text:p>135,042</text:p>
          </table:table-cell>
          <table:table-cell/>
          <table:table-cell office:value-type="float" office:value="14781.833" calcext:value-type="float">
            <text:p>14781,833</text:p>
          </table:table-cell>
          <table:table-cell office:value-type="float" office:value="14704.891" calcext:value-type="float">
            <text:p>14704,891</text:p>
          </table:table-cell>
          <table:table-cell table:number-columns-repeated="7"/>
        </table:table-row>
        <table:table-row table:style-name="ro1">
          <table:table-cell office:value-type="float" office:value="55.206" calcext:value-type="float">
            <text:p>55,206</text:p>
          </table:table-cell>
          <table:table-cell office:value-type="float" office:value="1.031" calcext:value-type="float">
            <text:p>1,031</text:p>
          </table:table-cell>
          <table:table-cell/>
          <table:table-cell office:value-type="float" office:value="423.746" calcext:value-type="float">
            <text:p>423,746</text:p>
          </table:table-cell>
          <table:table-cell office:value-type="float" office:value="134.986" calcext:value-type="float">
            <text:p>134,986</text:p>
          </table:table-cell>
          <table:table-cell/>
          <table:table-cell office:value-type="float" office:value="14788.922" calcext:value-type="float">
            <text:p>14788,922</text:p>
          </table:table-cell>
          <table:table-cell office:value-type="float" office:value="14703.624" calcext:value-type="float">
            <text:p>14703,624</text:p>
          </table:table-cell>
          <table:table-cell table:number-columns-repeated="7"/>
        </table:table-row>
        <table:table-row table:style-name="ro1">
          <table:table-cell office:value-type="float" office:value="63.036" calcext:value-type="float">
            <text:p>63,036</text:p>
          </table:table-cell>
          <table:table-cell office:value-type="float" office:value="1.03" calcext:value-type="float">
            <text:p>1,03</text:p>
          </table:table-cell>
          <table:table-cell/>
          <table:table-cell office:value-type="float" office:value="217.668" calcext:value-type="float">
            <text:p>217,668</text:p>
          </table:table-cell>
          <table:table-cell office:value-type="float" office:value="134.982" calcext:value-type="float">
            <text:p>134,982</text:p>
          </table:table-cell>
          <table:table-cell/>
          <table:table-cell office:value-type="float" office:value="14775.5" calcext:value-type="float">
            <text:p>14775,5</text:p>
          </table:table-cell>
          <table:table-cell office:value-type="float" office:value="14703.339" calcext:value-type="float">
            <text:p>14703,339</text:p>
          </table:table-cell>
          <table:table-cell table:number-columns-repeated="7"/>
        </table:table-row>
        <table:table-row table:style-name="ro1">
          <table:table-cell office:value-type="float" office:value="55.99" calcext:value-type="float">
            <text:p>55,99</text:p>
          </table:table-cell>
          <table:table-cell office:value-type="float" office:value="1.03" calcext:value-type="float">
            <text:p>1,03</text:p>
          </table:table-cell>
          <table:table-cell/>
          <table:table-cell office:value-type="float" office:value="436.938" calcext:value-type="float">
            <text:p>436,938</text:p>
          </table:table-cell>
          <table:table-cell office:value-type="float" office:value="134.97" calcext:value-type="float">
            <text:p>134,97</text:p>
          </table:table-cell>
          <table:table-cell/>
          <table:table-cell office:value-type="float" office:value="14769.661" calcext:value-type="float">
            <text:p>14769,661</text:p>
          </table:table-cell>
          <table:table-cell office:value-type="float" office:value="14702.48" calcext:value-type="float">
            <text:p>14702,48</text:p>
          </table:table-cell>
          <table:table-cell table:number-columns-repeated="7"/>
        </table:table-row>
        <table:table-row table:style-name="ro1">
          <table:table-cell office:value-type="float" office:value="53.145" calcext:value-type="float">
            <text:p>53,145</text:p>
          </table:table-cell>
          <table:table-cell office:value-type="float" office:value="1.026" calcext:value-type="float">
            <text:p>1,026</text:p>
          </table:table-cell>
          <table:table-cell/>
          <table:table-cell office:value-type="float" office:value="266.887" calcext:value-type="float">
            <text:p>266,887</text:p>
          </table:table-cell>
          <table:table-cell office:value-type="float" office:value="134.836" calcext:value-type="float">
            <text:p>134,836</text:p>
          </table:table-cell>
          <table:table-cell/>
          <table:table-cell office:value-type="float" office:value="14776.118" calcext:value-type="float">
            <text:p>14776,118</text:p>
          </table:table-cell>
          <table:table-cell office:value-type="float" office:value="14698.864" calcext:value-type="float">
            <text:p>14698,864</text:p>
          </table:table-cell>
          <table:table-cell table:number-columns-repeated="7"/>
        </table:table-row>
        <table:table-row table:style-name="ro1">
          <table:table-cell office:value-type="float" office:value="54.848" calcext:value-type="float">
            <text:p>54,848</text:p>
          </table:table-cell>
          <table:table-cell office:value-type="float" office:value="1.026" calcext:value-type="float">
            <text:p>1,026</text:p>
          </table:table-cell>
          <table:table-cell/>
          <table:table-cell office:value-type="float" office:value="245.452" calcext:value-type="float">
            <text:p>245,452</text:p>
          </table:table-cell>
          <table:table-cell office:value-type="float" office:value="134.819" calcext:value-type="float">
            <text:p>134,819</text:p>
          </table:table-cell>
          <table:table-cell/>
          <table:table-cell office:value-type="float" office:value="14771.98" calcext:value-type="float">
            <text:p>14771,98</text:p>
          </table:table-cell>
          <table:table-cell office:value-type="float" office:value="14696.386" calcext:value-type="float">
            <text:p>14696,386</text:p>
          </table:table-cell>
          <table:table-cell table:number-columns-repeated="7"/>
        </table:table-row>
        <table:table-row table:style-name="ro1">
          <table:table-cell office:value-type="float" office:value="55.196" calcext:value-type="float">
            <text:p>55,196</text:p>
          </table:table-cell>
          <table:table-cell office:value-type="float" office:value="1.021" calcext:value-type="float">
            <text:p>1,021</text:p>
          </table:table-cell>
          <table:table-cell/>
          <table:table-cell office:value-type="float" office:value="450.104" calcext:value-type="float">
            <text:p>450,104</text:p>
          </table:table-cell>
          <table:table-cell office:value-type="float" office:value="134.815" calcext:value-type="float">
            <text:p>134,815</text:p>
          </table:table-cell>
          <table:table-cell/>
          <table:table-cell office:value-type="float" office:value="15562.475" calcext:value-type="float">
            <text:p>15562,475</text:p>
          </table:table-cell>
          <table:table-cell office:value-type="float" office:value="14694.453" calcext:value-type="float">
            <text:p>14694,453</text:p>
          </table:table-cell>
          <table:table-cell table:number-columns-repeated="7"/>
        </table:table-row>
        <table:table-row table:style-name="ro1">
          <table:table-cell office:value-type="float" office:value="55.407" calcext:value-type="float">
            <text:p>55,407</text:p>
          </table:table-cell>
          <table:table-cell office:value-type="float" office:value="1.021" calcext:value-type="float">
            <text:p>1,021</text:p>
          </table:table-cell>
          <table:table-cell/>
          <table:table-cell office:value-type="float" office:value="481.227" calcext:value-type="float">
            <text:p>481,227</text:p>
          </table:table-cell>
          <table:table-cell office:value-type="float" office:value="134.767" calcext:value-type="float">
            <text:p>134,767</text:p>
          </table:table-cell>
          <table:table-cell/>
          <table:table-cell office:value-type="float" office:value="14876.964" calcext:value-type="float">
            <text:p>14876,964</text:p>
          </table:table-cell>
          <table:table-cell office:value-type="float" office:value="14693.353" calcext:value-type="float">
            <text:p>14693,353</text:p>
          </table:table-cell>
          <table:table-cell table:number-columns-repeated="7"/>
        </table:table-row>
        <table:table-row table:style-name="ro1">
          <table:table-cell office:value-type="float" office:value="56.656" calcext:value-type="float">
            <text:p>56,656</text:p>
          </table:table-cell>
          <table:table-cell office:value-type="float" office:value="1.019" calcext:value-type="float">
            <text:p>1,019</text:p>
          </table:table-cell>
          <table:table-cell/>
          <table:table-cell office:value-type="float" office:value="639.992" calcext:value-type="float">
            <text:p>639,992</text:p>
          </table:table-cell>
          <table:table-cell office:value-type="float" office:value="134.747" calcext:value-type="float">
            <text:p>134,747</text:p>
          </table:table-cell>
          <table:table-cell/>
          <table:table-cell office:value-type="float" office:value="14764.323" calcext:value-type="float">
            <text:p>14764,323</text:p>
          </table:table-cell>
          <table:table-cell office:value-type="float" office:value="14691.579" calcext:value-type="float">
            <text:p>14691,579</text:p>
          </table:table-cell>
          <table:table-cell table:number-columns-repeated="7"/>
        </table:table-row>
        <table:table-row table:style-name="ro1">
          <table:table-cell office:value-type="float" office:value="57.449" calcext:value-type="float">
            <text:p>57,449</text:p>
          </table:table-cell>
          <table:table-cell office:value-type="float" office:value="1.011" calcext:value-type="float">
            <text:p>1,011</text:p>
          </table:table-cell>
          <table:table-cell/>
          <table:table-cell office:value-type="float" office:value="309.574" calcext:value-type="float">
            <text:p>309,574</text:p>
          </table:table-cell>
          <table:table-cell office:value-type="float" office:value="134.745" calcext:value-type="float">
            <text:p>134,745</text:p>
          </table:table-cell>
          <table:table-cell/>
          <table:table-cell office:value-type="float" office:value="14763.724" calcext:value-type="float">
            <text:p>14763,724</text:p>
          </table:table-cell>
          <table:table-cell office:value-type="float" office:value="14689.729" calcext:value-type="float">
            <text:p>14689,729</text:p>
          </table:table-cell>
          <table:table-cell table:number-columns-repeated="7"/>
        </table:table-row>
        <table:table-row table:style-name="ro1">
          <table:table-cell office:value-type="float" office:value="53.476" calcext:value-type="float">
            <text:p>53,476</text:p>
          </table:table-cell>
          <table:table-cell office:value-type="float" office:value="1.011" calcext:value-type="float">
            <text:p>1,011</text:p>
          </table:table-cell>
          <table:table-cell/>
          <table:table-cell office:value-type="float" office:value="306.441" calcext:value-type="float">
            <text:p>306,441</text:p>
          </table:table-cell>
          <table:table-cell office:value-type="float" office:value="134.649" calcext:value-type="float">
            <text:p>134,649</text:p>
          </table:table-cell>
          <table:table-cell/>
          <table:table-cell office:value-type="float" office:value="14922.266" calcext:value-type="float">
            <text:p>14922,266</text:p>
          </table:table-cell>
          <table:table-cell office:value-type="float" office:value="14687.366" calcext:value-type="float">
            <text:p>14687,366</text:p>
          </table:table-cell>
          <table:table-cell table:number-columns-repeated="7"/>
        </table:table-row>
        <table:table-row table:style-name="ro1">
          <table:table-cell office:value-type="float" office:value="57.839" calcext:value-type="float">
            <text:p>57,839</text:p>
          </table:table-cell>
          <table:table-cell office:value-type="float" office:value="1.005" calcext:value-type="float">
            <text:p>1,005</text:p>
          </table:table-cell>
          <table:table-cell/>
          <table:table-cell office:value-type="float" office:value="201.452" calcext:value-type="float">
            <text:p>201,452</text:p>
          </table:table-cell>
          <table:table-cell office:value-type="float" office:value="134.634" calcext:value-type="float">
            <text:p>134,634</text:p>
          </table:table-cell>
          <table:table-cell/>
          <table:table-cell office:value-type="float" office:value="14755.904" calcext:value-type="float">
            <text:p>14755,904</text:p>
          </table:table-cell>
          <table:table-cell office:value-type="float" office:value="14685.888" calcext:value-type="float">
            <text:p>14685,888</text:p>
          </table:table-cell>
          <table:table-cell table:number-columns-repeated="7"/>
        </table:table-row>
        <table:table-row table:style-name="ro1">
          <table:table-cell office:value-type="float" office:value="55.906" calcext:value-type="float">
            <text:p>55,9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3.341" calcext:value-type="float">
            <text:p>393,341</text:p>
          </table:table-cell>
          <table:table-cell office:value-type="float" office:value="134.568" calcext:value-type="float">
            <text:p>134,568</text:p>
          </table:table-cell>
          <table:table-cell/>
          <table:table-cell office:value-type="float" office:value="14760.418" calcext:value-type="float">
            <text:p>14760,418</text:p>
          </table:table-cell>
          <table:table-cell office:value-type="float" office:value="14681.156" calcext:value-type="float">
            <text:p>14681,156</text:p>
          </table:table-cell>
          <table:table-cell table:number-columns-repeated="7"/>
        </table:table-row>
        <table:table-row table:style-name="ro1">
          <table:table-cell office:value-type="float" office:value="54.648" calcext:value-type="float">
            <text:p>54,6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2.672" calcext:value-type="float">
            <text:p>452,672</text:p>
          </table:table-cell>
          <table:table-cell office:value-type="float" office:value="134.492" calcext:value-type="float">
            <text:p>134,492</text:p>
          </table:table-cell>
          <table:table-cell/>
          <table:table-cell office:value-type="float" office:value="14742.749" calcext:value-type="float">
            <text:p>14742,749</text:p>
          </table:table-cell>
          <table:table-cell office:value-type="float" office:value="14671.72" calcext:value-type="float">
            <text:p>14671,72</text:p>
          </table:table-cell>
          <table:table-cell table:number-columns-repeated="7"/>
        </table:table-row>
        <table:table-row table:style-name="ro1">
          <table:table-cell office:value-type="float" office:value="78.373" calcext:value-type="float">
            <text:p>78,373</text:p>
          </table:table-cell>
          <table:table-cell office:value-type="float" office:value="0.998" calcext:value-type="float">
            <text:p>0,998</text:p>
          </table:table-cell>
          <table:table-cell/>
          <table:table-cell office:value-type="float" office:value="334.064" calcext:value-type="float">
            <text:p>334,064</text:p>
          </table:table-cell>
          <table:table-cell office:value-type="float" office:value="134.406" calcext:value-type="float">
            <text:p>134,406</text:p>
          </table:table-cell>
          <table:table-cell/>
          <table:table-cell office:value-type="float" office:value="14737.116" calcext:value-type="float">
            <text:p>14737,116</text:p>
          </table:table-cell>
          <table:table-cell office:value-type="float" office:value="14667.597" calcext:value-type="float">
            <text:p>14667,597</text:p>
          </table:table-cell>
          <table:table-cell table:number-columns-repeated="7"/>
        </table:table-row>
        <table:table-row table:style-name="ro1">
          <table:table-cell office:value-type="float" office:value="60.078" calcext:value-type="float">
            <text:p>60,078</text:p>
          </table:table-cell>
          <table:table-cell office:value-type="float" office:value="0.989" calcext:value-type="float">
            <text:p>0,989</text:p>
          </table:table-cell>
          <table:table-cell/>
          <table:table-cell office:value-type="float" office:value="235.954" calcext:value-type="float">
            <text:p>235,954</text:p>
          </table:table-cell>
          <table:table-cell office:value-type="float" office:value="134.001" calcext:value-type="float">
            <text:p>134,001</text:p>
          </table:table-cell>
          <table:table-cell/>
          <table:table-cell office:value-type="float" office:value="14743.072" calcext:value-type="float">
            <text:p>14743,072</text:p>
          </table:table-cell>
          <table:table-cell office:value-type="float" office:value="14666.022" calcext:value-type="float">
            <text:p>14666,022</text:p>
          </table:table-cell>
          <table:table-cell table:number-columns-repeated="7"/>
        </table:table-row>
        <table:table-row table:style-name="ro1">
          <table:table-cell office:value-type="float" office:value="53.759" calcext:value-type="float">
            <text:p>53,759</text:p>
          </table:table-cell>
          <table:table-cell office:value-type="float" office:value="0.988" calcext:value-type="float">
            <text:p>0,988</text:p>
          </table:table-cell>
          <table:table-cell/>
          <table:table-cell office:value-type="float" office:value="635.643" calcext:value-type="float">
            <text:p>635,643</text:p>
          </table:table-cell>
          <table:table-cell office:value-type="float" office:value="133.918" calcext:value-type="float">
            <text:p>133,918</text:p>
          </table:table-cell>
          <table:table-cell/>
          <table:table-cell office:value-type="float" office:value="14729.782" calcext:value-type="float">
            <text:p>14729,782</text:p>
          </table:table-cell>
          <table:table-cell office:value-type="float" office:value="14665.37" calcext:value-type="float">
            <text:p>14665,37</text:p>
          </table:table-cell>
          <table:table-cell table:number-columns-repeated="7"/>
        </table:table-row>
        <table:table-row table:style-name="ro1">
          <table:table-cell office:value-type="float" office:value="58.231" calcext:value-type="float">
            <text:p>58,231</text:p>
          </table:table-cell>
          <table:table-cell office:value-type="float" office:value="0.988" calcext:value-type="float">
            <text:p>0,988</text:p>
          </table:table-cell>
          <table:table-cell/>
          <table:table-cell office:value-type="float" office:value="762.266" calcext:value-type="float">
            <text:p>762,266</text:p>
          </table:table-cell>
          <table:table-cell office:value-type="float" office:value="133.902" calcext:value-type="float">
            <text:p>133,902</text:p>
          </table:table-cell>
          <table:table-cell/>
          <table:table-cell office:value-type="float" office:value="14736.539" calcext:value-type="float">
            <text:p>14736,539</text:p>
          </table:table-cell>
          <table:table-cell office:value-type="float" office:value="14665.089" calcext:value-type="float">
            <text:p>14665,089</text:p>
          </table:table-cell>
          <table:table-cell table:number-columns-repeated="7"/>
        </table:table-row>
        <table:table-row table:style-name="ro1">
          <table:table-cell office:value-type="float" office:value="54.068" calcext:value-type="float">
            <text:p>54,068</text:p>
          </table:table-cell>
          <table:table-cell office:value-type="float" office:value="0.982" calcext:value-type="float">
            <text:p>0,982</text:p>
          </table:table-cell>
          <table:table-cell/>
          <table:table-cell office:value-type="float" office:value="318.214" calcext:value-type="float">
            <text:p>318,214</text:p>
          </table:table-cell>
          <table:table-cell office:value-type="float" office:value="133.896" calcext:value-type="float">
            <text:p>133,896</text:p>
          </table:table-cell>
          <table:table-cell/>
          <table:table-cell office:value-type="float" office:value="15150.151" calcext:value-type="float">
            <text:p>15150,151</text:p>
          </table:table-cell>
          <table:table-cell office:value-type="float" office:value="14663.279" calcext:value-type="float">
            <text:p>14663,279</text:p>
          </table:table-cell>
          <table:table-cell table:number-columns-repeated="7"/>
        </table:table-row>
        <table:table-row table:style-name="ro1">
          <table:table-cell office:value-type="float" office:value="62.144" calcext:value-type="float">
            <text:p>62,144</text:p>
          </table:table-cell>
          <table:table-cell office:value-type="float" office:value="0.979" calcext:value-type="float">
            <text:p>0,979</text:p>
          </table:table-cell>
          <table:table-cell/>
          <table:table-cell office:value-type="float" office:value="372.286" calcext:value-type="float">
            <text:p>372,286</text:p>
          </table:table-cell>
          <table:table-cell office:value-type="float" office:value="133.887" calcext:value-type="float">
            <text:p>133,887</text:p>
          </table:table-cell>
          <table:table-cell/>
          <table:table-cell office:value-type="float" office:value="14742.876" calcext:value-type="float">
            <text:p>14742,876</text:p>
          </table:table-cell>
          <table:table-cell office:value-type="float" office:value="14660.571" calcext:value-type="float">
            <text:p>14660,571</text:p>
          </table:table-cell>
          <table:table-cell table:number-columns-repeated="7"/>
        </table:table-row>
        <table:table-row table:style-name="ro1">
          <table:table-cell office:value-type="float" office:value="56.689" calcext:value-type="float">
            <text:p>56,689</text:p>
          </table:table-cell>
          <table:table-cell office:value-type="float" office:value="0.978" calcext:value-type="float">
            <text:p>0,978</text:p>
          </table:table-cell>
          <table:table-cell/>
          <table:table-cell office:value-type="float" office:value="328.955" calcext:value-type="float">
            <text:p>328,955</text:p>
          </table:table-cell>
          <table:table-cell office:value-type="float" office:value="133.781" calcext:value-type="float">
            <text:p>133,781</text:p>
          </table:table-cell>
          <table:table-cell/>
          <table:table-cell office:value-type="float" office:value="14721.468" calcext:value-type="float">
            <text:p>14721,468</text:p>
          </table:table-cell>
          <table:table-cell office:value-type="float" office:value="14650.014" calcext:value-type="float">
            <text:p>14650,014</text:p>
          </table:table-cell>
          <table:table-cell table:number-columns-repeated="7"/>
        </table:table-row>
        <table:table-row table:style-name="ro1">
          <table:table-cell office:value-type="float" office:value="63.784" calcext:value-type="float">
            <text:p>63,784</text:p>
          </table:table-cell>
          <table:table-cell office:value-type="float" office:value="0.974" calcext:value-type="float">
            <text:p>0,974</text:p>
          </table:table-cell>
          <table:table-cell/>
          <table:table-cell office:value-type="float" office:value="301.302" calcext:value-type="float">
            <text:p>301,302</text:p>
          </table:table-cell>
          <table:table-cell office:value-type="float" office:value="133.703" calcext:value-type="float">
            <text:p>133,703</text:p>
          </table:table-cell>
          <table:table-cell/>
          <table:table-cell office:value-type="float" office:value="14737.925" calcext:value-type="float">
            <text:p>14737,925</text:p>
          </table:table-cell>
          <table:table-cell office:value-type="float" office:value="14645.069" calcext:value-type="float">
            <text:p>14645,069</text:p>
          </table:table-cell>
          <table:table-cell table:number-columns-repeated="7"/>
        </table:table-row>
        <table:table-row table:style-name="ro1">
          <table:table-cell office:value-type="float" office:value="57.776" calcext:value-type="float">
            <text:p>57,776</text:p>
          </table:table-cell>
          <table:table-cell office:value-type="float" office:value="0.968" calcext:value-type="float">
            <text:p>0,968</text:p>
          </table:table-cell>
          <table:table-cell/>
          <table:table-cell office:value-type="float" office:value="188.752" calcext:value-type="float">
            <text:p>188,752</text:p>
          </table:table-cell>
          <table:table-cell office:value-type="float" office:value="133.689" calcext:value-type="float">
            <text:p>133,689</text:p>
          </table:table-cell>
          <table:table-cell/>
          <table:table-cell office:value-type="float" office:value="14721.393" calcext:value-type="float">
            <text:p>14721,393</text:p>
          </table:table-cell>
          <table:table-cell office:value-type="float" office:value="14644.288" calcext:value-type="float">
            <text:p>14644,288</text:p>
          </table:table-cell>
          <table:table-cell table:number-columns-repeated="7"/>
        </table:table-row>
        <table:table-row table:style-name="ro1">
          <table:table-cell office:value-type="float" office:value="71.315" calcext:value-type="float">
            <text:p>71,315</text:p>
          </table:table-cell>
          <table:table-cell office:value-type="float" office:value="0.964" calcext:value-type="float">
            <text:p>0,964</text:p>
          </table:table-cell>
          <table:table-cell/>
          <table:table-cell office:value-type="float" office:value="493.109" calcext:value-type="float">
            <text:p>493,109</text:p>
          </table:table-cell>
          <table:table-cell office:value-type="float" office:value="133.568" calcext:value-type="float">
            <text:p>133,568</text:p>
          </table:table-cell>
          <table:table-cell/>
          <table:table-cell office:value-type="float" office:value="14702.547" calcext:value-type="float">
            <text:p>14702,547</text:p>
          </table:table-cell>
          <table:table-cell office:value-type="float" office:value="14630.885" calcext:value-type="float">
            <text:p>14630,885</text:p>
          </table:table-cell>
          <table:table-cell table:number-columns-repeated="7"/>
        </table:table-row>
        <table:table-row table:style-name="ro1">
          <table:table-cell office:value-type="float" office:value="56.336" calcext:value-type="float">
            <text:p>56,336</text:p>
          </table:table-cell>
          <table:table-cell office:value-type="float" office:value="0.962" calcext:value-type="float">
            <text:p>0,962</text:p>
          </table:table-cell>
          <table:table-cell/>
          <table:table-cell office:value-type="float" office:value="304.155" calcext:value-type="float">
            <text:p>304,155</text:p>
          </table:table-cell>
          <table:table-cell office:value-type="float" office:value="133.451" calcext:value-type="float">
            <text:p>133,451</text:p>
          </table:table-cell>
          <table:table-cell/>
          <table:table-cell office:value-type="float" office:value="14941.91" calcext:value-type="float">
            <text:p>14941,91</text:p>
          </table:table-cell>
          <table:table-cell office:value-type="float" office:value="14629.891" calcext:value-type="float">
            <text:p>14629,891</text:p>
          </table:table-cell>
          <table:table-cell table:number-columns-repeated="7"/>
        </table:table-row>
        <table:table-row table:style-name="ro1">
          <table:table-cell office:value-type="float" office:value="56.473" calcext:value-type="float">
            <text:p>56,473</text:p>
          </table:table-cell>
          <table:table-cell office:value-type="float" office:value="0.961" calcext:value-type="float">
            <text:p>0,961</text:p>
          </table:table-cell>
          <table:table-cell/>
          <table:table-cell office:value-type="float" office:value="233.307" calcext:value-type="float">
            <text:p>233,307</text:p>
          </table:table-cell>
          <table:table-cell office:value-type="float" office:value="133.101" calcext:value-type="float">
            <text:p>133,101</text:p>
          </table:table-cell>
          <table:table-cell/>
          <table:table-cell office:value-type="float" office:value="14699.197" calcext:value-type="float">
            <text:p>14699,197</text:p>
          </table:table-cell>
          <table:table-cell office:value-type="float" office:value="14628.003" calcext:value-type="float">
            <text:p>14628,003</text:p>
          </table:table-cell>
          <table:table-cell table:number-columns-repeated="7"/>
        </table:table-row>
        <table:table-row table:style-name="ro1">
          <table:table-cell office:value-type="float" office:value="58.245" calcext:value-type="float">
            <text:p>58,245</text:p>
          </table:table-cell>
          <table:table-cell office:value-type="float" office:value="0.954" calcext:value-type="float">
            <text:p>0,954</text:p>
          </table:table-cell>
          <table:table-cell/>
          <table:table-cell office:value-type="float" office:value="210.974" calcext:value-type="float">
            <text:p>210,974</text:p>
          </table:table-cell>
          <table:table-cell office:value-type="float" office:value="132.742" calcext:value-type="float">
            <text:p>132,742</text:p>
          </table:table-cell>
          <table:table-cell/>
          <table:table-cell office:value-type="float" office:value="14696.493" calcext:value-type="float">
            <text:p>14696,493</text:p>
          </table:table-cell>
          <table:table-cell office:value-type="float" office:value="14619.245" calcext:value-type="float">
            <text:p>14619,245</text:p>
          </table:table-cell>
          <table:table-cell table:number-columns-repeated="7"/>
        </table:table-row>
        <table:table-row table:style-name="ro1">
          <table:table-cell office:value-type="float" office:value="60.757" calcext:value-type="float">
            <text:p>60,757</text:p>
          </table:table-cell>
          <table:table-cell office:value-type="float" office:value="0.953" calcext:value-type="float">
            <text:p>0,953</text:p>
          </table:table-cell>
          <table:table-cell/>
          <table:table-cell office:value-type="float" office:value="204.283" calcext:value-type="float">
            <text:p>204,283</text:p>
          </table:table-cell>
          <table:table-cell office:value-type="float" office:value="132.448" calcext:value-type="float">
            <text:p>132,448</text:p>
          </table:table-cell>
          <table:table-cell/>
          <table:table-cell office:value-type="float" office:value="14696.04" calcext:value-type="float">
            <text:p>14696,04</text:p>
          </table:table-cell>
          <table:table-cell office:value-type="float" office:value="14617.9" calcext:value-type="float">
            <text:p>14617,9</text:p>
          </table:table-cell>
          <table:table-cell table:number-columns-repeated="7"/>
        </table:table-row>
        <table:table-row table:style-name="ro1">
          <table:table-cell office:value-type="float" office:value="55.991" calcext:value-type="float">
            <text:p>55,991</text:p>
          </table:table-cell>
          <table:table-cell office:value-type="float" office:value="0.952" calcext:value-type="float">
            <text:p>0,952</text:p>
          </table:table-cell>
          <table:table-cell/>
          <table:table-cell office:value-type="float" office:value="347.916" calcext:value-type="float">
            <text:p>347,916</text:p>
          </table:table-cell>
          <table:table-cell office:value-type="float" office:value="131.651" calcext:value-type="float">
            <text:p>131,651</text:p>
          </table:table-cell>
          <table:table-cell/>
          <table:table-cell office:value-type="float" office:value="14682.467" calcext:value-type="float">
            <text:p>14682,467</text:p>
          </table:table-cell>
          <table:table-cell office:value-type="float" office:value="14614.405" calcext:value-type="float">
            <text:p>14614,405</text:p>
          </table:table-cell>
          <table:table-cell table:number-columns-repeated="7"/>
        </table:table-row>
        <table:table-row table:style-name="ro1">
          <table:table-cell office:value-type="float" office:value="54.795" calcext:value-type="float">
            <text:p>54,795</text:p>
          </table:table-cell>
          <table:table-cell office:value-type="float" office:value="0.945" calcext:value-type="float">
            <text:p>0,945</text:p>
          </table:table-cell>
          <table:table-cell/>
          <table:table-cell office:value-type="float" office:value="394.416" calcext:value-type="float">
            <text:p>394,416</text:p>
          </table:table-cell>
          <table:table-cell office:value-type="float" office:value="131.452" calcext:value-type="float">
            <text:p>131,452</text:p>
          </table:table-cell>
          <table:table-cell/>
          <table:table-cell office:value-type="float" office:value="14676.973" calcext:value-type="float">
            <text:p>14676,973</text:p>
          </table:table-cell>
          <table:table-cell office:value-type="float" office:value="14602.123" calcext:value-type="float">
            <text:p>14602,123</text:p>
          </table:table-cell>
          <table:table-cell table:number-columns-repeated="7"/>
        </table:table-row>
        <table:table-row table:style-name="ro1">
          <table:table-cell office:value-type="float" office:value="58.551" calcext:value-type="float">
            <text:p>58,551</text:p>
          </table:table-cell>
          <table:table-cell office:value-type="float" office:value="0.941" calcext:value-type="float">
            <text:p>0,941</text:p>
          </table:table-cell>
          <table:table-cell/>
          <table:table-cell office:value-type="float" office:value="797.052" calcext:value-type="float">
            <text:p>797,052</text:p>
          </table:table-cell>
          <table:table-cell office:value-type="float" office:value="131.418" calcext:value-type="float">
            <text:p>131,418</text:p>
          </table:table-cell>
          <table:table-cell/>
          <table:table-cell office:value-type="float" office:value="14751.006" calcext:value-type="float">
            <text:p>14751,006</text:p>
          </table:table-cell>
          <table:table-cell office:value-type="float" office:value="14572.639" calcext:value-type="float">
            <text:p>14572,639</text:p>
          </table:table-cell>
          <table:table-cell table:number-columns-repeated="7"/>
        </table:table-row>
        <table:table-row table:style-name="ro1">
          <table:table-cell office:value-type="float" office:value="54.676" calcext:value-type="float">
            <text:p>54,676</text:p>
          </table:table-cell>
          <table:table-cell office:value-type="float" office:value="0.929" calcext:value-type="float">
            <text:p>0,929</text:p>
          </table:table-cell>
          <table:table-cell/>
          <table:table-cell office:value-type="float" office:value="356.564" calcext:value-type="float">
            <text:p>356,564</text:p>
          </table:table-cell>
          <table:table-cell office:value-type="float" office:value="131.373" calcext:value-type="float">
            <text:p>131,373</text:p>
          </table:table-cell>
          <table:table-cell/>
          <table:table-cell office:value-type="float" office:value="14641.555" calcext:value-type="float">
            <text:p>14641,555</text:p>
          </table:table-cell>
          <table:table-cell office:value-type="float" office:value="14571.904" calcext:value-type="float">
            <text:p>14571,904</text:p>
          </table:table-cell>
          <table:table-cell table:number-columns-repeated="7"/>
        </table:table-row>
        <table:table-row table:style-name="ro1">
          <table:table-cell office:value-type="float" office:value="56.408" calcext:value-type="float">
            <text:p>56,408</text:p>
          </table:table-cell>
          <table:table-cell office:value-type="float" office:value="0.876" calcext:value-type="float">
            <text:p>0,876</text:p>
          </table:table-cell>
          <table:table-cell/>
          <table:table-cell office:value-type="float" office:value="472.862" calcext:value-type="float">
            <text:p>472,862</text:p>
          </table:table-cell>
          <table:table-cell office:value-type="float" office:value="130.273" calcext:value-type="float">
            <text:p>130,273</text:p>
          </table:table-cell>
          <table:table-cell/>
          <table:table-cell office:value-type="float" office:value="14709.689" calcext:value-type="float">
            <text:p>14709,689</text:p>
          </table:table-cell>
          <table:table-cell office:value-type="float" office:value="14545.761" calcext:value-type="float">
            <text:p>14545,761</text:p>
          </table:table-cell>
          <table:table-cell table:number-columns-repeated="7"/>
        </table:table-row>
        <table:table-row table:style-name="ro1">
          <table:table-cell office:value-type="float" office:value="64.267" calcext:value-type="float">
            <text:p>64,267</text:p>
          </table:table-cell>
          <table:table-cell office:value-type="float" office:value="0.858" calcext:value-type="float">
            <text:p>0,858</text:p>
          </table:table-cell>
          <table:table-cell/>
          <table:table-cell office:value-type="float" office:value="760.307" calcext:value-type="float">
            <text:p>760,307</text:p>
          </table:table-cell>
          <table:table-cell office:value-type="float" office:value="127.71" calcext:value-type="float">
            <text:p>127,71</text:p>
          </table:table-cell>
          <table:table-cell/>
          <table:table-cell office:value-type="float" office:value="14494.885" calcext:value-type="float">
            <text:p>14494,885</text:p>
          </table:table-cell>
          <table:table-cell office:value-type="float" office:value="14417.795" calcext:value-type="float">
            <text:p>14417,795</text:p>
          </table:table-cell>
          <table:table-cell table:number-columns-repeated="7"/>
        </table:table-row>
      </table:table>
      <table:table table:name="RESULT" table:style-name="ta1">
        <table:table-column table:style-name="co1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0.024238559" calcext:value-type="float">
            <text:p>0,024238559</text:p>
          </table:table-cell>
          <table:table-cell office:value-type="float" office:value="1.941292422" calcext:value-type="float">
            <text:p>1,941292422</text:p>
          </table:table-cell>
          <table:table-cell office:value-type="float" office:value="833.2309215" calcext:value-type="float">
            <text:p>833,2309215</text:p>
          </table:table-cell>
        </table:table-row>
        <table:table-row table:style-name="ro1">
          <table:table-cell table:number-columns-repeated="2"/>
          <table:table-cell office:value-type="float" office:value="0.004690406" calcext:value-type="float">
            <text:p>0,004690406</text:p>
          </table:table-cell>
          <table:table-cell office:value-type="float" office:value="0.055011744" calcext:value-type="float">
            <text:p>0,055011744</text:p>
          </table:table-cell>
          <table:table-cell office:value-type="float" office:value="44.79296913" calcext:value-type="float">
            <text:p>44,7929691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  <table:table-cell office:value-type="float" office:value="0.02365201" calcext:value-type="float">
            <text:p>0,02365201</text:p>
          </table:table-cell>
          <table:table-cell office:value-type="float" office:value="1.926356436" calcext:value-type="float">
            <text:p>1,926356436</text:p>
          </table:table-cell>
          <table:table-cell office:value-type="float" office:value="922.1683819" calcext:value-type="float">
            <text:p>922,1683819</text:p>
          </table:table-cell>
        </table:table-row>
        <table:table-row table:style-name="ro1">
          <table:table-cell table:number-columns-repeated="2"/>
          <table:table-cell office:value-type="float" office:value="0.001208375" calcext:value-type="float">
            <text:p>0,001208375</text:p>
          </table:table-cell>
          <table:table-cell office:value-type="float" office:value="0.047748739" calcext:value-type="float">
            <text:p>0,047748739</text:p>
          </table:table-cell>
          <table:table-cell office:value-type="float" office:value="24.46575885" calcext:value-type="float">
            <text:p>24,4657588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/>
          <table:table-cell office:value-type="float" office:value="0.024200468" calcext:value-type="float">
            <text:p>0,024200468</text:p>
          </table:table-cell>
          <table:table-cell office:value-type="float" office:value="1.96407749" calcext:value-type="float">
            <text:p>1,96407749</text:p>
          </table:table-cell>
          <table:table-cell office:value-type="float" office:value="958.5561843" calcext:value-type="float">
            <text:p>958,5561843</text:p>
          </table:table-cell>
        </table:table-row>
        <table:table-row table:style-name="ro1">
          <table:table-cell table:number-columns-repeated="2"/>
          <table:table-cell office:value-type="float" office:value="0.00179376" calcext:value-type="float">
            <text:p>0,00179376</text:p>
          </table:table-cell>
          <table:table-cell office:value-type="float" office:value="0.04784891" calcext:value-type="float">
            <text:p>0,04784891</text:p>
          </table:table-cell>
          <table:table-cell office:value-type="float" office:value="13.65343281" calcext:value-type="float">
            <text:p>13,6534328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/>
          <table:table-cell office:value-type="float" office:value="0.023026594" calcext:value-type="float">
            <text:p>0,023026594</text:p>
          </table:table-cell>
          <table:table-cell office:value-type="float" office:value="1.822968677" calcext:value-type="float">
            <text:p>1,822968677</text:p>
          </table:table-cell>
          <table:table-cell office:value-type="float" office:value="447.3665452" calcext:value-type="float">
            <text:p>447,3665452</text:p>
          </table:table-cell>
        </table:table-row>
        <table:table-row table:style-name="ro1">
          <table:table-cell table:number-columns-repeated="2"/>
          <table:table-cell office:value-type="float" office:value="0.00126857" calcext:value-type="float">
            <text:p>0,00126857</text:p>
          </table:table-cell>
          <table:table-cell office:value-type="float" office:value="0.039917621" calcext:value-type="float">
            <text:p>0,039917621</text:p>
          </table:table-cell>
          <table:table-cell office:value-type="float" office:value="6.31333437" calcext:value-type="float">
            <text:p>6,3133343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/>
          <table:table-cell office:value-type="float" office:value="0.024443451" calcext:value-type="float">
            <text:p>0,024443451</text:p>
          </table:table-cell>
          <table:table-cell office:value-type="float" office:value="1.97582159" calcext:value-type="float">
            <text:p>1,97582159</text:p>
          </table:table-cell>
          <table:table-cell office:value-type="float" office:value="244.2601813" calcext:value-type="float">
            <text:p>244,2601813</text:p>
          </table:table-cell>
        </table:table-row>
        <table:table-row table:style-name="ro1">
          <table:table-cell table:number-columns-repeated="2"/>
          <table:table-cell office:value-type="float" office:value="0.0014505" calcext:value-type="float">
            <text:p>0,0014505</text:p>
          </table:table-cell>
          <table:table-cell office:value-type="float" office:value="0.05404375" calcext:value-type="float">
            <text:p>0,05404375</text:p>
          </table:table-cell>
          <table:table-cell office:value-type="float" office:value="2.143854063" calcext:value-type="float">
            <text:p>2,143854063</text:p>
          </table:table-cell>
        </table:table-row>
      </table:table>
      <table:named-expressions/>
      <table:database-ranges>
        <table:database-range table:name="__Anonymous_Sheet_DB__0" table:target-range-address="'PY37-128MB'.D5:'PY37-128MB'.E10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'PY37-256MB'.D5:'PY37-256MB'.E10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'PY37-512MB'.D5:'PY37-512MB'.E10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'PY37-1024MB'.D5:'PY37-1024MB'.E10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4" table:target-range-address="'PY37-2048MB'.G5:'PY37-2048MB'.H104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0">00/00/0000</text:date>, <text:time style:data-style-name="N2" text:time-value="23:06:30.773115623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6:55:02.370663317</meta:creation-date>
    <dc:date>2019-03-20T01:27:13.465161082</dc:date>
    <meta:editing-duration>PT7H16M53S</meta:editing-duration>
    <meta:editing-cycles>21</meta:editing-cycles>
    <meta:generator>LibreOffice/5.1.6.2$Linux_X86_64 LibreOffice_project/10m0$Build-2</meta:generator>
    <meta:document-statistic meta:table-count="6" meta:cell-count="2396" meta:object-count="0"/>
  </office:meta>
</office:document-meta>
</file>